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1.196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0.61cm"/>
    </style:style>
    <style:style style:name="co8" style:family="table-column">
      <style:table-column-properties fo:break-before="auto" style:column-width="0.52cm"/>
    </style:style>
    <style:style style:name="co9" style:family="table-column">
      <style:table-column-properties fo:break-before="auto" style:column-width="0.739cm"/>
    </style:style>
    <style:style style:name="co10" style:family="table-column">
      <style:table-column-properties fo:break-before="auto" style:column-width="0.674cm"/>
    </style:style>
    <style:style style:name="co11" style:family="table-column">
      <style:table-column-properties fo:break-before="auto" style:column-width="0.432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0.914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76cm"/>
    </style:style>
    <style:style style:name="co17" style:family="table-column">
      <style:table-column-properties fo:break-before="auto" style:column-width="0.78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01cm"/>
    </style:style>
    <style:style style:name="co20" style:family="table-column">
      <style:table-column-properties fo:break-before="auto" style:column-width="1.76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04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9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4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" style:base-cell-address="januar.N2"/>
      <style:map style:condition="cell-content()&gt;1" style:apply-style-name="ConditionalStyle_5f_4" style:base-cell-address="januar.N2"/>
    </style:style>
    <style:style style:name="ce4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" style:base-cell-address="januar.P2"/>
      <style:map style:condition="cell-content()&gt;1" style:apply-style-name="ConditionalStyle_5f_6" style:base-cell-address="januar.P2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" style:base-cell-address="januar.R2"/>
      <style:map style:condition="cell-content()&gt;1" style:apply-style-name="ConditionalStyle_5f_8" style:base-cell-address="januar.R2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9" style:base-cell-address="januar.V2"/>
    </style:style>
    <style:style style:name="ce5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0" style:base-cell-address="januar.W2"/>
      <style:map style:condition="cell-content()&gt;1" style:apply-style-name="ConditionalStyle_5f_11" style:base-cell-address="januar.W2"/>
    </style:style>
    <style:style style:name="ce5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2" style:base-cell-address="januar.X2"/>
      <style:map style:condition="cell-content()&gt;2" style:apply-style-name="ConditionalStyle_5f_13" style:base-cell-address="januar.X2"/>
    </style:style>
    <style:style style:name="ce5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4" style:base-cell-address="februar.B2"/>
      <style:map style:condition="cell-content()=&quot;ned&quot;" style:apply-style-name="ConditionalStyle_5f_15" style:base-cell-address="februar.B2"/>
    </style:style>
    <style:style style:name="ce5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4" style:base-cell-address="februar.B2"/>
      <style:map style:condition="cell-content()=&quot;ned&quot;" style:apply-style-name="ConditionalStyle_5f_15" style:base-cell-address="februar.B2"/>
    </style:style>
    <style:style style:name="ce6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6" style:base-cell-address="februar.N2"/>
      <style:map style:condition="cell-content()&gt;1" style:apply-style-name="ConditionalStyle_5f_17" style:base-cell-address="februar.N2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8" style:base-cell-address="februar.O2"/>
      <style:map style:condition="cell-content()&gt;1" style:apply-style-name="ConditionalStyle_5f_19" style:base-cell-address="februar.O2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0" style:base-cell-address="februar.P2"/>
      <style:map style:condition="cell-content()&gt;1" style:apply-style-name="ConditionalStyle_5f_21" style:base-cell-address="februar.P2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2" style:base-cell-address="februar.R2"/>
      <style:map style:condition="cell-content()&gt;1" style:apply-style-name="ConditionalStyle_5f_23" style:base-cell-address="februar.R2"/>
    </style:style>
    <style:style style:name="ce6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24" style:base-cell-address="februar.V2"/>
    </style:style>
    <style:style style:name="ce6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25" style:base-cell-address="februar.W2"/>
      <style:map style:condition="cell-content()&gt;1" style:apply-style-name="ConditionalStyle_5f_26" style:base-cell-address="februar.W2"/>
    </style:style>
    <style:style style:name="ce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7" style:base-cell-address="februar.X2"/>
      <style:map style:condition="cell-content()&gt;2" style:apply-style-name="ConditionalStyle_5f_28" style:base-cell-address="februar.X2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9" style:base-cell-address="marec.B2"/>
      <style:map style:condition="cell-content()=&quot;ned&quot;" style:apply-style-name="ConditionalStyle_5f_30" style:base-cell-address="marec.B2"/>
    </style:style>
    <style:style style:name="ce6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9" style:base-cell-address="marec.B2"/>
      <style:map style:condition="cell-content()=&quot;ned&quot;" style:apply-style-name="ConditionalStyle_5f_30" style:base-cell-address="marec.B2"/>
    </style:style>
    <style:style style:name="ce7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1" style:base-cell-address="marec.N2"/>
      <style:map style:condition="cell-content()&gt;1" style:apply-style-name="ConditionalStyle_5f_32" style:base-cell-address="marec.N2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3" style:base-cell-address="marec.O2"/>
      <style:map style:condition="cell-content()&gt;1" style:apply-style-name="ConditionalStyle_5f_34" style:base-cell-address="marec.O2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5" style:base-cell-address="marec.P2"/>
      <style:map style:condition="cell-content()&gt;1" style:apply-style-name="ConditionalStyle_5f_36" style:base-cell-address="marec.P2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7" style:base-cell-address="marec.R2"/>
      <style:map style:condition="cell-content()&gt;1" style:apply-style-name="ConditionalStyle_5f_38" style:base-cell-address="marec.R2"/>
    </style:style>
    <style:style style:name="ce7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39" style:base-cell-address="marec.V2"/>
    </style:style>
    <style:style style:name="ce7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40" style:base-cell-address="marec.W2"/>
      <style:map style:condition="cell-content()&gt;1" style:apply-style-name="ConditionalStyle_5f_41" style:base-cell-address="marec.W2"/>
    </style:style>
    <style:style style:name="ce7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42" style:base-cell-address="marec.X2"/>
      <style:map style:condition="cell-content()&gt;2" style:apply-style-name="ConditionalStyle_5f_43" style:base-cell-address="marec.X2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44" style:base-cell-address="april.B2"/>
      <style:map style:condition="cell-content()=&quot;ned&quot;" style:apply-style-name="ConditionalStyle_5f_45" style:base-cell-address="april.B2"/>
    </style:style>
    <style:style style:name="ce7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44" style:base-cell-address="april.B2"/>
      <style:map style:condition="cell-content()=&quot;ned&quot;" style:apply-style-name="ConditionalStyle_5f_45" style:base-cell-address="april.B2"/>
    </style:style>
    <style:style style:name="ce80" style:family="table-cell" style:parent-style-name="Default" style:data-style-name="N100">
      <style:table-cell-properties fo:background-color="#ffd32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ackground-color="#ffd32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00">
      <style:table-cell-properties fo:background-color="#ffd32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6" style:base-cell-address="april.N2"/>
      <style:map style:condition="cell-content()&gt;1" style:apply-style-name="ConditionalStyle_5f_47" style:base-cell-address="april.N2"/>
    </style:style>
    <style:style style:name="ce8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8" style:base-cell-address="april.O2"/>
      <style:map style:condition="cell-content()&gt;1" style:apply-style-name="ConditionalStyle_5f_49" style:base-cell-address="april.O2"/>
    </style:style>
    <style:style style:name="ce8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0" style:base-cell-address="april.P2"/>
      <style:map style:condition="cell-content()&gt;1" style:apply-style-name="ConditionalStyle_5f_51" style:base-cell-address="april.P2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2" style:base-cell-address="april.R2"/>
      <style:map style:condition="cell-content()&gt;1" style:apply-style-name="ConditionalStyle_5f_53" style:base-cell-address="april.R2"/>
    </style:style>
    <style:style style:name="ce8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4" style:base-cell-address="april.V2"/>
    </style:style>
    <style:style style:name="ce90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55" style:base-cell-address="april.W2"/>
      <style:map style:condition="cell-content()&gt;1" style:apply-style-name="ConditionalStyle_5f_56" style:base-cell-address="april.W2"/>
    </style:style>
    <style:style style:name="ce9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57" style:base-cell-address="april.X2"/>
      <style:map style:condition="cell-content()&gt;2" style:apply-style-name="ConditionalStyle_5f_58" style:base-cell-address="april.X2"/>
    </style:style>
    <style:style style:name="ce9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2" style:base-cell-address="maj.B2"/>
      <style:map style:condition="cell-content()=&quot;ned&quot;" style:apply-style-name="ConditionalStyle_5f_73" style:base-cell-address="maj.B2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2" style:base-cell-address="maj.B2"/>
      <style:map style:condition="cell-content()=&quot;ned&quot;" style:apply-style-name="ConditionalStyle_5f_73" style:base-cell-address="maj.B2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9" style:base-cell-address="maj.O2"/>
      <style:map style:condition="cell-content()&gt;1" style:apply-style-name="ConditionalStyle_5f_60" style:base-cell-address="maj.O2"/>
    </style:style>
    <style:style style:name="ce9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1" style:base-cell-address="maj.P2"/>
      <style:map style:condition="cell-content()&gt;1" style:apply-style-name="ConditionalStyle_5f_62" style:base-cell-address="maj.P2"/>
    </style:style>
    <style:style style:name="ce10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3" style:base-cell-address="maj.Q2"/>
      <style:map style:condition="cell-content()&gt;1" style:apply-style-name="ConditionalStyle_5f_64" style:base-cell-address="maj.Q2"/>
    </style:style>
    <style:style style:name="ce10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5" style:base-cell-address="maj.S2"/>
      <style:map style:condition="cell-content()&gt;1" style:apply-style-name="ConditionalStyle_5f_66" style:base-cell-address="maj.S2"/>
    </style:style>
    <style:style style:name="ce10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67" style:base-cell-address="maj.W2"/>
    </style:style>
    <style:style style:name="ce10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8" style:base-cell-address="maj.X2"/>
      <style:map style:condition="cell-content()&gt;1" style:apply-style-name="ConditionalStyle_5f_69" style:base-cell-address="maj.X2"/>
    </style:style>
    <style:style style:name="ce10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70" style:base-cell-address="maj.Y2"/>
      <style:map style:condition="cell-content()&gt;2" style:apply-style-name="ConditionalStyle_5f_71" style:base-cell-address="maj.Y2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4" style:base-cell-address="junij.B2"/>
      <style:map style:condition="cell-content()=&quot;ned&quot;" style:apply-style-name="ConditionalStyle_5f_75" style:base-cell-address="junij.B2"/>
    </style:style>
    <style:style style:name="ce10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4" style:base-cell-address="junij.B2"/>
      <style:map style:condition="cell-content()=&quot;ned&quot;" style:apply-style-name="ConditionalStyle_5f_75" style:base-cell-address="junij.B2"/>
    </style:style>
    <style:style style:name="ce10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6" style:base-cell-address="junij.O2"/>
      <style:map style:condition="cell-content()&gt;1" style:apply-style-name="ConditionalStyle_5f_77" style:base-cell-address="junij.O2"/>
    </style:style>
    <style:style style:name="ce10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78" style:base-cell-address="junij.W2"/>
    </style:style>
    <style:style style:name="ce10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79" style:base-cell-address="junij.X2"/>
      <style:map style:condition="cell-content()&gt;1" style:apply-style-name="ConditionalStyle_5f_80" style:base-cell-address="junij.X2"/>
    </style:style>
    <style:style style:name="ce11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81" style:base-cell-address="junij.Y2"/>
      <style:map style:condition="cell-content()&gt;2" style:apply-style-name="ConditionalStyle_5f_82" style:base-cell-address="junij.Y2"/>
    </style:style>
    <style:style style:name="ce1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83" style:base-cell-address="julij.B2"/>
      <style:map style:condition="cell-content()=&quot;ned&quot;" style:apply-style-name="ConditionalStyle_5f_84" style:base-cell-address="julij.B2"/>
    </style:style>
    <style:style style:name="ce11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83" style:base-cell-address="julij.B2"/>
      <style:map style:condition="cell-content()=&quot;ned&quot;" style:apply-style-name="ConditionalStyle_5f_84" style:base-cell-address="julij.B2"/>
    </style:style>
    <style:style style:name="ce1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5" style:base-cell-address="julij.O2"/>
      <style:map style:condition="cell-content()&gt;1" style:apply-style-name="ConditionalStyle_5f_86" style:base-cell-address="julij.O2"/>
    </style:style>
    <style:style style:name="ce116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87" style:base-cell-address="julij.W2"/>
    </style:style>
    <style:style style:name="ce117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88" style:base-cell-address="julij.X2"/>
      <style:map style:condition="cell-content()&gt;1" style:apply-style-name="ConditionalStyle_5f_89" style:base-cell-address="julij.X2"/>
    </style:style>
    <style:style style:name="ce11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90" style:base-cell-address="julij.Y2"/>
      <style:map style:condition="cell-content()&gt;2" style:apply-style-name="ConditionalStyle_5f_91" style:base-cell-address="julij.Y2"/>
    </style:style>
    <style:style style:name="ce1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2" style:base-cell-address="avgust.B2"/>
      <style:map style:condition="cell-content()=&quot;ned&quot;" style:apply-style-name="ConditionalStyle_5f_93" style:base-cell-address="avgust.B2"/>
    </style:style>
    <style:style style:name="ce1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2" style:base-cell-address="avgust.B2"/>
      <style:map style:condition="cell-content()=&quot;ned&quot;" style:apply-style-name="ConditionalStyle_5f_93" style:base-cell-address="avgust.B2"/>
    </style:style>
    <style:style style:name="ce12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4" style:base-cell-address="avgust.O2"/>
      <style:map style:condition="cell-content()&gt;1" style:apply-style-name="ConditionalStyle_5f_95" style:base-cell-address="avgust.O2"/>
    </style:style>
    <style:style style:name="ce12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96" style:base-cell-address="avgust.W2"/>
    </style:style>
    <style:style style:name="ce12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97" style:base-cell-address="avgust.X2"/>
      <style:map style:condition="cell-content()&gt;1" style:apply-style-name="ConditionalStyle_5f_98" style:base-cell-address="avgust.X2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99" style:base-cell-address="avgust.Y2"/>
      <style:map style:condition="cell-content()&gt;2" style:apply-style-name="ConditionalStyle_5f_100" style:base-cell-address="avgust.Y2"/>
    </style:style>
    <style:style style:name="ce125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1" style:base-cell-address="september.B2"/>
      <style:map style:condition="cell-content()=&quot;ned&quot;" style:apply-style-name="ConditionalStyle_5f_102" style:base-cell-address="september.B2"/>
    </style:style>
    <style:style style:name="ce12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1" style:base-cell-address="september.B2"/>
      <style:map style:condition="cell-content()=&quot;ned&quot;" style:apply-style-name="ConditionalStyle_5f_102" style:base-cell-address="september.B2"/>
    </style:style>
    <style:style style:name="ce12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1" style:base-cell-address="september.B2"/>
      <style:map style:condition="cell-content()=&quot;ned&quot;" style:apply-style-name="ConditionalStyle_5f_102" style:base-cell-address="september.B2"/>
    </style:style>
    <style:style style:name="ce12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3" style:base-cell-address="september.O2"/>
      <style:map style:condition="cell-content()&gt;1" style:apply-style-name="ConditionalStyle_5f_104" style:base-cell-address="september.O2"/>
    </style:style>
    <style:style style:name="ce135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05" style:base-cell-address="september.W2"/>
    </style:style>
    <style:style style:name="ce136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06" style:base-cell-address="september.X2"/>
      <style:map style:condition="cell-content()&gt;1" style:apply-style-name="ConditionalStyle_5f_107" style:base-cell-address="september.X2"/>
    </style:style>
    <style:style style:name="ce13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08" style:base-cell-address="september.Y2"/>
      <style:map style:condition="cell-content()&gt;2" style:apply-style-name="ConditionalStyle_5f_109" style:base-cell-address="september.Y2"/>
    </style:style>
    <style:style style:name="ce13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10" style:base-cell-address="oktober.B2"/>
      <style:map style:condition="cell-content()=&quot;ned&quot;" style:apply-style-name="ConditionalStyle_5f_111" style:base-cell-address="oktober.B2"/>
    </style:style>
    <style:style style:name="ce13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10" style:base-cell-address="oktober.B2"/>
      <style:map style:condition="cell-content()=&quot;ned&quot;" style:apply-style-name="ConditionalStyle_5f_111" style:base-cell-address="oktober.B2"/>
    </style:style>
    <style:style style:name="ce140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2" style:base-cell-address="oktober.O2"/>
      <style:map style:condition="cell-content()&gt;1" style:apply-style-name="ConditionalStyle_5f_113" style:base-cell-address="oktober.O2"/>
    </style:style>
    <style:style style:name="ce14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14" style:base-cell-address="oktober.W2"/>
    </style:style>
    <style:style style:name="ce14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15" style:base-cell-address="oktober.X2"/>
      <style:map style:condition="cell-content()&gt;1" style:apply-style-name="ConditionalStyle_5f_116" style:base-cell-address="oktober.X2"/>
    </style:style>
    <style:style style:name="ce14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17" style:base-cell-address="oktober.Y2"/>
      <style:map style:condition="cell-content()&gt;2" style:apply-style-name="ConditionalStyle_5f_118" style:base-cell-address="oktober.Y2"/>
    </style:style>
    <style:style style:name="ce14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19" style:base-cell-address="november.B2"/>
      <style:map style:condition="cell-content()=&quot;ned&quot;" style:apply-style-name="ConditionalStyle_5f_120" style:base-cell-address="november.B2"/>
    </style:style>
    <style:style style:name="ce1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19" style:base-cell-address="november.B2"/>
      <style:map style:condition="cell-content()=&quot;ned&quot;" style:apply-style-name="ConditionalStyle_5f_120" style:base-cell-address="november.B2"/>
    </style:style>
    <style:style style:name="ce14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1" style:base-cell-address="november.O2"/>
      <style:map style:condition="cell-content()&gt;1" style:apply-style-name="ConditionalStyle_5f_122" style:base-cell-address="november.O2"/>
    </style:style>
    <style:style style:name="ce14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23" style:base-cell-address="november.W2"/>
    </style:style>
    <style:style style:name="ce14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24" style:base-cell-address="november.X2"/>
      <style:map style:condition="cell-content()&gt;1" style:apply-style-name="ConditionalStyle_5f_125" style:base-cell-address="november.X2"/>
    </style:style>
    <style:style style:name="ce15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26" style:base-cell-address="november.Y2"/>
      <style:map style:condition="cell-content()&gt;2" style:apply-style-name="ConditionalStyle_5f_127" style:base-cell-address="november.Y2"/>
    </style:style>
    <style:style style:name="ce15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8" style:base-cell-address="december.B2"/>
      <style:map style:condition="cell-content()=&quot;ned&quot;" style:apply-style-name="ConditionalStyle_5f_129" style:base-cell-address="december.B2"/>
    </style:style>
    <style:style style:name="ce15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8" style:base-cell-address="december.B2"/>
      <style:map style:condition="cell-content()=&quot;ned&quot;" style:apply-style-name="ConditionalStyle_5f_129" style:base-cell-address="december.B2"/>
    </style:style>
    <style:style style:name="ce15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30" style:base-cell-address="december.O2"/>
      <style:map style:condition="cell-content()&gt;1" style:apply-style-name="ConditionalStyle_5f_131" style:base-cell-address="december.O2"/>
    </style:style>
    <style:style style:name="ce154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32" style:base-cell-address="december.W2"/>
    </style:style>
    <style:style style:name="ce155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33" style:base-cell-address="december.X2"/>
      <style:map style:condition="cell-content()&gt;1" style:apply-style-name="ConditionalStyle_5f_134" style:base-cell-address="december.X2"/>
    </style:style>
    <style:style style:name="ce15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35" style:base-cell-address="december.Y2"/>
      <style:map style:condition="cell-content()&gt;2" style:apply-style-name="ConditionalStyle_5f_136" style:base-cell-address="december.Y2"/>
    </style:style>
    <style:style style:name="ce1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91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10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6.12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7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70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71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71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70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28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45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12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11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88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11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4.72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72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7.53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30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46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29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11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03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49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1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71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90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68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6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50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84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0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3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4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6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9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54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67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9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09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10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8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8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ff420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ff420e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size="14pt" fo:font-weight="bold" style:font-size-asian="14pt" style:font-size-complex="14pt" style:font-weight-asian="bold" style:font-weight-complex="bold"/>
    </style:style>
    <style:style style:name="T5" style:family="text">
      <style:text-properties fo:color="#ff420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ff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color="#ff3366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zorci vnosov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51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52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KVIT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4" office:value-type="string" calcext:value-type="string">
            <text:p>KVIT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U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12-20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6" office:value-type="string" calcext:value-type="string">
            <text:p>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7" office:value-type="string" calcext:value-type="string">
            <text:p>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8" office:value-type="string" calcext:value-type="string">
            <text:p>51$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8" office:value-type="string" calcext:value-type="string">
            <text:p>52$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9" office:value-type="string" calcext:value-type="string">
            <text:p>KVIT$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10" office:value-type="string" calcext:value-type="string">
            <text:p>☺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11" office:value-type="string" calcext:value-type="string">
            <text:p>☺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2" office:value-type="string" calcext:value-type="string">
            <text:p><text:span text:style-name="T3">U</text:span><text:span text:style-name="T4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3" office:value-type="string" calcext:value-type="string">
            <text:p><text:span text:style-name="T5">51</text:span><text:span text:style-name="T4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3" office:value-type="string" calcext:value-type="string">
            <text:p><text:span text:style-name="T5">52</text:span><text:span text:style-name="T4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4" office:value-type="string" calcext:value-type="string">
            <text:p>51¶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5" office:value-type="string" calcext:value-type="string">
            <text:p>52¶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15" office:value-type="string" calcext:value-type="string">
            <text:p><text:span text:style-name="T6">KVIT</text:span><text:span text:style-name="T7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2" table:number-rows-repeated="2">
          <table:table-cell table:style-name="ce16" table:number-columns-repeated="257"/>
          <table:table-cell table:number-columns-repeated="767"/>
        </table:table-row>
        <table:table-row table:style-name="ro1" table:number-rows-repeated="114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2" table:number-rows-repeated="883">
          <table:table-cell table:style-name="ce16" table:number-columns-repeated="257"/>
          <table:table-cell table:number-columns-repeated="767"/>
        </table:table-row>
        <table:table-row table:style-name="ro2" table:number-rows-repeated="64506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anuar" table:style-name="ta2">
        <table:table-column table:style-name="co3" table:default-cell-style-name="ce17"/>
        <table:table-column table:style-name="co4" table:default-cell-style-name="ce17"/>
        <table:table-column table:style-name="co5" table:number-columns-repeated="11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9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1000"/>
        </table:table-row>
        <table:table-row table:style-name="ro6">
          <table:table-cell table:style-name="ce19" office:value-type="date" office:date-value="2010-01-01" calcext:value-type="date">
            <text:p>1. I. 10</text:p>
          </table:table-cell>
          <table:table-cell table:style-name="ce23" table:formula="of:=TEXT([.A2];&quot;Ddd&quot;)" office:value-type="string" office:string-value="pet" calcext:value-type="string">
            <text:p>pet</text:p>
          </table:table-cell>
          <table:table-cell table:style-name="ce30"/>
          <table:table-cell table:style-name="ce35" table:number-columns-repeated="2"/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5"/>
          <table:table-cell table:style-name="ce30"/>
          <table:table-cell table:style-name="ce40" office:value-type="string" calcext:value-type="string">
            <text:p><text:s/>VIN</text:p>
          </table:table-cell>
          <table:table-cell table:style-name="ce41" office:value-type="string" calcext:value-type="string">
            <text:p>DAN</text:p>
          </table:table-cell>
          <table:table-cell table:style-name="ce46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46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0" calcext:value-type="float">
            <text:p>0</text:p>
          </table:table-cell>
          <table:table-cell table:style-name="ce50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50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51" table:formula="of:=COUNTIF([.C2:.K2];&quot;51¶&quot;)" office:value-type="float" office:value="0" calcext:value-type="float">
            <text:p>0</text:p>
          </table:table-cell>
          <table:table-cell table:style-name="ce51" table:formula="of:=COUNTIF([.C2:.K2];&quot;52¶&quot;)" office:value-type="float" office:value="0" calcext:value-type="float">
            <text:p>0</text:p>
          </table:table-cell>
          <table:table-cell table:style-name="ce50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50" table:formula="of:=COUNTIF([.C2:.K2];&quot;KVIT&quot;)+COUNTIF([.C2:.K2];&quot;KVIT☻&quot;)+COUNTIF([.C2:.K2];&quot;kvit$&quot;)" office:value-type="float" office:value="0" calcext:value-type="float">
            <text:p>0</text:p>
          </table:table-cell>
          <table:table-cell table:style-name="ce54" table:formula="of:=COUNTBLANK([.C2:.K2])" office:value-type="float" office:value="8" calcext:value-type="float">
            <text:p>8</text:p>
          </table:table-cell>
          <table:table-cell table:style-name="ce55" table:formula="of:=COUNTIF([.C2:.K2];&quot;x&quot;)" office:value-type="float" office:value="0" calcext:value-type="float">
            <text:p>0</text:p>
          </table:table-cell>
          <table:table-cell table:style-name="ce56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0-01-02" calcext:value-type="date">
            <text:p>2. I. 10</text:p>
          </table:table-cell>
          <table:table-cell table:style-name="ce23" table:formula="of:=TEXT([.A3];&quot;Ddd&quot;)" office:value-type="string" office:string-value="sob" calcext:value-type="string">
            <text:p>sob</text:p>
          </table:table-cell>
          <table:table-cell table:style-name="ce30"/>
          <table:table-cell table:style-name="ce35" table:number-columns-repeated="2"/>
          <table:table-cell table:style-name="ce37"/>
          <table:table-cell table:style-name="ce30" table:number-columns-repeated="2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 office:value-type="string" calcext:value-type="string">
            <text:p>MŠŠ</text:p>
          </table:table-cell>
          <table:table-cell table:style-name="ce41" office:value-type="string" calcext:value-type="string">
            <text:p>ŠOŠ</text:p>
          </table:table-cell>
          <table:table-cell table:style-name="ce46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46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1" calcext:value-type="float">
            <text:p>1</text:p>
          </table:table-cell>
          <table:table-cell table:style-name="ce50" table:formula="of:=COUNTIF([.C3:.K3];&quot;51&quot;)+COUNTIF([.C3:.K3];&quot;51$&quot;)+COUNTIF([.C3:.K3];&quot;51☻&quot;)" office:value-type="float" office:value="0" calcext:value-type="float">
            <text:p>0</text:p>
          </table:table-cell>
          <table:table-cell table:style-name="ce50" table:formula="of:=COUNTIF([.C3:.K3];&quot;52&quot;)+COUNTIF([.C3:.K3];&quot;52$&quot;)+COUNTIF([.C3:.K3];&quot;52☻&quot;)" office:value-type="float" office:value="0" calcext:value-type="float">
            <text:p>0</text:p>
          </table:table-cell>
          <table:table-cell table:style-name="ce51" table:formula="of:=COUNTIF([.C3:.K3];&quot;51¶&quot;)" office:value-type="float" office:value="0" calcext:value-type="float">
            <text:p>0</text:p>
          </table:table-cell>
          <table:table-cell table:style-name="ce51" table:formula="of:=COUNTIF([.C3:.K3];&quot;52¶&quot;)" office:value-type="float" office:value="0" calcext:value-type="float">
            <text:p>0</text:p>
          </table:table-cell>
          <table:table-cell table:style-name="ce50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50" table:formula="of:=COUNTIF([.C3:.K3];&quot;KVIT&quot;)+COUNTIF([.C3:.K3];&quot;KVIT☻&quot;)+COUNTIF([.C3:.K3];&quot;kvit$&quot;)" office:value-type="float" office:value="0" calcext:value-type="float">
            <text:p>0</text:p>
          </table:table-cell>
          <table:table-cell table:style-name="ce54" table:formula="of:=COUNTBLANK([.C3:.K3])" office:value-type="float" office:value="7" calcext:value-type="float">
            <text:p>7</text:p>
          </table:table-cell>
          <table:table-cell table:style-name="ce55" table:formula="of:=COUNTIF([.C3:.K3];&quot;x&quot;)" office:value-type="float" office:value="0" calcext:value-type="float">
            <text:p>0</text:p>
          </table:table-cell>
          <table:table-cell table:style-name="ce56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1-03" calcext:value-type="date">
            <text:p>3. I. 10</text:p>
          </table:table-cell>
          <table:table-cell table:style-name="ce23" table:formula="of:=TEXT([.A4];&quot;Ddd&quot;)" office:value-type="string" office:string-value="ned" calcext:value-type="string">
            <text:p>ned</text:p>
          </table:table-cell>
          <table:table-cell table:style-name="ce30"/>
          <table:table-cell table:style-name="ce35" table:number-columns-repeated="2"/>
          <table:table-cell table:style-name="ce37"/>
          <table:table-cell table:style-name="ce30" table:number-columns-repeated="2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 office:value-type="string" calcext:value-type="string">
            <text:p>MŠŠ</text:p>
          </table:table-cell>
          <table:table-cell table:style-name="ce41" office:value-type="string" calcext:value-type="string">
            <text:p>ŠOŠ</text:p>
          </table:table-cell>
          <table:table-cell table:style-name="ce46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46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 calcext:value-type="float">
            <text:p>1</text:p>
          </table:table-cell>
          <table:table-cell table:style-name="ce50" table:formula="of:=COUNTIF([.C4:.K4];&quot;51&quot;)+COUNTIF([.C4:.K4];&quot;51$&quot;)+COUNTIF([.C4:.K4];&quot;51☻&quot;)" office:value-type="float" office:value="0" calcext:value-type="float">
            <text:p>0</text:p>
          </table:table-cell>
          <table:table-cell table:style-name="ce50" table:formula="of:=COUNTIF([.C4:.K4];&quot;52&quot;)+COUNTIF([.C4:.K4];&quot;52$&quot;)+COUNTIF([.C4:.K4];&quot;52☻&quot;)" office:value-type="float" office:value="0" calcext:value-type="float">
            <text:p>0</text:p>
          </table:table-cell>
          <table:table-cell table:style-name="ce51" table:formula="of:=COUNTIF([.C4:.K4];&quot;51¶&quot;)" office:value-type="float" office:value="0" calcext:value-type="float">
            <text:p>0</text:p>
          </table:table-cell>
          <table:table-cell table:style-name="ce51" table:formula="of:=COUNTIF([.C4:.K4];&quot;52¶&quot;)" office:value-type="float" office:value="0" calcext:value-type="float">
            <text:p>0</text:p>
          </table:table-cell>
          <table:table-cell table:style-name="ce50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50" table:formula="of:=COUNTIF([.C4:.K4];&quot;KVIT&quot;)+COUNTIF([.C4:.K4];&quot;KVIT☻&quot;)+COUNTIF([.C4:.K4];&quot;kvit$&quot;)" office:value-type="float" office:value="0" calcext:value-type="float">
            <text:p>0</text:p>
          </table:table-cell>
          <table:table-cell table:style-name="ce54" table:formula="of:=COUNTBLANK([.C4:.K4])" office:value-type="float" office:value="7" calcext:value-type="float">
            <text:p>7</text:p>
          </table:table-cell>
          <table:table-cell table:style-name="ce55" table:formula="of:=COUNTIF([.C4:.K4];&quot;x&quot;)" office:value-type="float" office:value="0" calcext:value-type="float">
            <text:p>0</text:p>
          </table:table-cell>
          <table:table-cell table:style-name="ce56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04" calcext:value-type="date">
            <text:p>4. I. 10</text:p>
          </table:table-cell>
          <table:table-cell table:style-name="ce24" table:formula="of:=TEXT([.A5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2" office:value-type="string" calcext:value-type="string">
            <text:p>KOMP</text:p>
          </table:table-cell>
          <table:table-cell table:style-name="ce29" office:value-type="string" calcext:value-type="string">
            <text:p>KON</text:p>
          </table:table-cell>
          <table:table-cell table:style-name="ce46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46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0" calcext:value-type="float">
            <text:p>0</text:p>
          </table:table-cell>
          <table:table-cell table:style-name="ce50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50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51" table:formula="of:=COUNTIF([.C5:.K5];&quot;51¶&quot;)" office:value-type="float" office:value="1" calcext:value-type="float">
            <text:p>1</text:p>
          </table:table-cell>
          <table:table-cell table:style-name="ce51" table:formula="of:=COUNTIF([.C5:.K5];&quot;52¶&quot;)" office:value-type="float" office:value="1" calcext:value-type="float">
            <text:p>1</text:p>
          </table:table-cell>
          <table:table-cell table:style-name="ce50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50" table:formula="of:=COUNTIF([.C5:.K5];&quot;KVIT&quot;)+COUNTIF([.C5:.K5];&quot;KVIT☻&quot;)+COUNTIF([.C5:.K5];&quot;kvit$&quot;)" office:value-type="float" office:value="2" calcext:value-type="float">
            <text:p>2</text:p>
          </table:table-cell>
          <table:table-cell table:style-name="ce54" table:formula="of:=COUNTBLANK([.C5:.K5])" office:value-type="float" office:value="0" calcext:value-type="float">
            <text:p>0</text:p>
          </table:table-cell>
          <table:table-cell table:style-name="ce55" table:formula="of:=COUNTIF([.C5:.K5];&quot;x&quot;)" office:value-type="float" office:value="2" calcext:value-type="float">
            <text:p>2</text:p>
          </table:table-cell>
          <table:table-cell table:style-name="ce56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05" calcext:value-type="date">
            <text:p>5. I. 10</text:p>
          </table:table-cell>
          <table:table-cell table:style-name="ce24" table:formula="of:=TEXT([.A6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46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46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0" calcext:value-type="float">
            <text:p>0</text:p>
          </table:table-cell>
          <table:table-cell table:style-name="ce50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50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51" table:formula="of:=COUNTIF([.C6:.K6];&quot;51¶&quot;)" office:value-type="float" office:value="1" calcext:value-type="float">
            <text:p>1</text:p>
          </table:table-cell>
          <table:table-cell table:style-name="ce51" table:formula="of:=COUNTIF([.C6:.K6];&quot;52¶&quot;)" office:value-type="float" office:value="1" calcext:value-type="float">
            <text:p>1</text:p>
          </table:table-cell>
          <table:table-cell table:style-name="ce50" table:formula="of:=COUNTIF([.C6:.K6];&quot;U&quot;)+COUNTIF([.C6:.K6];&quot;U☻&quot;)+COUNTIF([.C6:.K6];&quot;U☺&quot;)" office:value-type="float" office:value="1" calcext:value-type="float">
            <text:p>1</text:p>
          </table:table-cell>
          <table:table-cell table:style-name="ce50" table:formula="of:=COUNTIF([.C6:.K6];&quot;KVIT&quot;)+COUNTIF([.C6:.K6];&quot;KVIT☻&quot;)+COUNTIF([.C6:.K6];&quot;kvit$&quot;)" office:value-type="float" office:value="3" calcext:value-type="float">
            <text:p>3</text:p>
          </table:table-cell>
          <table:table-cell table:style-name="ce54" table:formula="of:=COUNTBLANK([.C6:.K6])" office:value-type="float" office:value="0" calcext:value-type="float">
            <text:p>0</text:p>
          </table:table-cell>
          <table:table-cell table:style-name="ce55" table:formula="of:=COUNTIF([.C6:.K6];&quot;x&quot;)" office:value-type="float" office:value="0" calcext:value-type="float">
            <text:p>0</text:p>
          </table:table-cell>
          <table:table-cell table:style-name="ce56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06" calcext:value-type="date">
            <text:p>6. I. 10</text:p>
          </table:table-cell>
          <table:table-cell table:style-name="ce24" table:formula="of:=TEXT([.A7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1" draw:text-style-name="P2" svg:width="5.867cm" svg:height="4.143cm" svg:x="15.204cm" svg:y="2.331cm" draw:caption-point-x="-0.232cm" draw:caption-point-y="1.901cm">
              <dc:date>2022-03-21T00:00:00</dc:date>
              <text:p text:style-name="P1">Petkov NE, od 15.1 naprej do konca januarja NE (imam dopust še prvi teden febr).</text:p>
              <text:p text:style-name="P1"/>
              <text:p text:style-name="P1">Do takrat pa mi daj kako tedensko ali dve in nedeljo 10.1.2010.</text:p>
              <text:p text:style-name="P1"/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46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46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0" calcext:value-type="float">
            <text:p>0</text:p>
          </table:table-cell>
          <table:table-cell table:style-name="ce50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50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51" table:formula="of:=COUNTIF([.C7:.K7];&quot;51¶&quot;)" office:value-type="float" office:value="1" calcext:value-type="float">
            <text:p>1</text:p>
          </table:table-cell>
          <table:table-cell table:style-name="ce51" table:formula="of:=COUNTIF([.C7:.K7];&quot;52¶&quot;)" office:value-type="float" office:value="1" calcext:value-type="float">
            <text:p>1</text:p>
          </table:table-cell>
          <table:table-cell table:style-name="ce50" table:formula="of:=COUNTIF([.C7:.K7];&quot;U&quot;)+COUNTIF([.C7:.K7];&quot;U☻&quot;)+COUNTIF([.C7:.K7];&quot;U☺&quot;)" office:value-type="float" office:value="1" calcext:value-type="float">
            <text:p>1</text:p>
          </table:table-cell>
          <table:table-cell table:style-name="ce50" table:formula="of:=COUNTIF([.C7:.K7];&quot;KVIT&quot;)+COUNTIF([.C7:.K7];&quot;KVIT☻&quot;)+COUNTIF([.C7:.K7];&quot;kvit$&quot;)" office:value-type="float" office:value="3" calcext:value-type="float">
            <text:p>3</text:p>
          </table:table-cell>
          <table:table-cell table:style-name="ce54" table:formula="of:=COUNTBLANK([.C7:.K7])" office:value-type="float" office:value="0" calcext:value-type="float">
            <text:p>0</text:p>
          </table:table-cell>
          <table:table-cell table:style-name="ce55" table:formula="of:=COUNTIF([.C7:.K7];&quot;x&quot;)" office:value-type="float" office:value="1" calcext:value-type="float">
            <text:p>1</text:p>
          </table:table-cell>
          <table:table-cell table:style-name="ce56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"/>
          <table:table-cell table:style-name="ce38" office:value-type="string" calcext:value-type="string">
            <text:p><text:s/>VIN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0-01-07" calcext:value-type="date">
            <text:p>7. I. 10</text:p>
          </table:table-cell>
          <table:table-cell table:style-name="ce24" table:formula="of:=TEXT([.A8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MŠŠ</text:p>
          </table:table-cell>
          <table:table-cell table:style-name="ce46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46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1" calcext:value-type="float">
            <text:p>1</text:p>
          </table:table-cell>
          <table:table-cell table:style-name="ce50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50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51" table:formula="of:=COUNTIF([.C8:.K8];&quot;51¶&quot;)" office:value-type="float" office:value="1" calcext:value-type="float">
            <text:p>1</text:p>
          </table:table-cell>
          <table:table-cell table:style-name="ce51" table:formula="of:=COUNTIF([.C8:.K8];&quot;52¶&quot;)" office:value-type="float" office:value="1" calcext:value-type="float">
            <text:p>1</text:p>
          </table:table-cell>
          <table:table-cell table:style-name="ce50" table:formula="of:=COUNTIF([.C8:.K8];&quot;U&quot;)+COUNTIF([.C8:.K8];&quot;U☻&quot;)+COUNTIF([.C8:.K8];&quot;U☺&quot;)" office:value-type="float" office:value="1" calcext:value-type="float">
            <text:p>1</text:p>
          </table:table-cell>
          <table:table-cell table:style-name="ce50" table:formula="of:=COUNTIF([.C8:.K8];&quot;KVIT&quot;)+COUNTIF([.C8:.K8];&quot;KVIT☻&quot;)+COUNTIF([.C8:.K8];&quot;kvit$&quot;)" office:value-type="float" office:value="1" calcext:value-type="float">
            <text:p>1</text:p>
          </table:table-cell>
          <table:table-cell table:style-name="ce54" table:formula="of:=COUNTBLANK([.C8:.K8])" office:value-type="float" office:value="0" calcext:value-type="float">
            <text:p>0</text:p>
          </table:table-cell>
          <table:table-cell table:style-name="ce55" table:formula="of:=COUNTIF([.C8:.K8];&quot;x&quot;)" office:value-type="float" office:value="1" calcext:value-type="float">
            <text:p>1</text:p>
          </table:table-cell>
          <table:table-cell table:style-name="ce56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08" calcext:value-type="date">
            <text:p>8. I. 10</text:p>
          </table:table-cell>
          <table:table-cell table:style-name="ce24" table:formula="of:=TEXT([.A9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KNE</text:p>
          </table:table-cell>
          <table:table-cell table:style-name="ce29" office:value-type="string" calcext:value-type="string">
            <text:p>MŠŠ</text:p>
          </table:table-cell>
          <table:table-cell table:style-name="ce46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46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1" calcext:value-type="float">
            <text:p>1</text:p>
          </table:table-cell>
          <table:table-cell table:style-name="ce50" table:formula="of:=COUNTIF([.C9:.K9];&quot;51&quot;)+COUNTIF([.C9:.K9];&quot;51$&quot;)+COUNTIF([.C9:.K9];&quot;51☻&quot;)" office:value-type="float" office:value="0" calcext:value-type="float">
            <text:p>0</text:p>
          </table:table-cell>
          <table:table-cell table:style-name="ce50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51" table:formula="of:=COUNTIF([.C9:.K9];&quot;51¶&quot;)" office:value-type="float" office:value="0" calcext:value-type="float">
            <text:p>0</text:p>
          </table:table-cell>
          <table:table-cell table:style-name="ce51" table:formula="of:=COUNTIF([.C9:.K9];&quot;52¶&quot;)" office:value-type="float" office:value="1" calcext:value-type="float">
            <text:p>1</text:p>
          </table:table-cell>
          <table:table-cell table:style-name="ce50" table:formula="of:=COUNTIF([.C9:.K9];&quot;U&quot;)+COUNTIF([.C9:.K9];&quot;U☻&quot;)+COUNTIF([.C9:.K9];&quot;U☺&quot;)" office:value-type="float" office:value="1" calcext:value-type="float">
            <text:p>1</text:p>
          </table:table-cell>
          <table:table-cell table:style-name="ce50" table:formula="of:=COUNTIF([.C9:.K9];&quot;KVIT&quot;)+COUNTIF([.C9:.K9];&quot;KVIT☻&quot;)+COUNTIF([.C9:.K9];&quot;kvit$&quot;)" office:value-type="float" office:value="3" calcext:value-type="float">
            <text:p>3</text:p>
          </table:table-cell>
          <table:table-cell table:style-name="ce54" table:formula="of:=COUNTBLANK([.C9:.K9])" office:value-type="float" office:value="0" calcext:value-type="float">
            <text:p>0</text:p>
          </table:table-cell>
          <table:table-cell table:style-name="ce55" table:formula="of:=COUNTIF([.C9:.K9];&quot;x&quot;)" office:value-type="float" office:value="1" calcext:value-type="float">
            <text:p>1</text:p>
          </table:table-cell>
          <table:table-cell table:style-name="ce56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1" calcext:value-type="float">
            <text:p>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1-09" calcext:value-type="date">
            <text:p>9. I. 10</text:p>
          </table:table-cell>
          <table:table-cell table:style-name="ce23" table:formula="of:=TEXT([.A10];&quot;Ddd&quot;)" office:value-type="string" office:string-value="sob" calcext:value-type="string">
            <text:p>sob</text:p>
          </table:table-cell>
          <table:table-cell table:style-name="ce11"/>
          <table:table-cell table:style-name="ce35"/>
          <table:table-cell table:style-name="ce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35" table:number-columns-repeated="2"/>
          <table:table-cell table:style-name="ce41" office:value-type="string" calcext:value-type="string">
            <text:p>KNE</text:p>
          </table:table-cell>
          <table:table-cell table:style-name="ce41" office:value-type="string" calcext:value-type="string">
            <text:p>MŠŠ</text:p>
          </table:table-cell>
          <table:table-cell table:style-name="ce46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46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1" calcext:value-type="float">
            <text:p>1</text:p>
          </table:table-cell>
          <table:table-cell table:style-name="ce50" table:formula="of:=COUNTIF([.C10:.K10];&quot;51&quot;)+COUNTIF([.C10:.K10];&quot;51$&quot;)+COUNTIF([.C10:.K10];&quot;51☻&quot;)" office:value-type="float" office:value="0" calcext:value-type="float">
            <text:p>0</text:p>
          </table:table-cell>
          <table:table-cell table:style-name="ce50" table:formula="of:=COUNTIF([.C10:.K10];&quot;52&quot;)+COUNTIF([.C10:.K10];&quot;52$&quot;)+COUNTIF([.C10:.K10];&quot;52☻&quot;)" office:value-type="float" office:value="0" calcext:value-type="float">
            <text:p>0</text:p>
          </table:table-cell>
          <table:table-cell table:style-name="ce51" table:formula="of:=COUNTIF([.C10:.K10];&quot;51¶&quot;)" office:value-type="float" office:value="0" calcext:value-type="float">
            <text:p>0</text:p>
          </table:table-cell>
          <table:table-cell table:style-name="ce51" table:formula="of:=COUNTIF([.C10:.K10];&quot;52¶&quot;)" office:value-type="float" office:value="0" calcext:value-type="float">
            <text:p>0</text:p>
          </table:table-cell>
          <table:table-cell table:style-name="ce50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50" table:formula="of:=COUNTIF([.C10:.K10];&quot;KVIT&quot;)+COUNTIF([.C10:.K10];&quot;KVIT☻&quot;)+COUNTIF([.C10:.K10];&quot;kvit$&quot;)" office:value-type="float" office:value="0" calcext:value-type="float">
            <text:p>0</text:p>
          </table:table-cell>
          <table:table-cell table:style-name="ce54" table:formula="of:=COUNTBLANK([.C10:.K10])" office:value-type="float" office:value="7" calcext:value-type="float">
            <text:p>7</text:p>
          </table:table-cell>
          <table:table-cell table:style-name="ce55" table:formula="of:=COUNTIF([.C10:.K10];&quot;x&quot;)" office:value-type="float" office:value="0" calcext:value-type="float">
            <text:p>0</text:p>
          </table:table-cell>
          <table:table-cell table:style-name="ce56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1-10" calcext:value-type="date">
            <text:p>10. I. 10</text:p>
          </table:table-cell>
          <table:table-cell table:style-name="ce23" table:formula="of:=TEXT([.A11];&quot;Ddd&quot;)" office:value-type="string" office:string-value="ned" calcext:value-type="string">
            <text:p>ned</text:p>
          </table:table-cell>
          <table:table-cell table:style-name="ce31">
            <office:annotation draw:style-name="gr2" draw:text-style-name="P2" svg:width="2.604cm" svg:height="1.328cm" svg:x="4.452cm" svg:y="5.061cm" draw:caption-point-x="-0.243cm" draw:caption-point-y="1.986cm">
              <dc:date>2022-03-21T00:00:00</dc:date>
              <text:p text:style-name="P1">ne razpišeš 10.1</text:p>
            </office:annotation>
          </table:table-cell>
          <table:table-cell table:style-name="ce35"/>
          <table:table-cell table:style-name="ce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3"/>
          <table:table-cell table:style-name="ce35" table:number-columns-repeated="2"/>
          <table:table-cell table:style-name="ce44" office:value-type="string" calcext:value-type="string">
            <office:annotation draw:style-name="gr3" draw:text-style-name="P2" svg:width="2.972cm" svg:height="6.849cm" svg:x="15.204cm" svg:y="4.896cm" draw:caption-point-x="-0.232cm" draw:caption-point-y="2.151cm">
              <dc:date>2022-03-21T00:00:00</dc:date>
              <text:p text:style-name="P1">Petkov NE, od 15.1 naprej do konca januarja NE (imam dopust še prvi teden febr).</text:p>
              <text:p text:style-name="P1"/>
              <text:p text:style-name="P1">Do takrat pa mi daj kako tedensko ali dve in nedeljo 10.1.2010.</text:p>
              <text:p text:style-name="P1"/>
            </office:annotation>
            <text:p>POT</text:p>
          </table:table-cell>
          <table:table-cell table:style-name="ce41" office:value-type="string" calcext:value-type="string">
            <text:p>MŠŠ</text:p>
          </table:table-cell>
          <table:table-cell table:style-name="ce46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46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0" calcext:value-type="float">
            <text:p>0</text:p>
          </table:table-cell>
          <table:table-cell table:style-name="ce50" table:formula="of:=COUNTIF([.C11:.K11];&quot;51&quot;)+COUNTIF([.C11:.K11];&quot;51$&quot;)+COUNTIF([.C11:.K11];&quot;51☻&quot;)" office:value-type="float" office:value="0" calcext:value-type="float">
            <text:p>0</text:p>
          </table:table-cell>
          <table:table-cell table:style-name="ce50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51" table:formula="of:=COUNTIF([.C11:.K11];&quot;51¶&quot;)" office:value-type="float" office:value="0" calcext:value-type="float">
            <text:p>0</text:p>
          </table:table-cell>
          <table:table-cell table:style-name="ce51" table:formula="of:=COUNTIF([.C11:.K11];&quot;52¶&quot;)" office:value-type="float" office:value="0" calcext:value-type="float">
            <text:p>0</text:p>
          </table:table-cell>
          <table:table-cell table:style-name="ce50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50" table:formula="of:=COUNTIF([.C11:.K11];&quot;KVIT&quot;)+COUNTIF([.C11:.K11];&quot;KVIT☻&quot;)+COUNTIF([.C11:.K11];&quot;kvit$&quot;)" office:value-type="float" office:value="0" calcext:value-type="float">
            <text:p>0</text:p>
          </table:table-cell>
          <table:table-cell table:style-name="ce54" table:formula="of:=COUNTBLANK([.C11:.K11])" office:value-type="float" office:value="8" calcext:value-type="float">
            <text:p>8</text:p>
          </table:table-cell>
          <table:table-cell table:style-name="ce55" table:formula="of:=COUNTIF([.C11:.K11];&quot;x&quot;)" office:value-type="float" office:value="0" calcext:value-type="float">
            <text:p>0</text:p>
          </table:table-cell>
          <table:table-cell table:style-name="ce56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"/>
          <table:table-cell table:style-name="ce36" office:value-type="string" calcext:value-type="string">
            <text:p>MF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0-01-11" calcext:value-type="date">
            <text:p>11. I. 10</text:p>
          </table:table-cell>
          <table:table-cell table:style-name="ce24" table:formula="of:=TEXT([.A12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MRZE</text:p>
          </table:table-cell>
          <table:table-cell table:style-name="ce29" office:value-type="string" calcext:value-type="string">
            <text:p>MŠŠ</text:p>
          </table:table-cell>
          <table:table-cell table:style-name="ce46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46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 calcext:value-type="float">
            <text:p>0</text:p>
          </table:table-cell>
          <table:table-cell table:style-name="ce50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50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51" table:formula="of:=COUNTIF([.C12:.K12];&quot;51¶&quot;)" office:value-type="float" office:value="1" calcext:value-type="float">
            <text:p>1</text:p>
          </table:table-cell>
          <table:table-cell table:style-name="ce51" table:formula="of:=COUNTIF([.C12:.K12];&quot;52¶&quot;)" office:value-type="float" office:value="1" calcext:value-type="float">
            <text:p>1</text:p>
          </table:table-cell>
          <table:table-cell table:style-name="ce50" table:formula="of:=COUNTIF([.C12:.K12];&quot;U&quot;)+COUNTIF([.C12:.K12];&quot;U☻&quot;)+COUNTIF([.C12:.K12];&quot;U☺&quot;)" office:value-type="float" office:value="1" calcext:value-type="float">
            <text:p>1</text:p>
          </table:table-cell>
          <table:table-cell table:style-name="ce50" table:formula="of:=COUNTIF([.C12:.K12];&quot;KVIT&quot;)+COUNTIF([.C12:.K12];&quot;KVIT☻&quot;)+COUNTIF([.C12:.K12];&quot;kvit$&quot;)" office:value-type="float" office:value="2" calcext:value-type="float">
            <text:p>2</text:p>
          </table:table-cell>
          <table:table-cell table:style-name="ce54" table:formula="of:=COUNTBLANK([.C12:.K12])" office:value-type="float" office:value="0" calcext:value-type="float">
            <text:p>0</text:p>
          </table:table-cell>
          <table:table-cell table:style-name="ce55" table:formula="of:=COUNTIF([.C12:.K12];&quot;x&quot;)" office:value-type="float" office:value="1" calcext:value-type="float">
            <text:p>1</text:p>
          </table:table-cell>
          <table:table-cell table:style-name="ce56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12" calcext:value-type="date">
            <text:p>12. I. 10</text:p>
          </table:table-cell>
          <table:table-cell table:style-name="ce24" table:formula="of:=TEXT([.A13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46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46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0" calcext:value-type="float">
            <text:p>0</text:p>
          </table:table-cell>
          <table:table-cell table:style-name="ce50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50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51" table:formula="of:=COUNTIF([.C13:.K13];&quot;51¶&quot;)" office:value-type="float" office:value="1" calcext:value-type="float">
            <text:p>1</text:p>
          </table:table-cell>
          <table:table-cell table:style-name="ce51" table:formula="of:=COUNTIF([.C13:.K13];&quot;52¶&quot;)" office:value-type="float" office:value="1" calcext:value-type="float">
            <text:p>1</text:p>
          </table:table-cell>
          <table:table-cell table:style-name="ce50" table:formula="of:=COUNTIF([.C13:.K13];&quot;U&quot;)+COUNTIF([.C13:.K13];&quot;U☻&quot;)+COUNTIF([.C13:.K13];&quot;U☺&quot;)" office:value-type="float" office:value="1" calcext:value-type="float">
            <text:p>1</text:p>
          </table:table-cell>
          <table:table-cell table:style-name="ce50" table:formula="of:=COUNTIF([.C13:.K13];&quot;KVIT&quot;)+COUNTIF([.C13:.K13];&quot;KVIT☻&quot;)+COUNTIF([.C13:.K13];&quot;kvit$&quot;)" office:value-type="float" office:value="2" calcext:value-type="float">
            <text:p>2</text:p>
          </table:table-cell>
          <table:table-cell table:style-name="ce54" table:formula="of:=COUNTBLANK([.C13:.K13])" office:value-type="float" office:value="0" calcext:value-type="float">
            <text:p>0</text:p>
          </table:table-cell>
          <table:table-cell table:style-name="ce55" table:formula="of:=COUNTIF([.C13:.K13];&quot;x&quot;)" office:value-type="float" office:value="1" calcext:value-type="float">
            <text:p>1</text:p>
          </table:table-cell>
          <table:table-cell table:style-name="ce56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13" calcext:value-type="date">
            <text:p>13. I. 10</text:p>
          </table:table-cell>
          <table:table-cell table:style-name="ce24" table:formula="of:=TEXT([.A14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8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2" office:value-type="string" calcext:value-type="string">
            <text:p>KOMP</text:p>
          </table:table-cell>
          <table:table-cell table:style-name="ce29" office:value-type="string" calcext:value-type="string">
            <text:p>PIN</text:p>
          </table:table-cell>
          <table:table-cell table:style-name="ce46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46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0" calcext:value-type="float">
            <text:p>0</text:p>
          </table:table-cell>
          <table:table-cell table:style-name="ce50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50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51" table:formula="of:=COUNTIF([.C14:.K14];&quot;51¶&quot;)" office:value-type="float" office:value="1" calcext:value-type="float">
            <text:p>1</text:p>
          </table:table-cell>
          <table:table-cell table:style-name="ce51" table:formula="of:=COUNTIF([.C14:.K14];&quot;52¶&quot;)" office:value-type="float" office:value="0" calcext:value-type="float">
            <text:p>0</text:p>
          </table:table-cell>
          <table:table-cell table:style-name="ce50" table:formula="of:=COUNTIF([.C14:.K14];&quot;U&quot;)+COUNTIF([.C14:.K14];&quot;U☻&quot;)+COUNTIF([.C14:.K14];&quot;U☺&quot;)" office:value-type="float" office:value="1" calcext:value-type="float">
            <text:p>1</text:p>
          </table:table-cell>
          <table:table-cell table:style-name="ce50" table:formula="of:=COUNTIF([.C14:.K14];&quot;KVIT&quot;)+COUNTIF([.C14:.K14];&quot;KVIT☻&quot;)+COUNTIF([.C14:.K14];&quot;kvit$&quot;)" office:value-type="float" office:value="1" calcext:value-type="float">
            <text:p>1</text:p>
          </table:table-cell>
          <table:table-cell table:style-name="ce54" table:formula="of:=COUNTBLANK([.C14:.K14])" office:value-type="float" office:value="0" calcext:value-type="float">
            <text:p>0</text:p>
          </table:table-cell>
          <table:table-cell table:style-name="ce55" table:formula="of:=COUNTIF([.C14:.K14];&quot;x&quot;)" office:value-type="float" office:value="1" calcext:value-type="float">
            <text:p>1</text:p>
          </table:table-cell>
          <table:table-cell table:style-name="ce56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14" calcext:value-type="date">
            <text:p>14. I. 10</text:p>
          </table:table-cell>
          <table:table-cell table:style-name="ce24" table:formula="of:=TEXT([.A15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1" draw:text-style-name="P2" svg:width="5.867cm" svg:height="4.143cm" svg:x="15.204cm" svg:y="7.95cm" draw:caption-point-x="-0.232cm" draw:caption-point-y="1.913cm">
              <dc:date>2022-03-21T00:00:00</dc:date>
              <text:p text:style-name="P1">Petkov NE, od 15.1 naprej do konca januarja NE (imam dopust še prvi teden febr).</text:p>
              <text:p text:style-name="P1"/>
              <text:p text:style-name="P1">Do takrat pa mi daj kako tedensko ali dve in nedeljo 10.1.2010.</text:p>
              <text:p text:style-name="P1"/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46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46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0" calcext:value-type="float">
            <text:p>0</text:p>
          </table:table-cell>
          <table:table-cell table:style-name="ce50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50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51" table:formula="of:=COUNTIF([.C15:.K15];&quot;51¶&quot;)" office:value-type="float" office:value="0" calcext:value-type="float">
            <text:p>0</text:p>
          </table:table-cell>
          <table:table-cell table:style-name="ce51" table:formula="of:=COUNTIF([.C15:.K15];&quot;52¶&quot;)" office:value-type="float" office:value="1" calcext:value-type="float">
            <text:p>1</text:p>
          </table:table-cell>
          <table:table-cell table:style-name="ce50" table:formula="of:=COUNTIF([.C15:.K15];&quot;U&quot;)+COUNTIF([.C15:.K15];&quot;U☻&quot;)+COUNTIF([.C15:.K15];&quot;U☺&quot;)" office:value-type="float" office:value="1" calcext:value-type="float">
            <text:p>1</text:p>
          </table:table-cell>
          <table:table-cell table:style-name="ce50" table:formula="of:=COUNTIF([.C15:.K15];&quot;KVIT&quot;)+COUNTIF([.C15:.K15];&quot;KVIT☻&quot;)+COUNTIF([.C15:.K15];&quot;kvit$&quot;)" office:value-type="float" office:value="1" calcext:value-type="float">
            <text:p>1</text:p>
          </table:table-cell>
          <table:table-cell table:style-name="ce54" table:formula="of:=COUNTBLANK([.C15:.K15])" office:value-type="float" office:value="0" calcext:value-type="float">
            <text:p>0</text:p>
          </table:table-cell>
          <table:table-cell table:style-name="ce55" table:formula="of:=COUNTIF([.C15:.K15];&quot;x&quot;)" office:value-type="float" office:value="0" calcext:value-type="float">
            <text:p>0</text:p>
          </table:table-cell>
          <table:table-cell table:style-name="ce56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15" calcext:value-type="date">
            <text:p>15. I. 10</text:p>
          </table:table-cell>
          <table:table-cell table:style-name="ce24" table:formula="of:=TEXT([.A16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8" office:value-type="string" calcext:value-type="string">
            <text:p>BERG</text:p>
          </table:table-cell>
          <table:table-cell table:style-name="ce29" office:value-type="string" calcext:value-type="string">
            <text:p>AND</text:p>
          </table:table-cell>
          <table:table-cell table:style-name="ce46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46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0" calcext:value-type="float">
            <text:p>0</text:p>
          </table:table-cell>
          <table:table-cell table:style-name="ce50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50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51" table:formula="of:=COUNTIF([.C16:.K16];&quot;51¶&quot;)" office:value-type="float" office:value="0" calcext:value-type="float">
            <text:p>0</text:p>
          </table:table-cell>
          <table:table-cell table:style-name="ce51" table:formula="of:=COUNTIF([.C16:.K16];&quot;52¶&quot;)" office:value-type="float" office:value="1" calcext:value-type="float">
            <text:p>1</text:p>
          </table:table-cell>
          <table:table-cell table:style-name="ce50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50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54" table:formula="of:=COUNTBLANK([.C16:.K16])" office:value-type="float" office:value="0" calcext:value-type="float">
            <text:p>0</text:p>
          </table:table-cell>
          <table:table-cell table:style-name="ce55" table:formula="of:=COUNTIF([.C16:.K16];&quot;x&quot;)" office:value-type="float" office:value="1" calcext:value-type="float">
            <text:p>1</text:p>
          </table:table-cell>
          <table:table-cell table:style-name="ce56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"/>
          <table:table-cell table:style-name="ce38" office:value-type="string" calcext:value-type="string">
            <text:p>RTG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0-01-16" calcext:value-type="date">
            <text:p>16. I. 10</text:p>
          </table:table-cell>
          <table:table-cell table:style-name="ce23" table:formula="of:=TEXT([.A17];&quot;Ddd&quot;)" office:value-type="string" office:string-value="sob" calcext:value-type="string">
            <text:p>sob</text:p>
          </table:table-cell>
          <table:table-cell table:style-name="ce30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11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KOS</text:p>
          </table:table-cell>
          <table:table-cell table:style-name="ce46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46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1" calcext:value-type="float">
            <text:p>1</text:p>
          </table:table-cell>
          <table:table-cell table:style-name="ce50" table:formula="of:=COUNTIF([.C17:.K17];&quot;51&quot;)+COUNTIF([.C17:.K17];&quot;51$&quot;)+COUNTIF([.C17:.K17];&quot;51☻&quot;)" office:value-type="float" office:value="0" calcext:value-type="float">
            <text:p>0</text:p>
          </table:table-cell>
          <table:table-cell table:style-name="ce50" table:formula="of:=COUNTIF([.C17:.K17];&quot;52&quot;)+COUNTIF([.C17:.K17];&quot;52$&quot;)+COUNTIF([.C17:.K17];&quot;52☻&quot;)" office:value-type="float" office:value="0" calcext:value-type="float">
            <text:p>0</text:p>
          </table:table-cell>
          <table:table-cell table:style-name="ce51" table:formula="of:=COUNTIF([.C17:.K17];&quot;51¶&quot;)" office:value-type="float" office:value="0" calcext:value-type="float">
            <text:p>0</text:p>
          </table:table-cell>
          <table:table-cell table:style-name="ce51" table:formula="of:=COUNTIF([.C17:.K17];&quot;52¶&quot;)" office:value-type="float" office:value="0" calcext:value-type="float">
            <text:p>0</text:p>
          </table:table-cell>
          <table:table-cell table:style-name="ce50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50" table:formula="of:=COUNTIF([.C17:.K17];&quot;KVIT&quot;)+COUNTIF([.C17:.K17];&quot;KVIT☻&quot;)+COUNTIF([.C17:.K17];&quot;kvit$&quot;)" office:value-type="float" office:value="0" calcext:value-type="float">
            <text:p>0</text:p>
          </table:table-cell>
          <table:table-cell table:style-name="ce54" table:formula="of:=COUNTBLANK([.C17:.K17])" office:value-type="float" office:value="7" calcext:value-type="float">
            <text:p>7</text:p>
          </table:table-cell>
          <table:table-cell table:style-name="ce55" table:formula="of:=COUNTIF([.C17:.K17];&quot;x&quot;)" office:value-type="float" office:value="0" calcext:value-type="float">
            <text:p>0</text:p>
          </table:table-cell>
          <table:table-cell table:style-name="ce56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1-17" calcext:value-type="date">
            <text:p>17. I. 10</text:p>
          </table:table-cell>
          <table:table-cell table:style-name="ce23" table:formula="of:=TEXT([.A18];&quot;Ddd&quot;)" office:value-type="string" office:string-value="ned" calcext:value-type="string">
            <text:p>ned</text:p>
          </table:table-cell>
          <table:table-cell table:style-name="ce31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11"/>
          <table:table-cell table:style-name="ce30"/>
          <table:table-cell table:style-name="ce11"/>
          <table:table-cell table:style-name="ce6"/>
          <table:table-cell table:style-name="ce35"/>
          <table:table-cell table:style-name="ce35" office:value-type="string" calcext:value-type="string">
            <text:p>ŠTI</text:p>
          </table:table-cell>
          <table:table-cell table:style-name="ce41" office:value-type="string" calcext:value-type="string">
            <text:p>KOS</text:p>
          </table:table-cell>
          <table:table-cell table:style-name="ce46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46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 calcext:value-type="float">
            <text:p>0</text:p>
          </table:table-cell>
          <table:table-cell table:style-name="ce50" table:formula="of:=COUNTIF([.C18:.K18];&quot;51&quot;)+COUNTIF([.C18:.K18];&quot;51$&quot;)+COUNTIF([.C18:.K18];&quot;51☻&quot;)" office:value-type="float" office:value="0" calcext:value-type="float">
            <text:p>0</text:p>
          </table:table-cell>
          <table:table-cell table:style-name="ce50" table:formula="of:=COUNTIF([.C18:.K18];&quot;52&quot;)+COUNTIF([.C18:.K18];&quot;52$&quot;)+COUNTIF([.C18:.K18];&quot;52☻&quot;)" office:value-type="float" office:value="0" calcext:value-type="float">
            <text:p>0</text:p>
          </table:table-cell>
          <table:table-cell table:style-name="ce51" table:formula="of:=COUNTIF([.C18:.K18];&quot;51¶&quot;)" office:value-type="float" office:value="0" calcext:value-type="float">
            <text:p>0</text:p>
          </table:table-cell>
          <table:table-cell table:style-name="ce51" table:formula="of:=COUNTIF([.C18:.K18];&quot;52¶&quot;)" office:value-type="float" office:value="0" calcext:value-type="float">
            <text:p>0</text:p>
          </table:table-cell>
          <table:table-cell table:style-name="ce50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50" table:formula="of:=COUNTIF([.C18:.K18];&quot;KVIT&quot;)+COUNTIF([.C18:.K18];&quot;KVIT☻&quot;)+COUNTIF([.C18:.K18];&quot;kvit$&quot;)" office:value-type="float" office:value="0" calcext:value-type="float">
            <text:p>0</text:p>
          </table:table-cell>
          <table:table-cell table:style-name="ce54" table:formula="of:=COUNTBLANK([.C18:.K18])" office:value-type="float" office:value="8" calcext:value-type="float">
            <text:p>8</text:p>
          </table:table-cell>
          <table:table-cell table:style-name="ce55" table:formula="of:=COUNTIF([.C18:.K18];&quot;x&quot;)" office:value-type="float" office:value="0" calcext:value-type="float">
            <text:p>0</text:p>
          </table:table-cell>
          <table:table-cell table:style-name="ce56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18" calcext:value-type="date">
            <text:p>18. I. 10</text:p>
          </table:table-cell>
          <table:table-cell table:style-name="ce24" table:formula="of:=TEXT([.A19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46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46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1" calcext:value-type="float">
            <text:p>1</text:p>
          </table:table-cell>
          <table:table-cell table:style-name="ce50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50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51" table:formula="of:=COUNTIF([.C19:.K19];&quot;51¶&quot;)" office:value-type="float" office:value="1" calcext:value-type="float">
            <text:p>1</text:p>
          </table:table-cell>
          <table:table-cell table:style-name="ce51" table:formula="of:=COUNTIF([.C19:.K19];&quot;52¶&quot;)" office:value-type="float" office:value="1" calcext:value-type="float">
            <text:p>1</text:p>
          </table:table-cell>
          <table:table-cell table:style-name="ce50" table:formula="of:=COUNTIF([.C19:.K19];&quot;U&quot;)+COUNTIF([.C19:.K19];&quot;U☻&quot;)+COUNTIF([.C19:.K19];&quot;U☺&quot;)" office:value-type="float" office:value="1" calcext:value-type="float">
            <text:p>1</text:p>
          </table:table-cell>
          <table:table-cell table:style-name="ce50" table:formula="of:=COUNTIF([.C19:.K19];&quot;KVIT&quot;)+COUNTIF([.C19:.K19];&quot;KVIT☻&quot;)+COUNTIF([.C19:.K19];&quot;kvit$&quot;)" office:value-type="float" office:value="2" calcext:value-type="float">
            <text:p>2</text:p>
          </table:table-cell>
          <table:table-cell table:style-name="ce54" table:formula="of:=COUNTBLANK([.C19:.K19])" office:value-type="float" office:value="0" calcext:value-type="float">
            <text:p>0</text:p>
          </table:table-cell>
          <table:table-cell table:style-name="ce55" table:formula="of:=COUNTIF([.C19:.K19];&quot;x&quot;)" office:value-type="float" office:value="1" calcext:value-type="float">
            <text:p>1</text:p>
          </table:table-cell>
          <table:table-cell table:style-name="ce56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19" calcext:value-type="date">
            <text:p>19. I. 10</text:p>
          </table:table-cell>
          <table:table-cell table:style-name="ce24" table:formula="of:=TEXT([.A20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<text:s/>VIN</text:p>
          </table:table-cell>
          <table:table-cell table:style-name="ce29" office:value-type="string" calcext:value-type="string">
            <text:p>KOS</text:p>
          </table:table-cell>
          <table:table-cell table:style-name="ce46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46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0" calcext:value-type="float">
            <text:p>0</text:p>
          </table:table-cell>
          <table:table-cell table:style-name="ce50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50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51" table:formula="of:=COUNTIF([.C20:.K20];&quot;51¶&quot;)" office:value-type="float" office:value="1" calcext:value-type="float">
            <text:p>1</text:p>
          </table:table-cell>
          <table:table-cell table:style-name="ce51" table:formula="of:=COUNTIF([.C20:.K20];&quot;52¶&quot;)" office:value-type="float" office:value="1" calcext:value-type="float">
            <text:p>1</text:p>
          </table:table-cell>
          <table:table-cell table:style-name="ce50" table:formula="of:=COUNTIF([.C20:.K20];&quot;U&quot;)+COUNTIF([.C20:.K20];&quot;U☻&quot;)+COUNTIF([.C20:.K20];&quot;U☺&quot;)" office:value-type="float" office:value="1" calcext:value-type="float">
            <text:p>1</text:p>
          </table:table-cell>
          <table:table-cell table:style-name="ce50" table:formula="of:=COUNTIF([.C20:.K20];&quot;KVIT&quot;)+COUNTIF([.C20:.K20];&quot;KVIT☻&quot;)+COUNTIF([.C20:.K20];&quot;kvit$&quot;)" office:value-type="float" office:value="3" calcext:value-type="float">
            <text:p>3</text:p>
          </table:table-cell>
          <table:table-cell table:style-name="ce54" table:formula="of:=COUNTBLANK([.C20:.K20])" office:value-type="float" office:value="0" calcext:value-type="float">
            <text:p>0</text:p>
          </table:table-cell>
          <table:table-cell table:style-name="ce55" table:formula="of:=COUNTIF([.C20:.K20];&quot;x&quot;)" office:value-type="float" office:value="0" calcext:value-type="float">
            <text:p>0</text:p>
          </table:table-cell>
          <table:table-cell table:style-name="ce56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0" calcext:value-type="date">
            <text:p>20. I. 10</text:p>
          </table:table-cell>
          <table:table-cell table:style-name="ce24" table:formula="of:=TEXT([.A21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8" office:value-type="string" calcext:value-type="string">
            <text:p>RTG</text:p>
          </table:table-cell>
          <table:table-cell table:style-name="ce38" office:value-type="string" calcext:value-type="string">
            <text:p>MRZE</text:p>
          </table:table-cell>
          <table:table-cell table:style-name="ce29" office:value-type="string" calcext:value-type="string">
            <text:p>KOS</text:p>
          </table:table-cell>
          <table:table-cell table:style-name="ce46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46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0" calcext:value-type="float">
            <text:p>0</text:p>
          </table:table-cell>
          <table:table-cell table:style-name="ce50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50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51" table:formula="of:=COUNTIF([.C21:.K21];&quot;51¶&quot;)" office:value-type="float" office:value="1" calcext:value-type="float">
            <text:p>1</text:p>
          </table:table-cell>
          <table:table-cell table:style-name="ce51" table:formula="of:=COUNTIF([.C21:.K21];&quot;52¶&quot;)" office:value-type="float" office:value="0" calcext:value-type="float">
            <text:p>0</text:p>
          </table:table-cell>
          <table:table-cell table:style-name="ce50" table:formula="of:=COUNTIF([.C21:.K21];&quot;U&quot;)+COUNTIF([.C21:.K21];&quot;U☻&quot;)+COUNTIF([.C21:.K21];&quot;U☺&quot;)" office:value-type="float" office:value="1" calcext:value-type="float">
            <text:p>1</text:p>
          </table:table-cell>
          <table:table-cell table:style-name="ce50" table:formula="of:=COUNTIF([.C21:.K21];&quot;KVIT&quot;)+COUNTIF([.C21:.K21];&quot;KVIT☻&quot;)+COUNTIF([.C21:.K21];&quot;kvit$&quot;)" office:value-type="float" office:value="2" calcext:value-type="float">
            <text:p>2</text:p>
          </table:table-cell>
          <table:table-cell table:style-name="ce54" table:formula="of:=COUNTBLANK([.C21:.K21])" office:value-type="float" office:value="0" calcext:value-type="float">
            <text:p>0</text:p>
          </table:table-cell>
          <table:table-cell table:style-name="ce55" table:formula="of:=COUNTIF([.C21:.K21];&quot;x&quot;)" office:value-type="float" office:value="1" calcext:value-type="float">
            <text:p>1</text:p>
          </table:table-cell>
          <table:table-cell table:style-name="ce56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"/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0-01-21" calcext:value-type="date">
            <text:p>21. I. 10</text:p>
          </table:table-cell>
          <table:table-cell table:style-name="ce24" table:formula="of:=TEXT([.A22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6" office:value-type="string" calcext:value-type="string">
            <text:p>MF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2" office:value-type="string" calcext:value-type="string">
            <text:p>KOMP</text:p>
          </table:table-cell>
          <table:table-cell table:style-name="ce29" office:value-type="string" calcext:value-type="string">
            <text:p>KOS</text:p>
          </table:table-cell>
          <table:table-cell table:style-name="ce46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46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0" calcext:value-type="float">
            <text:p>0</text:p>
          </table:table-cell>
          <table:table-cell table:style-name="ce50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50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51" table:formula="of:=COUNTIF([.C22:.K22];&quot;51¶&quot;)" office:value-type="float" office:value="1" calcext:value-type="float">
            <text:p>1</text:p>
          </table:table-cell>
          <table:table-cell table:style-name="ce51" table:formula="of:=COUNTIF([.C22:.K22];&quot;52¶&quot;)" office:value-type="float" office:value="1" calcext:value-type="float">
            <text:p>1</text:p>
          </table:table-cell>
          <table:table-cell table:style-name="ce50" table:formula="of:=COUNTIF([.C22:.K22];&quot;U&quot;)+COUNTIF([.C22:.K22];&quot;U☻&quot;)+COUNTIF([.C22:.K22];&quot;U☺&quot;)" office:value-type="float" office:value="1" calcext:value-type="float">
            <text:p>1</text:p>
          </table:table-cell>
          <table:table-cell table:style-name="ce50" table:formula="of:=COUNTIF([.C22:.K22];&quot;KVIT&quot;)+COUNTIF([.C22:.K22];&quot;KVIT☻&quot;)+COUNTIF([.C22:.K22];&quot;kvit$&quot;)" office:value-type="float" office:value="2" calcext:value-type="float">
            <text:p>2</text:p>
          </table:table-cell>
          <table:table-cell table:style-name="ce54" table:formula="of:=COUNTBLANK([.C22:.K22])" office:value-type="float" office:value="0" calcext:value-type="float">
            <text:p>0</text:p>
          </table:table-cell>
          <table:table-cell table:style-name="ce55" table:formula="of:=COUNTIF([.C22:.K22];&quot;x&quot;)" office:value-type="float" office:value="0" calcext:value-type="float">
            <text:p>0</text:p>
          </table:table-cell>
          <table:table-cell table:style-name="ce56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2" calcext:value-type="date">
            <text:p>22. I. 10</text:p>
          </table:table-cell>
          <table:table-cell table:style-name="ce24" table:formula="of:=TEXT([.A23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text:p>MF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N</text:p>
          </table:table-cell>
          <table:table-cell table:style-name="ce46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46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1" calcext:value-type="float">
            <text:p>1</text:p>
          </table:table-cell>
          <table:table-cell table:style-name="ce50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50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51" table:formula="of:=COUNTIF([.C23:.K23];&quot;51¶&quot;)" office:value-type="float" office:value="1" calcext:value-type="float">
            <text:p>1</text:p>
          </table:table-cell>
          <table:table-cell table:style-name="ce51" table:formula="of:=COUNTIF([.C23:.K23];&quot;52¶&quot;)" office:value-type="float" office:value="1" calcext:value-type="float">
            <text:p>1</text:p>
          </table:table-cell>
          <table:table-cell table:style-name="ce50" table:formula="of:=COUNTIF([.C23:.K23];&quot;U&quot;)+COUNTIF([.C23:.K23];&quot;U☻&quot;)+COUNTIF([.C23:.K23];&quot;U☺&quot;)" office:value-type="float" office:value="1" calcext:value-type="float">
            <text:p>1</text:p>
          </table:table-cell>
          <table:table-cell table:style-name="ce50" table:formula="of:=COUNTIF([.C23:.K23];&quot;KVIT&quot;)+COUNTIF([.C23:.K23];&quot;KVIT☻&quot;)+COUNTIF([.C23:.K23];&quot;kvit$&quot;)" office:value-type="float" office:value="2" calcext:value-type="float">
            <text:p>2</text:p>
          </table:table-cell>
          <table:table-cell table:style-name="ce54" table:formula="of:=COUNTBLANK([.C23:.K23])" office:value-type="float" office:value="0" calcext:value-type="float">
            <text:p>0</text:p>
          </table:table-cell>
          <table:table-cell table:style-name="ce55" table:formula="of:=COUNTIF([.C23:.K23];&quot;x&quot;)" office:value-type="float" office:value="0" calcext:value-type="float">
            <text:p>0</text:p>
          </table:table-cell>
          <table:table-cell table:style-name="ce56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1-23" calcext:value-type="date">
            <text:p>23. I. 10</text:p>
          </table:table-cell>
          <table:table-cell table:style-name="ce23" table:formula="of:=TEXT([.A24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1"/>
          <table:table-cell table:style-name="ce37"/>
          <table:table-cell table:style-name="ce30" table:number-columns-repeated="2"/>
          <table:table-cell table:style-name="ce37"/>
          <table:table-cell table:style-name="ce3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 office:value-type="string" calcext:value-type="string">
            <text:p>MŠŠ</text:p>
          </table:table-cell>
          <table:table-cell table:style-name="ce41" office:value-type="string" calcext:value-type="string">
            <text:p>KON</text:p>
          </table:table-cell>
          <table:table-cell table:style-name="ce46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46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1" calcext:value-type="float">
            <text:p>1</text:p>
          </table:table-cell>
          <table:table-cell table:style-name="ce50" table:formula="of:=COUNTIF([.C24:.K24];&quot;51&quot;)+COUNTIF([.C24:.K24];&quot;51$&quot;)+COUNTIF([.C24:.K24];&quot;51☻&quot;)" office:value-type="float" office:value="0" calcext:value-type="float">
            <text:p>0</text:p>
          </table:table-cell>
          <table:table-cell table:style-name="ce50" table:formula="of:=COUNTIF([.C24:.K24];&quot;52&quot;)+COUNTIF([.C24:.K24];&quot;52$&quot;)+COUNTIF([.C24:.K24];&quot;52☻&quot;)" office:value-type="float" office:value="0" calcext:value-type="float">
            <text:p>0</text:p>
          </table:table-cell>
          <table:table-cell table:style-name="ce51" table:formula="of:=COUNTIF([.C24:.K24];&quot;51¶&quot;)" office:value-type="float" office:value="0" calcext:value-type="float">
            <text:p>0</text:p>
          </table:table-cell>
          <table:table-cell table:style-name="ce51" table:formula="of:=COUNTIF([.C24:.K24];&quot;52¶&quot;)" office:value-type="float" office:value="0" calcext:value-type="float">
            <text:p>0</text:p>
          </table:table-cell>
          <table:table-cell table:style-name="ce50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50" table:formula="of:=COUNTIF([.C24:.K24];&quot;KVIT&quot;)+COUNTIF([.C24:.K24];&quot;KVIT☻&quot;)+COUNTIF([.C24:.K24];&quot;kvit$&quot;)" office:value-type="float" office:value="0" calcext:value-type="float">
            <text:p>0</text:p>
          </table:table-cell>
          <table:table-cell table:style-name="ce54" table:formula="of:=COUNTBLANK([.C24:.K24])" office:value-type="float" office:value="7" calcext:value-type="float">
            <text:p>7</text:p>
          </table:table-cell>
          <table:table-cell table:style-name="ce55" table:formula="of:=COUNTIF([.C24:.K24];&quot;x&quot;)" office:value-type="float" office:value="0" calcext:value-type="float">
            <text:p>0</text:p>
          </table:table-cell>
          <table:table-cell table:style-name="ce56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1-24" calcext:value-type="date">
            <text:p>24. I. 10</text:p>
          </table:table-cell>
          <table:table-cell table:style-name="ce23" table:formula="of:=TEXT([.A25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1"/>
          <table:table-cell table:style-name="ce37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5" table:number-columns-repeated="2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KON</text:p>
          </table:table-cell>
          <table:table-cell table:style-name="ce46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46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1" calcext:value-type="float">
            <text:p>1</text:p>
          </table:table-cell>
          <table:table-cell table:style-name="ce50" table:formula="of:=COUNTIF([.C25:.K25];&quot;51&quot;)+COUNTIF([.C25:.K25];&quot;51$&quot;)+COUNTIF([.C25:.K25];&quot;51☻&quot;)" office:value-type="float" office:value="0" calcext:value-type="float">
            <text:p>0</text:p>
          </table:table-cell>
          <table:table-cell table:style-name="ce50" table:formula="of:=COUNTIF([.C25:.K25];&quot;52&quot;)+COUNTIF([.C25:.K25];&quot;52$&quot;)+COUNTIF([.C25:.K25];&quot;52☻&quot;)" office:value-type="float" office:value="0" calcext:value-type="float">
            <text:p>0</text:p>
          </table:table-cell>
          <table:table-cell table:style-name="ce51" table:formula="of:=COUNTIF([.C25:.K25];&quot;51¶&quot;)" office:value-type="float" office:value="0" calcext:value-type="float">
            <text:p>0</text:p>
          </table:table-cell>
          <table:table-cell table:style-name="ce51" table:formula="of:=COUNTIF([.C25:.K25];&quot;52¶&quot;)" office:value-type="float" office:value="0" calcext:value-type="float">
            <text:p>0</text:p>
          </table:table-cell>
          <table:table-cell table:style-name="ce50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50" table:formula="of:=COUNTIF([.C25:.K25];&quot;KVIT&quot;)+COUNTIF([.C25:.K25];&quot;KVIT☻&quot;)+COUNTIF([.C25:.K25];&quot;kvit$&quot;)" office:value-type="float" office:value="0" calcext:value-type="float">
            <text:p>0</text:p>
          </table:table-cell>
          <table:table-cell table:style-name="ce54" table:formula="of:=COUNTBLANK([.C25:.K25])" office:value-type="float" office:value="7" calcext:value-type="float">
            <text:p>7</text:p>
          </table:table-cell>
          <table:table-cell table:style-name="ce55" table:formula="of:=COUNTIF([.C25:.K25];&quot;x&quot;)" office:value-type="float" office:value="0" calcext:value-type="float">
            <text:p>0</text:p>
          </table:table-cell>
          <table:table-cell table:style-name="ce56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5" calcext:value-type="date">
            <text:p>25. I. 10</text:p>
          </table:table-cell>
          <table:table-cell table:style-name="ce24" table:formula="of:=TEXT([.A26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46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46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0" calcext:value-type="float">
            <text:p>0</text:p>
          </table:table-cell>
          <table:table-cell table:style-name="ce50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50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51" table:formula="of:=COUNTIF([.C26:.K26];&quot;51¶&quot;)" office:value-type="float" office:value="1" calcext:value-type="float">
            <text:p>1</text:p>
          </table:table-cell>
          <table:table-cell table:style-name="ce51" table:formula="of:=COUNTIF([.C26:.K26];&quot;52¶&quot;)" office:value-type="float" office:value="1" calcext:value-type="float">
            <text:p>1</text:p>
          </table:table-cell>
          <table:table-cell table:style-name="ce50" table:formula="of:=COUNTIF([.C26:.K26];&quot;U&quot;)+COUNTIF([.C26:.K26];&quot;U☻&quot;)+COUNTIF([.C26:.K26];&quot;U☺&quot;)" office:value-type="float" office:value="1" calcext:value-type="float">
            <text:p>1</text:p>
          </table:table-cell>
          <table:table-cell table:style-name="ce50" table:formula="of:=COUNTIF([.C26:.K26];&quot;KVIT&quot;)+COUNTIF([.C26:.K26];&quot;KVIT☻&quot;)+COUNTIF([.C26:.K26];&quot;kvit$&quot;)" office:value-type="float" office:value="2" calcext:value-type="float">
            <text:p>2</text:p>
          </table:table-cell>
          <table:table-cell table:style-name="ce54" table:formula="of:=COUNTBLANK([.C26:.K26])" office:value-type="float" office:value="0" calcext:value-type="float">
            <text:p>0</text:p>
          </table:table-cell>
          <table:table-cell table:style-name="ce55" table:formula="of:=COUNTIF([.C26:.K26];&quot;x&quot;)" office:value-type="float" office:value="2" calcext:value-type="float">
            <text:p>2</text:p>
          </table:table-cell>
          <table:table-cell table:style-name="ce56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6" calcext:value-type="date">
            <text:p>26. I. 10</text:p>
          </table:table-cell>
          <table:table-cell table:style-name="ce24" table:formula="of:=TEXT([.A27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ŠOŠ</text:p>
          </table:table-cell>
          <table:table-cell table:style-name="ce46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46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1" calcext:value-type="float">
            <text:p>1</text:p>
          </table:table-cell>
          <table:table-cell table:style-name="ce50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50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51" table:formula="of:=COUNTIF([.C27:.K27];&quot;51¶&quot;)" office:value-type="float" office:value="1" calcext:value-type="float">
            <text:p>1</text:p>
          </table:table-cell>
          <table:table-cell table:style-name="ce51" table:formula="of:=COUNTIF([.C27:.K27];&quot;52¶&quot;)" office:value-type="float" office:value="1" calcext:value-type="float">
            <text:p>1</text:p>
          </table:table-cell>
          <table:table-cell table:style-name="ce50" table:formula="of:=COUNTIF([.C27:.K27];&quot;U&quot;)+COUNTIF([.C27:.K27];&quot;U☻&quot;)+COUNTIF([.C27:.K27];&quot;U☺&quot;)" office:value-type="float" office:value="1" calcext:value-type="float">
            <text:p>1</text:p>
          </table:table-cell>
          <table:table-cell table:style-name="ce50" table:formula="of:=COUNTIF([.C27:.K27];&quot;KVIT&quot;)+COUNTIF([.C27:.K27];&quot;KVIT☻&quot;)+COUNTIF([.C27:.K27];&quot;kvit$&quot;)" office:value-type="float" office:value="2" calcext:value-type="float">
            <text:p>2</text:p>
          </table:table-cell>
          <table:table-cell table:style-name="ce54" table:formula="of:=COUNTBLANK([.C27:.K27])" office:value-type="float" office:value="0" calcext:value-type="float">
            <text:p>0</text:p>
          </table:table-cell>
          <table:table-cell table:style-name="ce55" table:formula="of:=COUNTIF([.C27:.K27];&quot;x&quot;)" office:value-type="float" office:value="1" calcext:value-type="float">
            <text:p>1</text:p>
          </table:table-cell>
          <table:table-cell table:style-name="ce56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7" calcext:value-type="date">
            <text:p>27. I. 10</text:p>
          </table:table-cell>
          <table:table-cell table:style-name="ce24" table:formula="of:=TEXT([.A28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8" office:value-type="string" calcext:value-type="string">
            <text:p>RTG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8" office:value-type="string" calcext:value-type="string">
            <text:p>RTG</text:p>
          </table:table-cell>
          <table:table-cell table:style-name="ce38" office:value-type="string" calcext:value-type="string">
            <text:p><text:s/>VIN</text:p>
          </table:table-cell>
          <table:table-cell table:style-name="ce29" office:value-type="string" calcext:value-type="string">
            <text:p>ŠOŠ</text:p>
          </table:table-cell>
          <table:table-cell table:style-name="ce46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46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0" calcext:value-type="float">
            <text:p>0</text:p>
          </table:table-cell>
          <table:table-cell table:style-name="ce50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50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51" table:formula="of:=COUNTIF([.C28:.K28];&quot;51¶&quot;)" office:value-type="float" office:value="1" calcext:value-type="float">
            <text:p>1</text:p>
          </table:table-cell>
          <table:table-cell table:style-name="ce51" table:formula="of:=COUNTIF([.C28:.K28];&quot;52¶&quot;)" office:value-type="float" office:value="1" calcext:value-type="float">
            <text:p>1</text:p>
          </table:table-cell>
          <table:table-cell table:style-name="ce50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50" table:formula="of:=COUNTIF([.C28:.K28];&quot;KVIT&quot;)+COUNTIF([.C28:.K28];&quot;KVIT☻&quot;)+COUNTIF([.C28:.K28];&quot;kvit$&quot;)" office:value-type="float" office:value="2" calcext:value-type="float">
            <text:p>2</text:p>
          </table:table-cell>
          <table:table-cell table:style-name="ce54" table:formula="of:=COUNTBLANK([.C28:.K28])" office:value-type="float" office:value="0" calcext:value-type="float">
            <text:p>0</text:p>
          </table:table-cell>
          <table:table-cell table:style-name="ce55" table:formula="of:=COUNTIF([.C28:.K28];&quot;x&quot;)" office:value-type="float" office:value="1" calcext:value-type="float">
            <text:p>1</text:p>
          </table:table-cell>
          <table:table-cell table:style-name="ce56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8" calcext:value-type="date">
            <text:p>28. I. 10</text:p>
          </table:table-cell>
          <table:table-cell table:style-name="ce24" table:formula="of:=TEXT([.A29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office:value-type="string" calcext:value-type="string">
            <text:p>ŠTI</text:p>
          </table:table-cell>
          <table:table-cell table:style-name="ce29" office:value-type="string" calcext:value-type="string">
            <text:p>ŠOŠ</text:p>
          </table:table-cell>
          <table:table-cell table:style-name="ce46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46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 calcext:value-type="float">
            <text:p>0</text:p>
          </table:table-cell>
          <table:table-cell table:style-name="ce50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50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51" table:formula="of:=COUNTIF([.C29:.K29];&quot;51¶&quot;)" office:value-type="float" office:value="1" calcext:value-type="float">
            <text:p>1</text:p>
          </table:table-cell>
          <table:table-cell table:style-name="ce51" table:formula="of:=COUNTIF([.C29:.K29];&quot;52¶&quot;)" office:value-type="float" office:value="1" calcext:value-type="float">
            <text:p>1</text:p>
          </table:table-cell>
          <table:table-cell table:style-name="ce50" table:formula="of:=COUNTIF([.C29:.K29];&quot;U&quot;)+COUNTIF([.C29:.K29];&quot;U☻&quot;)+COUNTIF([.C29:.K29];&quot;U☺&quot;)" office:value-type="float" office:value="1" calcext:value-type="float">
            <text:p>1</text:p>
          </table:table-cell>
          <table:table-cell table:style-name="ce50" table:formula="of:=COUNTIF([.C29:.K29];&quot;KVIT&quot;)+COUNTIF([.C29:.K29];&quot;KVIT☻&quot;)+COUNTIF([.C29:.K29];&quot;kvit$&quot;)" office:value-type="float" office:value="2" calcext:value-type="float">
            <text:p>2</text:p>
          </table:table-cell>
          <table:table-cell table:style-name="ce54" table:formula="of:=COUNTBLANK([.C29:.K29])" office:value-type="float" office:value="0" calcext:value-type="float">
            <text:p>0</text:p>
          </table:table-cell>
          <table:table-cell table:style-name="ce55" table:formula="of:=COUNTIF([.C29:.K29];&quot;x&quot;)" office:value-type="float" office:value="1" calcext:value-type="float">
            <text:p>1</text:p>
          </table:table-cell>
          <table:table-cell table:style-name="ce56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1-29" calcext:value-type="date">
            <text:p>29. I. 10</text:p>
          </table:table-cell>
          <table:table-cell table:style-name="ce24" table:formula="of:=TEXT([.A30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ŠOŠ</text:p>
          </table:table-cell>
          <table:table-cell table:style-name="ce46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46" table:formula="of:=COUNTIF([.C30:.K30];&quot;☺&quot;)+COUNTIF([.C30:.K30];&quot;52☺&quot;)+COUNTIF([.C30:.K30];&quot;51☺&quot;)+COUNTIF([.C30:.K30];&quot;1☺&quot;)+COUNTIF([.C30:.K30];&quot;KVIT☺&quot;)+COUNTIF([.C30:.K30];&quot;U☺&quot;)" office:value-type="float" office:value="1" calcext:value-type="float">
            <text:p>1</text:p>
          </table:table-cell>
          <table:table-cell table:style-name="ce50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50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51" table:formula="of:=COUNTIF([.C30:.K30];&quot;51¶&quot;)" office:value-type="float" office:value="1" calcext:value-type="float">
            <text:p>1</text:p>
          </table:table-cell>
          <table:table-cell table:style-name="ce51" table:formula="of:=COUNTIF([.C30:.K30];&quot;52¶&quot;)" office:value-type="float" office:value="1" calcext:value-type="float">
            <text:p>1</text:p>
          </table:table-cell>
          <table:table-cell table:style-name="ce50" table:formula="of:=COUNTIF([.C30:.K30];&quot;U&quot;)+COUNTIF([.C30:.K30];&quot;U☻&quot;)+COUNTIF([.C30:.K30];&quot;U☺&quot;)" office:value-type="float" office:value="1" calcext:value-type="float">
            <text:p>1</text:p>
          </table:table-cell>
          <table:table-cell table:style-name="ce50" table:formula="of:=COUNTIF([.C30:.K30];&quot;KVIT&quot;)+COUNTIF([.C30:.K30];&quot;KVIT☻&quot;)+COUNTIF([.C30:.K30];&quot;kvit$&quot;)" office:value-type="float" office:value="2" calcext:value-type="float">
            <text:p>2</text:p>
          </table:table-cell>
          <table:table-cell table:style-name="ce54" table:formula="of:=COUNTBLANK([.C30:.K30])" office:value-type="float" office:value="0" calcext:value-type="float">
            <text:p>0</text:p>
          </table:table-cell>
          <table:table-cell table:style-name="ce55" table:formula="of:=COUNTIF([.C30:.K30];&quot;x&quot;)" office:value-type="float" office:value="1" calcext:value-type="float">
            <text:p>1</text:p>
          </table:table-cell>
          <table:table-cell table:style-name="ce56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6" table:number-columns-repeated="233"/>
          <table:table-cell table:number-columns-repeated="767"/>
        </table:table-row>
        <table:table-row table:style-name="ro6">
          <table:table-cell table:style-name="ce19" office:value-type="date" office:date-value="2010-01-30" calcext:value-type="date">
            <text:p>30. I. 10</text:p>
          </table:table-cell>
          <table:table-cell table:style-name="ce23" table:formula="of:=TEXT([.A31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/>
          <table:table-cell table:style-name="ce37"/>
          <table:table-cell table:style-name="ce6"/>
          <table:table-cell table:style-name="ce37"/>
          <table:table-cell table:style-name="ce35" table:number-columns-repeated="2"/>
          <table:table-cell table:style-name="ce44" office:value-type="string" calcext:value-type="string">
            <text:p>JAN</text:p>
          </table:table-cell>
          <table:table-cell table:style-name="ce41" office:value-type="string" calcext:value-type="string">
            <text:p>ROD</text:p>
          </table:table-cell>
          <table:table-cell table:style-name="ce46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46" table:formula="of:=COUNTIF([.C31:.K31];&quot;☺&quot;)+COUNTIF([.C31:.K31];&quot;52☺&quot;)+COUNTIF([.C31:.K31];&quot;51☺&quot;)+COUNTIF([.C31:.K31];&quot;1☺&quot;)+COUNTIF([.C31:.K31];&quot;KVIT☺&quot;)+COUNTIF([.C31:.K31];&quot;U☺&quot;)" office:value-type="float" office:value="0" calcext:value-type="float">
            <text:p>0</text:p>
          </table:table-cell>
          <table:table-cell table:style-name="ce50" table:formula="of:=COUNTIF([.C31:.K31];&quot;51&quot;)+COUNTIF([.C31:.K31];&quot;51$&quot;)+COUNTIF([.C31:.K31];&quot;51☻&quot;)" office:value-type="float" office:value="0" calcext:value-type="float">
            <text:p>0</text:p>
          </table:table-cell>
          <table:table-cell table:style-name="ce50" table:formula="of:=COUNTIF([.C31:.K31];&quot;52&quot;)+COUNTIF([.C31:.K31];&quot;52$&quot;)+COUNTIF([.C31:.K31];&quot;52☻&quot;)" office:value-type="float" office:value="0" calcext:value-type="float">
            <text:p>0</text:p>
          </table:table-cell>
          <table:table-cell table:style-name="ce51" table:formula="of:=COUNTIF([.C31:.K31];&quot;51¶&quot;)" office:value-type="float" office:value="0" calcext:value-type="float">
            <text:p>0</text:p>
          </table:table-cell>
          <table:table-cell table:style-name="ce51" table:formula="of:=COUNTIF([.C31:.K31];&quot;52¶&quot;)" office:value-type="float" office:value="0" calcext:value-type="float">
            <text:p>0</text:p>
          </table:table-cell>
          <table:table-cell table:style-name="ce50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50" table:formula="of:=COUNTIF([.C31:.K31];&quot;KVIT&quot;)+COUNTIF([.C31:.K31];&quot;KVIT☻&quot;)+COUNTIF([.C31:.K31];&quot;kvit$&quot;)" office:value-type="float" office:value="0" calcext:value-type="float">
            <text:p>0</text:p>
          </table:table-cell>
          <table:table-cell table:style-name="ce54" table:formula="of:=COUNTBLANK([.C31:.K31])" office:value-type="float" office:value="8" calcext:value-type="float">
            <text:p>8</text:p>
          </table:table-cell>
          <table:table-cell table:style-name="ce55" table:formula="of:=COUNTIF([.C31:.K31];&quot;x&quot;)" office:value-type="float" office:value="0" calcext:value-type="float">
            <text:p>0</text:p>
          </table:table-cell>
          <table:table-cell table:style-name="ce56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 calcext:value-type="float">
            <text:p>0</text:p>
          </table:table-cell>
          <table:table-cell table:style-name="ce16" table:number-columns-repeated="233"/>
          <table:table-cell table:number-columns-repeated="767"/>
        </table:table-row>
        <table:table-row table:style-name="ro6">
          <table:table-cell table:style-name="ce19" office:value-type="date" office:date-value="2010-01-31" calcext:value-type="date">
            <text:p>31. I. 10</text:p>
          </table:table-cell>
          <table:table-cell table:style-name="ce23" table:formula="of:=TEXT([.A32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7"/>
          <table:table-cell table:style-name="ce6"/>
          <table:table-cell table:style-name="ce30"/>
          <table:table-cell table:style-name="ce37"/>
          <table:table-cell table:style-name="ce35" table:number-columns-repeated="2"/>
          <table:table-cell table:style-name="ce44" office:value-type="string" calcext:value-type="string">
            <text:p>JAN</text:p>
          </table:table-cell>
          <table:table-cell table:style-name="ce41" office:value-type="string" calcext:value-type="string">
            <text:p>ROD</text:p>
          </table:table-cell>
          <table:table-cell table:style-name="ce46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46" table:formula="of:=COUNTIF([.C32:.K32];&quot;☺&quot;)+COUNTIF([.C32:.K32];&quot;52☺&quot;)+COUNTIF([.C32:.K32];&quot;51☺&quot;)+COUNTIF([.C32:.K32];&quot;1☺&quot;)+COUNTIF([.C32:.K32];&quot;KVIT☺&quot;)+COUNTIF([.C32:.K32];&quot;U☺&quot;)" office:value-type="float" office:value="0" calcext:value-type="float">
            <text:p>0</text:p>
          </table:table-cell>
          <table:table-cell table:style-name="ce50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50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51" table:formula="of:=COUNTIF([.C32:.K32];&quot;51¶&quot;)" office:value-type="float" office:value="0" calcext:value-type="float">
            <text:p>0</text:p>
          </table:table-cell>
          <table:table-cell table:style-name="ce51" table:formula="of:=COUNTIF([.C32:.K32];&quot;52¶&quot;)" office:value-type="float" office:value="0" calcext:value-type="float">
            <text:p>0</text:p>
          </table:table-cell>
          <table:table-cell table:style-name="ce50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50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54" table:formula="of:=COUNTBLANK([.C32:.K32])" office:value-type="float" office:value="8" calcext:value-type="float">
            <text:p>8</text:p>
          </table:table-cell>
          <table:table-cell table:style-name="ce55" table:formula="of:=COUNTIF([.C32:.K32];&quot;x&quot;)" office:value-type="float" office:value="0" calcext:value-type="float">
            <text:p>0</text:p>
          </table:table-cell>
          <table:table-cell table:style-name="ce56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6" table:number-columns-repeated="233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2" calcext:value-type="float">
            <text:p>2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6" calcext:value-type="float">
            <text:p>6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1" calcext:value-type="float">
            <text:p>1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 calcext:value-type="float">
            <text:p>1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5" calcext:value-type="float">
            <text:p>5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6" calcext:value-type="float">
            <text:p>6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1" calcext:value-type="float">
            <text:p>1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8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0" calcext:value-type="float">
            <text:p>0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1" calcext:value-type="float">
            <text:p>1</text:p>
          </table:table-cell>
          <table:table-cell table:style-name="ce34" table:formula="of:=COUNTIF([.G2:.G32];&quot;D&quot;)" office:value-type="float" office:value="8" calcext:value-type="float">
            <text:p>8</text:p>
          </table:table-cell>
          <table:table-cell table:style-name="ce34" table:formula="of:=COUNTIF([.H2:.H32];&quot;D&quot;)" office:value-type="float" office:value="2" calcext:value-type="float">
            <text:p>2</text:p>
          </table:table-cell>
          <table:table-cell table:style-name="ce34" table:formula="of:=COUNTIF([.I2:.I32];&quot;D&quot;)" office:value-type="float" office:value="5" calcext:value-type="float">
            <text:p>5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1" calcext:value-type="float">
            <text:p>1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4" calcext:value-type="float">
            <text:p>4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M2:.M32];&quot;KOS&quot;)" office:value-type="float" office:value="6" calcext:value-type="float">
            <text:p>6</text:p>
          </table:table-cell>
          <table:table-cell table:style-name="ce34" table:formula="of:=COUNTIF([.M2:.M32];&quot;ŠOŠ&quot;)" office:value-type="float" office:value="6" calcext:value-type="float">
            <text:p>6</text:p>
          </table:table-cell>
          <table:table-cell table:style-name="ce34" table:formula="of:=COUNTIF([.M2:.M32];&quot;PIN&quot;)" office:value-type="float" office:value="2" calcext:value-type="float">
            <text:p>2</text:p>
          </table:table-cell>
          <table:table-cell table:style-name="ce34" table:formula="of:=COUNTIF([.M2:.M32];&quot;KON&quot;)" office:value-type="float" office:value="5" calcext:value-type="float">
            <text:p>5</text:p>
          </table:table-cell>
          <table:table-cell table:style-name="ce34" table:formula="of:=COUNTIF([.M2:.M32];&quot;KNE&quot;)" office:value-type="float" office:value="0" calcext:value-type="float">
            <text:p>0</text:p>
          </table:table-cell>
          <table:table-cell table:style-name="ce34" table:formula="of:=COUNTIF([.M2:.M32];&quot;AND&quot;)" office:value-type="float" office:value="1" calcext:value-type="float">
            <text:p>1</text:p>
          </table:table-cell>
          <table:table-cell table:style-name="ce34" table:formula="of:=COUNTIF([.M2:.M32];&quot;ROD&quot;)" office:value-type="float" office:value="3" calcext:value-type="float">
            <text:p>3</text:p>
          </table:table-cell>
          <table:table-cell table:style-name="ce34" table:formula="of:=COUNTIF([.M2:.M32];&quot;DAN&quot;)" office:value-type="float" office:value="1" calcext:value-type="float">
            <text:p>1</text:p>
          </table:table-cell>
          <table:table-cell table:style-name="ce34" table:formula="of:=COUNTIF([.M2:.M32];&quot;MŠŠ&quot;)" office:value-type="float" office:value="7" calcext:value-type="float">
            <text:p>7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 calcext:value-type="float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5" calcext:value-type="float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5" calcext:value-type="float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5" calcext:value-type="float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3" calcext:value-type="float">
            <text:p>3</text:p>
          </table:table-cell>
          <table:table-cell table:style-name="ce1" table:formula="of:=COUNTIF([.E2:.E32];&quot;U☺&quot;)+COUNTIF([.E2:.E32];&quot;U☻&quot;)+COUNTIF([.E2:.E32];&quot;U&quot;)" office:value-type="float" office:value="4" calcext:value-type="float">
            <text:p>4</text:p>
          </table:table-cell>
          <table:table-cell table:style-name="ce1" table:formula="of:=COUNTIF([.F2:.F32];&quot;U☺&quot;)+COUNTIF([.F2:.F32];&quot;U☻&quot;)+COUNTIF([.F2:.F32];&quot;U&quot;)" office:value-type="float" office:value="5" calcext:value-type="float">
            <text:p>5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 table:number-rows-repeated="98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anuar.B2:januar.B32">
            <calcext:condition calcext:apply-style-name="ConditionalStyle_1" calcext:value="=&quot;sob&quot;" calcext:base-cell-address="januar.B2"/>
            <calcext:condition calcext:apply-style-name="ConditionalStyle_2" calcext:value="=&quot;ned&quot;" calcext:base-cell-address="januar.B2"/>
          </calcext:conditional-format>
          <calcext:conditional-format calcext:target-range-address="januar.N2:januar.O32">
            <calcext:condition calcext:apply-style-name="ConditionalStyle_3" calcext:value="&lt;1" calcext:base-cell-address="januar.N2"/>
            <calcext:condition calcext:apply-style-name="ConditionalStyle_4" calcext:value="&gt;1" calcext:base-cell-address="januar.N2"/>
          </calcext:conditional-format>
          <calcext:conditional-format calcext:target-range-address="januar.P2:januar.Q32 januar.T2:januar.U32">
            <calcext:condition calcext:apply-style-name="ConditionalStyle_5" calcext:value="&lt;1" calcext:base-cell-address="januar.P2"/>
            <calcext:condition calcext:apply-style-name="ConditionalStyle_6" calcext:value="&gt;1" calcext:base-cell-address="januar.P2"/>
          </calcext:conditional-format>
          <calcext:conditional-format calcext:target-range-address="januar.R2:januar.S32">
            <calcext:condition calcext:apply-style-name="ConditionalStyle_7" calcext:value="&lt;1" calcext:base-cell-address="januar.R2"/>
            <calcext:condition calcext:apply-style-name="ConditionalStyle_8" calcext:value="&gt;1" calcext:base-cell-address="januar.R2"/>
          </calcext:conditional-format>
          <calcext:conditional-format calcext:target-range-address="januar.V2:januar.V32">
            <calcext:condition calcext:apply-style-name="ConditionalStyle_9" calcext:value="!=0" calcext:base-cell-address="januar.V2"/>
          </calcext:conditional-format>
          <calcext:conditional-format calcext:target-range-address="januar.W2:januar.W32">
            <calcext:condition calcext:apply-style-name="ConditionalStyle_10" calcext:value="=1" calcext:base-cell-address="januar.W2"/>
            <calcext:condition calcext:apply-style-name="ConditionalStyle_11" calcext:value="&gt;1" calcext:base-cell-address="januar.W2"/>
          </calcext:conditional-format>
          <calcext:conditional-format calcext:target-range-address="januar.X2:januar.X32">
            <calcext:condition calcext:apply-style-name="ConditionalStyle_12" calcext:value="&lt;2" calcext:base-cell-address="januar.X2"/>
            <calcext:condition calcext:apply-style-name="ConditionalStyle_13" calcext:value="&gt;2" calcext:base-cell-address="januar.X2"/>
          </calcext:conditional-format>
        </calcext:conditional-formats>
      </table:table>
      <table:table table:name="februar" table:style-name="ta3">
        <table:table-column table:style-name="co3" table:default-cell-style-name="ce17"/>
        <table:table-column table:style-name="co14" table:default-cell-style-name="ce17"/>
        <table:table-column table:style-name="co5" table:number-columns-repeated="11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9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1000"/>
        </table:table-row>
        <table:table-row table:style-name="ro6">
          <table:table-cell table:style-name="ce20" office:value-type="date" office:date-value="2010-02-01" calcext:value-type="date">
            <text:p>1. II. 10</text:p>
          </table:table-cell>
          <table:table-cell table:style-name="ce58" table:formula="of:=TEXT([.A2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61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62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0" calcext:value-type="float">
            <text:p>0</text:p>
          </table:table-cell>
          <table:table-cell table:style-name="ce63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63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64" table:formula="of:=COUNTIF([.C2:.K2];&quot;51¶&quot;)" office:value-type="float" office:value="1" calcext:value-type="float">
            <text:p>1</text:p>
          </table:table-cell>
          <table:table-cell table:style-name="ce64" table:formula="of:=COUNTIF([.C2:.K2];&quot;52¶&quot;)" office:value-type="float" office:value="1" calcext:value-type="float">
            <text:p>1</text:p>
          </table:table-cell>
          <table:table-cell table:style-name="ce63" table:formula="of:=COUNTIF([.C2:.K2];&quot;U&quot;)+COUNTIF([.C2:.K2];&quot;U☻&quot;)+COUNTIF([.C2:.K2];&quot;U☺&quot;)" office:value-type="float" office:value="1" calcext:value-type="float">
            <text:p>1</text:p>
          </table:table-cell>
          <table:table-cell table:style-name="ce63" table:formula="of:=COUNTIF([.C2:.K2];&quot;KVIT&quot;)+COUNTIF([.C2:.K2];&quot;KVIT☻&quot;)+COUNTIF([.C2:.K2];&quot;kvit$&quot;)" office:value-type="float" office:value="2" calcext:value-type="float">
            <text:p>2</text:p>
          </table:table-cell>
          <table:table-cell table:style-name="ce65" table:formula="of:=COUNTBLANK([.C2:.K2])" office:value-type="float" office:value="0" calcext:value-type="float">
            <text:p>0</text:p>
          </table:table-cell>
          <table:table-cell table:style-name="ce66" table:formula="of:=COUNTIF([.C2:.K2];&quot;x&quot;)" office:value-type="float" office:value="1" calcext:value-type="float">
            <text:p>1</text:p>
          </table:table-cell>
          <table:table-cell table:style-name="ce67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02-02" calcext:value-type="date">
            <text:p>2. II. 10</text:p>
          </table:table-cell>
          <table:table-cell table:style-name="ce58" table:formula="of:=TEXT([.A3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MŠŠ</text:p>
          </table:table-cell>
          <table:table-cell table:style-name="ce61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62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1" calcext:value-type="float">
            <text:p>1</text:p>
          </table:table-cell>
          <table:table-cell table:style-name="ce63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63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64" table:formula="of:=COUNTIF([.C3:.K3];&quot;51¶&quot;)" office:value-type="float" office:value="1" calcext:value-type="float">
            <text:p>1</text:p>
          </table:table-cell>
          <table:table-cell table:style-name="ce64" table:formula="of:=COUNTIF([.C3:.K3];&quot;52¶&quot;)" office:value-type="float" office:value="1" calcext:value-type="float">
            <text:p>1</text:p>
          </table:table-cell>
          <table:table-cell table:style-name="ce63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63" table:formula="of:=COUNTIF([.C3:.K3];&quot;KVIT&quot;)+COUNTIF([.C3:.K3];&quot;KVIT☻&quot;)+COUNTIF([.C3:.K3];&quot;kvit$&quot;)" office:value-type="float" office:value="2" calcext:value-type="float">
            <text:p>2</text:p>
          </table:table-cell>
          <table:table-cell table:style-name="ce65" table:formula="of:=COUNTBLANK([.C3:.K3])" office:value-type="float" office:value="0" calcext:value-type="float">
            <text:p>0</text:p>
          </table:table-cell>
          <table:table-cell table:style-name="ce66" table:formula="of:=COUNTIF([.C3:.K3];&quot;x&quot;)" office:value-type="float" office:value="1" calcext:value-type="float">
            <text:p>1</text:p>
          </table:table-cell>
          <table:table-cell table:style-name="ce67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03" calcext:value-type="date">
            <text:p>3. II. 10</text:p>
          </table:table-cell>
          <table:table-cell table:style-name="ce58" table:formula="of:=TEXT([.A4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61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62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 calcext:value-type="float">
            <text:p>1</text:p>
          </table:table-cell>
          <table:table-cell table:style-name="ce63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63" table:formula="of:=COUNTIF([.C4:.K4];&quot;52&quot;)+COUNTIF([.C4:.K4];&quot;52$&quot;)+COUNTIF([.C4:.K4];&quot;52☻&quot;)" office:value-type="float" office:value="0" calcext:value-type="float">
            <text:p>0</text:p>
          </table:table-cell>
          <table:table-cell table:style-name="ce64" table:formula="of:=COUNTIF([.C4:.K4];&quot;51¶&quot;)" office:value-type="float" office:value="1" calcext:value-type="float">
            <text:p>1</text:p>
          </table:table-cell>
          <table:table-cell table:style-name="ce64" table:formula="of:=COUNTIF([.C4:.K4];&quot;52¶&quot;)" office:value-type="float" office:value="0" calcext:value-type="float">
            <text:p>0</text:p>
          </table:table-cell>
          <table:table-cell table:style-name="ce63" table:formula="of:=COUNTIF([.C4:.K4];&quot;U&quot;)+COUNTIF([.C4:.K4];&quot;U☻&quot;)+COUNTIF([.C4:.K4];&quot;U☺&quot;)" office:value-type="float" office:value="1" calcext:value-type="float">
            <text:p>1</text:p>
          </table:table-cell>
          <table:table-cell table:style-name="ce63" table:formula="of:=COUNTIF([.C4:.K4];&quot;KVIT&quot;)+COUNTIF([.C4:.K4];&quot;KVIT☻&quot;)+COUNTIF([.C4:.K4];&quot;kvit$&quot;)" office:value-type="float" office:value="2" calcext:value-type="float">
            <text:p>2</text:p>
          </table:table-cell>
          <table:table-cell table:style-name="ce65" table:formula="of:=COUNTBLANK([.C4:.K4])" office:value-type="float" office:value="0" calcext:value-type="float">
            <text:p>0</text:p>
          </table:table-cell>
          <table:table-cell table:style-name="ce66" table:formula="of:=COUNTIF([.C4:.K4];&quot;x&quot;)" office:value-type="float" office:value="2" calcext:value-type="float">
            <text:p>2</text:p>
          </table:table-cell>
          <table:table-cell table:style-name="ce67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1" calcext:value-type="float">
            <text:p>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04" calcext:value-type="date">
            <text:p>4. II. 10</text:p>
          </table:table-cell>
          <table:table-cell table:style-name="ce58" table:formula="of:=TEXT([.A5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61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62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0" calcext:value-type="float">
            <text:p>0</text:p>
          </table:table-cell>
          <table:table-cell table:style-name="ce63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63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64" table:formula="of:=COUNTIF([.C5:.K5];&quot;51¶&quot;)" office:value-type="float" office:value="1" calcext:value-type="float">
            <text:p>1</text:p>
          </table:table-cell>
          <table:table-cell table:style-name="ce64" table:formula="of:=COUNTIF([.C5:.K5];&quot;52¶&quot;)" office:value-type="float" office:value="1" calcext:value-type="float">
            <text:p>1</text:p>
          </table:table-cell>
          <table:table-cell table:style-name="ce63" table:formula="of:=COUNTIF([.C5:.K5];&quot;U&quot;)+COUNTIF([.C5:.K5];&quot;U☻&quot;)+COUNTIF([.C5:.K5];&quot;U☺&quot;)" office:value-type="float" office:value="1" calcext:value-type="float">
            <text:p>1</text:p>
          </table:table-cell>
          <table:table-cell table:style-name="ce63" table:formula="of:=COUNTIF([.C5:.K5];&quot;KVIT&quot;)+COUNTIF([.C5:.K5];&quot;KVIT☻&quot;)+COUNTIF([.C5:.K5];&quot;kvit$&quot;)" office:value-type="float" office:value="2" calcext:value-type="float">
            <text:p>2</text:p>
          </table:table-cell>
          <table:table-cell table:style-name="ce65" table:formula="of:=COUNTBLANK([.C5:.K5])" office:value-type="float" office:value="0" calcext:value-type="float">
            <text:p>0</text:p>
          </table:table-cell>
          <table:table-cell table:style-name="ce66" table:formula="of:=COUNTIF([.C5:.K5];&quot;x&quot;)" office:value-type="float" office:value="1" calcext:value-type="float">
            <text:p>1</text:p>
          </table:table-cell>
          <table:table-cell table:style-name="ce67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05" calcext:value-type="date">
            <text:p>5. II. 10</text:p>
          </table:table-cell>
          <table:table-cell table:style-name="ce58" table:formula="of:=TEXT([.A6];&quot;Ddd&quot;)" office:value-type="string" office:string-value="pet" calcext:value-type="string">
            <text:p>p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<text:s/>VIN</text:p>
          </table:table-cell>
          <table:table-cell table:style-name="ce29" office:value-type="string" calcext:value-type="string">
            <text:p>ŠOŠ</text:p>
          </table:table-cell>
          <table:table-cell table:style-name="ce61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62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0" calcext:value-type="float">
            <text:p>0</text:p>
          </table:table-cell>
          <table:table-cell table:style-name="ce63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63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64" table:formula="of:=COUNTIF([.C6:.K6];&quot;51¶&quot;)" office:value-type="float" office:value="0" calcext:value-type="float">
            <text:p>0</text:p>
          </table:table-cell>
          <table:table-cell table:style-name="ce64" table:formula="of:=COUNTIF([.C6:.K6];&quot;52¶&quot;)" office:value-type="float" office:value="1" calcext:value-type="float">
            <text:p>1</text:p>
          </table:table-cell>
          <table:table-cell table:style-name="ce63" table:formula="of:=COUNTIF([.C6:.K6];&quot;U&quot;)+COUNTIF([.C6:.K6];&quot;U☻&quot;)+COUNTIF([.C6:.K6];&quot;U☺&quot;)" office:value-type="float" office:value="1" calcext:value-type="float">
            <text:p>1</text:p>
          </table:table-cell>
          <table:table-cell table:style-name="ce63" table:formula="of:=COUNTIF([.C6:.K6];&quot;KVIT&quot;)+COUNTIF([.C6:.K6];&quot;KVIT☻&quot;)+COUNTIF([.C6:.K6];&quot;kvit$&quot;)" office:value-type="float" office:value="2" calcext:value-type="float">
            <text:p>2</text:p>
          </table:table-cell>
          <table:table-cell table:style-name="ce65" table:formula="of:=COUNTBLANK([.C6:.K6])" office:value-type="float" office:value="0" calcext:value-type="float">
            <text:p>0</text:p>
          </table:table-cell>
          <table:table-cell table:style-name="ce66" table:formula="of:=COUNTIF([.C6:.K6];&quot;x&quot;)" office:value-type="float" office:value="1" calcext:value-type="float">
            <text:p>1</text:p>
          </table:table-cell>
          <table:table-cell table:style-name="ce67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06" calcext:value-type="date">
            <text:p>6. II. 10</text:p>
          </table:table-cell>
          <table:table-cell table:style-name="ce59" table:formula="of:=TEXT([.A7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4"/>
          <table:table-cell table:style-name="ce31"/>
          <table:table-cell table:style-name="ce35" table:number-columns-repeated="3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office:value-type="string" calcext:value-type="string">
            <text:p>KOS</text:p>
          </table:table-cell>
          <table:table-cell table:style-name="ce41" office:value-type="string" calcext:value-type="string">
            <text:p>AND</text:p>
          </table:table-cell>
          <table:table-cell table:style-name="ce61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62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1" calcext:value-type="float">
            <text:p>1</text:p>
          </table:table-cell>
          <table:table-cell table:style-name="ce63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63" table:formula="of:=COUNTIF([.C7:.K7];&quot;52&quot;)+COUNTIF([.C7:.K7];&quot;52$&quot;)+COUNTIF([.C7:.K7];&quot;52☻&quot;)" office:value-type="float" office:value="0" calcext:value-type="float">
            <text:p>0</text:p>
          </table:table-cell>
          <table:table-cell table:style-name="ce64" table:formula="of:=COUNTIF([.C7:.K7];&quot;51¶&quot;)" office:value-type="float" office:value="0" calcext:value-type="float">
            <text:p>0</text:p>
          </table:table-cell>
          <table:table-cell table:style-name="ce64" table:formula="of:=COUNTIF([.C7:.K7];&quot;52¶&quot;)" office:value-type="float" office:value="0" calcext:value-type="float">
            <text:p>0</text:p>
          </table:table-cell>
          <table:table-cell table:style-name="ce63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63" table:formula="of:=COUNTIF([.C7:.K7];&quot;KVIT&quot;)+COUNTIF([.C7:.K7];&quot;KVIT☻&quot;)+COUNTIF([.C7:.K7];&quot;kvit$&quot;)" office:value-type="float" office:value="0" calcext:value-type="float">
            <text:p>0</text:p>
          </table:table-cell>
          <table:table-cell table:style-name="ce65" table:formula="of:=COUNTBLANK([.C7:.K7])" office:value-type="float" office:value="7" calcext:value-type="float">
            <text:p>7</text:p>
          </table:table-cell>
          <table:table-cell table:style-name="ce66" table:formula="of:=COUNTIF([.C7:.K7];&quot;x&quot;)" office:value-type="float" office:value="0" calcext:value-type="float">
            <text:p>0</text:p>
          </table:table-cell>
          <table:table-cell table:style-name="ce67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07" calcext:value-type="date">
            <text:p>7. II. 10</text:p>
          </table:table-cell>
          <table:table-cell table:style-name="ce59" table:formula="of:=TEXT([.A8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number-columns-repeated="3"/>
          <table:table-cell table:style-name="ce31"/>
          <table:table-cell table:style-name="ce35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office:value-type="string" calcext:value-type="string">
            <text:p>KOS</text:p>
          </table:table-cell>
          <table:table-cell table:style-name="ce41" office:value-type="string" calcext:value-type="string">
            <text:p>AND</text:p>
          </table:table-cell>
          <table:table-cell table:style-name="ce61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62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1" calcext:value-type="float">
            <text:p>1</text:p>
          </table:table-cell>
          <table:table-cell table:style-name="ce63" table:formula="of:=COUNTIF([.C8:.K8];&quot;51&quot;)+COUNTIF([.C8:.K8];&quot;51$&quot;)+COUNTIF([.C8:.K8];&quot;51☻&quot;)" office:value-type="float" office:value="0" calcext:value-type="float">
            <text:p>0</text:p>
          </table:table-cell>
          <table:table-cell table:style-name="ce63" table:formula="of:=COUNTIF([.C8:.K8];&quot;52&quot;)+COUNTIF([.C8:.K8];&quot;52$&quot;)+COUNTIF([.C8:.K8];&quot;52☻&quot;)" office:value-type="float" office:value="0" calcext:value-type="float">
            <text:p>0</text:p>
          </table:table-cell>
          <table:table-cell table:style-name="ce64" table:formula="of:=COUNTIF([.C8:.K8];&quot;51¶&quot;)" office:value-type="float" office:value="0" calcext:value-type="float">
            <text:p>0</text:p>
          </table:table-cell>
          <table:table-cell table:style-name="ce64" table:formula="of:=COUNTIF([.C8:.K8];&quot;52¶&quot;)" office:value-type="float" office:value="0" calcext:value-type="float">
            <text:p>0</text:p>
          </table:table-cell>
          <table:table-cell table:style-name="ce63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63" table:formula="of:=COUNTIF([.C8:.K8];&quot;KVIT&quot;)+COUNTIF([.C8:.K8];&quot;KVIT☻&quot;)+COUNTIF([.C8:.K8];&quot;kvit$&quot;)" office:value-type="float" office:value="0" calcext:value-type="float">
            <text:p>0</text:p>
          </table:table-cell>
          <table:table-cell table:style-name="ce65" table:formula="of:=COUNTBLANK([.C8:.K8])" office:value-type="float" office:value="7" calcext:value-type="float">
            <text:p>7</text:p>
          </table:table-cell>
          <table:table-cell table:style-name="ce66" table:formula="of:=COUNTIF([.C8:.K8];&quot;x&quot;)" office:value-type="float" office:value="0" calcext:value-type="float">
            <text:p>0</text:p>
          </table:table-cell>
          <table:table-cell table:style-name="ce67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08" calcext:value-type="date">
            <text:p>8. II. 10</text:p>
          </table:table-cell>
          <table:table-cell table:style-name="ce59" table:formula="of:=TEXT([.A9];&quot;Ddd&quot;)" office:value-type="string" office:string-value="pon" calcext:value-type="string">
            <text:p>pon</text:p>
          </table:table-cell>
          <table:table-cell table:style-name="ce6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4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7"/>
          <table:table-cell table:style-name="ce35" table:number-columns-repeated="2"/>
          <table:table-cell table:style-name="ce41" office:value-type="string" calcext:value-type="string">
            <text:p>ŠOŠ</text:p>
          </table:table-cell>
          <table:table-cell table:style-name="ce41" office:value-type="string" calcext:value-type="string">
            <text:p>AND</text:p>
          </table:table-cell>
          <table:table-cell table:style-name="ce61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62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1" calcext:value-type="float">
            <text:p>1</text:p>
          </table:table-cell>
          <table:table-cell table:style-name="ce63" table:formula="of:=COUNTIF([.C9:.K9];&quot;51&quot;)+COUNTIF([.C9:.K9];&quot;51$&quot;)+COUNTIF([.C9:.K9];&quot;51☻&quot;)" office:value-type="float" office:value="0" calcext:value-type="float">
            <text:p>0</text:p>
          </table:table-cell>
          <table:table-cell table:style-name="ce63" table:formula="of:=COUNTIF([.C9:.K9];&quot;52&quot;)+COUNTIF([.C9:.K9];&quot;52$&quot;)+COUNTIF([.C9:.K9];&quot;52☻&quot;)" office:value-type="float" office:value="0" calcext:value-type="float">
            <text:p>0</text:p>
          </table:table-cell>
          <table:table-cell table:style-name="ce64" table:formula="of:=COUNTIF([.C9:.K9];&quot;51¶&quot;)" office:value-type="float" office:value="0" calcext:value-type="float">
            <text:p>0</text:p>
          </table:table-cell>
          <table:table-cell table:style-name="ce64" table:formula="of:=COUNTIF([.C9:.K9];&quot;52¶&quot;)" office:value-type="float" office:value="0" calcext:value-type="float">
            <text:p>0</text:p>
          </table:table-cell>
          <table:table-cell table:style-name="ce63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63" table:formula="of:=COUNTIF([.C9:.K9];&quot;KVIT&quot;)+COUNTIF([.C9:.K9];&quot;KVIT☻&quot;)+COUNTIF([.C9:.K9];&quot;kvit$&quot;)" office:value-type="float" office:value="0" calcext:value-type="float">
            <text:p>0</text:p>
          </table:table-cell>
          <table:table-cell table:style-name="ce65" table:formula="of:=COUNTBLANK([.C9:.K9])" office:value-type="float" office:value="7" calcext:value-type="float">
            <text:p>7</text:p>
          </table:table-cell>
          <table:table-cell table:style-name="ce66" table:formula="of:=COUNTIF([.C9:.K9];&quot;x&quot;)" office:value-type="float" office:value="0" calcext:value-type="float">
            <text:p>0</text:p>
          </table:table-cell>
          <table:table-cell table:style-name="ce67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09" calcext:value-type="date">
            <text:p>9. II. 10</text:p>
          </table:table-cell>
          <table:table-cell table:style-name="ce58" table:formula="of:=TEXT([.A10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KNE</text:p>
          </table:table-cell>
          <table:table-cell table:style-name="ce61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62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0" calcext:value-type="float">
            <text:p>0</text:p>
          </table:table-cell>
          <table:table-cell table:style-name="ce63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63" table:formula="of:=COUNTIF([.C10:.K10];&quot;52&quot;)+COUNTIF([.C10:.K10];&quot;52$&quot;)+COUNTIF([.C10:.K10];&quot;52☻&quot;)" office:value-type="float" office:value="0" calcext:value-type="float">
            <text:p>0</text:p>
          </table:table-cell>
          <table:table-cell table:style-name="ce64" table:formula="of:=COUNTIF([.C10:.K10];&quot;51¶&quot;)" office:value-type="float" office:value="1" calcext:value-type="float">
            <text:p>1</text:p>
          </table:table-cell>
          <table:table-cell table:style-name="ce64" table:formula="of:=COUNTIF([.C10:.K10];&quot;52¶&quot;)" office:value-type="float" office:value="1" calcext:value-type="float">
            <text:p>1</text:p>
          </table:table-cell>
          <table:table-cell table:style-name="ce63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63" table:formula="of:=COUNTIF([.C10:.K10];&quot;KVIT&quot;)+COUNTIF([.C10:.K10];&quot;KVIT☻&quot;)+COUNTIF([.C10:.K10];&quot;kvit$&quot;)" office:value-type="float" office:value="2" calcext:value-type="float">
            <text:p>2</text:p>
          </table:table-cell>
          <table:table-cell table:style-name="ce65" table:formula="of:=COUNTBLANK([.C10:.K10])" office:value-type="float" office:value="0" calcext:value-type="float">
            <text:p>0</text:p>
          </table:table-cell>
          <table:table-cell table:style-name="ce66" table:formula="of:=COUNTIF([.C10:.K10];&quot;x&quot;)" office:value-type="float" office:value="1" calcext:value-type="float">
            <text:p>1</text:p>
          </table:table-cell>
          <table:table-cell table:style-name="ce67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1" calcext:value-type="float">
            <text:p>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0" calcext:value-type="date">
            <text:p>10. II. 10</text:p>
          </table:table-cell>
          <table:table-cell table:style-name="ce58" table:formula="of:=TEXT([.A11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office:annotation draw:style-name="gr4" draw:text-style-name="P2" svg:width="2.604cm" svg:height="1.936cm" svg:x="4.561cm" svg:y="5.146cm" draw:caption-point-x="-0.243cm" draw:caption-point-y="1.901cm">
              <dc:date>2022-03-21T00:00:00</dc:date>
              <text:p text:style-name="P1">10 in 11 februar.</text:p>
              <text:p text:style-name="P1"/>
            </office:annotation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43" office:value-type="string" calcext:value-type="string">
            <text:p>AND</text:p>
          </table:table-cell>
          <table:table-cell table:style-name="ce29" office:value-type="string" calcext:value-type="string">
            <text:p>KNE</text:p>
          </table:table-cell>
          <table:table-cell table:style-name="ce61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62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1" calcext:value-type="float">
            <text:p>1</text:p>
          </table:table-cell>
          <table:table-cell table:style-name="ce63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63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64" table:formula="of:=COUNTIF([.C11:.K11];&quot;51¶&quot;)" office:value-type="float" office:value="0" calcext:value-type="float">
            <text:p>0</text:p>
          </table:table-cell>
          <table:table-cell table:style-name="ce64" table:formula="of:=COUNTIF([.C11:.K11];&quot;52¶&quot;)" office:value-type="float" office:value="1" calcext:value-type="float">
            <text:p>1</text:p>
          </table:table-cell>
          <table:table-cell table:style-name="ce63" table:formula="of:=COUNTIF([.C11:.K11];&quot;U&quot;)+COUNTIF([.C11:.K11];&quot;U☻&quot;)+COUNTIF([.C11:.K11];&quot;U☺&quot;)" office:value-type="float" office:value="1" calcext:value-type="float">
            <text:p>1</text:p>
          </table:table-cell>
          <table:table-cell table:style-name="ce63" table:formula="of:=COUNTIF([.C11:.K11];&quot;KVIT&quot;)+COUNTIF([.C11:.K11];&quot;KVIT☻&quot;)+COUNTIF([.C11:.K11];&quot;kvit$&quot;)" office:value-type="float" office:value="3" calcext:value-type="float">
            <text:p>3</text:p>
          </table:table-cell>
          <table:table-cell table:style-name="ce65" table:formula="of:=COUNTBLANK([.C11:.K11])" office:value-type="float" office:value="0" calcext:value-type="float">
            <text:p>0</text:p>
          </table:table-cell>
          <table:table-cell table:style-name="ce66" table:formula="of:=COUNTIF([.C11:.K11];&quot;x&quot;)" office:value-type="float" office:value="0" calcext:value-type="float">
            <text:p>0</text:p>
          </table:table-cell>
          <table:table-cell table:style-name="ce67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1" calcext:value-type="date">
            <text:p>11. II. 10</text:p>
          </table:table-cell>
          <table:table-cell table:style-name="ce58" table:formula="of:=TEXT([.A12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5" draw:text-style-name="P2" svg:width="5.867cm" svg:height="5.903cm" svg:x="15.313cm" svg:y="3.904cm" draw:caption-point-x="-0.232cm" draw:caption-point-y="3.847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KNE</text:p>
          </table:table-cell>
          <table:table-cell table:style-name="ce61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62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 calcext:value-type="float">
            <text:p>0</text:p>
          </table:table-cell>
          <table:table-cell table:style-name="ce63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63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64" table:formula="of:=COUNTIF([.C12:.K12];&quot;51¶&quot;)" office:value-type="float" office:value="1" calcext:value-type="float">
            <text:p>1</text:p>
          </table:table-cell>
          <table:table-cell table:style-name="ce64" table:formula="of:=COUNTIF([.C12:.K12];&quot;52¶&quot;)" office:value-type="float" office:value="1" calcext:value-type="float">
            <text:p>1</text:p>
          </table:table-cell>
          <table:table-cell table:style-name="ce63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63" table:formula="of:=COUNTIF([.C12:.K12];&quot;KVIT&quot;)+COUNTIF([.C12:.K12];&quot;KVIT☻&quot;)+COUNTIF([.C12:.K12];&quot;kvit$&quot;)" office:value-type="float" office:value="3" calcext:value-type="float">
            <text:p>3</text:p>
          </table:table-cell>
          <table:table-cell table:style-name="ce65" table:formula="of:=COUNTBLANK([.C12:.K12])" office:value-type="float" office:value="0" calcext:value-type="float">
            <text:p>0</text:p>
          </table:table-cell>
          <table:table-cell table:style-name="ce66" table:formula="of:=COUNTIF([.C12:.K12];&quot;x&quot;)" office:value-type="float" office:value="1" calcext:value-type="float">
            <text:p>1</text:p>
          </table:table-cell>
          <table:table-cell table:style-name="ce67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2" calcext:value-type="date">
            <text:p>12. II. 10</text:p>
          </table:table-cell>
          <table:table-cell table:style-name="ce58" table:formula="of:=TEXT([.A13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ŠOŠ</text:p>
          </table:table-cell>
          <table:table-cell table:style-name="ce61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62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1" calcext:value-type="float">
            <text:p>1</text:p>
          </table:table-cell>
          <table:table-cell table:style-name="ce63" table:formula="of:=COUNTIF([.C13:.K13];&quot;51&quot;)+COUNTIF([.C13:.K13];&quot;51$&quot;)+COUNTIF([.C13:.K13];&quot;51☻&quot;)" office:value-type="float" office:value="0" calcext:value-type="float">
            <text:p>0</text:p>
          </table:table-cell>
          <table:table-cell table:style-name="ce63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64" table:formula="of:=COUNTIF([.C13:.K13];&quot;51¶&quot;)" office:value-type="float" office:value="0" calcext:value-type="float">
            <text:p>0</text:p>
          </table:table-cell>
          <table:table-cell table:style-name="ce64" table:formula="of:=COUNTIF([.C13:.K13];&quot;52¶&quot;)" office:value-type="float" office:value="1" calcext:value-type="float">
            <text:p>1</text:p>
          </table:table-cell>
          <table:table-cell table:style-name="ce63" table:formula="of:=COUNTIF([.C13:.K13];&quot;U&quot;)+COUNTIF([.C13:.K13];&quot;U☻&quot;)+COUNTIF([.C13:.K13];&quot;U☺&quot;)" office:value-type="float" office:value="1" calcext:value-type="float">
            <text:p>1</text:p>
          </table:table-cell>
          <table:table-cell table:style-name="ce63" table:formula="of:=COUNTIF([.C13:.K13];&quot;KVIT&quot;)+COUNTIF([.C13:.K13];&quot;KVIT☻&quot;)+COUNTIF([.C13:.K13];&quot;kvit$&quot;)" office:value-type="float" office:value="3" calcext:value-type="float">
            <text:p>3</text:p>
          </table:table-cell>
          <table:table-cell table:style-name="ce65" table:formula="of:=COUNTBLANK([.C13:.K13])" office:value-type="float" office:value="0" calcext:value-type="float">
            <text:p>0</text:p>
          </table:table-cell>
          <table:table-cell table:style-name="ce66" table:formula="of:=COUNTIF([.C13:.K13];&quot;x&quot;)" office:value-type="float" office:value="0" calcext:value-type="float">
            <text:p>0</text:p>
          </table:table-cell>
          <table:table-cell table:style-name="ce67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13" calcext:value-type="date">
            <text:p>13. II. 10</text:p>
          </table:table-cell>
          <table:table-cell table:style-name="ce59" table:formula="of:=TEXT([.A14];&quot;Ddd&quot;)" office:value-type="string" office:string-value="sob" calcext:value-type="string">
            <text:p>sob</text:p>
          </table:table-cell>
          <table:table-cell table:style-name="ce35"/>
          <table:table-cell table:style-name="ce4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7"/>
          <table:table-cell table:style-name="ce35" table:number-columns-repeated="2"/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ŠŠ</text:p>
          </table:table-cell>
          <table:table-cell table:style-name="ce61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62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1" calcext:value-type="float">
            <text:p>1</text:p>
          </table:table-cell>
          <table:table-cell table:style-name="ce63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63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64" table:formula="of:=COUNTIF([.C14:.K14];&quot;51¶&quot;)" office:value-type="float" office:value="0" calcext:value-type="float">
            <text:p>0</text:p>
          </table:table-cell>
          <table:table-cell table:style-name="ce64" table:formula="of:=COUNTIF([.C14:.K14];&quot;52¶&quot;)" office:value-type="float" office:value="0" calcext:value-type="float">
            <text:p>0</text:p>
          </table:table-cell>
          <table:table-cell table:style-name="ce63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63" table:formula="of:=COUNTIF([.C14:.K14];&quot;KVIT&quot;)+COUNTIF([.C14:.K14];&quot;KVIT☻&quot;)+COUNTIF([.C14:.K14];&quot;kvit$&quot;)" office:value-type="float" office:value="0" calcext:value-type="float">
            <text:p>0</text:p>
          </table:table-cell>
          <table:table-cell table:style-name="ce65" table:formula="of:=COUNTBLANK([.C14:.K14])" office:value-type="float" office:value="7" calcext:value-type="float">
            <text:p>7</text:p>
          </table:table-cell>
          <table:table-cell table:style-name="ce66" table:formula="of:=COUNTIF([.C14:.K14];&quot;x&quot;)" office:value-type="float" office:value="0" calcext:value-type="float">
            <text:p>0</text:p>
          </table:table-cell>
          <table:table-cell table:style-name="ce67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14" calcext:value-type="date">
            <text:p>14. II. 10</text:p>
          </table:table-cell>
          <table:table-cell table:style-name="ce59" table:formula="of:=TEXT([.A15];&quot;Ddd&quot;)" office:value-type="string" office:string-value="ned" calcext:value-type="string">
            <text:p>ned</text:p>
          </table:table-cell>
          <table:table-cell table:style-name="ce31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1"/>
          <table:table-cell table:style-name="ce44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MŠŠ</text:p>
          </table:table-cell>
          <table:table-cell table:style-name="ce61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62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1" calcext:value-type="float">
            <text:p>1</text:p>
          </table:table-cell>
          <table:table-cell table:style-name="ce63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63" table:formula="of:=COUNTIF([.C15:.K15];&quot;52&quot;)+COUNTIF([.C15:.K15];&quot;52$&quot;)+COUNTIF([.C15:.K15];&quot;52☻&quot;)" office:value-type="float" office:value="0" calcext:value-type="float">
            <text:p>0</text:p>
          </table:table-cell>
          <table:table-cell table:style-name="ce64" table:formula="of:=COUNTIF([.C15:.K15];&quot;51¶&quot;)" office:value-type="float" office:value="0" calcext:value-type="float">
            <text:p>0</text:p>
          </table:table-cell>
          <table:table-cell table:style-name="ce64" table:formula="of:=COUNTIF([.C15:.K15];&quot;52¶&quot;)" office:value-type="float" office:value="0" calcext:value-type="float">
            <text:p>0</text:p>
          </table:table-cell>
          <table:table-cell table:style-name="ce63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63" table:formula="of:=COUNTIF([.C15:.K15];&quot;KVIT&quot;)+COUNTIF([.C15:.K15];&quot;KVIT☻&quot;)+COUNTIF([.C15:.K15];&quot;kvit$&quot;)" office:value-type="float" office:value="0" calcext:value-type="float">
            <text:p>0</text:p>
          </table:table-cell>
          <table:table-cell table:style-name="ce65" table:formula="of:=COUNTBLANK([.C15:.K15])" office:value-type="float" office:value="7" calcext:value-type="float">
            <text:p>7</text:p>
          </table:table-cell>
          <table:table-cell table:style-name="ce66" table:formula="of:=COUNTIF([.C15:.K15];&quot;x&quot;)" office:value-type="float" office:value="0" calcext:value-type="float">
            <text:p>0</text:p>
          </table:table-cell>
          <table:table-cell table:style-name="ce67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5" calcext:value-type="date">
            <text:p>15. II. 10</text:p>
          </table:table-cell>
          <table:table-cell table:style-name="ce58" table:formula="of:=TEXT([.A16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8" office:value-type="string" calcext:value-type="string">
            <text:p>MRZE</text:p>
          </table:table-cell>
          <table:table-cell table:style-name="ce29" office:value-type="string" calcext:value-type="string">
            <text:p>AND</text:p>
          </table:table-cell>
          <table:table-cell table:style-name="ce61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62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0" calcext:value-type="float">
            <text:p>0</text:p>
          </table:table-cell>
          <table:table-cell table:style-name="ce63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63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64" table:formula="of:=COUNTIF([.C16:.K16];&quot;51¶&quot;)" office:value-type="float" office:value="1" calcext:value-type="float">
            <text:p>1</text:p>
          </table:table-cell>
          <table:table-cell table:style-name="ce64" table:formula="of:=COUNTIF([.C16:.K16];&quot;52¶&quot;)" office:value-type="float" office:value="1" calcext:value-type="float">
            <text:p>1</text:p>
          </table:table-cell>
          <table:table-cell table:style-name="ce63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63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65" table:formula="of:=COUNTBLANK([.C16:.K16])" office:value-type="float" office:value="0" calcext:value-type="float">
            <text:p>0</text:p>
          </table:table-cell>
          <table:table-cell table:style-name="ce66" table:formula="of:=COUNTIF([.C16:.K16];&quot;x&quot;)" office:value-type="float" office:value="2" calcext:value-type="float">
            <text:p>2</text:p>
          </table:table-cell>
          <table:table-cell table:style-name="ce67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6" calcext:value-type="date">
            <text:p>16. II. 10</text:p>
          </table:table-cell>
          <table:table-cell table:style-name="ce58" table:formula="of:=TEXT([.A17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8" office:value-type="string" calcext:value-type="string">
            <text:p><text:s/>VIN</text:p>
          </table:table-cell>
          <table:table-cell table:style-name="ce29" office:value-type="string" calcext:value-type="string">
            <text:p>AND</text:p>
          </table:table-cell>
          <table:table-cell table:style-name="ce61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62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0" calcext:value-type="float">
            <text:p>0</text:p>
          </table:table-cell>
          <table:table-cell table:style-name="ce63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63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64" table:formula="of:=COUNTIF([.C17:.K17];&quot;51¶&quot;)" office:value-type="float" office:value="1" calcext:value-type="float">
            <text:p>1</text:p>
          </table:table-cell>
          <table:table-cell table:style-name="ce64" table:formula="of:=COUNTIF([.C17:.K17];&quot;52¶&quot;)" office:value-type="float" office:value="1" calcext:value-type="float">
            <text:p>1</text:p>
          </table:table-cell>
          <table:table-cell table:style-name="ce63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63" table:formula="of:=COUNTIF([.C17:.K17];&quot;KVIT&quot;)+COUNTIF([.C17:.K17];&quot;KVIT☻&quot;)+COUNTIF([.C17:.K17];&quot;kvit$&quot;)" office:value-type="float" office:value="2" calcext:value-type="float">
            <text:p>2</text:p>
          </table:table-cell>
          <table:table-cell table:style-name="ce65" table:formula="of:=COUNTBLANK([.C17:.K17])" office:value-type="float" office:value="0" calcext:value-type="float">
            <text:p>0</text:p>
          </table:table-cell>
          <table:table-cell table:style-name="ce66" table:formula="of:=COUNTIF([.C17:.K17];&quot;x&quot;)" office:value-type="float" office:value="1" calcext:value-type="float">
            <text:p>1</text:p>
          </table:table-cell>
          <table:table-cell table:style-name="ce67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7" calcext:value-type="date">
            <text:p>17. II. 10</text:p>
          </table:table-cell>
          <table:table-cell table:style-name="ce58" table:formula="of:=TEXT([.A18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8" office:value-type="string" calcext:value-type="string">
            <text:p>MRZE</text:p>
          </table:table-cell>
          <table:table-cell table:style-name="ce29" office:value-type="string" calcext:value-type="string">
            <text:p>AND</text:p>
          </table:table-cell>
          <table:table-cell table:style-name="ce61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62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 calcext:value-type="float">
            <text:p>0</text:p>
          </table:table-cell>
          <table:table-cell table:style-name="ce63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63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64" table:formula="of:=COUNTIF([.C18:.K18];&quot;51¶&quot;)" office:value-type="float" office:value="1" calcext:value-type="float">
            <text:p>1</text:p>
          </table:table-cell>
          <table:table-cell table:style-name="ce64" table:formula="of:=COUNTIF([.C18:.K18];&quot;52¶&quot;)" office:value-type="float" office:value="1" calcext:value-type="float">
            <text:p>1</text:p>
          </table:table-cell>
          <table:table-cell table:style-name="ce63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63" table:formula="of:=COUNTIF([.C18:.K18];&quot;KVIT&quot;)+COUNTIF([.C18:.K18];&quot;KVIT☻&quot;)+COUNTIF([.C18:.K18];&quot;kvit$&quot;)" office:value-type="float" office:value="3" calcext:value-type="float">
            <text:p>3</text:p>
          </table:table-cell>
          <table:table-cell table:style-name="ce65" table:formula="of:=COUNTBLANK([.C18:.K18])" office:value-type="float" office:value="0" calcext:value-type="float">
            <text:p>0</text:p>
          </table:table-cell>
          <table:table-cell table:style-name="ce66" table:formula="of:=COUNTIF([.C18:.K18];&quot;x&quot;)" office:value-type="float" office:value="1" calcext:value-type="float">
            <text:p>1</text:p>
          </table:table-cell>
          <table:table-cell table:style-name="ce67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8" calcext:value-type="date">
            <text:p>18. II. 10</text:p>
          </table:table-cell>
          <table:table-cell table:style-name="ce58" table:formula="of:=TEXT([.A19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office:value-type="string" calcext:value-type="string">
            <office:annotation draw:style-name="gr6" draw:text-style-name="P2" svg:width="5.867cm" svg:height="5.903cm" svg:x="15.313cm" svg:y="8.824cm" draw:caption-point-x="-0.232cm" draw:caption-point-y="3.854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AND</text:p>
          </table:table-cell>
          <table:table-cell table:style-name="ce61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62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0" calcext:value-type="float">
            <text:p>0</text:p>
          </table:table-cell>
          <table:table-cell table:style-name="ce63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63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64" table:formula="of:=COUNTIF([.C19:.K19];&quot;51¶&quot;)" office:value-type="float" office:value="1" calcext:value-type="float">
            <text:p>1</text:p>
          </table:table-cell>
          <table:table-cell table:style-name="ce64" table:formula="of:=COUNTIF([.C19:.K19];&quot;52¶&quot;)" office:value-type="float" office:value="1" calcext:value-type="float">
            <text:p>1</text:p>
          </table:table-cell>
          <table:table-cell table:style-name="ce63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63" table:formula="of:=COUNTIF([.C19:.K19];&quot;KVIT&quot;)+COUNTIF([.C19:.K19];&quot;KVIT☻&quot;)+COUNTIF([.C19:.K19];&quot;kvit$&quot;)" office:value-type="float" office:value="3" calcext:value-type="float">
            <text:p>3</text:p>
          </table:table-cell>
          <table:table-cell table:style-name="ce65" table:formula="of:=COUNTBLANK([.C19:.K19])" office:value-type="float" office:value="0" calcext:value-type="float">
            <text:p>0</text:p>
          </table:table-cell>
          <table:table-cell table:style-name="ce66" table:formula="of:=COUNTIF([.C19:.K19];&quot;x&quot;)" office:value-type="float" office:value="1" calcext:value-type="float">
            <text:p>1</text:p>
          </table:table-cell>
          <table:table-cell table:style-name="ce67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19" calcext:value-type="date">
            <text:p>19. II. 10</text:p>
          </table:table-cell>
          <table:table-cell table:style-name="ce58" table:formula="of:=TEXT([.A20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ROD</text:p>
          </table:table-cell>
          <table:table-cell table:style-name="ce61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62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1" calcext:value-type="float">
            <text:p>1</text:p>
          </table:table-cell>
          <table:table-cell table:style-name="ce63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63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64" table:formula="of:=COUNTIF([.C20:.K20];&quot;51¶&quot;)" office:value-type="float" office:value="0" calcext:value-type="float">
            <text:p>0</text:p>
          </table:table-cell>
          <table:table-cell table:style-name="ce64" table:formula="of:=COUNTIF([.C20:.K20];&quot;52¶&quot;)" office:value-type="float" office:value="0" calcext:value-type="float">
            <text:p>0</text:p>
          </table:table-cell>
          <table:table-cell table:style-name="ce63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63" table:formula="of:=COUNTIF([.C20:.K20];&quot;KVIT&quot;)+COUNTIF([.C20:.K20];&quot;KVIT☻&quot;)+COUNTIF([.C20:.K20];&quot;kvit$&quot;)" office:value-type="float" office:value="2" calcext:value-type="float">
            <text:p>2</text:p>
          </table:table-cell>
          <table:table-cell table:style-name="ce65" table:formula="of:=COUNTBLANK([.C20:.K20])" office:value-type="float" office:value="0" calcext:value-type="float">
            <text:p>0</text:p>
          </table:table-cell>
          <table:table-cell table:style-name="ce66" table:formula="of:=COUNTIF([.C20:.K20];&quot;x&quot;)" office:value-type="float" office:value="1" calcext:value-type="float">
            <text:p>1</text:p>
          </table:table-cell>
          <table:table-cell table:style-name="ce67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20" calcext:value-type="date">
            <text:p>20. II. 10</text:p>
          </table:table-cell>
          <table:table-cell table:style-name="ce59" table:formula="of:=TEXT([.A21];&quot;Ddd&quot;)" office:value-type="string" office:string-value="sob" calcext:value-type="string">
            <text:p>sob</text:p>
          </table:table-cell>
          <table:table-cell table:style-name="ce31"/>
          <table:table-cell table:style-name="ce35"/>
          <table:table-cell table:style-name="ce44"/>
          <table:table-cell table:style-name="ce31"/>
          <table:table-cell table:style-name="ce35" table:number-columns-repeated="2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4" office:value-type="string" calcext:value-type="string">
            <office:annotation draw:style-name="gr7" draw:text-style-name="P2" svg:width="5.867cm" svg:height="5.903cm" svg:x="15.313cm" svg:y="10.232cm" draw:caption-point-x="-0.232cm" draw:caption-point-y="3.853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41" office:value-type="string" calcext:value-type="string">
            <text:p>PIN</text:p>
          </table:table-cell>
          <table:table-cell table:style-name="ce61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62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0" calcext:value-type="float">
            <text:p>0</text:p>
          </table:table-cell>
          <table:table-cell table:style-name="ce63" table:formula="of:=COUNTIF([.C21:.K21];&quot;51&quot;)+COUNTIF([.C21:.K21];&quot;51$&quot;)+COUNTIF([.C21:.K21];&quot;51☻&quot;)" office:value-type="float" office:value="0" calcext:value-type="float">
            <text:p>0</text:p>
          </table:table-cell>
          <table:table-cell table:style-name="ce63" table:formula="of:=COUNTIF([.C21:.K21];&quot;52&quot;)+COUNTIF([.C21:.K21];&quot;52$&quot;)+COUNTIF([.C21:.K21];&quot;52☻&quot;)" office:value-type="float" office:value="0" calcext:value-type="float">
            <text:p>0</text:p>
          </table:table-cell>
          <table:table-cell table:style-name="ce64" table:formula="of:=COUNTIF([.C21:.K21];&quot;51¶&quot;)" office:value-type="float" office:value="0" calcext:value-type="float">
            <text:p>0</text:p>
          </table:table-cell>
          <table:table-cell table:style-name="ce64" table:formula="of:=COUNTIF([.C21:.K21];&quot;52¶&quot;)" office:value-type="float" office:value="0" calcext:value-type="float">
            <text:p>0</text:p>
          </table:table-cell>
          <table:table-cell table:style-name="ce63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63" table:formula="of:=COUNTIF([.C21:.K21];&quot;KVIT&quot;)+COUNTIF([.C21:.K21];&quot;KVIT☻&quot;)+COUNTIF([.C21:.K21];&quot;kvit$&quot;)" office:value-type="float" office:value="0" calcext:value-type="float">
            <text:p>0</text:p>
          </table:table-cell>
          <table:table-cell table:style-name="ce65" table:formula="of:=COUNTBLANK([.C21:.K21])" office:value-type="float" office:value="8" calcext:value-type="float">
            <text:p>8</text:p>
          </table:table-cell>
          <table:table-cell table:style-name="ce66" table:formula="of:=COUNTIF([.C21:.K21];&quot;x&quot;)" office:value-type="float" office:value="0" calcext:value-type="float">
            <text:p>0</text:p>
          </table:table-cell>
          <table:table-cell table:style-name="ce67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21" calcext:value-type="date">
            <text:p>21. II. 10</text:p>
          </table:table-cell>
          <table:table-cell table:style-name="ce59" table:formula="of:=TEXT([.A22];&quot;Ddd&quot;)" office:value-type="string" office:string-value="ned" calcext:value-type="string">
            <text:p>ned</text:p>
          </table:table-cell>
          <table:table-cell table:style-name="ce31"/>
          <table:table-cell table:style-name="ce35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35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41" office:value-type="string" calcext:value-type="string">
            <text:p>KON</text:p>
          </table:table-cell>
          <table:table-cell table:style-name="ce41" office:value-type="string" calcext:value-type="string">
            <text:p>PIN</text:p>
          </table:table-cell>
          <table:table-cell table:style-name="ce61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62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1" calcext:value-type="float">
            <text:p>1</text:p>
          </table:table-cell>
          <table:table-cell table:style-name="ce63" table:formula="of:=COUNTIF([.C22:.K22];&quot;51&quot;)+COUNTIF([.C22:.K22];&quot;51$&quot;)+COUNTIF([.C22:.K22];&quot;51☻&quot;)" office:value-type="float" office:value="0" calcext:value-type="float">
            <text:p>0</text:p>
          </table:table-cell>
          <table:table-cell table:style-name="ce63" table:formula="of:=COUNTIF([.C22:.K22];&quot;52&quot;)+COUNTIF([.C22:.K22];&quot;52$&quot;)+COUNTIF([.C22:.K22];&quot;52☻&quot;)" office:value-type="float" office:value="0" calcext:value-type="float">
            <text:p>0</text:p>
          </table:table-cell>
          <table:table-cell table:style-name="ce64" table:formula="of:=COUNTIF([.C22:.K22];&quot;51¶&quot;)" office:value-type="float" office:value="0" calcext:value-type="float">
            <text:p>0</text:p>
          </table:table-cell>
          <table:table-cell table:style-name="ce64" table:formula="of:=COUNTIF([.C22:.K22];&quot;52¶&quot;)" office:value-type="float" office:value="0" calcext:value-type="float">
            <text:p>0</text:p>
          </table:table-cell>
          <table:table-cell table:style-name="ce63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63" table:formula="of:=COUNTIF([.C22:.K22];&quot;KVIT&quot;)+COUNTIF([.C22:.K22];&quot;KVIT☻&quot;)+COUNTIF([.C22:.K22];&quot;kvit$&quot;)" office:value-type="float" office:value="0" calcext:value-type="float">
            <text:p>0</text:p>
          </table:table-cell>
          <table:table-cell table:style-name="ce65" table:formula="of:=COUNTBLANK([.C22:.K22])" office:value-type="float" office:value="7" calcext:value-type="float">
            <text:p>7</text:p>
          </table:table-cell>
          <table:table-cell table:style-name="ce66" table:formula="of:=COUNTIF([.C22:.K22];&quot;x&quot;)" office:value-type="float" office:value="0" calcext:value-type="float">
            <text:p>0</text:p>
          </table:table-cell>
          <table:table-cell table:style-name="ce67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22" calcext:value-type="date">
            <text:p>22. II. 10</text:p>
          </table:table-cell>
          <table:table-cell table:style-name="ce58" table:formula="of:=TEXT([.A23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ŠTI</text:p>
          </table:table-cell>
          <table:table-cell table:style-name="ce29" office:value-type="string" calcext:value-type="string">
            <text:p>PIN</text:p>
          </table:table-cell>
          <table:table-cell table:style-name="ce61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62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0" calcext:value-type="float">
            <text:p>0</text:p>
          </table:table-cell>
          <table:table-cell table:style-name="ce63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63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64" table:formula="of:=COUNTIF([.C23:.K23];&quot;51¶&quot;)" office:value-type="float" office:value="1" calcext:value-type="float">
            <text:p>1</text:p>
          </table:table-cell>
          <table:table-cell table:style-name="ce64" table:formula="of:=COUNTIF([.C23:.K23];&quot;52¶&quot;)" office:value-type="float" office:value="0" calcext:value-type="float">
            <text:p>0</text:p>
          </table:table-cell>
          <table:table-cell table:style-name="ce63" table:formula="of:=COUNTIF([.C23:.K23];&quot;U&quot;)+COUNTIF([.C23:.K23];&quot;U☻&quot;)+COUNTIF([.C23:.K23];&quot;U☺&quot;)" office:value-type="float" office:value="1" calcext:value-type="float">
            <text:p>1</text:p>
          </table:table-cell>
          <table:table-cell table:style-name="ce63" table:formula="of:=COUNTIF([.C23:.K23];&quot;KVIT&quot;)+COUNTIF([.C23:.K23];&quot;KVIT☻&quot;)+COUNTIF([.C23:.K23];&quot;kvit$&quot;)" office:value-type="float" office:value="1" calcext:value-type="float">
            <text:p>1</text:p>
          </table:table-cell>
          <table:table-cell table:style-name="ce65" table:formula="of:=COUNTBLANK([.C23:.K23])" office:value-type="float" office:value="0" calcext:value-type="float">
            <text:p>0</text:p>
          </table:table-cell>
          <table:table-cell table:style-name="ce66" table:formula="of:=COUNTIF([.C23:.K23];&quot;x&quot;)" office:value-type="float" office:value="1" calcext:value-type="float">
            <text:p>1</text:p>
          </table:table-cell>
          <table:table-cell table:style-name="ce67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23" calcext:value-type="date">
            <text:p>23. II. 10</text:p>
          </table:table-cell>
          <table:table-cell table:style-name="ce58" table:formula="of:=TEXT([.A24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office:annotation draw:style-name="gr8" draw:text-style-name="P2" svg:width="5.867cm" svg:height="5.903cm" svg:x="15.313cm" svg:y="12.338cm" draw:caption-point-x="-0.232cm" draw:caption-point-y="3.859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ROD</text:p>
          </table:table-cell>
          <table:table-cell table:style-name="ce61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62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0" calcext:value-type="float">
            <text:p>0</text:p>
          </table:table-cell>
          <table:table-cell table:style-name="ce63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63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64" table:formula="of:=COUNTIF([.C24:.K24];&quot;51¶&quot;)" office:value-type="float" office:value="1" calcext:value-type="float">
            <text:p>1</text:p>
          </table:table-cell>
          <table:table-cell table:style-name="ce64" table:formula="of:=COUNTIF([.C24:.K24];&quot;52¶&quot;)" office:value-type="float" office:value="1" calcext:value-type="float">
            <text:p>1</text:p>
          </table:table-cell>
          <table:table-cell table:style-name="ce63" table:formula="of:=COUNTIF([.C24:.K24];&quot;U&quot;)+COUNTIF([.C24:.K24];&quot;U☻&quot;)+COUNTIF([.C24:.K24];&quot;U☺&quot;)" office:value-type="float" office:value="1" calcext:value-type="float">
            <text:p>1</text:p>
          </table:table-cell>
          <table:table-cell table:style-name="ce63" table:formula="of:=COUNTIF([.C24:.K24];&quot;KVIT&quot;)+COUNTIF([.C24:.K24];&quot;KVIT☻&quot;)+COUNTIF([.C24:.K24];&quot;kvit$&quot;)" office:value-type="float" office:value="1" calcext:value-type="float">
            <text:p>1</text:p>
          </table:table-cell>
          <table:table-cell table:style-name="ce65" table:formula="of:=COUNTBLANK([.C24:.K24])" office:value-type="float" office:value="0" calcext:value-type="float">
            <text:p>0</text:p>
          </table:table-cell>
          <table:table-cell table:style-name="ce66" table:formula="of:=COUNTIF([.C24:.K24];&quot;x&quot;)" office:value-type="float" office:value="1" calcext:value-type="float">
            <text:p>1</text:p>
          </table:table-cell>
          <table:table-cell table:style-name="ce67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24" calcext:value-type="date">
            <text:p>24. II. 10</text:p>
          </table:table-cell>
          <table:table-cell table:style-name="ce58" table:formula="of:=TEXT([.A25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ROD</text:p>
          </table:table-cell>
          <table:table-cell table:style-name="ce61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62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1" calcext:value-type="float">
            <text:p>1</text:p>
          </table:table-cell>
          <table:table-cell table:style-name="ce63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63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64" table:formula="of:=COUNTIF([.C25:.K25];&quot;51¶&quot;)" office:value-type="float" office:value="0" calcext:value-type="float">
            <text:p>0</text:p>
          </table:table-cell>
          <table:table-cell table:style-name="ce64" table:formula="of:=COUNTIF([.C25:.K25];&quot;52¶&quot;)" office:value-type="float" office:value="1" calcext:value-type="float">
            <text:p>1</text:p>
          </table:table-cell>
          <table:table-cell table:style-name="ce63" table:formula="of:=COUNTIF([.C25:.K25];&quot;U&quot;)+COUNTIF([.C25:.K25];&quot;U☻&quot;)+COUNTIF([.C25:.K25];&quot;U☺&quot;)" office:value-type="float" office:value="1" calcext:value-type="float">
            <text:p>1</text:p>
          </table:table-cell>
          <table:table-cell table:style-name="ce63" table:formula="of:=COUNTIF([.C25:.K25];&quot;KVIT&quot;)+COUNTIF([.C25:.K25];&quot;KVIT☻&quot;)+COUNTIF([.C25:.K25];&quot;kvit$&quot;)" office:value-type="float" office:value="2" calcext:value-type="float">
            <text:p>2</text:p>
          </table:table-cell>
          <table:table-cell table:style-name="ce65" table:formula="of:=COUNTBLANK([.C25:.K25])" office:value-type="float" office:value="0" calcext:value-type="float">
            <text:p>0</text:p>
          </table:table-cell>
          <table:table-cell table:style-name="ce66" table:formula="of:=COUNTIF([.C25:.K25];&quot;x&quot;)" office:value-type="float" office:value="1" calcext:value-type="float">
            <text:p>1</text:p>
          </table:table-cell>
          <table:table-cell table:style-name="ce67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25" calcext:value-type="date">
            <text:p>25. II. 10</text:p>
          </table:table-cell>
          <table:table-cell table:style-name="ce58" table:formula="of:=TEXT([.A26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ROD</text:p>
          </table:table-cell>
          <table:table-cell table:style-name="ce61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62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1" calcext:value-type="float">
            <text:p>1</text:p>
          </table:table-cell>
          <table:table-cell table:style-name="ce63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63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64" table:formula="of:=COUNTIF([.C26:.K26];&quot;51¶&quot;)" office:value-type="float" office:value="1" calcext:value-type="float">
            <text:p>1</text:p>
          </table:table-cell>
          <table:table-cell table:style-name="ce64" table:formula="of:=COUNTIF([.C26:.K26];&quot;52¶&quot;)" office:value-type="float" office:value="1" calcext:value-type="float">
            <text:p>1</text:p>
          </table:table-cell>
          <table:table-cell table:style-name="ce63" table:formula="of:=COUNTIF([.C26:.K26];&quot;U&quot;)+COUNTIF([.C26:.K26];&quot;U☻&quot;)+COUNTIF([.C26:.K26];&quot;U☺&quot;)" office:value-type="float" office:value="1" calcext:value-type="float">
            <text:p>1</text:p>
          </table:table-cell>
          <table:table-cell table:style-name="ce63" table:formula="of:=COUNTIF([.C26:.K26];&quot;KVIT&quot;)+COUNTIF([.C26:.K26];&quot;KVIT☻&quot;)+COUNTIF([.C26:.K26];&quot;kvit$&quot;)" office:value-type="float" office:value="1" calcext:value-type="float">
            <text:p>1</text:p>
          </table:table-cell>
          <table:table-cell table:style-name="ce65" table:formula="of:=COUNTBLANK([.C26:.K26])" office:value-type="float" office:value="0" calcext:value-type="float">
            <text:p>0</text:p>
          </table:table-cell>
          <table:table-cell table:style-name="ce66" table:formula="of:=COUNTIF([.C26:.K26];&quot;x&quot;)" office:value-type="float" office:value="1" calcext:value-type="float">
            <text:p>1</text:p>
          </table:table-cell>
          <table:table-cell table:style-name="ce67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2-26" calcext:value-type="date">
            <text:p>26. II. 10</text:p>
          </table:table-cell>
          <table:table-cell table:style-name="ce58" table:formula="of:=TEXT([.A27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8" office:value-type="string" calcext:value-type="string">
            <text:p>RTG</text:p>
          </table:table-cell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MŠŠ</text:p>
          </table:table-cell>
          <table:table-cell table:style-name="ce61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62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1" calcext:value-type="float">
            <text:p>1</text:p>
          </table:table-cell>
          <table:table-cell table:style-name="ce63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63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64" table:formula="of:=COUNTIF([.C27:.K27];&quot;51¶&quot;)" office:value-type="float" office:value="1" calcext:value-type="float">
            <text:p>1</text:p>
          </table:table-cell>
          <table:table-cell table:style-name="ce64" table:formula="of:=COUNTIF([.C27:.K27];&quot;52¶&quot;)" office:value-type="float" office:value="1" calcext:value-type="float">
            <text:p>1</text:p>
          </table:table-cell>
          <table:table-cell table:style-name="ce63" table:formula="of:=COUNTIF([.C27:.K27];&quot;U&quot;)+COUNTIF([.C27:.K27];&quot;U☻&quot;)+COUNTIF([.C27:.K27];&quot;U☺&quot;)" office:value-type="float" office:value="1" calcext:value-type="float">
            <text:p>1</text:p>
          </table:table-cell>
          <table:table-cell table:style-name="ce63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65" table:formula="of:=COUNTBLANK([.C27:.K27])" office:value-type="float" office:value="0" calcext:value-type="float">
            <text:p>0</text:p>
          </table:table-cell>
          <table:table-cell table:style-name="ce66" table:formula="of:=COUNTIF([.C27:.K27];&quot;x&quot;)" office:value-type="float" office:value="1" calcext:value-type="float">
            <text:p>1</text:p>
          </table:table-cell>
          <table:table-cell table:style-name="ce67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27" calcext:value-type="date">
            <text:p>27. II. 10</text:p>
          </table:table-cell>
          <table:table-cell table:style-name="ce59" table:formula="of:=TEXT([.A28];&quot;Ddd&quot;)" office:value-type="string" office:string-value="sob" calcext:value-type="string">
            <text:p>sob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1"/>
          <table:table-cell table:style-name="ce35"/>
          <table:table-cell table:style-name="ce37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44" office:value-type="string" calcext:value-type="string">
            <text:p>JAN</text:p>
          </table:table-cell>
          <table:table-cell table:style-name="ce41" office:value-type="string" calcext:value-type="string">
            <text:p>DAN</text:p>
          </table:table-cell>
          <table:table-cell table:style-name="ce61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62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0" calcext:value-type="float">
            <text:p>0</text:p>
          </table:table-cell>
          <table:table-cell table:style-name="ce63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63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64" table:formula="of:=COUNTIF([.C28:.K28];&quot;51¶&quot;)" office:value-type="float" office:value="0" calcext:value-type="float">
            <text:p>0</text:p>
          </table:table-cell>
          <table:table-cell table:style-name="ce64" table:formula="of:=COUNTIF([.C28:.K28];&quot;52¶&quot;)" office:value-type="float" office:value="0" calcext:value-type="float">
            <text:p>0</text:p>
          </table:table-cell>
          <table:table-cell table:style-name="ce63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63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65" table:formula="of:=COUNTBLANK([.C28:.K28])" office:value-type="float" office:value="3" calcext:value-type="float">
            <text:p>3</text:p>
          </table:table-cell>
          <table:table-cell table:style-name="ce66" table:formula="of:=COUNTIF([.C28:.K28];&quot;x&quot;)" office:value-type="float" office:value="0" calcext:value-type="float">
            <text:p>0</text:p>
          </table:table-cell>
          <table:table-cell table:style-name="ce67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2-28" calcext:value-type="date">
            <text:p>28. II. 10</text:p>
          </table:table-cell>
          <table:table-cell table:style-name="ce59" table:formula="of:=TEXT([.A29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5" table:number-columns-repeated="3"/>
          <table:table-cell table:style-name="ce37"/>
          <table:table-cell table:style-name="ce44"/>
          <table:table-cell table:style-name="ce31"/>
          <table:table-cell table:style-name="ce44" office:value-type="string" calcext:value-type="string">
            <text:p>JAN</text:p>
          </table:table-cell>
          <table:table-cell table:style-name="ce41" office:value-type="string" calcext:value-type="string">
            <text:p>DAN</text:p>
          </table:table-cell>
          <table:table-cell table:style-name="ce61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62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 calcext:value-type="float">
            <text:p>0</text:p>
          </table:table-cell>
          <table:table-cell table:style-name="ce63" table:formula="of:=COUNTIF([.C29:.K29];&quot;51&quot;)+COUNTIF([.C29:.K29];&quot;51$&quot;)+COUNTIF([.C29:.K29];&quot;51☻&quot;)" office:value-type="float" office:value="0" calcext:value-type="float">
            <text:p>0</text:p>
          </table:table-cell>
          <table:table-cell table:style-name="ce63" table:formula="of:=COUNTIF([.C29:.K29];&quot;52&quot;)+COUNTIF([.C29:.K29];&quot;52$&quot;)+COUNTIF([.C29:.K29];&quot;52☻&quot;)" office:value-type="float" office:value="0" calcext:value-type="float">
            <text:p>0</text:p>
          </table:table-cell>
          <table:table-cell table:style-name="ce64" table:formula="of:=COUNTIF([.C29:.K29];&quot;51¶&quot;)" office:value-type="float" office:value="0" calcext:value-type="float">
            <text:p>0</text:p>
          </table:table-cell>
          <table:table-cell table:style-name="ce64" table:formula="of:=COUNTIF([.C29:.K29];&quot;52¶&quot;)" office:value-type="float" office:value="0" calcext:value-type="float">
            <text:p>0</text:p>
          </table:table-cell>
          <table:table-cell table:style-name="ce63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63" table:formula="of:=COUNTIF([.C29:.K29];&quot;KVIT&quot;)+COUNTIF([.C29:.K29];&quot;KVIT☻&quot;)+COUNTIF([.C29:.K29];&quot;kvit$&quot;)" office:value-type="float" office:value="0" calcext:value-type="float">
            <text:p>0</text:p>
          </table:table-cell>
          <table:table-cell table:style-name="ce65" table:formula="of:=COUNTBLANK([.C29:.K29])" office:value-type="float" office:value="8" calcext:value-type="float">
            <text:p>8</text:p>
          </table:table-cell>
          <table:table-cell table:style-name="ce66" table:formula="of:=COUNTIF([.C29:.K29];&quot;x&quot;)" office:value-type="float" office:value="0" calcext:value-type="float">
            <text:p>0</text:p>
          </table:table-cell>
          <table:table-cell table:style-name="ce67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6" table:number-columns-repeated="233"/>
          <table:table-cell table:number-columns-repeated="767"/>
        </table:table-row>
        <table:table-row table:style-name="ro1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7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6" table:number-columns-repeated="12"/>
          <table:table-cell table:style-name="ce47"/>
          <table:table-cell table:style-name="ce16" table:number-columns-repeated="7"/>
          <table:table-cell table:style-name="ce47" table:number-columns-repeated="2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16" table:number-columns-repeated="12"/>
          <table:table-cell table:style-name="ce47"/>
          <table:table-cell table:style-name="ce16" table:number-columns-repeated="7"/>
          <table:table-cell table:style-name="ce47" table:number-columns-repeated="2"/>
          <table:table-cell table:style-name="ce21" table:number-columns-repeated="2"/>
          <table:table-cell table:style-name="ce16"/>
          <table:table-cell table:style-name="ce21" table:number-columns-repeated="999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 calcext:value-type="float">
            <text:p>2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3" calcext:value-type="float">
            <text:p>3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 calcext:value-type="float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1" calcext:value-type="float">
            <text:p>1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6" calcext:value-type="float">
            <text:p>6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4" calcext:value-type="float">
            <text:p>4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9" calcext:value-type="float">
            <text:p>9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6" calcext:value-type="float">
            <text:p>6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8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3" calcext:value-type="float">
            <text:p>3</text:p>
          </table:table-cell>
          <table:table-cell table:style-name="ce34" table:formula="of:=COUNTIF([.D2:.D32];&quot;D&quot;)" office:value-type="float" office:value="7" calcext:value-type="float">
            <text:p>7</text:p>
          </table:table-cell>
          <table:table-cell table:style-name="ce34" table:formula="of:=COUNTIF([.E2:.E32];&quot;D&quot;)" office:value-type="float" office:value="1" calcext:value-type="float">
            <text:p>1</text:p>
          </table:table-cell>
          <table:table-cell table:style-name="ce34" table:formula="of:=COUNTIF([.F2:.F32];&quot;D&quot;)" office:value-type="float" office:value="6" calcext:value-type="float">
            <text:p>6</text:p>
          </table:table-cell>
          <table:table-cell table:style-name="ce34" table:formula="of:=COUNTIF([.G2:.G32];&quot;D&quot;)" office:value-type="float" office:value="9" calcext:value-type="float">
            <text:p>9</text:p>
          </table:table-cell>
          <table:table-cell table:style-name="ce34" table:formula="of:=COUNTIF([.H2:.H32];&quot;D&quot;)" office:value-type="float" office:value="1" calcext:value-type="float">
            <text:p>1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1" calcext:value-type="float">
            <text:p>1</text:p>
          </table:table-cell>
          <table:table-cell table:style-name="ce34" table:formula="of:=COUNTIF([.K2:.K32];&quot;D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1" calcext:value-type="float">
            <text:p>1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1" calcext:value-type="float">
            <text:p>1</text:p>
          </table:table-cell>
          <table:table-cell table:style-name="ce34" table:formula="of:=COUNTIF([.F2:.F32];&quot;SO&quot;)" office:value-type="float" office:value="1" calcext:value-type="float">
            <text:p>1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1" calcext:value-type="float">
            <text:p>1</text:p>
          </table:table-cell>
          <table:table-cell table:style-name="ce34" table:formula="of:=COUNTIF([.K2:.K32];&quot;SO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4" calcext:value-type="float">
            <text:p>4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2" calcext:value-type="float">
            <text:p>2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M2:.M32];&quot;KOS&quot;)" office:value-type="float" office:value="0" calcext:value-type="float">
            <text:p>0</text:p>
          </table:table-cell>
          <table:table-cell table:style-name="ce34" table:formula="of:=COUNTIF([.M2:.M32];&quot;ŠOŠ&quot;)" office:value-type="float" office:value="2" calcext:value-type="float">
            <text:p>2</text:p>
          </table:table-cell>
          <table:table-cell table:style-name="ce34" table:formula="of:=COUNTIF([.M2:.M32];&quot;PIN&quot;)" office:value-type="float" office:value="3" calcext:value-type="float">
            <text:p>3</text:p>
          </table:table-cell>
          <table:table-cell table:style-name="ce34" table:formula="of:=COUNTIF([.M2:.M32];&quot;KON&quot;)" office:value-type="float" office:value="0" calcext:value-type="float">
            <text:p>0</text:p>
          </table:table-cell>
          <table:table-cell table:style-name="ce34" table:formula="of:=COUNTIF([.M2:.M32];&quot;KNE&quot;)" office:value-type="float" office:value="3" calcext:value-type="float">
            <text:p>3</text:p>
          </table:table-cell>
          <table:table-cell table:style-name="ce34" table:formula="of:=COUNTIF([.M2:.M32];&quot;AND&quot;)" office:value-type="float" office:value="7" calcext:value-type="float">
            <text:p>7</text:p>
          </table:table-cell>
          <table:table-cell table:style-name="ce34" table:formula="of:=COUNTIF([.M2:.M32];&quot;ROD&quot;)" office:value-type="float" office:value="4" calcext:value-type="float">
            <text:p>4</text:p>
          </table:table-cell>
          <table:table-cell table:style-name="ce34" table:formula="of:=COUNTIF([.M2:.M32];&quot;DAN&quot;)" office:value-type="float" office:value="2" calcext:value-type="float">
            <text:p>2</text:p>
          </table:table-cell>
          <table:table-cell table:style-name="ce34" table:formula="of:=COUNTIF([.M2:.M32];&quot;MŠŠ&quot;)" office:value-type="float" office:value="7" calcext:value-type="float">
            <text:p>7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4" calcext:value-type="float">
            <text:p>4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4" calcext:value-type="float">
            <text:p>4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 calcext:value-type="float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2" calcext:value-type="float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 table:number-rows-repeated="95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3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bruar.B2:februar.B29">
            <calcext:condition calcext:apply-style-name="ConditionalStyle_14" calcext:value="=&quot;sob&quot;" calcext:base-cell-address="februar.B2"/>
            <calcext:condition calcext:apply-style-name="ConditionalStyle_15" calcext:value="=&quot;ned&quot;" calcext:base-cell-address="februar.B2"/>
          </calcext:conditional-format>
          <calcext:conditional-format calcext:target-range-address="februar.N2:februar.N29">
            <calcext:condition calcext:apply-style-name="ConditionalStyle_16" calcext:value="&lt;1" calcext:base-cell-address="februar.N2"/>
            <calcext:condition calcext:apply-style-name="ConditionalStyle_17" calcext:value="&gt;1" calcext:base-cell-address="februar.N2"/>
          </calcext:conditional-format>
          <calcext:conditional-format calcext:target-range-address="februar.O2:februar.O29">
            <calcext:condition calcext:apply-style-name="ConditionalStyle_18" calcext:value="&lt;1" calcext:base-cell-address="februar.O2"/>
            <calcext:condition calcext:apply-style-name="ConditionalStyle_19" calcext:value="&gt;1" calcext:base-cell-address="februar.O2"/>
          </calcext:conditional-format>
          <calcext:conditional-format calcext:target-range-address="februar.P2:februar.Q29 februar.T2:februar.U29">
            <calcext:condition calcext:apply-style-name="ConditionalStyle_20" calcext:value="&lt;1" calcext:base-cell-address="februar.P2"/>
            <calcext:condition calcext:apply-style-name="ConditionalStyle_21" calcext:value="&gt;1" calcext:base-cell-address="februar.P2"/>
          </calcext:conditional-format>
          <calcext:conditional-format calcext:target-range-address="februar.R2:februar.S29">
            <calcext:condition calcext:apply-style-name="ConditionalStyle_22" calcext:value="&lt;1" calcext:base-cell-address="februar.R2"/>
            <calcext:condition calcext:apply-style-name="ConditionalStyle_23" calcext:value="&gt;1" calcext:base-cell-address="februar.R2"/>
          </calcext:conditional-format>
          <calcext:conditional-format calcext:target-range-address="februar.V2:februar.V29">
            <calcext:condition calcext:apply-style-name="ConditionalStyle_24" calcext:value="!=0" calcext:base-cell-address="februar.V2"/>
          </calcext:conditional-format>
          <calcext:conditional-format calcext:target-range-address="februar.W2:februar.W29">
            <calcext:condition calcext:apply-style-name="ConditionalStyle_25" calcext:value="=1" calcext:base-cell-address="februar.W2"/>
            <calcext:condition calcext:apply-style-name="ConditionalStyle_26" calcext:value="&gt;1" calcext:base-cell-address="februar.W2"/>
          </calcext:conditional-format>
          <calcext:conditional-format calcext:target-range-address="februar.X2:februar.X29">
            <calcext:condition calcext:apply-style-name="ConditionalStyle_27" calcext:value="&lt;2" calcext:base-cell-address="februar.X2"/>
            <calcext:condition calcext:apply-style-name="ConditionalStyle_28" calcext:value="&gt;2" calcext:base-cell-address="februar.X2"/>
          </calcext:conditional-format>
        </calcext:conditional-formats>
      </table:table>
      <table:table table:name="marec" table:style-name="ta4">
        <table:table-column table:style-name="co3" table:default-cell-style-name="ce17"/>
        <table:table-column table:style-name="co14" table:default-cell-style-name="ce17"/>
        <table:table-column table:style-name="co5" table:number-columns-repeated="11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9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1000"/>
        </table:table-row>
        <table:table-row table:style-name="ro6">
          <table:table-cell table:style-name="ce20" office:value-type="date" office:date-value="2010-03-01" calcext:value-type="date">
            <text:p>1. III. 10</text:p>
          </table:table-cell>
          <table:table-cell table:style-name="ce68" table:formula="of:=TEXT([.A2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71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72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1" calcext:value-type="float">
            <text:p>1</text:p>
          </table:table-cell>
          <table:table-cell table:style-name="ce73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73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74" table:formula="of:=COUNTIF([.C2:.K2];&quot;51¶&quot;)" office:value-type="float" office:value="1" calcext:value-type="float">
            <text:p>1</text:p>
          </table:table-cell>
          <table:table-cell table:style-name="ce74" table:formula="of:=COUNTIF([.C2:.K2];&quot;52¶&quot;)" office:value-type="float" office:value="1" calcext:value-type="float">
            <text:p>1</text:p>
          </table:table-cell>
          <table:table-cell table:style-name="ce73" table:formula="of:=COUNTIF([.C2:.K2];&quot;U&quot;)+COUNTIF([.C2:.K2];&quot;U☻&quot;)+COUNTIF([.C2:.K2];&quot;U☺&quot;)" office:value-type="float" office:value="1" calcext:value-type="float">
            <text:p>1</text:p>
          </table:table-cell>
          <table:table-cell table:style-name="ce73" table:formula="of:=COUNTIF([.C2:.K2];&quot;KVIT&quot;)+COUNTIF([.C2:.K2];&quot;KVIT☻&quot;)+COUNTIF([.C2:.K2];&quot;kvit$&quot;)" office:value-type="float" office:value="1" calcext:value-type="float">
            <text:p>1</text:p>
          </table:table-cell>
          <table:table-cell table:style-name="ce75" table:formula="of:=COUNTBLANK([.C2:.K2])" office:value-type="float" office:value="0" calcext:value-type="float">
            <text:p>0</text:p>
          </table:table-cell>
          <table:table-cell table:style-name="ce76" table:formula="of:=COUNTIF([.C2:.K2];&quot;x&quot;)" office:value-type="float" office:value="1" calcext:value-type="float">
            <text:p>1</text:p>
          </table:table-cell>
          <table:table-cell table:style-name="ce77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03-02" calcext:value-type="date">
            <text:p>2. III. 10</text:p>
          </table:table-cell>
          <table:table-cell table:style-name="ce68" table:formula="of:=TEXT([.A3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office:value-type="string" calcext:value-type="string">
            <office:annotation draw:style-name="gr9" draw:text-style-name="P2" svg:width="5.867cm" svg:height="5.903cm" svg:x="15.313cm" svg:y="-0.708cm" draw:caption-point-x="-0.232cm" draw:caption-point-y="2.125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71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72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0" calcext:value-type="float">
            <text:p>0</text:p>
          </table:table-cell>
          <table:table-cell table:style-name="ce73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73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74" table:formula="of:=COUNTIF([.C3:.K3];&quot;51¶&quot;)" office:value-type="float" office:value="1" calcext:value-type="float">
            <text:p>1</text:p>
          </table:table-cell>
          <table:table-cell table:style-name="ce74" table:formula="of:=COUNTIF([.C3:.K3];&quot;52¶&quot;)" office:value-type="float" office:value="1" calcext:value-type="float">
            <text:p>1</text:p>
          </table:table-cell>
          <table:table-cell table:style-name="ce73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73" table:formula="of:=COUNTIF([.C3:.K3];&quot;KVIT&quot;)+COUNTIF([.C3:.K3];&quot;KVIT☻&quot;)+COUNTIF([.C3:.K3];&quot;kvit$&quot;)" office:value-type="float" office:value="2" calcext:value-type="float">
            <text:p>2</text:p>
          </table:table-cell>
          <table:table-cell table:style-name="ce75" table:formula="of:=COUNTBLANK([.C3:.K3])" office:value-type="float" office:value="0" calcext:value-type="float">
            <text:p>0</text:p>
          </table:table-cell>
          <table:table-cell table:style-name="ce76" table:formula="of:=COUNTIF([.C3:.K3];&quot;x&quot;)" office:value-type="float" office:value="0" calcext:value-type="float">
            <text:p>0</text:p>
          </table:table-cell>
          <table:table-cell table:style-name="ce77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03" calcext:value-type="date">
            <text:p>3. III. 10</text:p>
          </table:table-cell>
          <table:table-cell table:style-name="ce68" table:formula="of:=TEXT([.A4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PIN</text:p>
          </table:table-cell>
          <table:table-cell table:style-name="ce71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72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 calcext:value-type="float">
            <text:p>1</text:p>
          </table:table-cell>
          <table:table-cell table:style-name="ce73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73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74" table:formula="of:=COUNTIF([.C4:.K4];&quot;51¶&quot;)" office:value-type="float" office:value="1" calcext:value-type="float">
            <text:p>1</text:p>
          </table:table-cell>
          <table:table-cell table:style-name="ce74" table:formula="of:=COUNTIF([.C4:.K4];&quot;52¶&quot;)" office:value-type="float" office:value="1" calcext:value-type="float">
            <text:p>1</text:p>
          </table:table-cell>
          <table:table-cell table:style-name="ce73" table:formula="of:=COUNTIF([.C4:.K4];&quot;U&quot;)+COUNTIF([.C4:.K4];&quot;U☻&quot;)+COUNTIF([.C4:.K4];&quot;U☺&quot;)" office:value-type="float" office:value="1" calcext:value-type="float">
            <text:p>1</text:p>
          </table:table-cell>
          <table:table-cell table:style-name="ce73" table:formula="of:=COUNTIF([.C4:.K4];&quot;KVIT&quot;)+COUNTIF([.C4:.K4];&quot;KVIT☻&quot;)+COUNTIF([.C4:.K4];&quot;kvit$&quot;)" office:value-type="float" office:value="1" calcext:value-type="float">
            <text:p>1</text:p>
          </table:table-cell>
          <table:table-cell table:style-name="ce75" table:formula="of:=COUNTBLANK([.C4:.K4])" office:value-type="float" office:value="0" calcext:value-type="float">
            <text:p>0</text:p>
          </table:table-cell>
          <table:table-cell table:style-name="ce76" table:formula="of:=COUNTIF([.C4:.K4];&quot;x&quot;)" office:value-type="float" office:value="1" calcext:value-type="float">
            <text:p>1</text:p>
          </table:table-cell>
          <table:table-cell table:style-name="ce77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04" calcext:value-type="date">
            <text:p>4. III. 10</text:p>
          </table:table-cell>
          <table:table-cell table:style-name="ce68" table:formula="of:=TEXT([.A5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71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72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1" calcext:value-type="float">
            <text:p>1</text:p>
          </table:table-cell>
          <table:table-cell table:style-name="ce73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73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74" table:formula="of:=COUNTIF([.C5:.K5];&quot;51¶&quot;)" office:value-type="float" office:value="1" calcext:value-type="float">
            <text:p>1</text:p>
          </table:table-cell>
          <table:table-cell table:style-name="ce74" table:formula="of:=COUNTIF([.C5:.K5];&quot;52¶&quot;)" office:value-type="float" office:value="0" calcext:value-type="float">
            <text:p>0</text:p>
          </table:table-cell>
          <table:table-cell table:style-name="ce73" table:formula="of:=COUNTIF([.C5:.K5];&quot;U&quot;)+COUNTIF([.C5:.K5];&quot;U☻&quot;)+COUNTIF([.C5:.K5];&quot;U☺&quot;)" office:value-type="float" office:value="1" calcext:value-type="float">
            <text:p>1</text:p>
          </table:table-cell>
          <table:table-cell table:style-name="ce73" table:formula="of:=COUNTIF([.C5:.K5];&quot;KVIT&quot;)+COUNTIF([.C5:.K5];&quot;KVIT☻&quot;)+COUNTIF([.C5:.K5];&quot;kvit$&quot;)" office:value-type="float" office:value="2" calcext:value-type="float">
            <text:p>2</text:p>
          </table:table-cell>
          <table:table-cell table:style-name="ce75" table:formula="of:=COUNTBLANK([.C5:.K5])" office:value-type="float" office:value="0" calcext:value-type="float">
            <text:p>0</text:p>
          </table:table-cell>
          <table:table-cell table:style-name="ce76" table:formula="of:=COUNTIF([.C5:.K5];&quot;x&quot;)" office:value-type="float" office:value="1" calcext:value-type="float">
            <text:p>1</text:p>
          </table:table-cell>
          <table:table-cell table:style-name="ce77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05" calcext:value-type="date">
            <text:p>5. III. 10</text:p>
          </table:table-cell>
          <table:table-cell table:style-name="ce68" table:formula="of:=TEXT([.A6];&quot;Ddd&quot;)" office:value-type="string" office:string-value="pet" calcext:value-type="string">
            <text:p>p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8" office:value-type="string" calcext:value-type="string">
            <text:p><text:s/>VIN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72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0" calcext:value-type="float">
            <text:p>0</text:p>
          </table:table-cell>
          <table:table-cell table:style-name="ce73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73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74" table:formula="of:=COUNTIF([.C6:.K6];&quot;51¶&quot;)" office:value-type="float" office:value="1" calcext:value-type="float">
            <text:p>1</text:p>
          </table:table-cell>
          <table:table-cell table:style-name="ce74" table:formula="of:=COUNTIF([.C6:.K6];&quot;52¶&quot;)" office:value-type="float" office:value="1" calcext:value-type="float">
            <text:p>1</text:p>
          </table:table-cell>
          <table:table-cell table:style-name="ce73" table:formula="of:=COUNTIF([.C6:.K6];&quot;U&quot;)+COUNTIF([.C6:.K6];&quot;U☻&quot;)+COUNTIF([.C6:.K6];&quot;U☺&quot;)" office:value-type="float" office:value="1" calcext:value-type="float">
            <text:p>1</text:p>
          </table:table-cell>
          <table:table-cell table:style-name="ce73" table:formula="of:=COUNTIF([.C6:.K6];&quot;KVIT&quot;)+COUNTIF([.C6:.K6];&quot;KVIT☻&quot;)+COUNTIF([.C6:.K6];&quot;kvit$&quot;)" office:value-type="float" office:value="1" calcext:value-type="float">
            <text:p>1</text:p>
          </table:table-cell>
          <table:table-cell table:style-name="ce75" table:formula="of:=COUNTBLANK([.C6:.K6])" office:value-type="float" office:value="0" calcext:value-type="float">
            <text:p>0</text:p>
          </table:table-cell>
          <table:table-cell table:style-name="ce76" table:formula="of:=COUNTIF([.C6:.K6];&quot;x&quot;)" office:value-type="float" office:value="1" calcext:value-type="float">
            <text:p>1</text:p>
          </table:table-cell>
          <table:table-cell table:style-name="ce77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06" calcext:value-type="date">
            <text:p>6. III. 10</text:p>
          </table:table-cell>
          <table:table-cell table:style-name="ce69" table:formula="of:=TEXT([.A7];&quot;Ddd&quot;)" office:value-type="string" office:string-value="sob" calcext:value-type="string">
            <text:p>sob</text:p>
          </table:table-cell>
          <table:table-cell table:style-name="ce35"/>
          <table:table-cell table:style-name="ce4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3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ŠOŠ</text:p>
          </table:table-cell>
          <table:table-cell table:style-name="ce71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72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1" calcext:value-type="float">
            <text:p>1</text:p>
          </table:table-cell>
          <table:table-cell table:style-name="ce73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73" table:formula="of:=COUNTIF([.C7:.K7];&quot;52&quot;)+COUNTIF([.C7:.K7];&quot;52$&quot;)+COUNTIF([.C7:.K7];&quot;52☻&quot;)" office:value-type="float" office:value="0" calcext:value-type="float">
            <text:p>0</text:p>
          </table:table-cell>
          <table:table-cell table:style-name="ce74" table:formula="of:=COUNTIF([.C7:.K7];&quot;51¶&quot;)" office:value-type="float" office:value="0" calcext:value-type="float">
            <text:p>0</text:p>
          </table:table-cell>
          <table:table-cell table:style-name="ce74" table:formula="of:=COUNTIF([.C7:.K7];&quot;52¶&quot;)" office:value-type="float" office:value="0" calcext:value-type="float">
            <text:p>0</text:p>
          </table:table-cell>
          <table:table-cell table:style-name="ce73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73" table:formula="of:=COUNTIF([.C7:.K7];&quot;KVIT&quot;)+COUNTIF([.C7:.K7];&quot;KVIT☻&quot;)+COUNTIF([.C7:.K7];&quot;kvit$&quot;)" office:value-type="float" office:value="0" calcext:value-type="float">
            <text:p>0</text:p>
          </table:table-cell>
          <table:table-cell table:style-name="ce75" table:formula="of:=COUNTBLANK([.C7:.K7])" office:value-type="float" office:value="7" calcext:value-type="float">
            <text:p>7</text:p>
          </table:table-cell>
          <table:table-cell table:style-name="ce76" table:formula="of:=COUNTIF([.C7:.K7];&quot;x&quot;)" office:value-type="float" office:value="0" calcext:value-type="float">
            <text:p>0</text:p>
          </table:table-cell>
          <table:table-cell table:style-name="ce77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07" calcext:value-type="date">
            <text:p>7. III. 10</text:p>
          </table:table-cell>
          <table:table-cell table:style-name="ce69" table:formula="of:=TEXT([.A8];&quot;Ddd&quot;)" office:value-type="string" office:string-value="ned" calcext:value-type="string">
            <text:p>ned</text:p>
          </table:table-cell>
          <table:table-cell table:style-name="ce44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1"/>
          <table:table-cell table:style-name="ce35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70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ŠOŠ</text:p>
          </table:table-cell>
          <table:table-cell table:style-name="ce71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72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1" calcext:value-type="float">
            <text:p>1</text:p>
          </table:table-cell>
          <table:table-cell table:style-name="ce73" table:formula="of:=COUNTIF([.C8:.K8];&quot;51&quot;)+COUNTIF([.C8:.K8];&quot;51$&quot;)+COUNTIF([.C8:.K8];&quot;51☻&quot;)" office:value-type="float" office:value="0" calcext:value-type="float">
            <text:p>0</text:p>
          </table:table-cell>
          <table:table-cell table:style-name="ce73" table:formula="of:=COUNTIF([.C8:.K8];&quot;52&quot;)+COUNTIF([.C8:.K8];&quot;52$&quot;)+COUNTIF([.C8:.K8];&quot;52☻&quot;)" office:value-type="float" office:value="0" calcext:value-type="float">
            <text:p>0</text:p>
          </table:table-cell>
          <table:table-cell table:style-name="ce74" table:formula="of:=COUNTIF([.C8:.K8];&quot;51¶&quot;)" office:value-type="float" office:value="0" calcext:value-type="float">
            <text:p>0</text:p>
          </table:table-cell>
          <table:table-cell table:style-name="ce74" table:formula="of:=COUNTIF([.C8:.K8];&quot;52¶&quot;)" office:value-type="float" office:value="0" calcext:value-type="float">
            <text:p>0</text:p>
          </table:table-cell>
          <table:table-cell table:style-name="ce73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73" table:formula="of:=COUNTIF([.C8:.K8];&quot;KVIT&quot;)+COUNTIF([.C8:.K8];&quot;KVIT☻&quot;)+COUNTIF([.C8:.K8];&quot;kvit$&quot;)" office:value-type="float" office:value="0" calcext:value-type="float">
            <text:p>0</text:p>
          </table:table-cell>
          <table:table-cell table:style-name="ce75" table:formula="of:=COUNTBLANK([.C8:.K8])" office:value-type="float" office:value="7" calcext:value-type="float">
            <text:p>7</text:p>
          </table:table-cell>
          <table:table-cell table:style-name="ce76" table:formula="of:=COUNTIF([.C8:.K8];&quot;x&quot;)" office:value-type="float" office:value="0" calcext:value-type="float">
            <text:p>0</text:p>
          </table:table-cell>
          <table:table-cell table:style-name="ce77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08" calcext:value-type="date">
            <text:p>8. III. 10</text:p>
          </table:table-cell>
          <table:table-cell table:style-name="ce68" table:formula="of:=TEXT([.A9];&quot;Ddd&quot;)" office:value-type="string" office:string-value="pon" calcext:value-type="string">
            <text:p>pon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office:value-type="string" calcext:value-type="string">
            <text:p>JAN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72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0" calcext:value-type="float">
            <text:p>0</text:p>
          </table:table-cell>
          <table:table-cell table:style-name="ce73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73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74" table:formula="of:=COUNTIF([.C9:.K9];&quot;51¶&quot;)" office:value-type="float" office:value="0" calcext:value-type="float">
            <text:p>0</text:p>
          </table:table-cell>
          <table:table-cell table:style-name="ce74" table:formula="of:=COUNTIF([.C9:.K9];&quot;52¶&quot;)" office:value-type="float" office:value="1" calcext:value-type="float">
            <text:p>1</text:p>
          </table:table-cell>
          <table:table-cell table:style-name="ce73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73" table:formula="of:=COUNTIF([.C9:.K9];&quot;KVIT&quot;)+COUNTIF([.C9:.K9];&quot;KVIT☻&quot;)+COUNTIF([.C9:.K9];&quot;kvit$&quot;)" office:value-type="float" office:value="1" calcext:value-type="float">
            <text:p>1</text:p>
          </table:table-cell>
          <table:table-cell table:style-name="ce75" table:formula="of:=COUNTBLANK([.C9:.K9])" office:value-type="float" office:value="0" calcext:value-type="float">
            <text:p>0</text:p>
          </table:table-cell>
          <table:table-cell table:style-name="ce76" table:formula="of:=COUNTIF([.C9:.K9];&quot;x&quot;)" office:value-type="float" office:value="2" calcext:value-type="float">
            <text:p>2</text:p>
          </table:table-cell>
          <table:table-cell table:style-name="ce77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09" calcext:value-type="date">
            <text:p>9. III. 10</text:p>
          </table:table-cell>
          <table:table-cell table:style-name="ce68" table:formula="of:=TEXT([.A10];&quot;Ddd&quot;)" office:value-type="string" office:string-value="tor" calcext:value-type="string">
            <text:p>tor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72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0" calcext:value-type="float">
            <text:p>0</text:p>
          </table:table-cell>
          <table:table-cell table:style-name="ce73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73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74" table:formula="of:=COUNTIF([.C10:.K10];&quot;51¶&quot;)" office:value-type="float" office:value="1" calcext:value-type="float">
            <text:p>1</text:p>
          </table:table-cell>
          <table:table-cell table:style-name="ce74" table:formula="of:=COUNTIF([.C10:.K10];&quot;52¶&quot;)" office:value-type="float" office:value="1" calcext:value-type="float">
            <text:p>1</text:p>
          </table:table-cell>
          <table:table-cell table:style-name="ce73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73" table:formula="of:=COUNTIF([.C10:.K10];&quot;KVIT&quot;)+COUNTIF([.C10:.K10];&quot;KVIT☻&quot;)+COUNTIF([.C10:.K10];&quot;kvit$&quot;)" office:value-type="float" office:value="1" calcext:value-type="float">
            <text:p>1</text:p>
          </table:table-cell>
          <table:table-cell table:style-name="ce75" table:formula="of:=COUNTBLANK([.C10:.K10])" office:value-type="float" office:value="0" calcext:value-type="float">
            <text:p>0</text:p>
          </table:table-cell>
          <table:table-cell table:style-name="ce76" table:formula="of:=COUNTIF([.C10:.K10];&quot;x&quot;)" office:value-type="float" office:value="0" calcext:value-type="float">
            <text:p>0</text:p>
          </table:table-cell>
          <table:table-cell table:style-name="ce77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0" calcext:value-type="date">
            <text:p>10. III. 10</text:p>
          </table:table-cell>
          <table:table-cell table:style-name="ce68" table:formula="of:=TEXT([.A11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72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1" calcext:value-type="float">
            <text:p>1</text:p>
          </table:table-cell>
          <table:table-cell table:style-name="ce73" table:formula="of:=COUNTIF([.C11:.K11];&quot;51&quot;)+COUNTIF([.C11:.K11];&quot;51$&quot;)+COUNTIF([.C11:.K11];&quot;51☻&quot;)" office:value-type="float" office:value="2" calcext:value-type="float">
            <text:p>2</text:p>
          </table:table-cell>
          <table:table-cell table:style-name="ce73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74" table:formula="of:=COUNTIF([.C11:.K11];&quot;51¶&quot;)" office:value-type="float" office:value="1" calcext:value-type="float">
            <text:p>1</text:p>
          </table:table-cell>
          <table:table-cell table:style-name="ce74" table:formula="of:=COUNTIF([.C11:.K11];&quot;52¶&quot;)" office:value-type="float" office:value="0" calcext:value-type="float">
            <text:p>0</text:p>
          </table:table-cell>
          <table:table-cell table:style-name="ce73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73" table:formula="of:=COUNTIF([.C11:.K11];&quot;KVIT&quot;)+COUNTIF([.C11:.K11];&quot;KVIT☻&quot;)+COUNTIF([.C11:.K11];&quot;kvit$&quot;)" office:value-type="float" office:value="2" calcext:value-type="float">
            <text:p>2</text:p>
          </table:table-cell>
          <table:table-cell table:style-name="ce75" table:formula="of:=COUNTBLANK([.C11:.K11])" office:value-type="float" office:value="0" calcext:value-type="float">
            <text:p>0</text:p>
          </table:table-cell>
          <table:table-cell table:style-name="ce76" table:formula="of:=COUNTIF([.C11:.K11];&quot;x&quot;)" office:value-type="float" office:value="1" calcext:value-type="float">
            <text:p>1</text:p>
          </table:table-cell>
          <table:table-cell table:style-name="ce77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1" calcext:value-type="date">
            <text:p>11. III. 10</text:p>
          </table:table-cell>
          <table:table-cell table:style-name="ce68" table:formula="of:=TEXT([.A12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office:annotation draw:style-name="gr10" draw:text-style-name="P4" svg:width="2.593cm" svg:height="0.677cm" svg:x="5.757cm" svg:y="5.85cm" draw:caption-point-x="-0.243cm" draw:caption-point-y="1.901cm">
              <dc:date>2022-03-21T00:00:00</dc:date>
              <text:p text:style-name="P3">vaje</text:p>
            </office:annotation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office:value-type="string" calcext:value-type="string">
            <text:p>JAN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72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 calcext:value-type="float">
            <text:p>0</text:p>
          </table:table-cell>
          <table:table-cell table:style-name="ce73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73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74" table:formula="of:=COUNTIF([.C12:.K12];&quot;51¶&quot;)" office:value-type="float" office:value="1" calcext:value-type="float">
            <text:p>1</text:p>
          </table:table-cell>
          <table:table-cell table:style-name="ce74" table:formula="of:=COUNTIF([.C12:.K12];&quot;52¶&quot;)" office:value-type="float" office:value="1" calcext:value-type="float">
            <text:p>1</text:p>
          </table:table-cell>
          <table:table-cell table:style-name="ce73" table:formula="of:=COUNTIF([.C12:.K12];&quot;U&quot;)+COUNTIF([.C12:.K12];&quot;U☻&quot;)+COUNTIF([.C12:.K12];&quot;U☺&quot;)" office:value-type="float" office:value="1" calcext:value-type="float">
            <text:p>1</text:p>
          </table:table-cell>
          <table:table-cell table:style-name="ce73" table:formula="of:=COUNTIF([.C12:.K12];&quot;KVIT&quot;)+COUNTIF([.C12:.K12];&quot;KVIT☻&quot;)+COUNTIF([.C12:.K12];&quot;kvit$&quot;)" office:value-type="float" office:value="2" calcext:value-type="float">
            <text:p>2</text:p>
          </table:table-cell>
          <table:table-cell table:style-name="ce75" table:formula="of:=COUNTBLANK([.C12:.K12])" office:value-type="float" office:value="0" calcext:value-type="float">
            <text:p>0</text:p>
          </table:table-cell>
          <table:table-cell table:style-name="ce76" table:formula="of:=COUNTIF([.C12:.K12];&quot;x&quot;)" office:value-type="float" office:value="1" calcext:value-type="float">
            <text:p>1</text:p>
          </table:table-cell>
          <table:table-cell table:style-name="ce77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2" calcext:value-type="date">
            <text:p>12. III. 10</text:p>
          </table:table-cell>
          <table:table-cell table:style-name="ce68" table:formula="of:=TEXT([.A13];&quot;Ddd&quot;)" office:value-type="string" office:string-value="pet" calcext:value-type="string">
            <text:p>p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office:annotation draw:style-name="gr11" draw:text-style-name="P2" svg:width="2.593cm" svg:height="3.355cm" svg:x="6.953cm" svg:y="6.543cm" draw:caption-point-x="-0.243cm" draw:caption-point-y="1.912cm">
              <dc:date>2022-03-21T00:00:00</dc:date>
              <text:p text:style-name="P1">Prosim te za dopust 12.marec in weekend, ki sledi in 24. do 28 marec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8" office:value-type="string" calcext:value-type="string">
            <text:p>BERG</text:p>
          </table:table-cell>
          <table:table-cell table:style-name="ce29" office:value-type="string" calcext:value-type="string">
            <text:p>DAN</text:p>
          </table:table-cell>
          <table:table-cell table:style-name="ce71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72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0" calcext:value-type="float">
            <text:p>0</text:p>
          </table:table-cell>
          <table:table-cell table:style-name="ce73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73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74" table:formula="of:=COUNTIF([.C13:.K13];&quot;51¶&quot;)" office:value-type="float" office:value="1" calcext:value-type="float">
            <text:p>1</text:p>
          </table:table-cell>
          <table:table-cell table:style-name="ce74" table:formula="of:=COUNTIF([.C13:.K13];&quot;52¶&quot;)" office:value-type="float" office:value="0" calcext:value-type="float">
            <text:p>0</text:p>
          </table:table-cell>
          <table:table-cell table:style-name="ce73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73" table:formula="of:=COUNTIF([.C13:.K13];&quot;KVIT&quot;)+COUNTIF([.C13:.K13];&quot;KVIT☻&quot;)+COUNTIF([.C13:.K13];&quot;kvit$&quot;)" office:value-type="float" office:value="1" calcext:value-type="float">
            <text:p>1</text:p>
          </table:table-cell>
          <table:table-cell table:style-name="ce75" table:formula="of:=COUNTBLANK([.C13:.K13])" office:value-type="float" office:value="0" calcext:value-type="float">
            <text:p>0</text:p>
          </table:table-cell>
          <table:table-cell table:style-name="ce76" table:formula="of:=COUNTIF([.C13:.K13];&quot;x&quot;)" office:value-type="float" office:value="1" calcext:value-type="float">
            <text:p>1</text:p>
          </table:table-cell>
          <table:table-cell table:style-name="ce77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13" calcext:value-type="date">
            <text:p>13. III. 10</text:p>
          </table:table-cell>
          <table:table-cell table:style-name="ce69" table:formula="of:=TEXT([.A14];&quot;Ddd&quot;)" office:value-type="string" office:string-value="sob" calcext:value-type="string">
            <text:p>sob</text:p>
          </table:table-cell>
          <table:table-cell table:style-name="ce35"/>
          <table:table-cell table:style-name="ce44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37"/>
          <table:table-cell table:style-name="ce35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40" office:value-type="string" calcext:value-type="string">
            <text:p>BERG</text:p>
          </table:table-cell>
          <table:table-cell table:style-name="ce41" office:value-type="string" calcext:value-type="string">
            <text:p>ROD</text:p>
          </table:table-cell>
          <table:table-cell table:style-name="ce71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72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0" calcext:value-type="float">
            <text:p>0</text:p>
          </table:table-cell>
          <table:table-cell table:style-name="ce73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73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74" table:formula="of:=COUNTIF([.C14:.K14];&quot;51¶&quot;)" office:value-type="float" office:value="0" calcext:value-type="float">
            <text:p>0</text:p>
          </table:table-cell>
          <table:table-cell table:style-name="ce74" table:formula="of:=COUNTIF([.C14:.K14];&quot;52¶&quot;)" office:value-type="float" office:value="0" calcext:value-type="float">
            <text:p>0</text:p>
          </table:table-cell>
          <table:table-cell table:style-name="ce73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73" table:formula="of:=COUNTIF([.C14:.K14];&quot;KVIT&quot;)+COUNTIF([.C14:.K14];&quot;KVIT☻&quot;)+COUNTIF([.C14:.K14];&quot;kvit$&quot;)" office:value-type="float" office:value="0" calcext:value-type="float">
            <text:p>0</text:p>
          </table:table-cell>
          <table:table-cell table:style-name="ce75" table:formula="of:=COUNTBLANK([.C14:.K14])" office:value-type="float" office:value="7" calcext:value-type="float">
            <text:p>7</text:p>
          </table:table-cell>
          <table:table-cell table:style-name="ce76" table:formula="of:=COUNTIF([.C14:.K14];&quot;x&quot;)" office:value-type="float" office:value="0" calcext:value-type="float">
            <text:p>0</text:p>
          </table:table-cell>
          <table:table-cell table:style-name="ce77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14" calcext:value-type="date">
            <text:p>14. III. 10</text:p>
          </table:table-cell>
          <table:table-cell table:style-name="ce69" table:formula="of:=TEXT([.A15];&quot;Ddd&quot;)" office:value-type="string" office:string-value="ned" calcext:value-type="string">
            <text:p>ned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/>
          <table:table-cell table:style-name="ce7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1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ROD</text:p>
          </table:table-cell>
          <table:table-cell table:style-name="ce71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72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1" calcext:value-type="float">
            <text:p>1</text:p>
          </table:table-cell>
          <table:table-cell table:style-name="ce73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73" table:formula="of:=COUNTIF([.C15:.K15];&quot;52&quot;)+COUNTIF([.C15:.K15];&quot;52$&quot;)+COUNTIF([.C15:.K15];&quot;52☻&quot;)" office:value-type="float" office:value="0" calcext:value-type="float">
            <text:p>0</text:p>
          </table:table-cell>
          <table:table-cell table:style-name="ce74" table:formula="of:=COUNTIF([.C15:.K15];&quot;51¶&quot;)" office:value-type="float" office:value="0" calcext:value-type="float">
            <text:p>0</text:p>
          </table:table-cell>
          <table:table-cell table:style-name="ce74" table:formula="of:=COUNTIF([.C15:.K15];&quot;52¶&quot;)" office:value-type="float" office:value="0" calcext:value-type="float">
            <text:p>0</text:p>
          </table:table-cell>
          <table:table-cell table:style-name="ce73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73" table:formula="of:=COUNTIF([.C15:.K15];&quot;KVIT&quot;)+COUNTIF([.C15:.K15];&quot;KVIT☻&quot;)+COUNTIF([.C15:.K15];&quot;kvit$&quot;)" office:value-type="float" office:value="0" calcext:value-type="float">
            <text:p>0</text:p>
          </table:table-cell>
          <table:table-cell table:style-name="ce75" table:formula="of:=COUNTBLANK([.C15:.K15])" office:value-type="float" office:value="5" calcext:value-type="float">
            <text:p>5</text:p>
          </table:table-cell>
          <table:table-cell table:style-name="ce76" table:formula="of:=COUNTIF([.C15:.K15];&quot;x&quot;)" office:value-type="float" office:value="0" calcext:value-type="float">
            <text:p>0</text:p>
          </table:table-cell>
          <table:table-cell table:style-name="ce77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5" calcext:value-type="date">
            <text:p>15. III. 10</text:p>
          </table:table-cell>
          <table:table-cell table:style-name="ce68" table:formula="of:=TEXT([.A16];&quot;Ddd&quot;)" office:value-type="string" office:string-value="pon" calcext:value-type="string">
            <text:p>pon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KOS</text:p>
          </table:table-cell>
          <table:table-cell table:style-name="ce71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72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0" calcext:value-type="float">
            <text:p>0</text:p>
          </table:table-cell>
          <table:table-cell table:style-name="ce73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73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74" table:formula="of:=COUNTIF([.C16:.K16];&quot;51¶&quot;)" office:value-type="float" office:value="1" calcext:value-type="float">
            <text:p>1</text:p>
          </table:table-cell>
          <table:table-cell table:style-name="ce74" table:formula="of:=COUNTIF([.C16:.K16];&quot;52¶&quot;)" office:value-type="float" office:value="0" calcext:value-type="float">
            <text:p>0</text:p>
          </table:table-cell>
          <table:table-cell table:style-name="ce73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73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75" table:formula="of:=COUNTBLANK([.C16:.K16])" office:value-type="float" office:value="0" calcext:value-type="float">
            <text:p>0</text:p>
          </table:table-cell>
          <table:table-cell table:style-name="ce76" table:formula="of:=COUNTIF([.C16:.K16];&quot;x&quot;)" office:value-type="float" office:value="1" calcext:value-type="float">
            <text:p>1</text:p>
          </table:table-cell>
          <table:table-cell table:style-name="ce77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6" calcext:value-type="date">
            <text:p>16. III. 10</text:p>
          </table:table-cell>
          <table:table-cell table:style-name="ce68" table:formula="of:=TEXT([.A17];&quot;Ddd&quot;)" office:value-type="string" office:string-value="tor" calcext:value-type="string">
            <text:p>tor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office:value-type="string" calcext:value-type="string">
            <text:p>ŠTI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72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0" calcext:value-type="float">
            <text:p>0</text:p>
          </table:table-cell>
          <table:table-cell table:style-name="ce73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73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74" table:formula="of:=COUNTIF([.C17:.K17];&quot;51¶&quot;)" office:value-type="float" office:value="1" calcext:value-type="float">
            <text:p>1</text:p>
          </table:table-cell>
          <table:table-cell table:style-name="ce74" table:formula="of:=COUNTIF([.C17:.K17];&quot;52¶&quot;)" office:value-type="float" office:value="1" calcext:value-type="float">
            <text:p>1</text:p>
          </table:table-cell>
          <table:table-cell table:style-name="ce73" table:formula="of:=COUNTIF([.C17:.K17];&quot;U&quot;)+COUNTIF([.C17:.K17];&quot;U☻&quot;)+COUNTIF([.C17:.K17];&quot;U☺&quot;)" office:value-type="float" office:value="1" calcext:value-type="float">
            <text:p>1</text:p>
          </table:table-cell>
          <table:table-cell table:style-name="ce73" table:formula="of:=COUNTIF([.C17:.K17];&quot;KVIT&quot;)+COUNTIF([.C17:.K17];&quot;KVIT☻&quot;)+COUNTIF([.C17:.K17];&quot;kvit$&quot;)" office:value-type="float" office:value="1" calcext:value-type="float">
            <text:p>1</text:p>
          </table:table-cell>
          <table:table-cell table:style-name="ce75" table:formula="of:=COUNTBLANK([.C17:.K17])" office:value-type="float" office:value="0" calcext:value-type="float">
            <text:p>0</text:p>
          </table:table-cell>
          <table:table-cell table:style-name="ce76" table:formula="of:=COUNTIF([.C17:.K17];&quot;x&quot;)" office:value-type="float" office:value="0" calcext:value-type="float">
            <text:p>0</text:p>
          </table:table-cell>
          <table:table-cell table:style-name="ce77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7" calcext:value-type="date">
            <text:p>17. III. 10</text:p>
          </table:table-cell>
          <table:table-cell table:style-name="ce68" table:formula="of:=TEXT([.A18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KOS</text:p>
          </table:table-cell>
          <table:table-cell table:style-name="ce71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72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 calcext:value-type="float">
            <text:p>0</text:p>
          </table:table-cell>
          <table:table-cell table:style-name="ce73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73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74" table:formula="of:=COUNTIF([.C18:.K18];&quot;51¶&quot;)" office:value-type="float" office:value="0" calcext:value-type="float">
            <text:p>0</text:p>
          </table:table-cell>
          <table:table-cell table:style-name="ce74" table:formula="of:=COUNTIF([.C18:.K18];&quot;52¶&quot;)" office:value-type="float" office:value="1" calcext:value-type="float">
            <text:p>1</text:p>
          </table:table-cell>
          <table:table-cell table:style-name="ce73" table:formula="of:=COUNTIF([.C18:.K18];&quot;U&quot;)+COUNTIF([.C18:.K18];&quot;U☻&quot;)+COUNTIF([.C18:.K18];&quot;U☺&quot;)" office:value-type="float" office:value="1" calcext:value-type="float">
            <text:p>1</text:p>
          </table:table-cell>
          <table:table-cell table:style-name="ce73" table:formula="of:=COUNTIF([.C18:.K18];&quot;KVIT&quot;)+COUNTIF([.C18:.K18];&quot;KVIT☻&quot;)+COUNTIF([.C18:.K18];&quot;kvit$&quot;)" office:value-type="float" office:value="1" calcext:value-type="float">
            <text:p>1</text:p>
          </table:table-cell>
          <table:table-cell table:style-name="ce75" table:formula="of:=COUNTBLANK([.C18:.K18])" office:value-type="float" office:value="0" calcext:value-type="float">
            <text:p>0</text:p>
          </table:table-cell>
          <table:table-cell table:style-name="ce76" table:formula="of:=COUNTIF([.C18:.K18];&quot;x&quot;)" office:value-type="float" office:value="1" calcext:value-type="float">
            <text:p>1</text:p>
          </table:table-cell>
          <table:table-cell table:style-name="ce77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8" calcext:value-type="date">
            <text:p>18. III. 10</text:p>
          </table:table-cell>
          <table:table-cell table:style-name="ce68" table:formula="of:=TEXT([.A19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DAN</text:p>
          </table:table-cell>
          <table:table-cell table:style-name="ce71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72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1" calcext:value-type="float">
            <text:p>1</text:p>
          </table:table-cell>
          <table:table-cell table:style-name="ce73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73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74" table:formula="of:=COUNTIF([.C19:.K19];&quot;51¶&quot;)" office:value-type="float" office:value="0" calcext:value-type="float">
            <text:p>0</text:p>
          </table:table-cell>
          <table:table-cell table:style-name="ce74" table:formula="of:=COUNTIF([.C19:.K19];&quot;52¶&quot;)" office:value-type="float" office:value="1" calcext:value-type="float">
            <text:p>1</text:p>
          </table:table-cell>
          <table:table-cell table:style-name="ce73" table:formula="of:=COUNTIF([.C19:.K19];&quot;U&quot;)+COUNTIF([.C19:.K19];&quot;U☻&quot;)+COUNTIF([.C19:.K19];&quot;U☺&quot;)" office:value-type="float" office:value="1" calcext:value-type="float">
            <text:p>1</text:p>
          </table:table-cell>
          <table:table-cell table:style-name="ce73" table:formula="of:=COUNTIF([.C19:.K19];&quot;KVIT&quot;)+COUNTIF([.C19:.K19];&quot;KVIT☻&quot;)+COUNTIF([.C19:.K19];&quot;kvit$&quot;)" office:value-type="float" office:value="2" calcext:value-type="float">
            <text:p>2</text:p>
          </table:table-cell>
          <table:table-cell table:style-name="ce75" table:formula="of:=COUNTBLANK([.C19:.K19])" office:value-type="float" office:value="0" calcext:value-type="float">
            <text:p>0</text:p>
          </table:table-cell>
          <table:table-cell table:style-name="ce76" table:formula="of:=COUNTIF([.C19:.K19];&quot;x&quot;)" office:value-type="float" office:value="1" calcext:value-type="float">
            <text:p>1</text:p>
          </table:table-cell>
          <table:table-cell table:style-name="ce77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1" calcext:value-type="float">
            <text:p>1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19" calcext:value-type="date">
            <text:p>19. III. 10</text:p>
          </table:table-cell>
          <table:table-cell table:style-name="ce68" table:formula="of:=TEXT([.A20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593cm" svg:height="3.344cm" svg:x="6.953cm" svg:y="11.469cm" draw:caption-point-x="-0.243cm" draw:caption-point-y="1.913cm">
              <dc:date>2022-03-21T00:00:00</dc:date>
              <text:p text:style-name="P1">Prosim te za dopust 12.marec in weekend, ki sledi in 24. do 28 marec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3" office:value-type="string" calcext:value-type="string">
            <text:p>AND</text:p>
          </table:table-cell>
          <table:table-cell table:style-name="ce29" office:value-type="string" calcext:value-type="string">
            <text:p>KON</text:p>
          </table:table-cell>
          <table:table-cell table:style-name="ce71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72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1" calcext:value-type="float">
            <text:p>1</text:p>
          </table:table-cell>
          <table:table-cell table:style-name="ce73" table:formula="of:=COUNTIF([.C20:.K20];&quot;51&quot;)+COUNTIF([.C20:.K20];&quot;51$&quot;)+COUNTIF([.C20:.K20];&quot;51☻&quot;)" office:value-type="float" office:value="0" calcext:value-type="float">
            <text:p>0</text:p>
          </table:table-cell>
          <table:table-cell table:style-name="ce73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74" table:formula="of:=COUNTIF([.C20:.K20];&quot;51¶&quot;)" office:value-type="float" office:value="0" calcext:value-type="float">
            <text:p>0</text:p>
          </table:table-cell>
          <table:table-cell table:style-name="ce74" table:formula="of:=COUNTIF([.C20:.K20];&quot;52¶&quot;)" office:value-type="float" office:value="1" calcext:value-type="float">
            <text:p>1</text:p>
          </table:table-cell>
          <table:table-cell table:style-name="ce73" table:formula="of:=COUNTIF([.C20:.K20];&quot;U&quot;)+COUNTIF([.C20:.K20];&quot;U☻&quot;)+COUNTIF([.C20:.K20];&quot;U☺&quot;)" office:value-type="float" office:value="1" calcext:value-type="float">
            <text:p>1</text:p>
          </table:table-cell>
          <table:table-cell table:style-name="ce73" table:formula="of:=COUNTIF([.C20:.K20];&quot;KVIT&quot;)+COUNTIF([.C20:.K20];&quot;KVIT☻&quot;)+COUNTIF([.C20:.K20];&quot;kvit$&quot;)" office:value-type="float" office:value="1" calcext:value-type="float">
            <text:p>1</text:p>
          </table:table-cell>
          <table:table-cell table:style-name="ce75" table:formula="of:=COUNTBLANK([.C20:.K20])" office:value-type="float" office:value="0" calcext:value-type="float">
            <text:p>0</text:p>
          </table:table-cell>
          <table:table-cell table:style-name="ce76" table:formula="of:=COUNTIF([.C20:.K20];&quot;x&quot;)" office:value-type="float" office:value="1" calcext:value-type="float">
            <text:p>1</text:p>
          </table:table-cell>
          <table:table-cell table:style-name="ce77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1" calcext:value-type="float">
            <text:p>1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20" calcext:value-type="date">
            <text:p>20. III. 10</text:p>
          </table:table-cell>
          <table:table-cell table:style-name="ce69" table:formula="of:=TEXT([.A21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number-columns-repeated="3"/>
          <table:table-cell table:style-name="ce37"/>
          <table:table-cell table:style-name="ce35"/>
          <table:table-cell table:style-name="ce44"/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KNE</text:p>
          </table:table-cell>
          <table:table-cell table:style-name="ce71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72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1" calcext:value-type="float">
            <text:p>1</text:p>
          </table:table-cell>
          <table:table-cell table:style-name="ce73" table:formula="of:=COUNTIF([.C21:.K21];&quot;51&quot;)+COUNTIF([.C21:.K21];&quot;51$&quot;)+COUNTIF([.C21:.K21];&quot;51☻&quot;)" office:value-type="float" office:value="0" calcext:value-type="float">
            <text:p>0</text:p>
          </table:table-cell>
          <table:table-cell table:style-name="ce73" table:formula="of:=COUNTIF([.C21:.K21];&quot;52&quot;)+COUNTIF([.C21:.K21];&quot;52$&quot;)+COUNTIF([.C21:.K21];&quot;52☻&quot;)" office:value-type="float" office:value="0" calcext:value-type="float">
            <text:p>0</text:p>
          </table:table-cell>
          <table:table-cell table:style-name="ce74" table:formula="of:=COUNTIF([.C21:.K21];&quot;51¶&quot;)" office:value-type="float" office:value="0" calcext:value-type="float">
            <text:p>0</text:p>
          </table:table-cell>
          <table:table-cell table:style-name="ce74" table:formula="of:=COUNTIF([.C21:.K21];&quot;52¶&quot;)" office:value-type="float" office:value="0" calcext:value-type="float">
            <text:p>0</text:p>
          </table:table-cell>
          <table:table-cell table:style-name="ce73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73" table:formula="of:=COUNTIF([.C21:.K21];&quot;KVIT&quot;)+COUNTIF([.C21:.K21];&quot;KVIT☻&quot;)+COUNTIF([.C21:.K21];&quot;kvit$&quot;)" office:value-type="float" office:value="0" calcext:value-type="float">
            <text:p>0</text:p>
          </table:table-cell>
          <table:table-cell table:style-name="ce75" table:formula="of:=COUNTBLANK([.C21:.K21])" office:value-type="float" office:value="6" calcext:value-type="float">
            <text:p>6</text:p>
          </table:table-cell>
          <table:table-cell table:style-name="ce76" table:formula="of:=COUNTIF([.C21:.K21];&quot;x&quot;)" office:value-type="float" office:value="0" calcext:value-type="float">
            <text:p>0</text:p>
          </table:table-cell>
          <table:table-cell table:style-name="ce77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/>
          <table:table-cell table:style-name="ce16" office:value-type="string" calcext:value-type="string">
            <text:p>ŠTUP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10-03-21" calcext:value-type="date">
            <text:p>21. III. 10</text:p>
          </table:table-cell>
          <table:table-cell table:style-name="ce69" table:formula="of:=TEXT([.A2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number-columns-repeated="2"/>
          <table:table-cell table:style-name="ce31"/>
          <table:table-cell table:style-name="ce37" table:number-columns-repeated="2"/>
          <table:table-cell table:style-name="ce35"/>
          <table:table-cell table:style-name="ce44"/>
          <table:table-cell table:style-name="ce35" office:value-type="string" calcext:value-type="string">
            <text:p>ŠTI</text:p>
          </table:table-cell>
          <table:table-cell table:style-name="ce41" office:value-type="string" calcext:value-type="string">
            <text:p>KNE</text:p>
          </table:table-cell>
          <table:table-cell table:style-name="ce71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72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0" calcext:value-type="float">
            <text:p>0</text:p>
          </table:table-cell>
          <table:table-cell table:style-name="ce73" table:formula="of:=COUNTIF([.C22:.K22];&quot;51&quot;)+COUNTIF([.C22:.K22];&quot;51$&quot;)+COUNTIF([.C22:.K22];&quot;51☻&quot;)" office:value-type="float" office:value="0" calcext:value-type="float">
            <text:p>0</text:p>
          </table:table-cell>
          <table:table-cell table:style-name="ce73" table:formula="of:=COUNTIF([.C22:.K22];&quot;52&quot;)+COUNTIF([.C22:.K22];&quot;52$&quot;)+COUNTIF([.C22:.K22];&quot;52☻&quot;)" office:value-type="float" office:value="0" calcext:value-type="float">
            <text:p>0</text:p>
          </table:table-cell>
          <table:table-cell table:style-name="ce74" table:formula="of:=COUNTIF([.C22:.K22];&quot;51¶&quot;)" office:value-type="float" office:value="0" calcext:value-type="float">
            <text:p>0</text:p>
          </table:table-cell>
          <table:table-cell table:style-name="ce74" table:formula="of:=COUNTIF([.C22:.K22];&quot;52¶&quot;)" office:value-type="float" office:value="0" calcext:value-type="float">
            <text:p>0</text:p>
          </table:table-cell>
          <table:table-cell table:style-name="ce73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73" table:formula="of:=COUNTIF([.C22:.K22];&quot;KVIT&quot;)+COUNTIF([.C22:.K22];&quot;KVIT☻&quot;)+COUNTIF([.C22:.K22];&quot;kvit$&quot;)" office:value-type="float" office:value="0" calcext:value-type="float">
            <text:p>0</text:p>
          </table:table-cell>
          <table:table-cell table:style-name="ce75" table:formula="of:=COUNTBLANK([.C22:.K22])" office:value-type="float" office:value="7" calcext:value-type="float">
            <text:p>7</text:p>
          </table:table-cell>
          <table:table-cell table:style-name="ce76" table:formula="of:=COUNTIF([.C22:.K22];&quot;x&quot;)" office:value-type="float" office:value="0" calcext:value-type="float">
            <text:p>0</text:p>
          </table:table-cell>
          <table:table-cell table:style-name="ce77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22" calcext:value-type="date">
            <text:p>22. III. 10</text:p>
          </table:table-cell>
          <table:table-cell table:style-name="ce68" table:formula="of:=TEXT([.A23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71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72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1" calcext:value-type="float">
            <text:p>1</text:p>
          </table:table-cell>
          <table:table-cell table:style-name="ce73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73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74" table:formula="of:=COUNTIF([.C23:.K23];&quot;51¶&quot;)" office:value-type="float" office:value="1" calcext:value-type="float">
            <text:p>1</text:p>
          </table:table-cell>
          <table:table-cell table:style-name="ce74" table:formula="of:=COUNTIF([.C23:.K23];&quot;52¶&quot;)" office:value-type="float" office:value="1" calcext:value-type="float">
            <text:p>1</text:p>
          </table:table-cell>
          <table:table-cell table:style-name="ce73" table:formula="of:=COUNTIF([.C23:.K23];&quot;U&quot;)+COUNTIF([.C23:.K23];&quot;U☻&quot;)+COUNTIF([.C23:.K23];&quot;U☺&quot;)" office:value-type="float" office:value="1" calcext:value-type="float">
            <text:p>1</text:p>
          </table:table-cell>
          <table:table-cell table:style-name="ce73" table:formula="of:=COUNTIF([.C23:.K23];&quot;KVIT&quot;)+COUNTIF([.C23:.K23];&quot;KVIT☻&quot;)+COUNTIF([.C23:.K23];&quot;kvit$&quot;)" office:value-type="float" office:value="2" calcext:value-type="float">
            <text:p>2</text:p>
          </table:table-cell>
          <table:table-cell table:style-name="ce75" table:formula="of:=COUNTBLANK([.C23:.K23])" office:value-type="float" office:value="0" calcext:value-type="float">
            <text:p>0</text:p>
          </table:table-cell>
          <table:table-cell table:style-name="ce76" table:formula="of:=COUNTIF([.C23:.K23];&quot;x&quot;)" office:value-type="float" office:value="1" calcext:value-type="float">
            <text:p>1</text:p>
          </table:table-cell>
          <table:table-cell table:style-name="ce77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23" calcext:value-type="date">
            <text:p>23. III. 10</text:p>
          </table:table-cell>
          <table:table-cell table:style-name="ce68" table:formula="of:=TEXT([.A24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8" draw:text-style-name="P2" svg:width="5.867cm" svg:height="5.903cm" svg:x="15.313cm" svg:y="12.338cm" draw:caption-point-x="-0.232cm" draw:caption-point-y="3.859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71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72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0" calcext:value-type="float">
            <text:p>0</text:p>
          </table:table-cell>
          <table:table-cell table:style-name="ce73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73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74" table:formula="of:=COUNTIF([.C24:.K24];&quot;51¶&quot;)" office:value-type="float" office:value="1" calcext:value-type="float">
            <text:p>1</text:p>
          </table:table-cell>
          <table:table-cell table:style-name="ce74" table:formula="of:=COUNTIF([.C24:.K24];&quot;52¶&quot;)" office:value-type="float" office:value="1" calcext:value-type="float">
            <text:p>1</text:p>
          </table:table-cell>
          <table:table-cell table:style-name="ce73" table:formula="of:=COUNTIF([.C24:.K24];&quot;U&quot;)+COUNTIF([.C24:.K24];&quot;U☻&quot;)+COUNTIF([.C24:.K24];&quot;U☺&quot;)" office:value-type="float" office:value="1" calcext:value-type="float">
            <text:p>1</text:p>
          </table:table-cell>
          <table:table-cell table:style-name="ce73" table:formula="of:=COUNTIF([.C24:.K24];&quot;KVIT&quot;)+COUNTIF([.C24:.K24];&quot;KVIT☻&quot;)+COUNTIF([.C24:.K24];&quot;kvit$&quot;)" office:value-type="float" office:value="2" calcext:value-type="float">
            <text:p>2</text:p>
          </table:table-cell>
          <table:table-cell table:style-name="ce75" table:formula="of:=COUNTBLANK([.C24:.K24])" office:value-type="float" office:value="0" calcext:value-type="float">
            <text:p>0</text:p>
          </table:table-cell>
          <table:table-cell table:style-name="ce76" table:formula="of:=COUNTIF([.C24:.K24];&quot;x&quot;)" office:value-type="float" office:value="1" calcext:value-type="float">
            <text:p>1</text:p>
          </table:table-cell>
          <table:table-cell table:style-name="ce77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24" calcext:value-type="date">
            <text:p>24. III. 10</text:p>
          </table:table-cell>
          <table:table-cell table:style-name="ce68" table:formula="of:=TEXT([.A25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71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72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0" calcext:value-type="float">
            <text:p>0</text:p>
          </table:table-cell>
          <table:table-cell table:style-name="ce73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73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74" table:formula="of:=COUNTIF([.C25:.K25];&quot;51¶&quot;)" office:value-type="float" office:value="1" calcext:value-type="float">
            <text:p>1</text:p>
          </table:table-cell>
          <table:table-cell table:style-name="ce74" table:formula="of:=COUNTIF([.C25:.K25];&quot;52¶&quot;)" office:value-type="float" office:value="1" calcext:value-type="float">
            <text:p>1</text:p>
          </table:table-cell>
          <table:table-cell table:style-name="ce73" table:formula="of:=COUNTIF([.C25:.K25];&quot;U&quot;)+COUNTIF([.C25:.K25];&quot;U☻&quot;)+COUNTIF([.C25:.K25];&quot;U☺&quot;)" office:value-type="float" office:value="1" calcext:value-type="float">
            <text:p>1</text:p>
          </table:table-cell>
          <table:table-cell table:style-name="ce73" table:formula="of:=COUNTIF([.C25:.K25];&quot;KVIT&quot;)+COUNTIF([.C25:.K25];&quot;KVIT☻&quot;)+COUNTIF([.C25:.K25];&quot;kvit$&quot;)" office:value-type="float" office:value="2" calcext:value-type="float">
            <text:p>2</text:p>
          </table:table-cell>
          <table:table-cell table:style-name="ce75" table:formula="of:=COUNTBLANK([.C25:.K25])" office:value-type="float" office:value="0" calcext:value-type="float">
            <text:p>0</text:p>
          </table:table-cell>
          <table:table-cell table:style-name="ce76" table:formula="of:=COUNTIF([.C25:.K25];&quot;x&quot;)" office:value-type="float" office:value="0" calcext:value-type="float">
            <text:p>0</text:p>
          </table:table-cell>
          <table:table-cell table:style-name="ce77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25" calcext:value-type="date">
            <text:p>25. III. 10</text:p>
          </table:table-cell>
          <table:table-cell table:style-name="ce68" table:formula="of:=TEXT([.A26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MŠŠ</text:p>
          </table:table-cell>
          <table:table-cell table:style-name="ce71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72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1" calcext:value-type="float">
            <text:p>1</text:p>
          </table:table-cell>
          <table:table-cell table:style-name="ce73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73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74" table:formula="of:=COUNTIF([.C26:.K26];&quot;51¶&quot;)" office:value-type="float" office:value="1" calcext:value-type="float">
            <text:p>1</text:p>
          </table:table-cell>
          <table:table-cell table:style-name="ce74" table:formula="of:=COUNTIF([.C26:.K26];&quot;52¶&quot;)" office:value-type="float" office:value="0" calcext:value-type="float">
            <text:p>0</text:p>
          </table:table-cell>
          <table:table-cell table:style-name="ce73" table:formula="of:=COUNTIF([.C26:.K26];&quot;U&quot;)+COUNTIF([.C26:.K26];&quot;U☻&quot;)+COUNTIF([.C26:.K26];&quot;U☺&quot;)" office:value-type="float" office:value="1" calcext:value-type="float">
            <text:p>1</text:p>
          </table:table-cell>
          <table:table-cell table:style-name="ce73" table:formula="of:=COUNTIF([.C26:.K26];&quot;KVIT&quot;)+COUNTIF([.C26:.K26];&quot;KVIT☻&quot;)+COUNTIF([.C26:.K26];&quot;kvit$&quot;)" office:value-type="float" office:value="2" calcext:value-type="float">
            <text:p>2</text:p>
          </table:table-cell>
          <table:table-cell table:style-name="ce75" table:formula="of:=COUNTBLANK([.C26:.K26])" office:value-type="float" office:value="0" calcext:value-type="float">
            <text:p>0</text:p>
          </table:table-cell>
          <table:table-cell table:style-name="ce76" table:formula="of:=COUNTIF([.C26:.K26];&quot;x&quot;)" office:value-type="float" office:value="1" calcext:value-type="float">
            <text:p>1</text:p>
          </table:table-cell>
          <table:table-cell table:style-name="ce77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1" calcext:value-type="float">
            <text:p>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26" calcext:value-type="date">
            <text:p>26. III. 10</text:p>
          </table:table-cell>
          <table:table-cell table:style-name="ce68" table:formula="of:=TEXT([.A27];&quot;Ddd&quot;)" office:value-type="string" office:string-value="pet" calcext:value-type="string">
            <text:p>p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BERG</text:p>
          </table:table-cell>
          <table:table-cell table:style-name="ce29" office:value-type="string" calcext:value-type="string">
            <text:p>ROD</text:p>
          </table:table-cell>
          <table:table-cell table:style-name="ce71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72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0" calcext:value-type="float">
            <text:p>0</text:p>
          </table:table-cell>
          <table:table-cell table:style-name="ce73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73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74" table:formula="of:=COUNTIF([.C27:.K27];&quot;51¶&quot;)" office:value-type="float" office:value="1" calcext:value-type="float">
            <text:p>1</text:p>
          </table:table-cell>
          <table:table-cell table:style-name="ce74" table:formula="of:=COUNTIF([.C27:.K27];&quot;52¶&quot;)" office:value-type="float" office:value="0" calcext:value-type="float">
            <text:p>0</text:p>
          </table:table-cell>
          <table:table-cell table:style-name="ce73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73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75" table:formula="of:=COUNTBLANK([.C27:.K27])" office:value-type="float" office:value="0" calcext:value-type="float">
            <text:p>0</text:p>
          </table:table-cell>
          <table:table-cell table:style-name="ce76" table:formula="of:=COUNTIF([.C27:.K27];&quot;x&quot;)" office:value-type="float" office:value="2" calcext:value-type="float">
            <text:p>2</text:p>
          </table:table-cell>
          <table:table-cell table:style-name="ce77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27" calcext:value-type="date">
            <text:p>27. III. 10</text:p>
          </table:table-cell>
          <table:table-cell table:style-name="ce69" table:formula="of:=TEXT([.A28];&quot;Ddd&quot;)" office:value-type="string" office:string-value="sob" calcext:value-type="string">
            <text:p>sob</text:p>
          </table:table-cell>
          <table:table-cell table:style-name="ce31" table:number-columns-repeated="3"/>
          <table:table-cell table:style-name="ce44"/>
          <table:table-cell table:style-name="ce31"/>
          <table:table-cell table:style-name="ce35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AND</text:p>
          </table:table-cell>
          <table:table-cell table:style-name="ce71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72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1" calcext:value-type="float">
            <text:p>1</text:p>
          </table:table-cell>
          <table:table-cell table:style-name="ce73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73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74" table:formula="of:=COUNTIF([.C28:.K28];&quot;51¶&quot;)" office:value-type="float" office:value="0" calcext:value-type="float">
            <text:p>0</text:p>
          </table:table-cell>
          <table:table-cell table:style-name="ce74" table:formula="of:=COUNTIF([.C28:.K28];&quot;52¶&quot;)" office:value-type="float" office:value="0" calcext:value-type="float">
            <text:p>0</text:p>
          </table:table-cell>
          <table:table-cell table:style-name="ce73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73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75" table:formula="of:=COUNTBLANK([.C28:.K28])" office:value-type="float" office:value="7" calcext:value-type="float">
            <text:p>7</text:p>
          </table:table-cell>
          <table:table-cell table:style-name="ce76" table:formula="of:=COUNTIF([.C28:.K28];&quot;x&quot;)" office:value-type="float" office:value="0" calcext:value-type="float">
            <text:p>0</text:p>
          </table:table-cell>
          <table:table-cell table:style-name="ce77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3-28" calcext:value-type="date">
            <text:p>28. III. 10</text:p>
          </table:table-cell>
          <table:table-cell table:style-name="ce69" table:formula="of:=TEXT([.A29];&quot;Ddd&quot;)" office:value-type="string" office:string-value="ned" calcext:value-type="string">
            <text:p>ned</text:p>
          </table:table-cell>
          <table:table-cell table:style-name="ce31"/>
          <table:table-cell table:style-name="ce70"/>
          <table:table-cell table:style-name="ce31"/>
          <table:table-cell table:style-name="ce35" table:number-columns-repeated="3"/>
          <table:table-cell table:style-name="ce37"/>
          <table:table-cell table:style-name="ce4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 office:value-type="string" calcext:value-type="string">
            <office:annotation draw:style-name="gr6" draw:text-style-name="P2" svg:width="5.867cm" svg:height="5.903cm" svg:x="15.313cm" svg:y="15.852cm" draw:caption-point-x="-0.232cm" draw:caption-point-y="3.864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41" office:value-type="string" calcext:value-type="string">
            <text:p>AND</text:p>
          </table:table-cell>
          <table:table-cell table:style-name="ce71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72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 calcext:value-type="float">
            <text:p>0</text:p>
          </table:table-cell>
          <table:table-cell table:style-name="ce73" table:formula="of:=COUNTIF([.C29:.K29];&quot;51&quot;)+COUNTIF([.C29:.K29];&quot;51$&quot;)+COUNTIF([.C29:.K29];&quot;51☻&quot;)" office:value-type="float" office:value="0" calcext:value-type="float">
            <text:p>0</text:p>
          </table:table-cell>
          <table:table-cell table:style-name="ce73" table:formula="of:=COUNTIF([.C29:.K29];&quot;52&quot;)+COUNTIF([.C29:.K29];&quot;52$&quot;)+COUNTIF([.C29:.K29];&quot;52☻&quot;)" office:value-type="float" office:value="0" calcext:value-type="float">
            <text:p>0</text:p>
          </table:table-cell>
          <table:table-cell table:style-name="ce74" table:formula="of:=COUNTIF([.C29:.K29];&quot;51¶&quot;)" office:value-type="float" office:value="0" calcext:value-type="float">
            <text:p>0</text:p>
          </table:table-cell>
          <table:table-cell table:style-name="ce74" table:formula="of:=COUNTIF([.C29:.K29];&quot;52¶&quot;)" office:value-type="float" office:value="0" calcext:value-type="float">
            <text:p>0</text:p>
          </table:table-cell>
          <table:table-cell table:style-name="ce73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73" table:formula="of:=COUNTIF([.C29:.K29];&quot;KVIT&quot;)+COUNTIF([.C29:.K29];&quot;KVIT☻&quot;)+COUNTIF([.C29:.K29];&quot;kvit$&quot;)" office:value-type="float" office:value="0" calcext:value-type="float">
            <text:p>0</text:p>
          </table:table-cell>
          <table:table-cell table:style-name="ce75" table:formula="of:=COUNTBLANK([.C29:.K29])" office:value-type="float" office:value="8" calcext:value-type="float">
            <text:p>8</text:p>
          </table:table-cell>
          <table:table-cell table:style-name="ce76" table:formula="of:=COUNTIF([.C29:.K29];&quot;x&quot;)" office:value-type="float" office:value="0" calcext:value-type="float">
            <text:p>0</text:p>
          </table:table-cell>
          <table:table-cell table:style-name="ce77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3-29" calcext:value-type="date">
            <text:p>29. III. 10</text:p>
          </table:table-cell>
          <table:table-cell table:style-name="ce68" table:formula="of:=TEXT([.A30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text:p>ŠTI</text:p>
          </table:table-cell>
          <table:table-cell table:style-name="ce29" office:value-type="string" calcext:value-type="string">
            <text:p>DAN</text:p>
          </table:table-cell>
          <table:table-cell table:style-name="ce71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72" table:formula="of:=COUNTIF([.C30:.K30];&quot;☺&quot;)+COUNTIF([.C30:.K30];&quot;52☺&quot;)+COUNTIF([.C30:.K30];&quot;51☺&quot;)+COUNTIF([.C30:.K30];&quot;1☺&quot;)+COUNTIF([.C30:.K30];&quot;KVIT☺&quot;)+COUNTIF([.C30:.K30];&quot;U☺&quot;)" office:value-type="float" office:value="0" calcext:value-type="float">
            <text:p>0</text:p>
          </table:table-cell>
          <table:table-cell table:style-name="ce73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73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74" table:formula="of:=COUNTIF([.C30:.K30];&quot;51¶&quot;)" office:value-type="float" office:value="1" calcext:value-type="float">
            <text:p>1</text:p>
          </table:table-cell>
          <table:table-cell table:style-name="ce74" table:formula="of:=COUNTIF([.C30:.K30];&quot;52¶&quot;)" office:value-type="float" office:value="1" calcext:value-type="float">
            <text:p>1</text:p>
          </table:table-cell>
          <table:table-cell table:style-name="ce73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73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75" table:formula="of:=COUNTBLANK([.C30:.K30])" office:value-type="float" office:value="0" calcext:value-type="float">
            <text:p>0</text:p>
          </table:table-cell>
          <table:table-cell table:style-name="ce76" table:formula="of:=COUNTIF([.C30:.K30];&quot;x&quot;)" office:value-type="float" office:value="1" calcext:value-type="float">
            <text:p>1</text:p>
          </table:table-cell>
          <table:table-cell table:style-name="ce77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6" table:number-columns-repeated="233"/>
          <table:table-cell table:number-columns-repeated="767"/>
        </table:table-row>
        <table:table-row table:style-name="ro6">
          <table:table-cell table:style-name="ce20" office:value-type="date" office:date-value="2010-03-30" calcext:value-type="date">
            <text:p>30. III. 10</text:p>
          </table:table-cell>
          <table:table-cell table:style-name="ce68" table:formula="of:=TEXT([.A31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<text:s/>VIN</text:p>
          </table:table-cell>
          <table:table-cell table:style-name="ce29" office:value-type="string" calcext:value-type="string">
            <text:p>DAN</text:p>
          </table:table-cell>
          <table:table-cell table:style-name="ce71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72" table:formula="of:=COUNTIF([.C31:.K31];&quot;☺&quot;)+COUNTIF([.C31:.K31];&quot;52☺&quot;)+COUNTIF([.C31:.K31];&quot;51☺&quot;)+COUNTIF([.C31:.K31];&quot;1☺&quot;)+COUNTIF([.C31:.K31];&quot;KVIT☺&quot;)+COUNTIF([.C31:.K31];&quot;U☺&quot;)" office:value-type="float" office:value="0" calcext:value-type="float">
            <text:p>0</text:p>
          </table:table-cell>
          <table:table-cell table:style-name="ce73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73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74" table:formula="of:=COUNTIF([.C31:.K31];&quot;51¶&quot;)" office:value-type="float" office:value="1" calcext:value-type="float">
            <text:p>1</text:p>
          </table:table-cell>
          <table:table-cell table:style-name="ce74" table:formula="of:=COUNTIF([.C31:.K31];&quot;52¶&quot;)" office:value-type="float" office:value="1" calcext:value-type="float">
            <text:p>1</text:p>
          </table:table-cell>
          <table:table-cell table:style-name="ce73" table:formula="of:=COUNTIF([.C31:.K31];&quot;U&quot;)+COUNTIF([.C31:.K31];&quot;U☻&quot;)+COUNTIF([.C31:.K31];&quot;U☺&quot;)" office:value-type="float" office:value="1" calcext:value-type="float">
            <text:p>1</text:p>
          </table:table-cell>
          <table:table-cell table:style-name="ce73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75" table:formula="of:=COUNTBLANK([.C31:.K31])" office:value-type="float" office:value="0" calcext:value-type="float">
            <text:p>0</text:p>
          </table:table-cell>
          <table:table-cell table:style-name="ce76" table:formula="of:=COUNTIF([.C31:.K31];&quot;x&quot;)" office:value-type="float" office:value="0" calcext:value-type="float">
            <text:p>0</text:p>
          </table:table-cell>
          <table:table-cell table:style-name="ce77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6" table:number-columns-repeated="233"/>
          <table:table-cell table:number-columns-repeated="767"/>
        </table:table-row>
        <table:table-row table:style-name="ro6">
          <table:table-cell table:style-name="ce20" office:value-type="date" office:date-value="2010-03-31" calcext:value-type="date">
            <text:p>31. III. 10</text:p>
          </table:table-cell>
          <table:table-cell table:style-name="ce68" table:formula="of:=TEXT([.A32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8" office:value-type="string" calcext:value-type="string">
            <text:p>RTG</text:p>
          </table:table-cell>
          <table:table-cell table:style-name="ce5" office:value-type="string" calcext:value-type="string">
            <office:annotation draw:style-name="gr13" draw:text-style-name="P2" svg:width="5.867cm" svg:height="5.903cm" svg:x="15.313cm" svg:y="18.049cm" draw:caption-point-x="-0.232cm" draw:caption-point-y="3.778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71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72" table:formula="of:=COUNTIF([.C32:.K32];&quot;☺&quot;)+COUNTIF([.C32:.K32];&quot;52☺&quot;)+COUNTIF([.C32:.K32];&quot;51☺&quot;)+COUNTIF([.C32:.K32];&quot;1☺&quot;)+COUNTIF([.C32:.K32];&quot;KVIT☺&quot;)+COUNTIF([.C32:.K32];&quot;U☺&quot;)" office:value-type="float" office:value="0" calcext:value-type="float">
            <text:p>0</text:p>
          </table:table-cell>
          <table:table-cell table:style-name="ce73" table:formula="of:=COUNTIF([.C32:.K32];&quot;51&quot;)+COUNTIF([.C32:.K32];&quot;51$&quot;)+COUNTIF([.C32:.K32];&quot;51☻&quot;)" office:value-type="float" office:value="1" calcext:value-type="float">
            <text:p>1</text:p>
          </table:table-cell>
          <table:table-cell table:style-name="ce73" table:formula="of:=COUNTIF([.C32:.K32];&quot;52&quot;)+COUNTIF([.C32:.K32];&quot;52$&quot;)+COUNTIF([.C32:.K32];&quot;52☻&quot;)" office:value-type="float" office:value="1" calcext:value-type="float">
            <text:p>1</text:p>
          </table:table-cell>
          <table:table-cell table:style-name="ce74" table:formula="of:=COUNTIF([.C32:.K32];&quot;51¶&quot;)" office:value-type="float" office:value="0" calcext:value-type="float">
            <text:p>0</text:p>
          </table:table-cell>
          <table:table-cell table:style-name="ce74" table:formula="of:=COUNTIF([.C32:.K32];&quot;52¶&quot;)" office:value-type="float" office:value="1" calcext:value-type="float">
            <text:p>1</text:p>
          </table:table-cell>
          <table:table-cell table:style-name="ce73" table:formula="of:=COUNTIF([.C32:.K32];&quot;U&quot;)+COUNTIF([.C32:.K32];&quot;U☻&quot;)+COUNTIF([.C32:.K32];&quot;U☺&quot;)" office:value-type="float" office:value="1" calcext:value-type="float">
            <text:p>1</text:p>
          </table:table-cell>
          <table:table-cell table:style-name="ce73" table:formula="of:=COUNTIF([.C32:.K32];&quot;KVIT&quot;)+COUNTIF([.C32:.K32];&quot;KVIT☻&quot;)+COUNTIF([.C32:.K32];&quot;kvit$&quot;)" office:value-type="float" office:value="1" calcext:value-type="float">
            <text:p>1</text:p>
          </table:table-cell>
          <table:table-cell table:style-name="ce75" table:formula="of:=COUNTBLANK([.C32:.K32])" office:value-type="float" office:value="0" calcext:value-type="float">
            <text:p>0</text:p>
          </table:table-cell>
          <table:table-cell table:style-name="ce76" table:formula="of:=COUNTIF([.C32:.K32];&quot;x&quot;)" office:value-type="float" office:value="1" calcext:value-type="float">
            <text:p>1</text:p>
          </table:table-cell>
          <table:table-cell table:style-name="ce77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 calcext:value-type="float">
            <text:p>2</text:p>
          </table:table-cell>
          <table:table-cell table:style-name="ce16" table:number-columns-repeated="233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 calcext:value-type="float">
            <text:p>2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4" calcext:value-type="float">
            <text:p>4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 calcext:value-type="float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 calcext:value-type="float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3" calcext:value-type="float">
            <text:p>3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5" calcext:value-type="float">
            <text:p>5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9" calcext:value-type="float">
            <text:p>9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 calcext:value-type="float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 calcext:value-type="float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8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" calcext:value-type="float">
            <text:p>1</text:p>
          </table:table-cell>
          <table:table-cell table:style-name="ce34" table:formula="of:=COUNTIF([.D2:.D32];&quot;D&quot;)" office:value-type="float" office:value="0" calcext:value-type="float">
            <text:p>0</text:p>
          </table:table-cell>
          <table:table-cell table:style-name="ce34" table:formula="of:=COUNTIF([.E2:.E32];&quot;D&quot;)" office:value-type="float" office:value="5" calcext:value-type="float">
            <text:p>5</text:p>
          </table:table-cell>
          <table:table-cell table:style-name="ce34" table:formula="of:=COUNTIF([.F2:.F32];&quot;D&quot;)" office:value-type="float" office:value="1" calcext:value-type="float">
            <text:p>1</text:p>
          </table:table-cell>
          <table:table-cell table:style-name="ce34" table:formula="of:=COUNTIF([.G2:.G32];&quot;D&quot;)" office:value-type="float" office:value="11" calcext:value-type="float">
            <text:p>11</text:p>
          </table:table-cell>
          <table:table-cell table:style-name="ce34" table:formula="of:=COUNTIF([.H2:.H32];&quot;D&quot;)" office:value-type="float" office:value="7" calcext:value-type="float">
            <text:p>7</text:p>
          </table:table-cell>
          <table:table-cell table:style-name="ce34" table:formula="of:=COUNTIF([.I2:.I32];&quot;D&quot;)" office:value-type="float" office:value="5" calcext:value-type="float">
            <text:p>5</text:p>
          </table:table-cell>
          <table:table-cell table:style-name="ce34" table:formula="of:=COUNTIF([.J2:.J32];&quot;D&quot;)" office:value-type="float" office:value="0" calcext:value-type="float">
            <text:p>0</text:p>
          </table:table-cell>
          <table:table-cell table:style-name="ce34" table:formula="of:=COUNTIF([.K2:.K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9" calcext:value-type="float">
            <text:p>9</text:p>
          </table:table-cell>
          <table:table-cell table:style-name="ce34" table:formula="of:=COUNTIF([.D2:.D32];&quot;SO&quot;)" office:value-type="float" office:value="13" calcext:value-type="float">
            <text:p>13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7" calcext:value-type="float">
            <text:p>7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4" calcext:value-type="float">
            <text:p>4</text:p>
          </table:table-cell>
          <table:table-cell table:style-name="ce34" table:formula="of:=COUNTIF([.G2:.G32];&quot;X&quot;)" office:value-type="float" office:value="2" calcext:value-type="float">
            <text:p>2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M2:.M32];&quot;KOS&quot;)" office:value-type="float" office:value="2" calcext:value-type="float">
            <text:p>2</text:p>
          </table:table-cell>
          <table:table-cell table:style-name="ce34" table:formula="of:=COUNTIF([.M2:.M32];&quot;ŠOŠ&quot;)" office:value-type="float" office:value="2" calcext:value-type="float">
            <text:p>2</text:p>
          </table:table-cell>
          <table:table-cell table:style-name="ce34" table:formula="of:=COUNTIF([.M2:.M32];&quot;PIN&quot;)" office:value-type="float" office:value="4" calcext:value-type="float">
            <text:p>4</text:p>
          </table:table-cell>
          <table:table-cell table:style-name="ce34" table:formula="of:=COUNTIF([.M2:.M32];&quot;KON&quot;)" office:value-type="float" office:value="7" calcext:value-type="float">
            <text:p>7</text:p>
          </table:table-cell>
          <table:table-cell table:style-name="ce34" table:formula="of:=COUNTIF([.M2:.M32];&quot;KNE&quot;)" office:value-type="float" office:value="2" calcext:value-type="float">
            <text:p>2</text:p>
          </table:table-cell>
          <table:table-cell table:style-name="ce34" table:formula="of:=COUNTIF([.M2:.M32];&quot;AND&quot;)" office:value-type="float" office:value="2" calcext:value-type="float">
            <text:p>2</text:p>
          </table:table-cell>
          <table:table-cell table:style-name="ce34" table:formula="of:=COUNTIF([.M2:.M32];&quot;ROD&quot;)" office:value-type="float" office:value="3" calcext:value-type="float">
            <text:p>3</text:p>
          </table:table-cell>
          <table:table-cell table:style-name="ce34" table:formula="of:=COUNTIF([.M2:.M32];&quot;DAN&quot;)" office:value-type="float" office:value="4" calcext:value-type="float">
            <text:p>4</text:p>
          </table:table-cell>
          <table:table-cell table:style-name="ce34" table:formula="of:=COUNTIF([.M2:.M32];&quot;MŠŠ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4" calcext:value-type="float">
            <text:p>4</text:p>
          </table:table-cell>
          <table:table-cell table:style-name="ce1" table:formula="of:=COUNTIF([.E2:.E32];&quot;51¶&quot;)+COUNTIF([.E2:.E32];&quot;52¶&quot;)+COUNTIF([.E2:.E32];&quot;kvit¶&quot;)" office:value-type="float" office:value="5" calcext:value-type="float">
            <text:p>5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5" calcext:value-type="float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4" calcext:value-type="float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5" calcext:value-type="float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 calcext:value-type="float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4" calcext:value-type="float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5" calcext:value-type="float">
            <text:p>5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 table:number-rows-repeated="98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rec.B2:marec.B32">
            <calcext:condition calcext:apply-style-name="ConditionalStyle_29" calcext:value="=&quot;sob&quot;" calcext:base-cell-address="marec.B2"/>
            <calcext:condition calcext:apply-style-name="ConditionalStyle_30" calcext:value="=&quot;ned&quot;" calcext:base-cell-address="marec.B2"/>
          </calcext:conditional-format>
          <calcext:conditional-format calcext:target-range-address="marec.N2:marec.N32">
            <calcext:condition calcext:apply-style-name="ConditionalStyle_31" calcext:value="&lt;1" calcext:base-cell-address="marec.N2"/>
            <calcext:condition calcext:apply-style-name="ConditionalStyle_32" calcext:value="&gt;1" calcext:base-cell-address="marec.N2"/>
          </calcext:conditional-format>
          <calcext:conditional-format calcext:target-range-address="marec.O2:marec.O32">
            <calcext:condition calcext:apply-style-name="ConditionalStyle_33" calcext:value="&lt;1" calcext:base-cell-address="marec.O2"/>
            <calcext:condition calcext:apply-style-name="ConditionalStyle_34" calcext:value="&gt;1" calcext:base-cell-address="marec.O2"/>
          </calcext:conditional-format>
          <calcext:conditional-format calcext:target-range-address="marec.P2:marec.Q32 marec.T2:marec.U32">
            <calcext:condition calcext:apply-style-name="ConditionalStyle_35" calcext:value="&lt;1" calcext:base-cell-address="marec.P2"/>
            <calcext:condition calcext:apply-style-name="ConditionalStyle_36" calcext:value="&gt;1" calcext:base-cell-address="marec.P2"/>
          </calcext:conditional-format>
          <calcext:conditional-format calcext:target-range-address="marec.R2:marec.S32">
            <calcext:condition calcext:apply-style-name="ConditionalStyle_37" calcext:value="&lt;1" calcext:base-cell-address="marec.R2"/>
            <calcext:condition calcext:apply-style-name="ConditionalStyle_38" calcext:value="&gt;1" calcext:base-cell-address="marec.R2"/>
          </calcext:conditional-format>
          <calcext:conditional-format calcext:target-range-address="marec.V2:marec.V32">
            <calcext:condition calcext:apply-style-name="ConditionalStyle_39" calcext:value="!=0" calcext:base-cell-address="marec.V2"/>
          </calcext:conditional-format>
          <calcext:conditional-format calcext:target-range-address="marec.W2:marec.W32">
            <calcext:condition calcext:apply-style-name="ConditionalStyle_40" calcext:value="=1" calcext:base-cell-address="marec.W2"/>
            <calcext:condition calcext:apply-style-name="ConditionalStyle_41" calcext:value="&gt;1" calcext:base-cell-address="marec.W2"/>
          </calcext:conditional-format>
          <calcext:conditional-format calcext:target-range-address="marec.X2:marec.X32">
            <calcext:condition calcext:apply-style-name="ConditionalStyle_42" calcext:value="&lt;2" calcext:base-cell-address="marec.X2"/>
            <calcext:condition calcext:apply-style-name="ConditionalStyle_43" calcext:value="&gt;2" calcext:base-cell-address="marec.X2"/>
          </calcext:conditional-format>
        </calcext:conditional-formats>
      </table:table>
      <table:table table:name="april" table:style-name="ta5">
        <table:table-column table:style-name="co3" table:default-cell-style-name="ce17"/>
        <table:table-column table:style-name="co14" table:default-cell-style-name="ce17"/>
        <table:table-column table:style-name="co5" table:number-columns-repeated="11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9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1000"/>
        </table:table-row>
        <table:table-row table:style-name="ro6">
          <table:table-cell table:style-name="ce20" office:value-type="date" office:date-value="2010-04-01" calcext:value-type="date">
            <text:p>1. IV. 10</text:p>
          </table:table-cell>
          <table:table-cell table:style-name="ce78" table:formula="of:=TEXT([.A2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85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86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0" calcext:value-type="float">
            <text:p>0</text:p>
          </table:table-cell>
          <table:table-cell table:style-name="ce87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87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88" table:formula="of:=COUNTIF([.C2:.K2];&quot;51¶&quot;)" office:value-type="float" office:value="0" calcext:value-type="float">
            <text:p>0</text:p>
          </table:table-cell>
          <table:table-cell table:style-name="ce88" table:formula="of:=COUNTIF([.C2:.K2];&quot;52¶&quot;)" office:value-type="float" office:value="1" calcext:value-type="float">
            <text:p>1</text:p>
          </table:table-cell>
          <table:table-cell table:style-name="ce87" table:formula="of:=COUNTIF([.C2:.K2];&quot;U&quot;)+COUNTIF([.C2:.K2];&quot;U☻&quot;)+COUNTIF([.C2:.K2];&quot;U☺&quot;)" office:value-type="float" office:value="1" calcext:value-type="float">
            <text:p>1</text:p>
          </table:table-cell>
          <table:table-cell table:style-name="ce87" table:formula="of:=COUNTIF([.C2:.K2];&quot;KVIT&quot;)+COUNTIF([.C2:.K2];&quot;KVIT☻&quot;)+COUNTIF([.C2:.K2];&quot;kvit$&quot;)" office:value-type="float" office:value="1" calcext:value-type="float">
            <text:p>1</text:p>
          </table:table-cell>
          <table:table-cell table:style-name="ce89" table:formula="of:=COUNTBLANK([.C2:.K2])" office:value-type="float" office:value="0" calcext:value-type="float">
            <text:p>0</text:p>
          </table:table-cell>
          <table:table-cell table:style-name="ce90" table:formula="of:=COUNTIF([.C2:.K2];&quot;x&quot;)" office:value-type="float" office:value="1" calcext:value-type="float">
            <text:p>1</text:p>
          </table:table-cell>
          <table:table-cell table:style-name="ce91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04-02" calcext:value-type="date">
            <text:p>2. IV. 10</text:p>
          </table:table-cell>
          <table:table-cell table:style-name="ce78" table:formula="of:=TEXT([.A3];&quot;Ddd&quot;)" office:value-type="string" office:string-value="pet" calcext:value-type="string">
            <text:p>pe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PIN</text:p>
          </table:table-cell>
          <table:table-cell table:style-name="ce85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86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1" calcext:value-type="float">
            <text:p>1</text:p>
          </table:table-cell>
          <table:table-cell table:style-name="ce87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87" table:formula="of:=COUNTIF([.C3:.K3];&quot;52&quot;)+COUNTIF([.C3:.K3];&quot;52$&quot;)+COUNTIF([.C3:.K3];&quot;52☻&quot;)" office:value-type="float" office:value="0" calcext:value-type="float">
            <text:p>0</text:p>
          </table:table-cell>
          <table:table-cell table:style-name="ce88" table:formula="of:=COUNTIF([.C3:.K3];&quot;51¶&quot;)" office:value-type="float" office:value="1" calcext:value-type="float">
            <text:p>1</text:p>
          </table:table-cell>
          <table:table-cell table:style-name="ce88" table:formula="of:=COUNTIF([.C3:.K3];&quot;52¶&quot;)" office:value-type="float" office:value="0" calcext:value-type="float">
            <text:p>0</text:p>
          </table:table-cell>
          <table:table-cell table:style-name="ce87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87" table:formula="of:=COUNTIF([.C3:.K3];&quot;KVIT&quot;)+COUNTIF([.C3:.K3];&quot;KVIT☻&quot;)+COUNTIF([.C3:.K3];&quot;kvit$&quot;)" office:value-type="float" office:value="1" calcext:value-type="float">
            <text:p>1</text:p>
          </table:table-cell>
          <table:table-cell table:style-name="ce89" table:formula="of:=COUNTBLANK([.C3:.K3])" office:value-type="float" office:value="0" calcext:value-type="float">
            <text:p>0</text:p>
          </table:table-cell>
          <table:table-cell table:style-name="ce90" table:formula="of:=COUNTIF([.C3:.K3];&quot;x&quot;)" office:value-type="float" office:value="1" calcext:value-type="float">
            <text:p>1</text:p>
          </table:table-cell>
          <table:table-cell table:style-name="ce91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1" calcext:value-type="float">
            <text:p>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03" calcext:value-type="date">
            <text:p>3. IV. 10</text:p>
          </table:table-cell>
          <table:table-cell table:style-name="ce79" table:formula="of:=TEXT([.A4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/>
          <table:table-cell table:style-name="ce35" table:formula="of:=[$'Vzorci vnosov'.$A$12]" office:value-type="string" office:string-value="D" calcext:value-type="string">
            <office:annotation draw:style-name="gr14" draw:text-style-name="P2" svg:width="2.593cm" svg:height="1.338cm" svg:x="6.953cm" svg:y="0.22cm" draw:caption-point-x="-0.243cm" draw:caption-point-y="1.901cm">
              <dc:date>2022-03-21T00:00:00</dc:date>
              <text:p text:style-name="P1">3.do nedelje 18 .aprila</text:p>
            </office:annotation>
            <text:p>D</text:p>
          </table:table-cell>
          <table:table-cell table:style-name="ce37"/>
          <table:table-cell table:style-name="ce6"/>
          <table:table-cell table:style-name="ce30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office:value-type="string" calcext:value-type="string">
            <text:p>KOS</text:p>
          </table:table-cell>
          <table:table-cell table:style-name="ce41" office:value-type="string" calcext:value-type="string">
            <text:p>ŠOŠ</text:p>
          </table:table-cell>
          <table:table-cell table:style-name="ce85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86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 calcext:value-type="float">
            <text:p>1</text:p>
          </table:table-cell>
          <table:table-cell table:style-name="ce87" table:formula="of:=COUNTIF([.C4:.K4];&quot;51&quot;)+COUNTIF([.C4:.K4];&quot;51$&quot;)+COUNTIF([.C4:.K4];&quot;51☻&quot;)" office:value-type="float" office:value="0" calcext:value-type="float">
            <text:p>0</text:p>
          </table:table-cell>
          <table:table-cell table:style-name="ce87" table:formula="of:=COUNTIF([.C4:.K4];&quot;52&quot;)+COUNTIF([.C4:.K4];&quot;52$&quot;)+COUNTIF([.C4:.K4];&quot;52☻&quot;)" office:value-type="float" office:value="0" calcext:value-type="float">
            <text:p>0</text:p>
          </table:table-cell>
          <table:table-cell table:style-name="ce88" table:formula="of:=COUNTIF([.C4:.K4];&quot;51¶&quot;)" office:value-type="float" office:value="0" calcext:value-type="float">
            <text:p>0</text:p>
          </table:table-cell>
          <table:table-cell table:style-name="ce88" table:formula="of:=COUNTIF([.C4:.K4];&quot;52¶&quot;)" office:value-type="float" office:value="0" calcext:value-type="float">
            <text:p>0</text:p>
          </table:table-cell>
          <table:table-cell table:style-name="ce87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87" table:formula="of:=COUNTIF([.C4:.K4];&quot;KVIT&quot;)+COUNTIF([.C4:.K4];&quot;KVIT☻&quot;)+COUNTIF([.C4:.K4];&quot;kvit$&quot;)" office:value-type="float" office:value="0" calcext:value-type="float">
            <text:p>0</text:p>
          </table:table-cell>
          <table:table-cell table:style-name="ce89" table:formula="of:=COUNTBLANK([.C4:.K4])" office:value-type="float" office:value="6" calcext:value-type="float">
            <text:p>6</text:p>
          </table:table-cell>
          <table:table-cell table:style-name="ce90" table:formula="of:=COUNTIF([.C4:.K4];&quot;x&quot;)" office:value-type="float" office:value="0" calcext:value-type="float">
            <text:p>0</text:p>
          </table:table-cell>
          <table:table-cell table:style-name="ce91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04" calcext:value-type="date">
            <text:p>4. IV. 10</text:p>
          </table:table-cell>
          <table:table-cell table:style-name="ce79" table:formula="of:=TEXT([.A5];&quot;Ddd&quot;)" office:value-type="string" office:string-value="ned" calcext:value-type="string">
            <text:p>ned</text:p>
          </table:table-cell>
          <table:table-cell table:style-name="ce35"/>
          <table:table-cell table:style-name="ce31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5"/>
          <table:table-cell table:style-name="ce31"/>
          <table:table-cell table:style-name="ce35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3" office:value-type="string" calcext:value-type="string">
            <text:p><text:s/>VIN</text:p>
          </table:table-cell>
          <table:table-cell table:style-name="ce41" office:value-type="string" calcext:value-type="string">
            <text:p>ŠOŠ</text:p>
          </table:table-cell>
          <table:table-cell table:style-name="ce85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86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0" calcext:value-type="float">
            <text:p>0</text:p>
          </table:table-cell>
          <table:table-cell table:style-name="ce87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87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88" table:formula="of:=COUNTIF([.C5:.K5];&quot;51¶&quot;)" office:value-type="float" office:value="0" calcext:value-type="float">
            <text:p>0</text:p>
          </table:table-cell>
          <table:table-cell table:style-name="ce88" table:formula="of:=COUNTIF([.C5:.K5];&quot;52¶&quot;)" office:value-type="float" office:value="0" calcext:value-type="float">
            <text:p>0</text:p>
          </table:table-cell>
          <table:table-cell table:style-name="ce87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87" table:formula="of:=COUNTIF([.C5:.K5];&quot;KVIT&quot;)+COUNTIF([.C5:.K5];&quot;KVIT☻&quot;)+COUNTIF([.C5:.K5];&quot;kvit$&quot;)" office:value-type="float" office:value="0" calcext:value-type="float">
            <text:p>0</text:p>
          </table:table-cell>
          <table:table-cell table:style-name="ce89" table:formula="of:=COUNTBLANK([.C5:.K5])" office:value-type="float" office:value="7" calcext:value-type="float">
            <text:p>7</text:p>
          </table:table-cell>
          <table:table-cell table:style-name="ce90" table:formula="of:=COUNTIF([.C5:.K5];&quot;x&quot;)" office:value-type="float" office:value="0" calcext:value-type="float">
            <text:p>0</text:p>
          </table:table-cell>
          <table:table-cell table:style-name="ce91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05" calcext:value-type="date">
            <text:p>5. IV. 10</text:p>
          </table:table-cell>
          <table:table-cell table:style-name="ce79" table:formula="of:=TEXT([.A6];&quot;Ddd&quot;)" office:value-type="string" office:string-value="pon" calcext:value-type="string">
            <text:p>pon</text:p>
          </table:table-cell>
          <table:table-cell table:style-name="ce31"/>
          <table:table-cell table:style-name="ce37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ŠOŠ</text:p>
          </table:table-cell>
          <table:table-cell table:style-name="ce85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86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1" calcext:value-type="float">
            <text:p>1</text:p>
          </table:table-cell>
          <table:table-cell table:style-name="ce87" table:formula="of:=COUNTIF([.C6:.K6];&quot;51&quot;)+COUNTIF([.C6:.K6];&quot;51$&quot;)+COUNTIF([.C6:.K6];&quot;51☻&quot;)" office:value-type="float" office:value="0" calcext:value-type="float">
            <text:p>0</text:p>
          </table:table-cell>
          <table:table-cell table:style-name="ce87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88" table:formula="of:=COUNTIF([.C6:.K6];&quot;51¶&quot;)" office:value-type="float" office:value="0" calcext:value-type="float">
            <text:p>0</text:p>
          </table:table-cell>
          <table:table-cell table:style-name="ce88" table:formula="of:=COUNTIF([.C6:.K6];&quot;52¶&quot;)" office:value-type="float" office:value="0" calcext:value-type="float">
            <text:p>0</text:p>
          </table:table-cell>
          <table:table-cell table:style-name="ce87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87" table:formula="of:=COUNTIF([.C6:.K6];&quot;KVIT&quot;)+COUNTIF([.C6:.K6];&quot;KVIT☻&quot;)+COUNTIF([.C6:.K6];&quot;kvit$&quot;)" office:value-type="float" office:value="0" calcext:value-type="float">
            <text:p>0</text:p>
          </table:table-cell>
          <table:table-cell table:style-name="ce89" table:formula="of:=COUNTBLANK([.C6:.K6])" office:value-type="float" office:value="6" calcext:value-type="float">
            <text:p>6</text:p>
          </table:table-cell>
          <table:table-cell table:style-name="ce90" table:formula="of:=COUNTIF([.C6:.K6];&quot;x&quot;)" office:value-type="float" office:value="0" calcext:value-type="float">
            <text:p>0</text:p>
          </table:table-cell>
          <table:table-cell table:style-name="ce91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06" calcext:value-type="date">
            <text:p>6. IV. 10</text:p>
          </table:table-cell>
          <table:table-cell table:style-name="ce78" table:formula="of:=TEXT([.A7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85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86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0" calcext:value-type="float">
            <text:p>0</text:p>
          </table:table-cell>
          <table:table-cell table:style-name="ce87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87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88" table:formula="of:=COUNTIF([.C7:.K7];&quot;51¶&quot;)" office:value-type="float" office:value="1" calcext:value-type="float">
            <text:p>1</text:p>
          </table:table-cell>
          <table:table-cell table:style-name="ce88" table:formula="of:=COUNTIF([.C7:.K7];&quot;52¶&quot;)" office:value-type="float" office:value="1" calcext:value-type="float">
            <text:p>1</text:p>
          </table:table-cell>
          <table:table-cell table:style-name="ce87" table:formula="of:=COUNTIF([.C7:.K7];&quot;U&quot;)+COUNTIF([.C7:.K7];&quot;U☻&quot;)+COUNTIF([.C7:.K7];&quot;U☺&quot;)" office:value-type="float" office:value="1" calcext:value-type="float">
            <text:p>1</text:p>
          </table:table-cell>
          <table:table-cell table:style-name="ce87" table:formula="of:=COUNTIF([.C7:.K7];&quot;KVIT&quot;)+COUNTIF([.C7:.K7];&quot;KVIT☻&quot;)+COUNTIF([.C7:.K7];&quot;kvit$&quot;)" office:value-type="float" office:value="1" calcext:value-type="float">
            <text:p>1</text:p>
          </table:table-cell>
          <table:table-cell table:style-name="ce89" table:formula="of:=COUNTBLANK([.C7:.K7])" office:value-type="float" office:value="0" calcext:value-type="float">
            <text:p>0</text:p>
          </table:table-cell>
          <table:table-cell table:style-name="ce90" table:formula="of:=COUNTIF([.C7:.K7];&quot;x&quot;)" office:value-type="float" office:value="1" calcext:value-type="float">
            <text:p>1</text:p>
          </table:table-cell>
          <table:table-cell table:style-name="ce91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07" calcext:value-type="date">
            <text:p>7. IV. 10</text:p>
          </table:table-cell>
          <table:table-cell table:style-name="ce78" table:formula="of:=TEXT([.A8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office:annotation draw:style-name="gr7" draw:text-style-name="P2" svg:width="5.867cm" svg:height="5.903cm" svg:x="15.313cm" svg:y="1.094cm" draw:caption-point-x="-0.232cm" draw:caption-point-y="3.842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ROD</text:p>
          </table:table-cell>
          <table:table-cell table:style-name="ce85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86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0" calcext:value-type="float">
            <text:p>0</text:p>
          </table:table-cell>
          <table:table-cell table:style-name="ce87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87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88" table:formula="of:=COUNTIF([.C8:.K8];&quot;51¶&quot;)" office:value-type="float" office:value="1" calcext:value-type="float">
            <text:p>1</text:p>
          </table:table-cell>
          <table:table-cell table:style-name="ce88" table:formula="of:=COUNTIF([.C8:.K8];&quot;52¶&quot;)" office:value-type="float" office:value="1" calcext:value-type="float">
            <text:p>1</text:p>
          </table:table-cell>
          <table:table-cell table:style-name="ce87" table:formula="of:=COUNTIF([.C8:.K8];&quot;U&quot;)+COUNTIF([.C8:.K8];&quot;U☻&quot;)+COUNTIF([.C8:.K8];&quot;U☺&quot;)" office:value-type="float" office:value="1" calcext:value-type="float">
            <text:p>1</text:p>
          </table:table-cell>
          <table:table-cell table:style-name="ce87" table:formula="of:=COUNTIF([.C8:.K8];&quot;KVIT&quot;)+COUNTIF([.C8:.K8];&quot;KVIT☻&quot;)+COUNTIF([.C8:.K8];&quot;kvit$&quot;)" office:value-type="float" office:value="2" calcext:value-type="float">
            <text:p>2</text:p>
          </table:table-cell>
          <table:table-cell table:style-name="ce89" table:formula="of:=COUNTBLANK([.C8:.K8])" office:value-type="float" office:value="0" calcext:value-type="float">
            <text:p>0</text:p>
          </table:table-cell>
          <table:table-cell table:style-name="ce90" table:formula="of:=COUNTIF([.C8:.K8];&quot;x&quot;)" office:value-type="float" office:value="1" calcext:value-type="float">
            <text:p>1</text:p>
          </table:table-cell>
          <table:table-cell table:style-name="ce91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08" calcext:value-type="date">
            <text:p>8. IV. 10</text:p>
          </table:table-cell>
          <table:table-cell table:style-name="ce78" table:formula="of:=TEXT([.A9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84" office:value-type="string" calcext:value-type="string">
            <text:p>MRZ</text:p>
          </table:table-cell>
          <table:table-cell table:style-name="ce29" office:value-type="string" calcext:value-type="string">
            <text:p>AND</text:p>
          </table:table-cell>
          <table:table-cell table:style-name="ce85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86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0" calcext:value-type="float">
            <text:p>0</text:p>
          </table:table-cell>
          <table:table-cell table:style-name="ce87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87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88" table:formula="of:=COUNTIF([.C9:.K9];&quot;51¶&quot;)" office:value-type="float" office:value="1" calcext:value-type="float">
            <text:p>1</text:p>
          </table:table-cell>
          <table:table-cell table:style-name="ce88" table:formula="of:=COUNTIF([.C9:.K9];&quot;52¶&quot;)" office:value-type="float" office:value="1" calcext:value-type="float">
            <text:p>1</text:p>
          </table:table-cell>
          <table:table-cell table:style-name="ce87" table:formula="of:=COUNTIF([.C9:.K9];&quot;U&quot;)+COUNTIF([.C9:.K9];&quot;U☻&quot;)+COUNTIF([.C9:.K9];&quot;U☺&quot;)" office:value-type="float" office:value="1" calcext:value-type="float">
            <text:p>1</text:p>
          </table:table-cell>
          <table:table-cell table:style-name="ce87" table:formula="of:=COUNTIF([.C9:.K9];&quot;KVIT&quot;)+COUNTIF([.C9:.K9];&quot;KVIT☻&quot;)+COUNTIF([.C9:.K9];&quot;kvit$&quot;)" office:value-type="float" office:value="2" calcext:value-type="float">
            <text:p>2</text:p>
          </table:table-cell>
          <table:table-cell table:style-name="ce89" table:formula="of:=COUNTBLANK([.C9:.K9])" office:value-type="float" office:value="0" calcext:value-type="float">
            <text:p>0</text:p>
          </table:table-cell>
          <table:table-cell table:style-name="ce90" table:formula="of:=COUNTIF([.C9:.K9];&quot;x&quot;)" office:value-type="float" office:value="1" calcext:value-type="float">
            <text:p>1</text:p>
          </table:table-cell>
          <table:table-cell table:style-name="ce91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09" calcext:value-type="date">
            <text:p>9. IV. 10</text:p>
          </table:table-cell>
          <table:table-cell table:style-name="ce78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AND</text:p>
          </table:table-cell>
          <table:table-cell table:style-name="ce85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86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1" calcext:value-type="float">
            <text:p>1</text:p>
          </table:table-cell>
          <table:table-cell table:style-name="ce87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87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88" table:formula="of:=COUNTIF([.C10:.K10];&quot;51¶&quot;)" office:value-type="float" office:value="0" calcext:value-type="float">
            <text:p>0</text:p>
          </table:table-cell>
          <table:table-cell table:style-name="ce88" table:formula="of:=COUNTIF([.C10:.K10];&quot;52¶&quot;)" office:value-type="float" office:value="1" calcext:value-type="float">
            <text:p>1</text:p>
          </table:table-cell>
          <table:table-cell table:style-name="ce87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87" table:formula="of:=COUNTIF([.C10:.K10];&quot;KVIT&quot;)+COUNTIF([.C10:.K10];&quot;KVIT☻&quot;)+COUNTIF([.C10:.K10];&quot;kvit$&quot;)" office:value-type="float" office:value="2" calcext:value-type="float">
            <text:p>2</text:p>
          </table:table-cell>
          <table:table-cell table:style-name="ce89" table:formula="of:=COUNTBLANK([.C10:.K10])" office:value-type="float" office:value="0" calcext:value-type="float">
            <text:p>0</text:p>
          </table:table-cell>
          <table:table-cell table:style-name="ce90" table:formula="of:=COUNTIF([.C10:.K10];&quot;x&quot;)" office:value-type="float" office:value="0" calcext:value-type="float">
            <text:p>0</text:p>
          </table:table-cell>
          <table:table-cell table:style-name="ce91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10" calcext:value-type="date">
            <text:p>10. IV. 10</text:p>
          </table:table-cell>
          <table:table-cell table:style-name="ce79" table:formula="of:=TEXT([.A11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0" table:number-columns-repeated="2"/>
          <table:table-cell table:style-name="ce37"/>
          <table:table-cell table:style-name="ce35" table:number-columns-repeated="2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KNE</text:p>
          </table:table-cell>
          <table:table-cell table:style-name="ce85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86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0" calcext:value-type="float">
            <text:p>0</text:p>
          </table:table-cell>
          <table:table-cell table:style-name="ce87" table:formula="of:=COUNTIF([.C11:.K11];&quot;51&quot;)+COUNTIF([.C11:.K11];&quot;51$&quot;)+COUNTIF([.C11:.K11];&quot;51☻&quot;)" office:value-type="float" office:value="0" calcext:value-type="float">
            <text:p>0</text:p>
          </table:table-cell>
          <table:table-cell table:style-name="ce87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88" table:formula="of:=COUNTIF([.C11:.K11];&quot;51¶&quot;)" office:value-type="float" office:value="0" calcext:value-type="float">
            <text:p>0</text:p>
          </table:table-cell>
          <table:table-cell table:style-name="ce88" table:formula="of:=COUNTIF([.C11:.K11];&quot;52¶&quot;)" office:value-type="float" office:value="0" calcext:value-type="float">
            <text:p>0</text:p>
          </table:table-cell>
          <table:table-cell table:style-name="ce87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87" table:formula="of:=COUNTIF([.C11:.K11];&quot;KVIT&quot;)+COUNTIF([.C11:.K11];&quot;KVIT☻&quot;)+COUNTIF([.C11:.K11];&quot;kvit$&quot;)" office:value-type="float" office:value="0" calcext:value-type="float">
            <text:p>0</text:p>
          </table:table-cell>
          <table:table-cell table:style-name="ce89" table:formula="of:=COUNTBLANK([.C11:.K11])" office:value-type="float" office:value="7" calcext:value-type="float">
            <text:p>7</text:p>
          </table:table-cell>
          <table:table-cell table:style-name="ce90" table:formula="of:=COUNTIF([.C11:.K11];&quot;x&quot;)" office:value-type="float" office:value="0" calcext:value-type="float">
            <text:p>0</text:p>
          </table:table-cell>
          <table:table-cell table:style-name="ce91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11" calcext:value-type="date">
            <text:p>11. IV. 10</text:p>
          </table:table-cell>
          <table:table-cell table:style-name="ce79" table:formula="of:=TEXT([.A12];&quot;Ddd&quot;)" office:value-type="string" office:string-value="ned" calcext:value-type="string">
            <text:p>ned</text:p>
          </table:table-cell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5" table:number-columns-repeated="3"/>
          <table:table-cell table:style-name="ce37"/>
          <table:table-cell table:style-name="ce35"/>
          <table:table-cell table:style-name="ce31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KNE</text:p>
          </table:table-cell>
          <table:table-cell table:style-name="ce85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86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 calcext:value-type="float">
            <text:p>0</text:p>
          </table:table-cell>
          <table:table-cell table:style-name="ce87" table:formula="of:=COUNTIF([.C12:.K12];&quot;51&quot;)+COUNTIF([.C12:.K12];&quot;51$&quot;)+COUNTIF([.C12:.K12];&quot;51☻&quot;)" office:value-type="float" office:value="0" calcext:value-type="float">
            <text:p>0</text:p>
          </table:table-cell>
          <table:table-cell table:style-name="ce87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88" table:formula="of:=COUNTIF([.C12:.K12];&quot;51¶&quot;)" office:value-type="float" office:value="0" calcext:value-type="float">
            <text:p>0</text:p>
          </table:table-cell>
          <table:table-cell table:style-name="ce88" table:formula="of:=COUNTIF([.C12:.K12];&quot;52¶&quot;)" office:value-type="float" office:value="0" calcext:value-type="float">
            <text:p>0</text:p>
          </table:table-cell>
          <table:table-cell table:style-name="ce87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87" table:formula="of:=COUNTIF([.C12:.K12];&quot;KVIT&quot;)+COUNTIF([.C12:.K12];&quot;KVIT☻&quot;)+COUNTIF([.C12:.K12];&quot;kvit$&quot;)" office:value-type="float" office:value="0" calcext:value-type="float">
            <text:p>0</text:p>
          </table:table-cell>
          <table:table-cell table:style-name="ce89" table:formula="of:=COUNTBLANK([.C12:.K12])" office:value-type="float" office:value="7" calcext:value-type="float">
            <text:p>7</text:p>
          </table:table-cell>
          <table:table-cell table:style-name="ce90" table:formula="of:=COUNTIF([.C12:.K12];&quot;x&quot;)" office:value-type="float" office:value="0" calcext:value-type="float">
            <text:p>0</text:p>
          </table:table-cell>
          <table:table-cell table:style-name="ce91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12" calcext:value-type="date">
            <text:p>12. IV. 10</text:p>
          </table:table-cell>
          <table:table-cell table:style-name="ce78" table:formula="of:=TEXT([.A13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85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86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1" calcext:value-type="float">
            <text:p>1</text:p>
          </table:table-cell>
          <table:table-cell table:style-name="ce87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87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88" table:formula="of:=COUNTIF([.C13:.K13];&quot;51¶&quot;)" office:value-type="float" office:value="1" calcext:value-type="float">
            <text:p>1</text:p>
          </table:table-cell>
          <table:table-cell table:style-name="ce88" table:formula="of:=COUNTIF([.C13:.K13];&quot;52¶&quot;)" office:value-type="float" office:value="1" calcext:value-type="float">
            <text:p>1</text:p>
          </table:table-cell>
          <table:table-cell table:style-name="ce87" table:formula="of:=COUNTIF([.C13:.K13];&quot;U&quot;)+COUNTIF([.C13:.K13];&quot;U☻&quot;)+COUNTIF([.C13:.K13];&quot;U☺&quot;)" office:value-type="float" office:value="1" calcext:value-type="float">
            <text:p>1</text:p>
          </table:table-cell>
          <table:table-cell table:style-name="ce87" table:formula="of:=COUNTIF([.C13:.K13];&quot;KVIT&quot;)+COUNTIF([.C13:.K13];&quot;KVIT☻&quot;)+COUNTIF([.C13:.K13];&quot;kvit$&quot;)" office:value-type="float" office:value="2" calcext:value-type="float">
            <text:p>2</text:p>
          </table:table-cell>
          <table:table-cell table:style-name="ce89" table:formula="of:=COUNTBLANK([.C13:.K13])" office:value-type="float" office:value="0" calcext:value-type="float">
            <text:p>0</text:p>
          </table:table-cell>
          <table:table-cell table:style-name="ce90" table:formula="of:=COUNTIF([.C13:.K13];&quot;x&quot;)" office:value-type="float" office:value="1" calcext:value-type="float">
            <text:p>1</text:p>
          </table:table-cell>
          <table:table-cell table:style-name="ce91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13" calcext:value-type="date">
            <text:p>13. IV. 10</text:p>
          </table:table-cell>
          <table:table-cell table:style-name="ce78" table:formula="of:=TEXT([.A14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office:annotation draw:style-name="gr12" draw:text-style-name="P2" svg:width="2.604cm" svg:height="3.538cm" svg:x="4.561cm" svg:y="7.149cm" draw:caption-point-x="-0.243cm" draw:caption-point-y="2.01cm">
              <dc:date>2022-03-21T00:00:00</dc:date>
              <text:p text:style-name="P1">13/14/15 april</text:p>
              <text:p text:style-name="P1">5/6 maj</text:p>
              <text:p text:style-name="P1">19/20 maj</text:p>
              <text:p text:style-name="P1">9/10 junij</text:p>
              <text:p text:style-name="P1"/>
              <text:p text:style-name="P1"/>
            </office:annotation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office:annotation draw:style-name="gr6" draw:text-style-name="P2" svg:width="5.867cm" svg:height="5.903cm" svg:x="15.313cm" svg:y="5.305cm" draw:caption-point-x="-0.232cm" draw:caption-point-y="3.854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AND</text:p>
          </table:table-cell>
          <table:table-cell table:style-name="ce85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86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0" calcext:value-type="float">
            <text:p>0</text:p>
          </table:table-cell>
          <table:table-cell table:style-name="ce87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87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88" table:formula="of:=COUNTIF([.C14:.K14];&quot;51¶&quot;)" office:value-type="float" office:value="1" calcext:value-type="float">
            <text:p>1</text:p>
          </table:table-cell>
          <table:table-cell table:style-name="ce88" table:formula="of:=COUNTIF([.C14:.K14];&quot;52¶&quot;)" office:value-type="float" office:value="1" calcext:value-type="float">
            <text:p>1</text:p>
          </table:table-cell>
          <table:table-cell table:style-name="ce87" table:formula="of:=COUNTIF([.C14:.K14];&quot;U&quot;)+COUNTIF([.C14:.K14];&quot;U☻&quot;)+COUNTIF([.C14:.K14];&quot;U☺&quot;)" office:value-type="float" office:value="1" calcext:value-type="float">
            <text:p>1</text:p>
          </table:table-cell>
          <table:table-cell table:style-name="ce87" table:formula="of:=COUNTIF([.C14:.K14];&quot;KVIT&quot;)+COUNTIF([.C14:.K14];&quot;KVIT☻&quot;)+COUNTIF([.C14:.K14];&quot;kvit$&quot;)" office:value-type="float" office:value="2" calcext:value-type="float">
            <text:p>2</text:p>
          </table:table-cell>
          <table:table-cell table:style-name="ce89" table:formula="of:=COUNTBLANK([.C14:.K14])" office:value-type="float" office:value="0" calcext:value-type="float">
            <text:p>0</text:p>
          </table:table-cell>
          <table:table-cell table:style-name="ce90" table:formula="of:=COUNTIF([.C14:.K14];&quot;x&quot;)" office:value-type="float" office:value="1" calcext:value-type="float">
            <text:p>1</text:p>
          </table:table-cell>
          <table:table-cell table:style-name="ce91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14" calcext:value-type="date">
            <text:p>14. IV. 10</text:p>
          </table:table-cell>
          <table:table-cell table:style-name="ce78" table:formula="of:=TEXT([.A15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ŠTU</text:p>
          </table:table-cell>
          <table:table-cell table:style-name="ce29" office:value-type="string" calcext:value-type="string">
            <text:p>ŠOŠ</text:p>
          </table:table-cell>
          <table:table-cell table:style-name="ce85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86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0" calcext:value-type="float">
            <text:p>0</text:p>
          </table:table-cell>
          <table:table-cell table:style-name="ce87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87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88" table:formula="of:=COUNTIF([.C15:.K15];&quot;51¶&quot;)" office:value-type="float" office:value="0" calcext:value-type="float">
            <text:p>0</text:p>
          </table:table-cell>
          <table:table-cell table:style-name="ce88" table:formula="of:=COUNTIF([.C15:.K15];&quot;52¶&quot;)" office:value-type="float" office:value="1" calcext:value-type="float">
            <text:p>1</text:p>
          </table:table-cell>
          <table:table-cell table:style-name="ce87" table:formula="of:=COUNTIF([.C15:.K15];&quot;U&quot;)+COUNTIF([.C15:.K15];&quot;U☻&quot;)+COUNTIF([.C15:.K15];&quot;U☺&quot;)" office:value-type="float" office:value="1" calcext:value-type="float">
            <text:p>1</text:p>
          </table:table-cell>
          <table:table-cell table:style-name="ce87" table:formula="of:=COUNTIF([.C15:.K15];&quot;KVIT&quot;)+COUNTIF([.C15:.K15];&quot;KVIT☻&quot;)+COUNTIF([.C15:.K15];&quot;kvit$&quot;)" office:value-type="float" office:value="2" calcext:value-type="float">
            <text:p>2</text:p>
          </table:table-cell>
          <table:table-cell table:style-name="ce89" table:formula="of:=COUNTBLANK([.C15:.K15])" office:value-type="float" office:value="0" calcext:value-type="float">
            <text:p>0</text:p>
          </table:table-cell>
          <table:table-cell table:style-name="ce90" table:formula="of:=COUNTIF([.C15:.K15];&quot;x&quot;)" office:value-type="float" office:value="0" calcext:value-type="float">
            <text:p>0</text:p>
          </table:table-cell>
          <table:table-cell table:style-name="ce91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15" calcext:value-type="date">
            <text:p>15. IV. 10</text:p>
          </table:table-cell>
          <table:table-cell table:style-name="ce78" table:formula="of:=TEXT([.A16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KNE</text:p>
          </table:table-cell>
          <table:table-cell table:style-name="ce85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86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1" calcext:value-type="float">
            <text:p>1</text:p>
          </table:table-cell>
          <table:table-cell table:style-name="ce87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87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88" table:formula="of:=COUNTIF([.C16:.K16];&quot;51¶&quot;)" office:value-type="float" office:value="1" calcext:value-type="float">
            <text:p>1</text:p>
          </table:table-cell>
          <table:table-cell table:style-name="ce88" table:formula="of:=COUNTIF([.C16:.K16];&quot;52¶&quot;)" office:value-type="float" office:value="0" calcext:value-type="float">
            <text:p>0</text:p>
          </table:table-cell>
          <table:table-cell table:style-name="ce87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87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89" table:formula="of:=COUNTBLANK([.C16:.K16])" office:value-type="float" office:value="0" calcext:value-type="float">
            <text:p>0</text:p>
          </table:table-cell>
          <table:table-cell table:style-name="ce90" table:formula="of:=COUNTIF([.C16:.K16];&quot;x&quot;)" office:value-type="float" office:value="1" calcext:value-type="float">
            <text:p>1</text:p>
          </table:table-cell>
          <table:table-cell table:style-name="ce91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16" calcext:value-type="date">
            <text:p>16. IV. 10</text:p>
          </table:table-cell>
          <table:table-cell table:style-name="ce78" table:formula="of:=TEXT([.A17];&quot;Ddd&quot;)" office:value-type="string" office:string-value="pet" calcext:value-type="string">
            <text:p>p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8" office:value-type="string" calcext:value-type="string">
            <text:p>RTG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ŠOŠ</text:p>
          </table:table-cell>
          <table:table-cell table:style-name="ce85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86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0" calcext:value-type="float">
            <text:p>0</text:p>
          </table:table-cell>
          <table:table-cell table:style-name="ce87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87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88" table:formula="of:=COUNTIF([.C17:.K17];&quot;51¶&quot;)" office:value-type="float" office:value="0" calcext:value-type="float">
            <text:p>0</text:p>
          </table:table-cell>
          <table:table-cell table:style-name="ce88" table:formula="of:=COUNTIF([.C17:.K17];&quot;52¶&quot;)" office:value-type="float" office:value="0" calcext:value-type="float">
            <text:p>0</text:p>
          </table:table-cell>
          <table:table-cell table:style-name="ce87" table:formula="of:=COUNTIF([.C17:.K17];&quot;U&quot;)+COUNTIF([.C17:.K17];&quot;U☻&quot;)+COUNTIF([.C17:.K17];&quot;U☺&quot;)" office:value-type="float" office:value="1" calcext:value-type="float">
            <text:p>1</text:p>
          </table:table-cell>
          <table:table-cell table:style-name="ce87" table:formula="of:=COUNTIF([.C17:.K17];&quot;KVIT&quot;)+COUNTIF([.C17:.K17];&quot;KVIT☻&quot;)+COUNTIF([.C17:.K17];&quot;kvit$&quot;)" office:value-type="float" office:value="1" calcext:value-type="float">
            <text:p>1</text:p>
          </table:table-cell>
          <table:table-cell table:style-name="ce89" table:formula="of:=COUNTBLANK([.C17:.K17])" office:value-type="float" office:value="0" calcext:value-type="float">
            <text:p>0</text:p>
          </table:table-cell>
          <table:table-cell table:style-name="ce90" table:formula="of:=COUNTIF([.C17:.K17];&quot;x&quot;)" office:value-type="float" office:value="2" calcext:value-type="float">
            <text:p>2</text:p>
          </table:table-cell>
          <table:table-cell table:style-name="ce91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17" calcext:value-type="date">
            <text:p>17. IV. 10</text:p>
          </table:table-cell>
          <table:table-cell table:style-name="ce79" table:formula="of:=TEXT([.A18];&quot;Ddd&quot;)" office:value-type="string" office:string-value="sob" calcext:value-type="string">
            <text:p>sob</text:p>
          </table:table-cell>
          <table:table-cell table:style-name="ce31"/>
          <table:table-cell table:style-name="ce35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0"/>
          <table:table-cell table:style-name="ce37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83" office:value-type="string" calcext:value-type="string">
            <text:p>MRZ</text:p>
          </table:table-cell>
          <table:table-cell table:style-name="ce41" office:value-type="string" calcext:value-type="string">
            <text:p>ŠOŠ</text:p>
          </table:table-cell>
          <table:table-cell table:style-name="ce85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86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 calcext:value-type="float">
            <text:p>0</text:p>
          </table:table-cell>
          <table:table-cell table:style-name="ce87" table:formula="of:=COUNTIF([.C18:.K18];&quot;51&quot;)+COUNTIF([.C18:.K18];&quot;51$&quot;)+COUNTIF([.C18:.K18];&quot;51☻&quot;)" office:value-type="float" office:value="0" calcext:value-type="float">
            <text:p>0</text:p>
          </table:table-cell>
          <table:table-cell table:style-name="ce87" table:formula="of:=COUNTIF([.C18:.K18];&quot;52&quot;)+COUNTIF([.C18:.K18];&quot;52$&quot;)+COUNTIF([.C18:.K18];&quot;52☻&quot;)" office:value-type="float" office:value="0" calcext:value-type="float">
            <text:p>0</text:p>
          </table:table-cell>
          <table:table-cell table:style-name="ce88" table:formula="of:=COUNTIF([.C18:.K18];&quot;51¶&quot;)" office:value-type="float" office:value="0" calcext:value-type="float">
            <text:p>0</text:p>
          </table:table-cell>
          <table:table-cell table:style-name="ce88" table:formula="of:=COUNTIF([.C18:.K18];&quot;52¶&quot;)" office:value-type="float" office:value="0" calcext:value-type="float">
            <text:p>0</text:p>
          </table:table-cell>
          <table:table-cell table:style-name="ce87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87" table:formula="of:=COUNTIF([.C18:.K18];&quot;KVIT&quot;)+COUNTIF([.C18:.K18];&quot;KVIT☻&quot;)+COUNTIF([.C18:.K18];&quot;kvit$&quot;)" office:value-type="float" office:value="0" calcext:value-type="float">
            <text:p>0</text:p>
          </table:table-cell>
          <table:table-cell table:style-name="ce89" table:formula="of:=COUNTBLANK([.C18:.K18])" office:value-type="float" office:value="6" calcext:value-type="float">
            <text:p>6</text:p>
          </table:table-cell>
          <table:table-cell table:style-name="ce90" table:formula="of:=COUNTIF([.C18:.K18];&quot;x&quot;)" office:value-type="float" office:value="0" calcext:value-type="float">
            <text:p>0</text:p>
          </table:table-cell>
          <table:table-cell table:style-name="ce91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18" calcext:value-type="date">
            <text:p>18. IV. 10</text:p>
          </table:table-cell>
          <table:table-cell table:style-name="ce79" table:formula="of:=TEXT([.A19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5"/>
          <table:table-cell table:style-name="ce31" table:number-columns-repeated="2"/>
          <table:table-cell table:style-name="ce37"/>
          <table:table-cell table:style-name="ce35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41" office:value-type="string" calcext:value-type="string">
            <office:annotation draw:style-name="gr15" draw:text-style-name="P2" svg:width="5.867cm" svg:height="5.903cm" svg:x="15.313cm" svg:y="8.82cm" draw:caption-point-x="-0.232cm" draw:caption-point-y="3.858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41" office:value-type="string" calcext:value-type="string">
            <text:p>ŠOŠ</text:p>
          </table:table-cell>
          <table:table-cell table:style-name="ce85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86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0" calcext:value-type="float">
            <text:p>0</text:p>
          </table:table-cell>
          <table:table-cell table:style-name="ce87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87" table:formula="of:=COUNTIF([.C19:.K19];&quot;52&quot;)+COUNTIF([.C19:.K19];&quot;52$&quot;)+COUNTIF([.C19:.K19];&quot;52☻&quot;)" office:value-type="float" office:value="0" calcext:value-type="float">
            <text:p>0</text:p>
          </table:table-cell>
          <table:table-cell table:style-name="ce88" table:formula="of:=COUNTIF([.C19:.K19];&quot;51¶&quot;)" office:value-type="float" office:value="0" calcext:value-type="float">
            <text:p>0</text:p>
          </table:table-cell>
          <table:table-cell table:style-name="ce88" table:formula="of:=COUNTIF([.C19:.K19];&quot;52¶&quot;)" office:value-type="float" office:value="0" calcext:value-type="float">
            <text:p>0</text:p>
          </table:table-cell>
          <table:table-cell table:style-name="ce87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87" table:formula="of:=COUNTIF([.C19:.K19];&quot;KVIT&quot;)+COUNTIF([.C19:.K19];&quot;KVIT☻&quot;)+COUNTIF([.C19:.K19];&quot;kvit$&quot;)" office:value-type="float" office:value="0" calcext:value-type="float">
            <text:p>0</text:p>
          </table:table-cell>
          <table:table-cell table:style-name="ce89" table:formula="of:=COUNTBLANK([.C19:.K19])" office:value-type="float" office:value="6" calcext:value-type="float">
            <text:p>6</text:p>
          </table:table-cell>
          <table:table-cell table:style-name="ce90" table:formula="of:=COUNTIF([.C19:.K19];&quot;x&quot;)" office:value-type="float" office:value="0" calcext:value-type="float">
            <text:p>0</text:p>
          </table:table-cell>
          <table:table-cell table:style-name="ce91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19" calcext:value-type="date">
            <text:p>19. IV. 10</text:p>
          </table:table-cell>
          <table:table-cell table:style-name="ce78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85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86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0" calcext:value-type="float">
            <text:p>0</text:p>
          </table:table-cell>
          <table:table-cell table:style-name="ce87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87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88" table:formula="of:=COUNTIF([.C20:.K20];&quot;51¶&quot;)" office:value-type="float" office:value="1" calcext:value-type="float">
            <text:p>1</text:p>
          </table:table-cell>
          <table:table-cell table:style-name="ce88" table:formula="of:=COUNTIF([.C20:.K20];&quot;52¶&quot;)" office:value-type="float" office:value="1" calcext:value-type="float">
            <text:p>1</text:p>
          </table:table-cell>
          <table:table-cell table:style-name="ce87" table:formula="of:=COUNTIF([.C20:.K20];&quot;U&quot;)+COUNTIF([.C20:.K20];&quot;U☻&quot;)+COUNTIF([.C20:.K20];&quot;U☺&quot;)" office:value-type="float" office:value="1" calcext:value-type="float">
            <text:p>1</text:p>
          </table:table-cell>
          <table:table-cell table:style-name="ce87" table:formula="of:=COUNTIF([.C20:.K20];&quot;KVIT&quot;)+COUNTIF([.C20:.K20];&quot;KVIT☻&quot;)+COUNTIF([.C20:.K20];&quot;kvit$&quot;)" office:value-type="float" office:value="1" calcext:value-type="float">
            <text:p>1</text:p>
          </table:table-cell>
          <table:table-cell table:style-name="ce89" table:formula="of:=COUNTBLANK([.C20:.K20])" office:value-type="float" office:value="0" calcext:value-type="float">
            <text:p>0</text:p>
          </table:table-cell>
          <table:table-cell table:style-name="ce90" table:formula="of:=COUNTIF([.C20:.K20];&quot;x&quot;)" office:value-type="float" office:value="0" calcext:value-type="float">
            <text:p>0</text:p>
          </table:table-cell>
          <table:table-cell table:style-name="ce91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0" calcext:value-type="date">
            <text:p>20. IV. 10</text:p>
          </table:table-cell>
          <table:table-cell table:style-name="ce78" table:formula="of:=TEXT([.A21];&quot;Ddd&quot;)" office:value-type="string" office:string-value="tor" calcext:value-type="string">
            <text:p>tor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ŠOŠ</text:p>
          </table:table-cell>
          <table:table-cell table:style-name="ce85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86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1" calcext:value-type="float">
            <text:p>1</text:p>
          </table:table-cell>
          <table:table-cell table:style-name="ce87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87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88" table:formula="of:=COUNTIF([.C21:.K21];&quot;51¶&quot;)" office:value-type="float" office:value="1" calcext:value-type="float">
            <text:p>1</text:p>
          </table:table-cell>
          <table:table-cell table:style-name="ce88" table:formula="of:=COUNTIF([.C21:.K21];&quot;52¶&quot;)" office:value-type="float" office:value="0" calcext:value-type="float">
            <text:p>0</text:p>
          </table:table-cell>
          <table:table-cell table:style-name="ce87" table:formula="of:=COUNTIF([.C21:.K21];&quot;U&quot;)+COUNTIF([.C21:.K21];&quot;U☻&quot;)+COUNTIF([.C21:.K21];&quot;U☺&quot;)" office:value-type="float" office:value="1" calcext:value-type="float">
            <text:p>1</text:p>
          </table:table-cell>
          <table:table-cell table:style-name="ce87" table:formula="of:=COUNTIF([.C21:.K21];&quot;KVIT&quot;)+COUNTIF([.C21:.K21];&quot;KVIT☻&quot;)+COUNTIF([.C21:.K21];&quot;kvit$&quot;)" office:value-type="float" office:value="0" calcext:value-type="float">
            <text:p>0</text:p>
          </table:table-cell>
          <table:table-cell table:style-name="ce89" table:formula="of:=COUNTBLANK([.C21:.K21])" office:value-type="float" office:value="0" calcext:value-type="float">
            <text:p>0</text:p>
          </table:table-cell>
          <table:table-cell table:style-name="ce90" table:formula="of:=COUNTIF([.C21:.K21];&quot;x&quot;)" office:value-type="float" office:value="1" calcext:value-type="float">
            <text:p>1</text:p>
          </table:table-cell>
          <table:table-cell table:style-name="ce91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1" calcext:value-type="date">
            <text:p>21. IV. 10</text:p>
          </table:table-cell>
          <table:table-cell table:style-name="ce78" table:formula="of:=TEXT([.A22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7" draw:text-style-name="P2" svg:width="5.867cm" svg:height="5.903cm" svg:x="15.313cm" svg:y="10.926cm" draw:caption-point-x="-0.232cm" draw:caption-point-y="3.863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29" office:value-type="string" calcext:value-type="string">
            <text:p>ROD</text:p>
          </table:table-cell>
          <table:table-cell table:style-name="ce85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86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0" calcext:value-type="float">
            <text:p>0</text:p>
          </table:table-cell>
          <table:table-cell table:style-name="ce87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87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88" table:formula="of:=COUNTIF([.C22:.K22];&quot;51¶&quot;)" office:value-type="float" office:value="1" calcext:value-type="float">
            <text:p>1</text:p>
          </table:table-cell>
          <table:table-cell table:style-name="ce88" table:formula="of:=COUNTIF([.C22:.K22];&quot;52¶&quot;)" office:value-type="float" office:value="1" calcext:value-type="float">
            <text:p>1</text:p>
          </table:table-cell>
          <table:table-cell table:style-name="ce87" table:formula="of:=COUNTIF([.C22:.K22];&quot;U&quot;)+COUNTIF([.C22:.K22];&quot;U☻&quot;)+COUNTIF([.C22:.K22];&quot;U☺&quot;)" office:value-type="float" office:value="1" calcext:value-type="float">
            <text:p>1</text:p>
          </table:table-cell>
          <table:table-cell table:style-name="ce87" table:formula="of:=COUNTIF([.C22:.K22];&quot;KVIT&quot;)+COUNTIF([.C22:.K22];&quot;KVIT☻&quot;)+COUNTIF([.C22:.K22];&quot;kvit$&quot;)" office:value-type="float" office:value="1" calcext:value-type="float">
            <text:p>1</text:p>
          </table:table-cell>
          <table:table-cell table:style-name="ce89" table:formula="of:=COUNTBLANK([.C22:.K22])" office:value-type="float" office:value="0" calcext:value-type="float">
            <text:p>0</text:p>
          </table:table-cell>
          <table:table-cell table:style-name="ce90" table:formula="of:=COUNTIF([.C22:.K22];&quot;x&quot;)" office:value-type="float" office:value="0" calcext:value-type="float">
            <text:p>0</text:p>
          </table:table-cell>
          <table:table-cell table:style-name="ce91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2" calcext:value-type="date">
            <text:p>22. IV. 10</text:p>
          </table:table-cell>
          <table:table-cell table:style-name="ce78" table:formula="of:=TEXT([.A23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ROD</text:p>
          </table:table-cell>
          <table:table-cell table:style-name="ce85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86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1" calcext:value-type="float">
            <text:p>1</text:p>
          </table:table-cell>
          <table:table-cell table:style-name="ce87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87" table:formula="of:=COUNTIF([.C23:.K23];&quot;52&quot;)+COUNTIF([.C23:.K23];&quot;52$&quot;)+COUNTIF([.C23:.K23];&quot;52☻&quot;)" office:value-type="float" office:value="0" calcext:value-type="float">
            <text:p>0</text:p>
          </table:table-cell>
          <table:table-cell table:style-name="ce88" table:formula="of:=COUNTIF([.C23:.K23];&quot;51¶&quot;)" office:value-type="float" office:value="1" calcext:value-type="float">
            <text:p>1</text:p>
          </table:table-cell>
          <table:table-cell table:style-name="ce88" table:formula="of:=COUNTIF([.C23:.K23];&quot;52¶&quot;)" office:value-type="float" office:value="0" calcext:value-type="float">
            <text:p>0</text:p>
          </table:table-cell>
          <table:table-cell table:style-name="ce87" table:formula="of:=COUNTIF([.C23:.K23];&quot;U&quot;)+COUNTIF([.C23:.K23];&quot;U☻&quot;)+COUNTIF([.C23:.K23];&quot;U☺&quot;)" office:value-type="float" office:value="1" calcext:value-type="float">
            <text:p>1</text:p>
          </table:table-cell>
          <table:table-cell table:style-name="ce87" table:formula="of:=COUNTIF([.C23:.K23];&quot;KVIT&quot;)+COUNTIF([.C23:.K23];&quot;KVIT☻&quot;)+COUNTIF([.C23:.K23];&quot;kvit$&quot;)" office:value-type="float" office:value="1" calcext:value-type="float">
            <text:p>1</text:p>
          </table:table-cell>
          <table:table-cell table:style-name="ce89" table:formula="of:=COUNTBLANK([.C23:.K23])" office:value-type="float" office:value="0" calcext:value-type="float">
            <text:p>0</text:p>
          </table:table-cell>
          <table:table-cell table:style-name="ce90" table:formula="of:=COUNTIF([.C23:.K23];&quot;x&quot;)" office:value-type="float" office:value="1" calcext:value-type="float">
            <text:p>1</text:p>
          </table:table-cell>
          <table:table-cell table:style-name="ce91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3" calcext:value-type="date">
            <text:p>23. IV. 10</text:p>
          </table:table-cell>
          <table:table-cell table:style-name="ce78" table:formula="of:=TEXT([.A24];&quot;Ddd&quot;)" office:value-type="string" office:string-value="pet" calcext:value-type="string">
            <text:p>pe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PIN</text:p>
          </table:table-cell>
          <table:table-cell table:style-name="ce85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86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1" calcext:value-type="float">
            <text:p>1</text:p>
          </table:table-cell>
          <table:table-cell table:style-name="ce87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87" table:formula="of:=COUNTIF([.C24:.K24];&quot;52&quot;)+COUNTIF([.C24:.K24];&quot;52$&quot;)+COUNTIF([.C24:.K24];&quot;52☻&quot;)" office:value-type="float" office:value="0" calcext:value-type="float">
            <text:p>0</text:p>
          </table:table-cell>
          <table:table-cell table:style-name="ce88" table:formula="of:=COUNTIF([.C24:.K24];&quot;51¶&quot;)" office:value-type="float" office:value="1" calcext:value-type="float">
            <text:p>1</text:p>
          </table:table-cell>
          <table:table-cell table:style-name="ce88" table:formula="of:=COUNTIF([.C24:.K24];&quot;52¶&quot;)" office:value-type="float" office:value="0" calcext:value-type="float">
            <text:p>0</text:p>
          </table:table-cell>
          <table:table-cell table:style-name="ce87" table:formula="of:=COUNTIF([.C24:.K24];&quot;U&quot;)+COUNTIF([.C24:.K24];&quot;U☻&quot;)+COUNTIF([.C24:.K24];&quot;U☺&quot;)" office:value-type="float" office:value="1" calcext:value-type="float">
            <text:p>1</text:p>
          </table:table-cell>
          <table:table-cell table:style-name="ce87" table:formula="of:=COUNTIF([.C24:.K24];&quot;KVIT&quot;)+COUNTIF([.C24:.K24];&quot;KVIT☻&quot;)+COUNTIF([.C24:.K24];&quot;kvit$&quot;)" office:value-type="float" office:value="1" calcext:value-type="float">
            <text:p>1</text:p>
          </table:table-cell>
          <table:table-cell table:style-name="ce89" table:formula="of:=COUNTBLANK([.C24:.K24])" office:value-type="float" office:value="0" calcext:value-type="float">
            <text:p>0</text:p>
          </table:table-cell>
          <table:table-cell table:style-name="ce90" table:formula="of:=COUNTIF([.C24:.K24];&quot;x&quot;)" office:value-type="float" office:value="0" calcext:value-type="float">
            <text:p>0</text:p>
          </table:table-cell>
          <table:table-cell table:style-name="ce91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1" calcext:value-type="float">
            <text:p>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24" calcext:value-type="date">
            <text:p>24. IV. 10</text:p>
          </table:table-cell>
          <table:table-cell table:style-name="ce79" table:formula="of:=TEXT([.A25];&quot;Ddd&quot;)" office:value-type="string" office:string-value="sob" calcext:value-type="string">
            <text:p>sob</text:p>
          </table:table-cell>
          <table:table-cell table:style-name="ce31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0" table:number-columns-repeated="2"/>
          <table:table-cell table:style-name="ce37"/>
          <table:table-cell table:style-name="ce35">
            <office:annotation draw:style-name="gr16" draw:text-style-name="P2" svg:width="2.603cm" svg:height="1.963cm" svg:x="12.922cm" svg:y="14.971cm" draw:caption-point-x="-0.232cm" draw:caption-point-y="1.93cm">
              <dc:date>2022-03-21T00:00:00</dc:date>
              <text:p text:style-name="P5">nisem dežuren 24. in 25. aprila ter <text:span text:style-name="T1">1.in</text:span><text:span text:style-name="T2"> 2 5</text:span></text:p>
            </office:annotation>
          </table:table-cell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83" office:value-type="string" calcext:value-type="string">
            <text:p>BER</text:p>
          </table:table-cell>
          <table:table-cell table:style-name="ce41" office:value-type="string" calcext:value-type="string">
            <text:p>KOS</text:p>
          </table:table-cell>
          <table:table-cell table:style-name="ce85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86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0" calcext:value-type="float">
            <text:p>0</text:p>
          </table:table-cell>
          <table:table-cell table:style-name="ce87" table:formula="of:=COUNTIF([.C25:.K25];&quot;51&quot;)+COUNTIF([.C25:.K25];&quot;51$&quot;)+COUNTIF([.C25:.K25];&quot;51☻&quot;)" office:value-type="float" office:value="0" calcext:value-type="float">
            <text:p>0</text:p>
          </table:table-cell>
          <table:table-cell table:style-name="ce87" table:formula="of:=COUNTIF([.C25:.K25];&quot;52&quot;)+COUNTIF([.C25:.K25];&quot;52$&quot;)+COUNTIF([.C25:.K25];&quot;52☻&quot;)" office:value-type="float" office:value="0" calcext:value-type="float">
            <text:p>0</text:p>
          </table:table-cell>
          <table:table-cell table:style-name="ce88" table:formula="of:=COUNTIF([.C25:.K25];&quot;51¶&quot;)" office:value-type="float" office:value="0" calcext:value-type="float">
            <text:p>0</text:p>
          </table:table-cell>
          <table:table-cell table:style-name="ce88" table:formula="of:=COUNTIF([.C25:.K25];&quot;52¶&quot;)" office:value-type="float" office:value="0" calcext:value-type="float">
            <text:p>0</text:p>
          </table:table-cell>
          <table:table-cell table:style-name="ce87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87" table:formula="of:=COUNTIF([.C25:.K25];&quot;KVIT&quot;)+COUNTIF([.C25:.K25];&quot;KVIT☻&quot;)+COUNTIF([.C25:.K25];&quot;kvit$&quot;)" office:value-type="float" office:value="0" calcext:value-type="float">
            <text:p>0</text:p>
          </table:table-cell>
          <table:table-cell table:style-name="ce89" table:formula="of:=COUNTBLANK([.C25:.K25])" office:value-type="float" office:value="6" calcext:value-type="float">
            <text:p>6</text:p>
          </table:table-cell>
          <table:table-cell table:style-name="ce90" table:formula="of:=COUNTIF([.C25:.K25];&quot;x&quot;)" office:value-type="float" office:value="0" calcext:value-type="float">
            <text:p>0</text:p>
          </table:table-cell>
          <table:table-cell table:style-name="ce91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25" calcext:value-type="date">
            <text:p>25. IV. 10</text:p>
          </table:table-cell>
          <table:table-cell table:style-name="ce79" table:formula="of:=TEXT([.A26];&quot;Ddd&quot;)" office:value-type="string" office:string-value="ned" calcext:value-type="string">
            <text:p>ned</text:p>
          </table:table-cell>
          <table:table-cell table:style-name="ce35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3"/>
          <table:table-cell table:style-name="ce37"/>
          <table:table-cell table:style-name="ce35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83" office:value-type="string" calcext:value-type="string">
            <text:p>BER</text:p>
          </table:table-cell>
          <table:table-cell table:style-name="ce41" office:value-type="string" calcext:value-type="string">
            <text:p>AND</text:p>
          </table:table-cell>
          <table:table-cell table:style-name="ce85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86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0" calcext:value-type="float">
            <text:p>0</text:p>
          </table:table-cell>
          <table:table-cell table:style-name="ce87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87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88" table:formula="of:=COUNTIF([.C26:.K26];&quot;51¶&quot;)" office:value-type="float" office:value="0" calcext:value-type="float">
            <text:p>0</text:p>
          </table:table-cell>
          <table:table-cell table:style-name="ce88" table:formula="of:=COUNTIF([.C26:.K26];&quot;52¶&quot;)" office:value-type="float" office:value="0" calcext:value-type="float">
            <text:p>0</text:p>
          </table:table-cell>
          <table:table-cell table:style-name="ce87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87" table:formula="of:=COUNTIF([.C26:.K26];&quot;KVIT&quot;)+COUNTIF([.C26:.K26];&quot;KVIT☻&quot;)+COUNTIF([.C26:.K26];&quot;kvit$&quot;)" office:value-type="float" office:value="0" calcext:value-type="float">
            <text:p>0</text:p>
          </table:table-cell>
          <table:table-cell table:style-name="ce89" table:formula="of:=COUNTBLANK([.C26:.K26])" office:value-type="float" office:value="6" calcext:value-type="float">
            <text:p>6</text:p>
          </table:table-cell>
          <table:table-cell table:style-name="ce90" table:formula="of:=COUNTIF([.C26:.K26];&quot;x&quot;)" office:value-type="float" office:value="0" calcext:value-type="float">
            <text:p>0</text:p>
          </table:table-cell>
          <table:table-cell table:style-name="ce91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6" calcext:value-type="date">
            <text:p>26. IV. 10</text:p>
          </table:table-cell>
          <table:table-cell table:style-name="ce78" table:formula="of:=TEXT([.A27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0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KOS</text:p>
          </table:table-cell>
          <table:table-cell table:style-name="ce85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86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0" calcext:value-type="float">
            <text:p>0</text:p>
          </table:table-cell>
          <table:table-cell table:style-name="ce87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87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88" table:formula="of:=COUNTIF([.C27:.K27];&quot;51¶&quot;)" office:value-type="float" office:value="0" calcext:value-type="float">
            <text:p>0</text:p>
          </table:table-cell>
          <table:table-cell table:style-name="ce88" table:formula="of:=COUNTIF([.C27:.K27];&quot;52¶&quot;)" office:value-type="float" office:value="0" calcext:value-type="float">
            <text:p>0</text:p>
          </table:table-cell>
          <table:table-cell table:style-name="ce87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87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89" table:formula="of:=COUNTBLANK([.C27:.K27])" office:value-type="float" office:value="1" calcext:value-type="float">
            <text:p>1</text:p>
          </table:table-cell>
          <table:table-cell table:style-name="ce90" table:formula="of:=COUNTIF([.C27:.K27];&quot;x&quot;)" office:value-type="float" office:value="1" calcext:value-type="float">
            <text:p>1</text:p>
          </table:table-cell>
          <table:table-cell table:style-name="ce91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4-27" calcext:value-type="date">
            <text:p>27. IV. 10</text:p>
          </table:table-cell>
          <table:table-cell table:style-name="ce79" table:formula="of:=TEXT([.A28];&quot;Ddd&quot;)" office:value-type="string" office:string-value="tor" calcext:value-type="string">
            <text:p>tor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4"/>
          <table:table-cell table:style-name="ce31"/>
          <table:table-cell table:style-name="ce35"/>
          <table:table-cell table:style-name="ce37"/>
          <table:table-cell table:style-name="ce35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41" office:value-type="string" calcext:value-type="string">
            <office:annotation draw:style-name="gr6" draw:text-style-name="P2" svg:width="5.867cm" svg:height="5.903cm" svg:x="15.313cm" svg:y="15.148cm" draw:caption-point-x="-0.232cm" draw:caption-point-y="3.864cm">
              <dc:date>2022-03-21T00:00:00</dc:date>
              <text:p text:style-name="P1">NE: petkov</text:p>
              <text:p text:style-name="P1">NE: od 1.2 do 8.2. (sem na dopustu)</text:p>
              <text:p text:style-name="P1">NE: 15.2. (imam vaje študente)</text:p>
              <text:p text:style-name="P1"/>
              <text:p text:style-name="P1">Bi pa: 2-3 navadne in 1xnedelja.</text:p>
              <text:p text:style-name="P1"/>
              <text:p text:style-name="P1"/>
              <text:p text:style-name="P1"/>
              <text:p text:style-name="P1"/>
            </office:annotation>
            <text:p>POT</text:p>
          </table:table-cell>
          <table:table-cell table:style-name="ce41" office:value-type="string" calcext:value-type="string">
            <text:p>ROD</text:p>
          </table:table-cell>
          <table:table-cell table:style-name="ce85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86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0" calcext:value-type="float">
            <text:p>0</text:p>
          </table:table-cell>
          <table:table-cell table:style-name="ce87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87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88" table:formula="of:=COUNTIF([.C28:.K28];&quot;51¶&quot;)" office:value-type="float" office:value="0" calcext:value-type="float">
            <text:p>0</text:p>
          </table:table-cell>
          <table:table-cell table:style-name="ce88" table:formula="of:=COUNTIF([.C28:.K28];&quot;52¶&quot;)" office:value-type="float" office:value="0" calcext:value-type="float">
            <text:p>0</text:p>
          </table:table-cell>
          <table:table-cell table:style-name="ce87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87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89" table:formula="of:=COUNTBLANK([.C28:.K28])" office:value-type="float" office:value="7" calcext:value-type="float">
            <text:p>7</text:p>
          </table:table-cell>
          <table:table-cell table:style-name="ce90" table:formula="of:=COUNTIF([.C28:.K28];&quot;x&quot;)" office:value-type="float" office:value="0" calcext:value-type="float">
            <text:p>0</text:p>
          </table:table-cell>
          <table:table-cell table:style-name="ce91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8" calcext:value-type="date">
            <text:p>28. IV. 10</text:p>
          </table:table-cell>
          <table:table-cell table:style-name="ce78" table:formula="of:=TEXT([.A29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0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MRZ</text:p>
          </table:table-cell>
          <table:table-cell table:style-name="ce29" office:value-type="string" calcext:value-type="string">
            <text:p>AND</text:p>
          </table:table-cell>
          <table:table-cell table:style-name="ce85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86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 calcext:value-type="float">
            <text:p>0</text:p>
          </table:table-cell>
          <table:table-cell table:style-name="ce87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87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88" table:formula="of:=COUNTIF([.C29:.K29];&quot;51¶&quot;)" office:value-type="float" office:value="1" calcext:value-type="float">
            <text:p>1</text:p>
          </table:table-cell>
          <table:table-cell table:style-name="ce88" table:formula="of:=COUNTIF([.C29:.K29];&quot;52¶&quot;)" office:value-type="float" office:value="0" calcext:value-type="float">
            <text:p>0</text:p>
          </table:table-cell>
          <table:table-cell table:style-name="ce87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87" table:formula="of:=COUNTIF([.C29:.K29];&quot;KVIT&quot;)+COUNTIF([.C29:.K29];&quot;KVIT☻&quot;)+COUNTIF([.C29:.K29];&quot;kvit$&quot;)" office:value-type="float" office:value="2" calcext:value-type="float">
            <text:p>2</text:p>
          </table:table-cell>
          <table:table-cell table:style-name="ce89" table:formula="of:=COUNTBLANK([.C29:.K29])" office:value-type="float" office:value="1" calcext:value-type="float">
            <text:p>1</text:p>
          </table:table-cell>
          <table:table-cell table:style-name="ce90" table:formula="of:=COUNTIF([.C29:.K29];&quot;x&quot;)" office:value-type="float" office:value="0" calcext:value-type="float">
            <text:p>0</text:p>
          </table:table-cell>
          <table:table-cell table:style-name="ce91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4-29" calcext:value-type="date">
            <text:p>29. IV. 10</text:p>
          </table:table-cell>
          <table:table-cell table:style-name="ce78" table:formula="of:=TEXT([.A30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1"/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85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86" table:formula="of:=COUNTIF([.C30:.K30];&quot;☺&quot;)+COUNTIF([.C30:.K30];&quot;52☺&quot;)+COUNTIF([.C30:.K30];&quot;51☺&quot;)+COUNTIF([.C30:.K30];&quot;1☺&quot;)+COUNTIF([.C30:.K30];&quot;KVIT☺&quot;)+COUNTIF([.C30:.K30];&quot;U☺&quot;)" office:value-type="float" office:value="1" calcext:value-type="float">
            <text:p>1</text:p>
          </table:table-cell>
          <table:table-cell table:style-name="ce87" table:formula="of:=COUNTIF([.C30:.K30];&quot;51&quot;)+COUNTIF([.C30:.K30];&quot;51$&quot;)+COUNTIF([.C30:.K30];&quot;51☻&quot;)" office:value-type="float" office:value="0" calcext:value-type="float">
            <text:p>0</text:p>
          </table:table-cell>
          <table:table-cell table:style-name="ce87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88" table:formula="of:=COUNTIF([.C30:.K30];&quot;51¶&quot;)" office:value-type="float" office:value="1" calcext:value-type="float">
            <text:p>1</text:p>
          </table:table-cell>
          <table:table-cell table:style-name="ce88" table:formula="of:=COUNTIF([.C30:.K30];&quot;52¶&quot;)" office:value-type="float" office:value="0" calcext:value-type="float">
            <text:p>0</text:p>
          </table:table-cell>
          <table:table-cell table:style-name="ce87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87" table:formula="of:=COUNTIF([.C30:.K30];&quot;KVIT&quot;)+COUNTIF([.C30:.K30];&quot;KVIT☻&quot;)+COUNTIF([.C30:.K30];&quot;kvit$&quot;)" office:value-type="float" office:value="2" calcext:value-type="float">
            <text:p>2</text:p>
          </table:table-cell>
          <table:table-cell table:style-name="ce89" table:formula="of:=COUNTBLANK([.C30:.K30])" office:value-type="float" office:value="1" calcext:value-type="float">
            <text:p>1</text:p>
          </table:table-cell>
          <table:table-cell table:style-name="ce90" table:formula="of:=COUNTIF([.C30:.K30];&quot;x&quot;)" office:value-type="float" office:value="1" calcext:value-type="float">
            <text:p>1</text:p>
          </table:table-cell>
          <table:table-cell table:style-name="ce91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1" calcext:value-type="float">
            <text:p>1</text:p>
          </table:table-cell>
          <table:table-cell table:style-name="ce16" table:number-columns-repeated="233"/>
          <table:table-cell table:number-columns-repeated="767"/>
        </table:table-row>
        <table:table-row table:style-name="ro6">
          <table:table-cell table:style-name="ce20" office:value-type="date" office:date-value="2010-04-30" calcext:value-type="date">
            <text:p>30. IV. 10</text:p>
          </table:table-cell>
          <table:table-cell table:style-name="ce78" table:formula="of:=TEXT([.A31];&quot;Ddd&quot;)" office:value-type="string" office:string-value="pet" calcext:value-type="string">
            <text:p>p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2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AND</text:p>
          </table:table-cell>
          <table:table-cell table:style-name="ce85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86" table:formula="of:=COUNTIF([.C31:.K31];&quot;☺&quot;)+COUNTIF([.C31:.K31];&quot;52☺&quot;)+COUNTIF([.C31:.K31];&quot;51☺&quot;)+COUNTIF([.C31:.K31];&quot;1☺&quot;)+COUNTIF([.C31:.K31];&quot;KVIT☺&quot;)+COUNTIF([.C31:.K31];&quot;U☺&quot;)" office:value-type="float" office:value="0" calcext:value-type="float">
            <text:p>0</text:p>
          </table:table-cell>
          <table:table-cell table:style-name="ce87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87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88" table:formula="of:=COUNTIF([.C31:.K31];&quot;51¶&quot;)" office:value-type="float" office:value="1" calcext:value-type="float">
            <text:p>1</text:p>
          </table:table-cell>
          <table:table-cell table:style-name="ce88" table:formula="of:=COUNTIF([.C31:.K31];&quot;52¶&quot;)" office:value-type="float" office:value="0" calcext:value-type="float">
            <text:p>0</text:p>
          </table:table-cell>
          <table:table-cell table:style-name="ce87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87" table:formula="of:=COUNTIF([.C31:.K31];&quot;KVIT&quot;)+COUNTIF([.C31:.K31];&quot;KVIT☻&quot;)+COUNTIF([.C31:.K31];&quot;kvit$&quot;)" office:value-type="float" office:value="2" calcext:value-type="float">
            <text:p>2</text:p>
          </table:table-cell>
          <table:table-cell table:style-name="ce89" table:formula="of:=COUNTBLANK([.C31:.K31])" office:value-type="float" office:value="1" calcext:value-type="float">
            <text:p>1</text:p>
          </table:table-cell>
          <table:table-cell table:style-name="ce90" table:formula="of:=COUNTIF([.C31:.K31];&quot;x&quot;)" office:value-type="float" office:value="1" calcext:value-type="float">
            <text:p>1</text:p>
          </table:table-cell>
          <table:table-cell table:style-name="ce91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6" table:number-columns-repeated="233"/>
          <table:table-cell table:number-columns-repeated="767"/>
        </table:table-row>
        <table:table-row table:style-name="ro1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KNE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 calcext:value-type="float">
            <text:p>2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 calcext:value-type="float">
            <text:p>2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2" calcext:value-type="float">
            <text:p>2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2" calcext:value-type="float">
            <text:p>2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4" calcext:value-type="float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 calcext:value-type="float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7" calcext:value-type="float">
            <text:p>7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9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8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0" calcext:value-type="float">
            <text:p>0</text:p>
          </table:table-cell>
          <table:table-cell table:style-name="ce34" table:formula="of:=COUNTIF([.D2:.D32];&quot;D&quot;)" office:value-type="float" office:value="8" calcext:value-type="float">
            <text:p>8</text:p>
          </table:table-cell>
          <table:table-cell table:style-name="ce34" table:formula="of:=COUNTIF([.E2:.E32];&quot;D&quot;)" office:value-type="float" office:value="17" calcext:value-type="float">
            <text:p>17</text:p>
          </table:table-cell>
          <table:table-cell table:style-name="ce34" table:formula="of:=COUNTIF([.F2:.F32];&quot;D&quot;)" office:value-type="float" office:value="4" calcext:value-type="float">
            <text:p>4</text:p>
          </table:table-cell>
          <table:table-cell table:style-name="ce34" table:formula="of:=COUNTIF([.G2:.G32];&quot;D&quot;)" office:value-type="float" office:value="8" calcext:value-type="float">
            <text:p>8</text:p>
          </table:table-cell>
          <table:table-cell table:style-name="ce34" table:formula="of:=COUNTIF([.H2:.H32];&quot;D&quot;)" office:value-type="float" office:value="2" calcext:value-type="float">
            <text:p>2</text:p>
          </table:table-cell>
          <table:table-cell table:style-name="ce34" table:formula="of:=COUNTIF([.I2:.I32];&quot;D&quot;)" office:value-type="float" office:value="2" calcext:value-type="float">
            <text:p>2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13" calcext:value-type="float">
            <text:p>13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1" calcext:value-type="float">
            <text:p>1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1" calcext:value-type="float">
            <text:p>1</text:p>
          </table:table-cell>
          <table:table-cell table:style-name="ce34" table:formula="of:=COUNTIF([.G2:.G32];&quot;X&quot;)" office:value-type="float" office:value="2" calcext:value-type="float">
            <text:p>2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M2:.M32];&quot;KOS&quot;)" office:value-type="float" office:value="2" calcext:value-type="float">
            <text:p>2</text:p>
          </table:table-cell>
          <table:table-cell table:style-name="ce34" table:formula="of:=COUNTIF([.M2:.M32];&quot;ŠOŠ&quot;)" office:value-type="float" office:value="8" calcext:value-type="float">
            <text:p>8</text:p>
          </table:table-cell>
          <table:table-cell table:style-name="ce34" table:formula="of:=COUNTIF([.M2:.M32];&quot;PIN&quot;)" office:value-type="float" office:value="2" calcext:value-type="float">
            <text:p>2</text:p>
          </table:table-cell>
          <table:table-cell table:style-name="ce34" table:formula="of:=COUNTIF([.M2:.M32];&quot;KON&quot;)" office:value-type="float" office:value="0" calcext:value-type="float">
            <text:p>0</text:p>
          </table:table-cell>
          <table:table-cell table:style-name="ce34" table:formula="of:=COUNTIF([.M2:.M32];&quot;KNE&quot;)" office:value-type="float" office:value="4" calcext:value-type="float">
            <text:p>4</text:p>
          </table:table-cell>
          <table:table-cell table:style-name="ce34" table:formula="of:=COUNTIF([.M2:.M32];&quot;AND&quot;)" office:value-type="float" office:value="6" calcext:value-type="float">
            <text:p>6</text:p>
          </table:table-cell>
          <table:table-cell table:style-name="ce34" table:formula="of:=COUNTIF([.M2:.M32];&quot;ROD&quot;)" office:value-type="float" office:value="7" calcext:value-type="float">
            <text:p>7</text:p>
          </table:table-cell>
          <table:table-cell table:style-name="ce34" table:formula="of:=COUNTIF([.M2:.M32];&quot;DAN&quot;)" office:value-type="float" office:value="0" calcext:value-type="float">
            <text:p>0</text:p>
          </table:table-cell>
          <table:table-cell table:style-name="ce34" table:formula="of:=COUNTIF([.M2:.M32];&quot;MŠŠ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5" calcext:value-type="float">
            <text:p>5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5" calcext:value-type="float">
            <text:p>5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4" calcext:value-type="float">
            <text:p>4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2" calcext:value-type="float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1" table:number-rows-repeated="97">
          <table:table-cell table:style-name="ce16" table:number-columns-repeated="24"/>
          <table:table-cell table:style-name="ce1"/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pril.B2:april.B31">
            <calcext:condition calcext:apply-style-name="ConditionalStyle_44" calcext:value="=&quot;sob&quot;" calcext:base-cell-address="april.B2"/>
            <calcext:condition calcext:apply-style-name="ConditionalStyle_45" calcext:value="=&quot;ned&quot;" calcext:base-cell-address="april.B2"/>
          </calcext:conditional-format>
          <calcext:conditional-format calcext:target-range-address="april.N2:april.N31">
            <calcext:condition calcext:apply-style-name="ConditionalStyle_46" calcext:value="&lt;1" calcext:base-cell-address="april.N2"/>
            <calcext:condition calcext:apply-style-name="ConditionalStyle_47" calcext:value="&gt;1" calcext:base-cell-address="april.N2"/>
          </calcext:conditional-format>
          <calcext:conditional-format calcext:target-range-address="april.O2:april.O31">
            <calcext:condition calcext:apply-style-name="ConditionalStyle_48" calcext:value="&lt;1" calcext:base-cell-address="april.O2"/>
            <calcext:condition calcext:apply-style-name="ConditionalStyle_49" calcext:value="&gt;1" calcext:base-cell-address="april.O2"/>
          </calcext:conditional-format>
          <calcext:conditional-format calcext:target-range-address="april.P2:april.Q31 april.T2:april.U31">
            <calcext:condition calcext:apply-style-name="ConditionalStyle_50" calcext:value="&lt;1" calcext:base-cell-address="april.P2"/>
            <calcext:condition calcext:apply-style-name="ConditionalStyle_51" calcext:value="&gt;1" calcext:base-cell-address="april.P2"/>
          </calcext:conditional-format>
          <calcext:conditional-format calcext:target-range-address="april.R2:april.S31">
            <calcext:condition calcext:apply-style-name="ConditionalStyle_52" calcext:value="&lt;1" calcext:base-cell-address="april.R2"/>
            <calcext:condition calcext:apply-style-name="ConditionalStyle_53" calcext:value="&gt;1" calcext:base-cell-address="april.R2"/>
          </calcext:conditional-format>
          <calcext:conditional-format calcext:target-range-address="april.V2:april.V31">
            <calcext:condition calcext:apply-style-name="ConditionalStyle_54" calcext:value="!=0" calcext:base-cell-address="april.V2"/>
          </calcext:conditional-format>
          <calcext:conditional-format calcext:target-range-address="april.W2:april.W31">
            <calcext:condition calcext:apply-style-name="ConditionalStyle_55" calcext:value="=1" calcext:base-cell-address="april.W2"/>
            <calcext:condition calcext:apply-style-name="ConditionalStyle_56" calcext:value="&gt;1" calcext:base-cell-address="april.W2"/>
          </calcext:conditional-format>
          <calcext:conditional-format calcext:target-range-address="april.X2:april.X31">
            <calcext:condition calcext:apply-style-name="ConditionalStyle_57" calcext:value="&lt;2" calcext:base-cell-address="april.X2"/>
            <calcext:condition calcext:apply-style-name="ConditionalStyle_58" calcext:value="&gt;2" calcext:base-cell-address="april.X2"/>
          </calcext:conditional-format>
        </calcext:conditional-formats>
      </table:table>
      <table:table table:name="maj" table:style-name="ta6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0-05-01" calcext:value-type="date">
            <text:p>1. V. 10</text:p>
          </table:table-cell>
          <table:table-cell table:style-name="ce92" table:formula="of:=TEXT([.A2];&quot;Ddd&quot;)" office:value-type="string" office:string-value="sob" calcext:value-type="string">
            <text:p>sob</text:p>
          </table:table-cell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7"/>
          <table:table-cell table:style-name="ce30" table:number-columns-repeated="2"/>
          <table:table-cell table:style-name="ce37"/>
          <table:table-cell table:style-name="ce35"/>
          <table:table-cell table:style-name="ce6"/>
          <table:table-cell table:style-name="ce30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ROD</text:p>
          </table:table-cell>
          <table:table-cell table:style-name="ce98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9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00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00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01" table:formula="of:=COUNTIF([.C2:.L2];&quot;51¶&quot;)" office:value-type="float" office:value="0" calcext:value-type="float">
            <text:p>0</text:p>
          </table:table-cell>
          <table:table-cell table:style-name="ce101" table:formula="of:=COUNTIF([.C2:.L2];&quot;52¶&quot;)" office:value-type="float" office:value="0" calcext:value-type="float">
            <text:p>0</text:p>
          </table:table-cell>
          <table:table-cell table:style-name="ce100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00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02" table:formula="of:=COUNTBLANK([.C2:.L2])" office:value-type="float" office:value="9" calcext:value-type="float">
            <text:p>9</text:p>
          </table:table-cell>
          <table:table-cell table:style-name="ce103" table:formula="of:=COUNTIF([.C2:.L2];&quot;x&quot;)" office:value-type="float" office:value="0" calcext:value-type="float">
            <text:p>0</text:p>
          </table:table-cell>
          <table:table-cell table:style-name="ce10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0-05-02" calcext:value-type="date">
            <text:p>2. V. 10</text:p>
          </table:table-cell>
          <table:table-cell table:style-name="ce92" table:formula="of:=TEXT([.A3];&quot;Ddd&quot;)" office:value-type="string" office:string-value="ned" calcext:value-type="string">
            <text:p>ned</text:p>
          </table:table-cell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7"/>
          <table:table-cell table:style-name="ce30" table:number-columns-repeated="2"/>
          <table:table-cell table:style-name="ce37"/>
          <table:table-cell table:style-name="ce35"/>
          <table:table-cell table:style-name="ce6"/>
          <table:table-cell table:style-name="ce30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ROD</text:p>
          </table:table-cell>
          <table:table-cell table:style-name="ce98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9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00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00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01" table:formula="of:=COUNTIF([.C3:.L3];&quot;51¶&quot;)" office:value-type="float" office:value="0" calcext:value-type="float">
            <text:p>0</text:p>
          </table:table-cell>
          <table:table-cell table:style-name="ce101" table:formula="of:=COUNTIF([.C3:.L3];&quot;52¶&quot;)" office:value-type="float" office:value="0" calcext:value-type="float">
            <text:p>0</text:p>
          </table:table-cell>
          <table:table-cell table:style-name="ce100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00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02" table:formula="of:=COUNTBLANK([.C3:.L3])" office:value-type="float" office:value="9" calcext:value-type="float">
            <text:p>9</text:p>
          </table:table-cell>
          <table:table-cell table:style-name="ce103" table:formula="of:=COUNTIF([.C3:.L3];&quot;x&quot;)" office:value-type="float" office:value="0" calcext:value-type="float">
            <text:p>0</text:p>
          </table:table-cell>
          <table:table-cell table:style-name="ce10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03" calcext:value-type="date">
            <text:p>3. V. 10</text:p>
          </table:table-cell>
          <table:table-cell table:style-name="ce93" table:formula="of:=TEXT([.A4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/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98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9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00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00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01" table:formula="of:=COUNTIF([.C4:.L4];&quot;51¶&quot;)" office:value-type="float" office:value="1" calcext:value-type="float">
            <text:p>1</text:p>
          </table:table-cell>
          <table:table-cell table:style-name="ce101" table:formula="of:=COUNTIF([.C4:.L4];&quot;52¶&quot;)" office:value-type="float" office:value="0" calcext:value-type="float">
            <text:p>0</text:p>
          </table:table-cell>
          <table:table-cell table:style-name="ce100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100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02" table:formula="of:=COUNTBLANK([.C4:.L4])" office:value-type="float" office:value="2" calcext:value-type="float">
            <text:p>2</text:p>
          </table:table-cell>
          <table:table-cell table:style-name="ce103" table:formula="of:=COUNTIF([.C4:.L4];&quot;x&quot;)" office:value-type="float" office:value="1" calcext:value-type="float">
            <text:p>1</text:p>
          </table:table-cell>
          <table:table-cell table:style-name="ce10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04" calcext:value-type="date">
            <text:p>4. V. 10</text:p>
          </table:table-cell>
          <table:table-cell table:style-name="ce93" table:formula="of:=TEXT([.A5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office:annotation draw:style-name="gr17" draw:text-style-name="P2" svg:width="2.959cm" svg:height="8.268cm" svg:x="8.256cm" svg:y="0.668cm" draw:caption-point-x="-0.243cm" draw:caption-point-y="2.157cm">
              <dc:date>2022-03-21T00:00:00</dc:date>
              <text:p text:style-name="P1">Odsotna bom 31.5-4.6 -bolniška ( odstranitev OSM materiala iz noge)</text:p>
              <text:p text:style-name="P1">- 17-22.6 službena odsotnost ter 23 in 24.6 letni dopust.</text:p>
              <text:p text:style-name="P1">- 19.7-13.8 letni dopust</text:p>
              <text:p text:style-name="P1">- 13.9-17.9 letni dopust</text:p>
              <text:p text:style-name="P1"/>
            </office:annotation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/>
          <table:table-cell table:style-name="ce43" office:value-type="string" calcext:value-type="string">
            <office:annotation draw:style-name="gr18" draw:text-style-name="P2" svg:width="2.85cm" svg:height="3.538cm" svg:x="14.246cm" svg:y="0.921cm" draw:caption-point-x="-0.232cm" draw:caption-point-y="1.904cm">
              <dc:date>2022-03-21T00:00:00</dc:date>
              <text:p text:style-name="P1">NE petkov</text:p>
              <text:p text:style-name="P1">NE 15.5.-23.5 (dopust)</text:p>
              <text:p text:style-name="P1"/>
              <text:p text:style-name="P1">1x nedelja, 2-3 x navadna.</text:p>
              <text:p text:style-name="P1"/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98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9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00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00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01" table:formula="of:=COUNTIF([.C5:.L5];&quot;51¶&quot;)" office:value-type="float" office:value="1" calcext:value-type="float">
            <text:p>1</text:p>
          </table:table-cell>
          <table:table-cell table:style-name="ce101" table:formula="of:=COUNTIF([.C5:.L5];&quot;52¶&quot;)" office:value-type="float" office:value="1" calcext:value-type="float">
            <text:p>1</text:p>
          </table:table-cell>
          <table:table-cell table:style-name="ce100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00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02" table:formula="of:=COUNTBLANK([.C5:.L5])" office:value-type="float" office:value="1" calcext:value-type="float">
            <text:p>1</text:p>
          </table:table-cell>
          <table:table-cell table:style-name="ce103" table:formula="of:=COUNTIF([.C5:.L5];&quot;x&quot;)" office:value-type="float" office:value="0" calcext:value-type="float">
            <text:p>0</text:p>
          </table:table-cell>
          <table:table-cell table:style-name="ce10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05" calcext:value-type="date">
            <text:p>5. V. 10</text:p>
          </table:table-cell>
          <table:table-cell table:style-name="ce93" table:formula="of:=TEXT([.A6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office:annotation draw:style-name="gr19" draw:text-style-name="P4" svg:width="2.968cm" svg:height="0.688cm" svg:x="4.256cm" svg:y="1.627cm" draw:caption-point-x="-0.243cm" draw:caption-point-y="1.901cm">
              <dc:date>2022-03-21T00:00:00</dc:date>
              <text:p text:style-name="P3">mishali</text:p>
            </office:annotation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/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PIN</text:p>
          </table:table-cell>
          <table:table-cell table:style-name="ce98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9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00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00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01" table:formula="of:=COUNTIF([.C6:.L6];&quot;51¶&quot;)" office:value-type="float" office:value="1" calcext:value-type="float">
            <text:p>1</text:p>
          </table:table-cell>
          <table:table-cell table:style-name="ce101" table:formula="of:=COUNTIF([.C6:.L6];&quot;52¶&quot;)" office:value-type="float" office:value="0" calcext:value-type="float">
            <text:p>0</text:p>
          </table:table-cell>
          <table:table-cell table:style-name="ce100" table:formula="of:=COUNTIF([.C6:.L6];&quot;U&quot;)+COUNTIF([.C6:.L6];&quot;U☻&quot;)+COUNTIF([.C6:.L6];&quot;U☺&quot;)" office:value-type="float" office:value="1" calcext:value-type="float">
            <text:p>1</text:p>
          </table:table-cell>
          <table:table-cell table:style-name="ce100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102" table:formula="of:=COUNTBLANK([.C6:.L6])" office:value-type="float" office:value="2" calcext:value-type="float">
            <text:p>2</text:p>
          </table:table-cell>
          <table:table-cell table:style-name="ce103" table:formula="of:=COUNTIF([.C6:.L6];&quot;x&quot;)" office:value-type="float" office:value="1" calcext:value-type="float">
            <text:p>1</text:p>
          </table:table-cell>
          <table:table-cell table:style-name="ce10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06" calcext:value-type="date">
            <text:p>6. V. 10</text:p>
          </table:table-cell>
          <table:table-cell table:style-name="ce93" table:formula="of:=TEXT([.A7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95"/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98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9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00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00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01" table:formula="of:=COUNTIF([.C7:.L7];&quot;51¶&quot;)" office:value-type="float" office:value="1" calcext:value-type="float">
            <text:p>1</text:p>
          </table:table-cell>
          <table:table-cell table:style-name="ce101" table:formula="of:=COUNTIF([.C7:.L7];&quot;52¶&quot;)" office:value-type="float" office:value="0" calcext:value-type="float">
            <text:p>0</text:p>
          </table:table-cell>
          <table:table-cell table:style-name="ce100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100" table:formula="of:=COUNTIF([.C7:.L7];&quot;KVIT&quot;)+COUNTIF([.C7:.L7];&quot;KVIT☻&quot;)+COUNTIF([.C7:.L7];&quot;kvit$&quot;)" office:value-type="float" office:value="1" calcext:value-type="float">
            <text:p>1</text:p>
          </table:table-cell>
          <table:table-cell table:style-name="ce102" table:formula="of:=COUNTBLANK([.C7:.L7])" office:value-type="float" office:value="1" calcext:value-type="float">
            <text:p>1</text:p>
          </table:table-cell>
          <table:table-cell table:style-name="ce103" table:formula="of:=COUNTIF([.C7:.L7];&quot;x&quot;)" office:value-type="float" office:value="1" calcext:value-type="float">
            <text:p>1</text:p>
          </table:table-cell>
          <table:table-cell table:style-name="ce10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07" calcext:value-type="date">
            <text:p>7. V. 10</text:p>
          </table:table-cell>
          <table:table-cell table:style-name="ce93" table:formula="of:=TEXT([.A8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84" office:value-type="string" calcext:value-type="string">
            <text:p>MRZ</text:p>
          </table:table-cell>
          <table:table-cell table:style-name="ce29" office:value-type="string" calcext:value-type="string">
            <text:p>ŠOŠ</text:p>
          </table:table-cell>
          <table:table-cell table:style-name="ce98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9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00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00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01" table:formula="of:=COUNTIF([.C8:.L8];&quot;51¶&quot;)" office:value-type="float" office:value="1" calcext:value-type="float">
            <text:p>1</text:p>
          </table:table-cell>
          <table:table-cell table:style-name="ce101" table:formula="of:=COUNTIF([.C8:.L8];&quot;52¶&quot;)" office:value-type="float" office:value="1" calcext:value-type="float">
            <text:p>1</text:p>
          </table:table-cell>
          <table:table-cell table:style-name="ce100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00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02" table:formula="of:=COUNTBLANK([.C8:.L8])" office:value-type="float" office:value="1" calcext:value-type="float">
            <text:p>1</text:p>
          </table:table-cell>
          <table:table-cell table:style-name="ce103" table:formula="of:=COUNTIF([.C8:.L8];&quot;x&quot;)" office:value-type="float" office:value="1" calcext:value-type="float">
            <text:p>1</text:p>
          </table:table-cell>
          <table:table-cell table:style-name="ce10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5-08" calcext:value-type="date">
            <text:p>8. V. 10</text:p>
          </table:table-cell>
          <table:table-cell table:style-name="ce92" table:formula="of:=TEXT([.A9];&quot;Ddd&quot;)" office:value-type="string" office:string-value="sob" calcext:value-type="string">
            <text:p>sob</text:p>
          </table:table-cell>
          <table:table-cell table:style-name="ce60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7" table:number-columns-repeated="2"/>
          <table:table-cell table:style-name="ce35" table:number-columns-repeated="3"/>
          <table:table-cell table:style-name="ce41" office:value-type="string" calcext:value-type="string">
            <office:annotation draw:style-name="gr18" draw:text-style-name="P2" svg:width="2.85cm" svg:height="3.538cm" svg:x="14.246cm" svg:y="3.736cm" draw:caption-point-x="-0.232cm" draw:caption-point-y="1.904cm">
              <dc:date>2022-03-21T00:00:00</dc:date>
              <text:p text:style-name="P1">NE petkov</text:p>
              <text:p text:style-name="P1">NE 15.5.-23.5 (dopust)</text:p>
              <text:p text:style-name="P1"/>
              <text:p text:style-name="P1">1x nedelja, 2-3 x navadna.</text:p>
              <text:p text:style-name="P1"/>
            </office:annotation>
            <text:p>POT</text:p>
          </table:table-cell>
          <table:table-cell table:style-name="ce41" office:value-type="string" calcext:value-type="string">
            <text:p>ŠOŠ</text:p>
          </table:table-cell>
          <table:table-cell table:style-name="ce98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9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00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100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01" table:formula="of:=COUNTIF([.C9:.L9];&quot;51¶&quot;)" office:value-type="float" office:value="0" calcext:value-type="float">
            <text:p>0</text:p>
          </table:table-cell>
          <table:table-cell table:style-name="ce101" table:formula="of:=COUNTIF([.C9:.L9];&quot;52¶&quot;)" office:value-type="float" office:value="0" calcext:value-type="float">
            <text:p>0</text:p>
          </table:table-cell>
          <table:table-cell table:style-name="ce100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00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102" table:formula="of:=COUNTBLANK([.C9:.L9])" office:value-type="float" office:value="9" calcext:value-type="float">
            <text:p>9</text:p>
          </table:table-cell>
          <table:table-cell table:style-name="ce103" table:formula="of:=COUNTIF([.C9:.L9];&quot;x&quot;)" office:value-type="float" office:value="0" calcext:value-type="float">
            <text:p>0</text:p>
          </table:table-cell>
          <table:table-cell table:style-name="ce10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5-09" calcext:value-type="date">
            <text:p>9. V. 10</text:p>
          </table:table-cell>
          <table:table-cell table:style-name="ce92" table:formula="of:=TEXT([.A10];&quot;Ddd&quot;)" office:value-type="string" office:string-value="ned" calcext:value-type="string">
            <text:p>ned</text:p>
          </table:table-cell>
          <table:table-cell table:style-name="ce11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5" table:number-columns-repeated="3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ŠOŠ</text:p>
          </table:table-cell>
          <table:table-cell table:style-name="ce98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9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00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00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01" table:formula="of:=COUNTIF([.C10:.L10];&quot;51¶&quot;)" office:value-type="float" office:value="0" calcext:value-type="float">
            <text:p>0</text:p>
          </table:table-cell>
          <table:table-cell table:style-name="ce101" table:formula="of:=COUNTIF([.C10:.L10];&quot;52¶&quot;)" office:value-type="float" office:value="0" calcext:value-type="float">
            <text:p>0</text:p>
          </table:table-cell>
          <table:table-cell table:style-name="ce100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00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102" table:formula="of:=COUNTBLANK([.C10:.L10])" office:value-type="float" office:value="8" calcext:value-type="float">
            <text:p>8</text:p>
          </table:table-cell>
          <table:table-cell table:style-name="ce103" table:formula="of:=COUNTIF([.C10:.L10];&quot;x&quot;)" office:value-type="float" office:value="0" calcext:value-type="float">
            <text:p>0</text:p>
          </table:table-cell>
          <table:table-cell table:style-name="ce10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0" calcext:value-type="date">
            <text:p>10. V. 10</text:p>
          </table:table-cell>
          <table:table-cell table:style-name="ce93" table:formula="of:=TEXT([.A11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office:annotation draw:style-name="gr2" draw:text-style-name="P2" svg:width="2.968cm" svg:height="1.328cm" svg:x="4.256cm" svg:y="5.146cm" draw:caption-point-x="-0.243cm" draw:caption-point-y="1.901cm">
              <dc:date>2022-03-21T00:00:00</dc:date>
              <text:p text:style-name="P1">10., 11. in 12. maj</text:p>
            </office:annotation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94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3"/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98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9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00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00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01" table:formula="of:=COUNTIF([.C11:.L11];&quot;51¶&quot;)" office:value-type="float" office:value="1" calcext:value-type="float">
            <text:p>1</text:p>
          </table:table-cell>
          <table:table-cell table:style-name="ce101" table:formula="of:=COUNTIF([.C11:.L11];&quot;52¶&quot;)" office:value-type="float" office:value="0" calcext:value-type="float">
            <text:p>0</text:p>
          </table:table-cell>
          <table:table-cell table:style-name="ce100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100" table:formula="of:=COUNTIF([.C11:.L11];&quot;KVIT&quot;)+COUNTIF([.C11:.L11];&quot;KVIT☻&quot;)+COUNTIF([.C11:.L11];&quot;kvit$&quot;)" office:value-type="float" office:value="3" calcext:value-type="float">
            <text:p>3</text:p>
          </table:table-cell>
          <table:table-cell table:style-name="ce102" table:formula="of:=COUNTBLANK([.C11:.L11])" office:value-type="float" office:value="2" calcext:value-type="float">
            <text:p>2</text:p>
          </table:table-cell>
          <table:table-cell table:style-name="ce103" table:formula="of:=COUNTIF([.C11:.L11];&quot;x&quot;)" office:value-type="float" office:value="1" calcext:value-type="float">
            <text:p>1</text:p>
          </table:table-cell>
          <table:table-cell table:style-name="ce10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 calcext:value-type="float">
            <text:p>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"/>
          <table:table-cell table:style-name="ce42" office:value-type="string" calcext:value-type="string">
            <text:p>OR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0-05-11" calcext:value-type="date">
            <text:p>11. V. 10</text:p>
          </table:table-cell>
          <table:table-cell table:style-name="ce93" table:formula="of:=TEXT([.A12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/>
          <table:table-cell table:style-name="ce43" office:value-type="string" calcext:value-type="string">
            <office:annotation draw:style-name="gr20" draw:text-style-name="P2" svg:width="2.85cm" svg:height="3.538cm" svg:x="14.246cm" svg:y="5.843cm" draw:caption-point-x="-0.232cm" draw:caption-point-y="1.908cm">
              <dc:date>2022-03-21T00:00:00</dc:date>
              <text:p text:style-name="P1">NE petkov</text:p>
              <text:p text:style-name="P1">NE 15.5.-23.5 (dopust)</text:p>
              <text:p text:style-name="P1"/>
              <text:p text:style-name="P1">1x nedelja, 2-3 x navadna.</text:p>
              <text:p text:style-name="P1"/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98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9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00" table:formula="of:=COUNTIF([.C12:.L12];&quot;51&quot;)+COUNTIF([.C12:.L12];&quot;51$&quot;)+COUNTIF([.C12:.L12];&quot;51☻&quot;)" office:value-type="float" office:value="2" calcext:value-type="float">
            <text:p>2</text:p>
          </table:table-cell>
          <table:table-cell table:style-name="ce100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01" table:formula="of:=COUNTIF([.C12:.L12];&quot;51¶&quot;)" office:value-type="float" office:value="1" calcext:value-type="float">
            <text:p>1</text:p>
          </table:table-cell>
          <table:table-cell table:style-name="ce101" table:formula="of:=COUNTIF([.C12:.L12];&quot;52¶&quot;)" office:value-type="float" office:value="1" calcext:value-type="float">
            <text:p>1</text:p>
          </table:table-cell>
          <table:table-cell table:style-name="ce100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00" table:formula="of:=COUNTIF([.C12:.L12];&quot;KVIT&quot;)+COUNTIF([.C12:.L12];&quot;KVIT☻&quot;)+COUNTIF([.C12:.L12];&quot;kvit$&quot;)" office:value-type="float" office:value="1" calcext:value-type="float">
            <text:p>1</text:p>
          </table:table-cell>
          <table:table-cell table:style-name="ce102" table:formula="of:=COUNTBLANK([.C12:.L12])" office:value-type="float" office:value="1" calcext:value-type="float">
            <text:p>1</text:p>
          </table:table-cell>
          <table:table-cell table:style-name="ce103" table:formula="of:=COUNTIF([.C12:.L12];&quot;x&quot;)" office:value-type="float" office:value="1" calcext:value-type="float">
            <text:p>1</text:p>
          </table:table-cell>
          <table:table-cell table:style-name="ce10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 calcext:value-type="float">
            <text:p>3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2" calcext:value-type="date">
            <text:p>12. V. 10</text:p>
          </table:table-cell>
          <table:table-cell table:style-name="ce93" table:formula="of:=TEXT([.A13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office:annotation draw:style-name="gr21" draw:text-style-name="P2" svg:width="2.959cm" svg:height="2.126cm" svg:x="7.256cm" svg:y="6.543cm" draw:caption-point-x="-0.243cm" draw:caption-point-y="1.912cm">
              <dc:date>2022-03-21T00:00:00</dc:date>
              <text:p text:style-name="P1">dopust 12.5 zaradi dežuranja na Brniku.</text:p>
            </office:annotation>
            <text:p>X</text:p>
          </table:table-cell>
          <table:table-cell table:style-name="ce3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/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KOS</text:p>
          </table:table-cell>
          <table:table-cell table:style-name="ce98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9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00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00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01" table:formula="of:=COUNTIF([.C13:.L13];&quot;51¶&quot;)" office:value-type="float" office:value="1" calcext:value-type="float">
            <text:p>1</text:p>
          </table:table-cell>
          <table:table-cell table:style-name="ce101" table:formula="of:=COUNTIF([.C13:.L13];&quot;52¶&quot;)" office:value-type="float" office:value="1" calcext:value-type="float">
            <text:p>1</text:p>
          </table:table-cell>
          <table:table-cell table:style-name="ce100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00" table:formula="of:=COUNTIF([.C13:.L13];&quot;KVIT&quot;)+COUNTIF([.C13:.L13];&quot;KVIT☻&quot;)+COUNTIF([.C13:.L13];&quot;kvit$&quot;)" office:value-type="float" office:value="1" calcext:value-type="float">
            <text:p>1</text:p>
          </table:table-cell>
          <table:table-cell table:style-name="ce102" table:formula="of:=COUNTBLANK([.C13:.L13])" office:value-type="float" office:value="2" calcext:value-type="float">
            <text:p>2</text:p>
          </table:table-cell>
          <table:table-cell table:style-name="ce103" table:formula="of:=COUNTIF([.C13:.L13];&quot;x&quot;)" office:value-type="float" office:value="1" calcext:value-type="float">
            <text:p>1</text:p>
          </table:table-cell>
          <table:table-cell table:style-name="ce10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3" calcext:value-type="date">
            <text:p>13. V. 10</text:p>
          </table:table-cell>
          <table:table-cell table:style-name="ce93" table:formula="of:=TEXT([.A14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/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MŠŠ</text:p>
          </table:table-cell>
          <table:table-cell table:style-name="ce98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9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00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00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01" table:formula="of:=COUNTIF([.C14:.L14];&quot;51¶&quot;)" office:value-type="float" office:value="0" calcext:value-type="float">
            <text:p>0</text:p>
          </table:table-cell>
          <table:table-cell table:style-name="ce101" table:formula="of:=COUNTIF([.C14:.L14];&quot;52¶&quot;)" office:value-type="float" office:value="0" calcext:value-type="float">
            <text:p>0</text:p>
          </table:table-cell>
          <table:table-cell table:style-name="ce100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00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102" table:formula="of:=COUNTBLANK([.C14:.L14])" office:value-type="float" office:value="1" calcext:value-type="float">
            <text:p>1</text:p>
          </table:table-cell>
          <table:table-cell table:style-name="ce103" table:formula="of:=COUNTIF([.C14:.L14];&quot;x&quot;)" office:value-type="float" office:value="1" calcext:value-type="float">
            <text:p>1</text:p>
          </table:table-cell>
          <table:table-cell table:style-name="ce10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4" calcext:value-type="date">
            <text:p>14. V. 10</text:p>
          </table:table-cell>
          <table:table-cell table:style-name="ce93" table:formula="of:=TEXT([.A15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KOS</text:p>
          </table:table-cell>
          <table:table-cell table:style-name="ce98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9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00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00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01" table:formula="of:=COUNTIF([.C15:.L15];&quot;51¶&quot;)" office:value-type="float" office:value="0" calcext:value-type="float">
            <text:p>0</text:p>
          </table:table-cell>
          <table:table-cell table:style-name="ce101" table:formula="of:=COUNTIF([.C15:.L15];&quot;52¶&quot;)" office:value-type="float" office:value="1" calcext:value-type="float">
            <text:p>1</text:p>
          </table:table-cell>
          <table:table-cell table:style-name="ce100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00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102" table:formula="of:=COUNTBLANK([.C15:.L15])" office:value-type="float" office:value="1" calcext:value-type="float">
            <text:p>1</text:p>
          </table:table-cell>
          <table:table-cell table:style-name="ce103" table:formula="of:=COUNTIF([.C15:.L15];&quot;x&quot;)" office:value-type="float" office:value="2" calcext:value-type="float">
            <text:p>2</text:p>
          </table:table-cell>
          <table:table-cell table:style-name="ce10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5-15" calcext:value-type="date">
            <text:p>15. V. 10</text:p>
          </table:table-cell>
          <table:table-cell table:style-name="ce92" table:formula="of:=TEXT([.A16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4"/>
          <table:table-cell table:style-name="ce31"/>
          <table:table-cell table:style-name="ce60"/>
          <table:table-cell table:style-name="ce37" table:number-columns-repeated="2"/>
          <table:table-cell table:style-name="ce35" table:number-columns-repeated="2"/>
          <table:table-cell table:style-name="ce83" office:value-type="string" calcext:value-type="string">
            <text:p>KOM</text:p>
          </table:table-cell>
          <table:table-cell table:style-name="ce41" office:value-type="string" calcext:value-type="string">
            <text:p>KON</text:p>
          </table:table-cell>
          <table:table-cell table:style-name="ce98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9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00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00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01" table:formula="of:=COUNTIF([.C16:.L16];&quot;51¶&quot;)" office:value-type="float" office:value="0" calcext:value-type="float">
            <text:p>0</text:p>
          </table:table-cell>
          <table:table-cell table:style-name="ce101" table:formula="of:=COUNTIF([.C16:.L16];&quot;52¶&quot;)" office:value-type="float" office:value="0" calcext:value-type="float">
            <text:p>0</text:p>
          </table:table-cell>
          <table:table-cell table:style-name="ce100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00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02" table:formula="of:=COUNTBLANK([.C16:.L16])" office:value-type="float" office:value="9" calcext:value-type="float">
            <text:p>9</text:p>
          </table:table-cell>
          <table:table-cell table:style-name="ce103" table:formula="of:=COUNTIF([.C16:.L16];&quot;x&quot;)" office:value-type="float" office:value="0" calcext:value-type="float">
            <text:p>0</text:p>
          </table:table-cell>
          <table:table-cell table:style-name="ce10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/>
          <table:table-cell table:style-name="ce42" office:value-type="string" calcext:value-type="string">
            <text:p><text:s/>RTG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0-05-16" calcext:value-type="date">
            <text:p>16. V. 10</text:p>
          </table:table-cell>
          <table:table-cell table:style-name="ce92" table:formula="of:=TEXT([.A17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1"/>
          <table:table-cell table:style-name="ce37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6"/>
          <table:table-cell table:style-name="ce35" table:number-columns-repeated="2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KON</text:p>
          </table:table-cell>
          <table:table-cell table:style-name="ce98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9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00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00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101" table:formula="of:=COUNTIF([.C17:.L17];&quot;51¶&quot;)" office:value-type="float" office:value="0" calcext:value-type="float">
            <text:p>0</text:p>
          </table:table-cell>
          <table:table-cell table:style-name="ce101" table:formula="of:=COUNTIF([.C17:.L17];&quot;52¶&quot;)" office:value-type="float" office:value="0" calcext:value-type="float">
            <text:p>0</text:p>
          </table:table-cell>
          <table:table-cell table:style-name="ce100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00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102" table:formula="of:=COUNTBLANK([.C17:.L17])" office:value-type="float" office:value="8" calcext:value-type="float">
            <text:p>8</text:p>
          </table:table-cell>
          <table:table-cell table:style-name="ce103" table:formula="of:=COUNTIF([.C17:.L17];&quot;x&quot;)" office:value-type="float" office:value="0" calcext:value-type="float">
            <text:p>0</text:p>
          </table:table-cell>
          <table:table-cell table:style-name="ce10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7" calcext:value-type="date">
            <text:p>17. V. 10</text:p>
          </table:table-cell>
          <table:table-cell table:style-name="ce93" table:formula="of:=TEXT([.A18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94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/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KON</text:p>
          </table:table-cell>
          <table:table-cell table:style-name="ce98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9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100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00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01" table:formula="of:=COUNTIF([.C18:.L18];&quot;51¶&quot;)" office:value-type="float" office:value="0" calcext:value-type="float">
            <text:p>0</text:p>
          </table:table-cell>
          <table:table-cell table:style-name="ce101" table:formula="of:=COUNTIF([.C18:.L18];&quot;52¶&quot;)" office:value-type="float" office:value="1" calcext:value-type="float">
            <text:p>1</text:p>
          </table:table-cell>
          <table:table-cell table:style-name="ce100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00" table:formula="of:=COUNTIF([.C18:.L18];&quot;KVIT&quot;)+COUNTIF([.C18:.L18];&quot;KVIT☻&quot;)+COUNTIF([.C18:.L18];&quot;kvit$&quot;)" office:value-type="float" office:value="1" calcext:value-type="float">
            <text:p>1</text:p>
          </table:table-cell>
          <table:table-cell table:style-name="ce102" table:formula="of:=COUNTBLANK([.C18:.L18])" office:value-type="float" office:value="2" calcext:value-type="float">
            <text:p>2</text:p>
          </table:table-cell>
          <table:table-cell table:style-name="ce103" table:formula="of:=COUNTIF([.C18:.L18];&quot;x&quot;)" office:value-type="float" office:value="1" calcext:value-type="float">
            <text:p>1</text:p>
          </table:table-cell>
          <table:table-cell table:style-name="ce10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8" calcext:value-type="date">
            <text:p>18. V. 10</text:p>
          </table:table-cell>
          <table:table-cell table:style-name="ce93" table:formula="of:=TEXT([.A19];&quot;Ddd&quot;)" office:value-type="string" office:string-value="tor" calcext:value-type="string">
            <text:p>tor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/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KON</text:p>
          </table:table-cell>
          <table:table-cell table:style-name="ce98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9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00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00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01" table:formula="of:=COUNTIF([.C19:.L19];&quot;51¶&quot;)" office:value-type="float" office:value="1" calcext:value-type="float">
            <text:p>1</text:p>
          </table:table-cell>
          <table:table-cell table:style-name="ce101" table:formula="of:=COUNTIF([.C19:.L19];&quot;52¶&quot;)" office:value-type="float" office:value="0" calcext:value-type="float">
            <text:p>0</text:p>
          </table:table-cell>
          <table:table-cell table:style-name="ce100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00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102" table:formula="of:=COUNTBLANK([.C19:.L19])" office:value-type="float" office:value="1" calcext:value-type="float">
            <text:p>1</text:p>
          </table:table-cell>
          <table:table-cell table:style-name="ce103" table:formula="of:=COUNTIF([.C19:.L19];&quot;x&quot;)" office:value-type="float" office:value="1" calcext:value-type="float">
            <text:p>1</text:p>
          </table:table-cell>
          <table:table-cell table:style-name="ce10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19" calcext:value-type="date">
            <text:p>19. V. 10</text:p>
          </table:table-cell>
          <table:table-cell table:style-name="ce93" table:formula="of:=TEXT([.A20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2" office:value-type="string" calcext:value-type="string">
            <text:p><text:s/>RTG</text:p>
          </table:table-cell>
          <table:table-cell table:style-name="ce36"/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KON</text:p>
          </table:table-cell>
          <table:table-cell table:style-name="ce98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9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00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00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01" table:formula="of:=COUNTIF([.C20:.L20];&quot;51¶&quot;)" office:value-type="float" office:value="1" calcext:value-type="float">
            <text:p>1</text:p>
          </table:table-cell>
          <table:table-cell table:style-name="ce101" table:formula="of:=COUNTIF([.C20:.L20];&quot;52¶&quot;)" office:value-type="float" office:value="0" calcext:value-type="float">
            <text:p>0</text:p>
          </table:table-cell>
          <table:table-cell table:style-name="ce100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100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02" table:formula="of:=COUNTBLANK([.C20:.L20])" office:value-type="float" office:value="2" calcext:value-type="float">
            <text:p>2</text:p>
          </table:table-cell>
          <table:table-cell table:style-name="ce103" table:formula="of:=COUNTIF([.C20:.L20];&quot;x&quot;)" office:value-type="float" office:value="0" calcext:value-type="float">
            <text:p>0</text:p>
          </table:table-cell>
          <table:table-cell table:style-name="ce10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 calcext:value-type="float">
            <text:p>1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0" calcext:value-type="date">
            <text:p>20. V. 10</text:p>
          </table:table-cell>
          <table:table-cell table:style-name="ce93" table:formula="of:=TEXT([.A21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/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KON</text:p>
          </table:table-cell>
          <table:table-cell table:style-name="ce98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9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00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00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01" table:formula="of:=COUNTIF([.C21:.L21];&quot;51¶&quot;)" office:value-type="float" office:value="1" calcext:value-type="float">
            <text:p>1</text:p>
          </table:table-cell>
          <table:table-cell table:style-name="ce101" table:formula="of:=COUNTIF([.C21:.L21];&quot;52¶&quot;)" office:value-type="float" office:value="1" calcext:value-type="float">
            <text:p>1</text:p>
          </table:table-cell>
          <table:table-cell table:style-name="ce100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100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02" table:formula="of:=COUNTBLANK([.C21:.L21])" office:value-type="float" office:value="1" calcext:value-type="float">
            <text:p>1</text:p>
          </table:table-cell>
          <table:table-cell table:style-name="ce103" table:formula="of:=COUNTIF([.C21:.L21];&quot;x&quot;)" office:value-type="float" office:value="1" calcext:value-type="float">
            <text:p>1</text:p>
          </table:table-cell>
          <table:table-cell table:style-name="ce10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1" calcext:value-type="date">
            <text:p>21. V. 10</text:p>
          </table:table-cell>
          <table:table-cell table:style-name="ce93" table:formula="of:=TEXT([.A22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/>
          <table:table-cell table:style-name="ce84" office:value-type="string" calcext:value-type="string">
            <text:p>BER</text:p>
          </table:table-cell>
          <table:table-cell table:style-name="ce29" office:value-type="string" calcext:value-type="string">
            <text:p>DAN</text:p>
          </table:table-cell>
          <table:table-cell table:style-name="ce98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9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00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00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01" table:formula="of:=COUNTIF([.C22:.L22];&quot;51¶&quot;)" office:value-type="float" office:value="0" calcext:value-type="float">
            <text:p>0</text:p>
          </table:table-cell>
          <table:table-cell table:style-name="ce101" table:formula="of:=COUNTIF([.C22:.L22];&quot;52¶&quot;)" office:value-type="float" office:value="1" calcext:value-type="float">
            <text:p>1</text:p>
          </table:table-cell>
          <table:table-cell table:style-name="ce100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00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02" table:formula="of:=COUNTBLANK([.C22:.L22])" office:value-type="float" office:value="1" calcext:value-type="float">
            <text:p>1</text:p>
          </table:table-cell>
          <table:table-cell table:style-name="ce103" table:formula="of:=COUNTIF([.C22:.L22];&quot;x&quot;)" office:value-type="float" office:value="1" calcext:value-type="float">
            <text:p>1</text:p>
          </table:table-cell>
          <table:table-cell table:style-name="ce10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/>
          <table:table-cell table:style-name="ce42" office:value-type="string" calcext:value-type="string">
            <text:p>KOM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0-05-22" calcext:value-type="date">
            <text:p>22. V. 10</text:p>
          </table:table-cell>
          <table:table-cell table:style-name="ce92" table:formula="of:=TEXT([.A23];&quot;Ddd&quot;)" office:value-type="string" office:string-value="sob" calcext:value-type="string">
            <text:p>sob</text:p>
          </table:table-cell>
          <table:table-cell table:style-name="ce31"/>
          <table:table-cell table:style-name="ce35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7"/>
          <table:table-cell table:style-name="ce6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96"/>
          <table:table-cell table:style-name="ce41" office:value-type="string" calcext:value-type="string">
            <text:p>MŠŠ</text:p>
          </table:table-cell>
          <table:table-cell table:style-name="ce41" office:value-type="string" calcext:value-type="string">
            <text:p>PIN</text:p>
          </table:table-cell>
          <table:table-cell table:style-name="ce98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9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00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00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01" table:formula="of:=COUNTIF([.C23:.L23];&quot;51¶&quot;)" office:value-type="float" office:value="0" calcext:value-type="float">
            <text:p>0</text:p>
          </table:table-cell>
          <table:table-cell table:style-name="ce101" table:formula="of:=COUNTIF([.C23:.L23];&quot;52¶&quot;)" office:value-type="float" office:value="0" calcext:value-type="float">
            <text:p>0</text:p>
          </table:table-cell>
          <table:table-cell table:style-name="ce100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00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102" table:formula="of:=COUNTBLANK([.C23:.L23])" office:value-type="float" office:value="8" calcext:value-type="float">
            <text:p>8</text:p>
          </table:table-cell>
          <table:table-cell table:style-name="ce103" table:formula="of:=COUNTIF([.C23:.L23];&quot;x&quot;)" office:value-type="float" office:value="0" calcext:value-type="float">
            <text:p>0</text:p>
          </table:table-cell>
          <table:table-cell table:style-name="ce10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5-23" calcext:value-type="date">
            <text:p>23. V. 10</text:p>
          </table:table-cell>
          <table:table-cell table:style-name="ce92" table:formula="of:=TEXT([.A24];&quot;Ddd&quot;)" office:value-type="string" office:string-value="ned" calcext:value-type="string">
            <text:p>ned</text:p>
          </table:table-cell>
          <table:table-cell table:style-name="ce31"/>
          <table:table-cell table:style-name="ce6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7"/>
          <table:table-cell table:style-name="ce3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96"/>
          <table:table-cell table:style-name="ce41" office:value-type="string" calcext:value-type="string">
            <text:p>MŠŠ</text:p>
          </table:table-cell>
          <table:table-cell table:style-name="ce41" office:value-type="string" calcext:value-type="string">
            <text:p>PIN</text:p>
          </table:table-cell>
          <table:table-cell table:style-name="ce98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9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00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00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01" table:formula="of:=COUNTIF([.C24:.L24];&quot;51¶&quot;)" office:value-type="float" office:value="0" calcext:value-type="float">
            <text:p>0</text:p>
          </table:table-cell>
          <table:table-cell table:style-name="ce101" table:formula="of:=COUNTIF([.C24:.L24];&quot;52¶&quot;)" office:value-type="float" office:value="0" calcext:value-type="float">
            <text:p>0</text:p>
          </table:table-cell>
          <table:table-cell table:style-name="ce100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00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102" table:formula="of:=COUNTBLANK([.C24:.L24])" office:value-type="float" office:value="8" calcext:value-type="float">
            <text:p>8</text:p>
          </table:table-cell>
          <table:table-cell table:style-name="ce103" table:formula="of:=COUNTIF([.C24:.L24];&quot;x&quot;)" office:value-type="float" office:value="0" calcext:value-type="float">
            <text:p>0</text:p>
          </table:table-cell>
          <table:table-cell table:style-name="ce10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4" calcext:value-type="date">
            <text:p>24. V. 10</text:p>
          </table:table-cell>
          <table:table-cell table:style-name="ce93" table:formula="of:=TEXT([.A25];&quot;Ddd&quot;)" office:value-type="string" office:string-value="pon" calcext:value-type="string">
            <text:p>pon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4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98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9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00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00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01" table:formula="of:=COUNTIF([.C25:.L25];&quot;51¶&quot;)" office:value-type="float" office:value="1" calcext:value-type="float">
            <text:p>1</text:p>
          </table:table-cell>
          <table:table-cell table:style-name="ce101" table:formula="of:=COUNTIF([.C25:.L25];&quot;52¶&quot;)" office:value-type="float" office:value="0" calcext:value-type="float">
            <text:p>0</text:p>
          </table:table-cell>
          <table:table-cell table:style-name="ce100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00" table:formula="of:=COUNTIF([.C25:.L25];&quot;KVIT&quot;)+COUNTIF([.C25:.L25];&quot;KVIT☻&quot;)+COUNTIF([.C25:.L25];&quot;kvit$&quot;)" office:value-type="float" office:value="1" calcext:value-type="float">
            <text:p>1</text:p>
          </table:table-cell>
          <table:table-cell table:style-name="ce102" table:formula="of:=COUNTBLANK([.C25:.L25])" office:value-type="float" office:value="2" calcext:value-type="float">
            <text:p>2</text:p>
          </table:table-cell>
          <table:table-cell table:style-name="ce103" table:formula="of:=COUNTIF([.C25:.L25];&quot;x&quot;)" office:value-type="float" office:value="2" calcext:value-type="float">
            <text:p>2</text:p>
          </table:table-cell>
          <table:table-cell table:style-name="ce10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5" calcext:value-type="date">
            <text:p>25. V. 10</text:p>
          </table:table-cell>
          <table:table-cell table:style-name="ce93" table:formula="of:=TEXT([.A26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/>
          <table:table-cell table:style-name="ce43" office:value-type="string" calcext:value-type="string">
            <office:annotation draw:style-name="gr18" draw:text-style-name="P2" svg:width="2.85cm" svg:height="3.538cm" svg:x="14.246cm" svg:y="15.68cm" draw:caption-point-x="-0.232cm" draw:caption-point-y="1.924cm">
              <dc:date>2022-03-21T00:00:00</dc:date>
              <text:p text:style-name="P1">NE petkov</text:p>
              <text:p text:style-name="P1">NE 15.5.-23.5 (dopust)</text:p>
              <text:p text:style-name="P1"/>
              <text:p text:style-name="P1">1x nedelja, 2-3 x navadna.</text:p>
              <text:p text:style-name="P1"/>
            </office:annotation>
            <text:p>POT</text:p>
          </table:table-cell>
          <table:table-cell table:style-name="ce29" office:value-type="string" calcext:value-type="string">
            <text:p>DAN</text:p>
          </table:table-cell>
          <table:table-cell table:style-name="ce98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9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00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00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01" table:formula="of:=COUNTIF([.C26:.L26];&quot;51¶&quot;)" office:value-type="float" office:value="1" calcext:value-type="float">
            <text:p>1</text:p>
          </table:table-cell>
          <table:table-cell table:style-name="ce101" table:formula="of:=COUNTIF([.C26:.L26];&quot;52¶&quot;)" office:value-type="float" office:value="0" calcext:value-type="float">
            <text:p>0</text:p>
          </table:table-cell>
          <table:table-cell table:style-name="ce100" table:formula="of:=COUNTIF([.C26:.L26];&quot;U&quot;)+COUNTIF([.C26:.L26];&quot;U☻&quot;)+COUNTIF([.C26:.L26];&quot;U☺&quot;)" office:value-type="float" office:value="1" calcext:value-type="float">
            <text:p>1</text:p>
          </table:table-cell>
          <table:table-cell table:style-name="ce100" table:formula="of:=COUNTIF([.C26:.L26];&quot;KVIT&quot;)+COUNTIF([.C26:.L26];&quot;KVIT☻&quot;)+COUNTIF([.C26:.L26];&quot;kvit$&quot;)" office:value-type="float" office:value="1" calcext:value-type="float">
            <text:p>1</text:p>
          </table:table-cell>
          <table:table-cell table:style-name="ce102" table:formula="of:=COUNTBLANK([.C26:.L26])" office:value-type="float" office:value="1" calcext:value-type="float">
            <text:p>1</text:p>
          </table:table-cell>
          <table:table-cell table:style-name="ce103" table:formula="of:=COUNTIF([.C26:.L26];&quot;x&quot;)" office:value-type="float" office:value="2" calcext:value-type="float">
            <text:p>2</text:p>
          </table:table-cell>
          <table:table-cell table:style-name="ce10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6" calcext:value-type="date">
            <text:p>26. V. 10</text:p>
          </table:table-cell>
          <table:table-cell table:style-name="ce93" table:formula="of:=TEXT([.A27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98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9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00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00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01" table:formula="of:=COUNTIF([.C27:.L27];&quot;51¶&quot;)" office:value-type="float" office:value="1" calcext:value-type="float">
            <text:p>1</text:p>
          </table:table-cell>
          <table:table-cell table:style-name="ce101" table:formula="of:=COUNTIF([.C27:.L27];&quot;52¶&quot;)" office:value-type="float" office:value="0" calcext:value-type="float">
            <text:p>0</text:p>
          </table:table-cell>
          <table:table-cell table:style-name="ce100" table:formula="of:=COUNTIF([.C27:.L27];&quot;U&quot;)+COUNTIF([.C27:.L27];&quot;U☻&quot;)+COUNTIF([.C27:.L27];&quot;U☺&quot;)" office:value-type="float" office:value="1" calcext:value-type="float">
            <text:p>1</text:p>
          </table:table-cell>
          <table:table-cell table:style-name="ce100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02" table:formula="of:=COUNTBLANK([.C27:.L27])" office:value-type="float" office:value="2" calcext:value-type="float">
            <text:p>2</text:p>
          </table:table-cell>
          <table:table-cell table:style-name="ce103" table:formula="of:=COUNTIF([.C27:.L27];&quot;x&quot;)" office:value-type="float" office:value="1" calcext:value-type="float">
            <text:p>1</text:p>
          </table:table-cell>
          <table:table-cell table:style-name="ce10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 calcext:value-type="float">
            <text:p>1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7" calcext:value-type="date">
            <text:p>27. V. 10</text:p>
          </table:table-cell>
          <table:table-cell table:style-name="ce93" table:formula="of:=TEXT([.A28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DAN</text:p>
          </table:table-cell>
          <table:table-cell table:style-name="ce98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9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00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00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01" table:formula="of:=COUNTIF([.C28:.L28];&quot;51¶&quot;)" office:value-type="float" office:value="1" calcext:value-type="float">
            <text:p>1</text:p>
          </table:table-cell>
          <table:table-cell table:style-name="ce101" table:formula="of:=COUNTIF([.C28:.L28];&quot;52¶&quot;)" office:value-type="float" office:value="1" calcext:value-type="float">
            <text:p>1</text:p>
          </table:table-cell>
          <table:table-cell table:style-name="ce100" table:formula="of:=COUNTIF([.C28:.L28];&quot;U&quot;)+COUNTIF([.C28:.L28];&quot;U☻&quot;)+COUNTIF([.C28:.L28];&quot;U☺&quot;)" office:value-type="float" office:value="1" calcext:value-type="float">
            <text:p>1</text:p>
          </table:table-cell>
          <table:table-cell table:style-name="ce100" table:formula="of:=COUNTIF([.C28:.L28];&quot;KVIT&quot;)+COUNTIF([.C28:.L28];&quot;KVIT☻&quot;)+COUNTIF([.C28:.L28];&quot;kvit$&quot;)" office:value-type="float" office:value="1" calcext:value-type="float">
            <text:p>1</text:p>
          </table:table-cell>
          <table:table-cell table:style-name="ce102" table:formula="of:=COUNTBLANK([.C28:.L28])" office:value-type="float" office:value="1" calcext:value-type="float">
            <text:p>1</text:p>
          </table:table-cell>
          <table:table-cell table:style-name="ce103" table:formula="of:=COUNTIF([.C28:.L28];&quot;x&quot;)" office:value-type="float" office:value="1" calcext:value-type="float">
            <text:p>1</text:p>
          </table:table-cell>
          <table:table-cell table:style-name="ce10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5-28" calcext:value-type="date">
            <text:p>28. V. 10</text:p>
          </table:table-cell>
          <table:table-cell table:style-name="ce93" table:formula="of:=TEXT([.A29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/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98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9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00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00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01" table:formula="of:=COUNTIF([.C29:.L29];&quot;51¶&quot;)" office:value-type="float" office:value="0" calcext:value-type="float">
            <text:p>0</text:p>
          </table:table-cell>
          <table:table-cell table:style-name="ce101" table:formula="of:=COUNTIF([.C29:.L29];&quot;52¶&quot;)" office:value-type="float" office:value="1" calcext:value-type="float">
            <text:p>1</text:p>
          </table:table-cell>
          <table:table-cell table:style-name="ce100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100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102" table:formula="of:=COUNTBLANK([.C29:.L29])" office:value-type="float" office:value="1" calcext:value-type="float">
            <text:p>1</text:p>
          </table:table-cell>
          <table:table-cell table:style-name="ce103" table:formula="of:=COUNTIF([.C29:.L29];&quot;x&quot;)" office:value-type="float" office:value="0" calcext:value-type="float">
            <text:p>0</text:p>
          </table:table-cell>
          <table:table-cell table:style-name="ce10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5-29" calcext:value-type="date">
            <text:p>29. V. 10</text:p>
          </table:table-cell>
          <table:table-cell table:style-name="ce92" table:formula="of:=TEXT([.A30];&quot;Ddd&quot;)" office:value-type="string" office:string-value="sob" calcext:value-type="string">
            <text:p>sob</text:p>
          </table:table-cell>
          <table:table-cell table:style-name="ce31" table:number-columns-repeated="3"/>
          <table:table-cell table:style-name="ce60"/>
          <table:table-cell table:style-name="ce44"/>
          <table:table-cell table:style-name="ce35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41" office:value-type="string" calcext:value-type="string">
            <office:annotation draw:style-name="gr20" draw:text-style-name="P2" svg:width="2.85cm" svg:height="3.538cm" svg:x="14.246cm" svg:y="18.49cm" draw:caption-point-x="-0.232cm" draw:caption-point-y="1.929cm">
              <dc:date>2022-03-21T00:00:00</dc:date>
              <text:p text:style-name="P1">NE petkov</text:p>
              <text:p text:style-name="P1">NE 15.5.-23.5 (dopust)</text:p>
              <text:p text:style-name="P1"/>
              <text:p text:style-name="P1">1x nedelja, 2-3 x navadna.</text:p>
              <text:p text:style-name="P1"/>
            </office:annotation>
            <text:p>POT</text:p>
          </table:table-cell>
          <table:table-cell table:style-name="ce41" office:value-type="string" calcext:value-type="string">
            <text:p>MŠŠ</text:p>
          </table:table-cell>
          <table:table-cell table:style-name="ce98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9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00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100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101" table:formula="of:=COUNTIF([.C30:.L30];&quot;51¶&quot;)" office:value-type="float" office:value="0" calcext:value-type="float">
            <text:p>0</text:p>
          </table:table-cell>
          <table:table-cell table:style-name="ce101" table:formula="of:=COUNTIF([.C30:.L30];&quot;52¶&quot;)" office:value-type="float" office:value="0" calcext:value-type="float">
            <text:p>0</text:p>
          </table:table-cell>
          <table:table-cell table:style-name="ce100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00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02" table:formula="of:=COUNTBLANK([.C30:.L30])" office:value-type="float" office:value="9" calcext:value-type="float">
            <text:p>9</text:p>
          </table:table-cell>
          <table:table-cell table:style-name="ce103" table:formula="of:=COUNTIF([.C30:.L30];&quot;x&quot;)" office:value-type="float" office:value="0" calcext:value-type="float">
            <text:p>0</text:p>
          </table:table-cell>
          <table:table-cell table:style-name="ce10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5-30" calcext:value-type="date">
            <text:p>30. V. 10</text:p>
          </table:table-cell>
          <table:table-cell table:style-name="ce92" table:formula="of:=TEXT([.A31];&quot;Ddd&quot;)" office:value-type="string" office:string-value="ned" calcext:value-type="string">
            <text:p>ned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11"/>
          <table:table-cell table:style-name="ce37"/>
          <table:table-cell table:style-name="ce31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41" office:value-type="string" calcext:value-type="string">
            <text:p>ŠOŠ</text:p>
          </table:table-cell>
          <table:table-cell table:style-name="ce41" office:value-type="string" calcext:value-type="string">
            <text:p>ROD</text:p>
          </table:table-cell>
          <table:table-cell table:style-name="ce98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99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00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00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01" table:formula="of:=COUNTIF([.C31:.L31];&quot;51¶&quot;)" office:value-type="float" office:value="0" calcext:value-type="float">
            <text:p>0</text:p>
          </table:table-cell>
          <table:table-cell table:style-name="ce101" table:formula="of:=COUNTIF([.C31:.L31];&quot;52¶&quot;)" office:value-type="float" office:value="0" calcext:value-type="float">
            <text:p>0</text:p>
          </table:table-cell>
          <table:table-cell table:style-name="ce100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00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102" table:formula="of:=COUNTBLANK([.C31:.L31])" office:value-type="float" office:value="8" calcext:value-type="float">
            <text:p>8</text:p>
          </table:table-cell>
          <table:table-cell table:style-name="ce103" table:formula="of:=COUNTIF([.C31:.L31];&quot;x&quot;)" office:value-type="float" office:value="0" calcext:value-type="float">
            <text:p>0</text:p>
          </table:table-cell>
          <table:table-cell table:style-name="ce10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5-31" calcext:value-type="date">
            <text:p>31. V. 10</text:p>
          </table:table-cell>
          <table:table-cell table:style-name="ce93" table:formula="of:=TEXT([.A32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/>
          <table:table-cell table:style-name="ce97" office:value-type="string" calcext:value-type="string">
            <text:p><text:s/>VIN</text:p>
          </table:table-cell>
          <table:table-cell table:style-name="ce29" office:value-type="string" calcext:value-type="string">
            <text:p>ROD</text:p>
          </table:table-cell>
          <table:table-cell table:style-name="ce98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99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00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100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101" table:formula="of:=COUNTIF([.C32:.L32];&quot;51¶&quot;)" office:value-type="float" office:value="1" calcext:value-type="float">
            <text:p>1</text:p>
          </table:table-cell>
          <table:table-cell table:style-name="ce101" table:formula="of:=COUNTIF([.C32:.L32];&quot;52¶&quot;)" office:value-type="float" office:value="1" calcext:value-type="float">
            <text:p>1</text:p>
          </table:table-cell>
          <table:table-cell table:style-name="ce100" table:formula="of:=COUNTIF([.C32:.L32];&quot;U&quot;)+COUNTIF([.C32:.L32];&quot;U☻&quot;)+COUNTIF([.C32:.L32];&quot;U☺&quot;)" office:value-type="float" office:value="1" calcext:value-type="float">
            <text:p>1</text:p>
          </table:table-cell>
          <table:table-cell table:style-name="ce100" table:formula="of:=COUNTIF([.C32:.L32];&quot;KVIT&quot;)+COUNTIF([.C32:.L32];&quot;KVIT☻&quot;)+COUNTIF([.C32:.L32];&quot;kvit$&quot;)" office:value-type="float" office:value="1" calcext:value-type="float">
            <text:p>1</text:p>
          </table:table-cell>
          <table:table-cell table:style-name="ce102" table:formula="of:=COUNTBLANK([.C32:.L32])" office:value-type="float" office:value="1" calcext:value-type="float">
            <text:p>1</text:p>
          </table:table-cell>
          <table:table-cell table:style-name="ce103" table:formula="of:=COUNTIF([.C32:.L32];&quot;x&quot;)" office:value-type="float" office:value="1" calcext:value-type="float">
            <text:p>1</text:p>
          </table:table-cell>
          <table:table-cell table:style-name="ce10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 calcext:value-type="float">
            <text:p>2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4" calcext:value-type="float">
            <text:p>4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 calcext:value-type="float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7" calcext:value-type="float">
            <text:p>7</text:p>
          </table:table-cell>
          <table:table-cell table:style-name="ce33" table:formula="of:=SUM([.E35:.E36])" office:value-type="float" office:value="6" calcext:value-type="float">
            <text:p>6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0" calcext:value-type="float">
            <text:p>0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9" calcext:value-type="float">
            <text:p>9</text:p>
          </table:table-cell>
          <table:table-cell table:style-name="ce33" table:formula="of:=SUM([.L35:.L36]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 calcext:value-type="float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 calcext:value-type="float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" calcext:value-type="float">
            <text:p>1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2" calcext:value-type="float">
            <text:p>2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4" calcext:value-type="float">
            <text:p>4</text:p>
          </table:table-cell>
          <table:table-cell table:style-name="ce34" table:formula="of:=COUNTIF([.G2:.G32];&quot;D&quot;)" office:value-type="float" office:value="0" calcext:value-type="float">
            <text:p>0</text:p>
          </table:table-cell>
          <table:table-cell table:style-name="ce34" table:formula="of:=COUNTIF([.H2:.H32];&quot;D&quot;)" office:value-type="float" office:value="8" calcext:value-type="float">
            <text:p>8</text:p>
          </table:table-cell>
          <table:table-cell table:style-name="ce34" table:formula="of:=COUNTIF([.I2:.I32];&quot;D&quot;)" office:value-type="float" office:value="7" calcext:value-type="float">
            <text:p>7</text:p>
          </table:table-cell>
          <table:table-cell table:style-name="ce34" table:formula="of:=COUNTIF([.J2:.J32];&quot;D&quot;)" office:value-type="float" office:value="6" calcext:value-type="float">
            <text:p>6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1" calcext:value-type="float">
            <text:p>1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1" calcext:value-type="float">
            <text:p>1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4" calcext:value-type="float">
            <text:p>4</text:p>
          </table:table-cell>
          <table:table-cell table:style-name="ce34" table:formula="of:=COUNTIF([.L2:.L32];&quot;X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3" calcext:value-type="float">
            <text:p>3</text:p>
          </table:table-cell>
          <table:table-cell table:style-name="ce34" table:formula="of:=COUNTIF([.N2:.N32];&quot;ŠOŠ&quot;)" office:value-type="float" office:value="4" calcext:value-type="float">
            <text:p>4</text:p>
          </table:table-cell>
          <table:table-cell table:style-name="ce34" table:formula="of:=COUNTIF([.N2:.N32];&quot;PIN&quot;)" office:value-type="float" office:value="6" calcext:value-type="float">
            <text:p>6</text:p>
          </table:table-cell>
          <table:table-cell table:style-name="ce34" table:formula="of:=COUNTIF([.N2:.N32];&quot;KON&quot;)" office:value-type="float" office:value="6" calcext:value-type="float">
            <text:p>6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4" calcext:value-type="float">
            <text:p>4</text:p>
          </table:table-cell>
          <table:table-cell table:style-name="ce34" table:formula="of:=COUNTIF([.N2:.N32];&quot;DAN&quot;)" office:value-type="float" office:value="4" calcext:value-type="float">
            <text:p>4</text:p>
          </table:table-cell>
          <table:table-cell table:style-name="ce34" table:formula="of:=COUNTIF([.N2:.N32];&quot;MŠŠ&quot;)" office:value-type="float" office:value="4" calcext:value-type="float">
            <text:p>4</text:p>
          </table:table-cell>
          <table:table-cell table:style-name="ce34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6" calcext:value-type="float">
            <text:p>6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5" calcext:value-type="float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2" calcext:value-type="float">
            <text:p>2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2" calcext:value-type="float">
            <text:p>12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2" calcext:value-type="float">
            <text:p>2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j.O2:maj.O32">
            <calcext:condition calcext:apply-style-name="ConditionalStyle_59" calcext:value="&lt;1" calcext:base-cell-address="maj.O2"/>
            <calcext:condition calcext:apply-style-name="ConditionalStyle_60" calcext:value="&gt;1" calcext:base-cell-address="maj.O2"/>
          </calcext:conditional-format>
          <calcext:conditional-format calcext:target-range-address="maj.P2:maj.P32">
            <calcext:condition calcext:apply-style-name="ConditionalStyle_61" calcext:value="&lt;1" calcext:base-cell-address="maj.P2"/>
            <calcext:condition calcext:apply-style-name="ConditionalStyle_62" calcext:value="&gt;1" calcext:base-cell-address="maj.P2"/>
          </calcext:conditional-format>
          <calcext:conditional-format calcext:target-range-address="maj.Q2:maj.R32 maj.U2:maj.V32">
            <calcext:condition calcext:apply-style-name="ConditionalStyle_63" calcext:value="&lt;1" calcext:base-cell-address="maj.Q2"/>
            <calcext:condition calcext:apply-style-name="ConditionalStyle_64" calcext:value="&gt;1" calcext:base-cell-address="maj.Q2"/>
          </calcext:conditional-format>
          <calcext:conditional-format calcext:target-range-address="maj.S2:maj.T32">
            <calcext:condition calcext:apply-style-name="ConditionalStyle_65" calcext:value="&lt;1" calcext:base-cell-address="maj.S2"/>
            <calcext:condition calcext:apply-style-name="ConditionalStyle_66" calcext:value="&gt;1" calcext:base-cell-address="maj.S2"/>
          </calcext:conditional-format>
          <calcext:conditional-format calcext:target-range-address="maj.W2:maj.W32">
            <calcext:condition calcext:apply-style-name="ConditionalStyle_67" calcext:value="!=0" calcext:base-cell-address="maj.W2"/>
          </calcext:conditional-format>
          <calcext:conditional-format calcext:target-range-address="maj.X2:maj.X32">
            <calcext:condition calcext:apply-style-name="ConditionalStyle_68" calcext:value="=1" calcext:base-cell-address="maj.X2"/>
            <calcext:condition calcext:apply-style-name="ConditionalStyle_69" calcext:value="&gt;1" calcext:base-cell-address="maj.X2"/>
          </calcext:conditional-format>
          <calcext:conditional-format calcext:target-range-address="maj.Y2:maj.Y32">
            <calcext:condition calcext:apply-style-name="ConditionalStyle_70" calcext:value="&lt;2" calcext:base-cell-address="maj.Y2"/>
            <calcext:condition calcext:apply-style-name="ConditionalStyle_71" calcext:value="&gt;2" calcext:base-cell-address="maj.Y2"/>
          </calcext:conditional-format>
          <calcext:conditional-format calcext:target-range-address="maj.B2:maj.B32">
            <calcext:condition calcext:apply-style-name="ConditionalStyle_72" calcext:value="=&quot;sob&quot;" calcext:base-cell-address="maj.B2"/>
            <calcext:condition calcext:apply-style-name="ConditionalStyle_73" calcext:value="=&quot;ned&quot;" calcext:base-cell-address="maj.B2"/>
          </calcext:conditional-format>
        </calcext:conditional-formats>
      </table:table>
      <table:table table:name="junij" table:style-name="ta7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06-01" calcext:value-type="date">
            <text:p>1. VI. 10</text:p>
          </table:table-cell>
          <table:table-cell table:style-name="ce105" table:formula="of:=TEXT([.A2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/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0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07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07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07" table:formula="of:=COUNTIF([.C2:.L2];&quot;51¶&quot;)" office:value-type="float" office:value="1" calcext:value-type="float">
            <text:p>1</text:p>
          </table:table-cell>
          <table:table-cell table:style-name="ce107" table:formula="of:=COUNTIF([.C2:.L2];&quot;52¶&quot;)" office:value-type="float" office:value="1" calcext:value-type="float">
            <text:p>1</text:p>
          </table:table-cell>
          <table:table-cell table:style-name="ce107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107" table:formula="of:=COUNTIF([.C2:.L2];&quot;KVIT&quot;)+COUNTIF([.C2:.L2];&quot;KVIT☻&quot;)+COUNTIF([.C2:.L2];&quot;kvit$&quot;)" office:value-type="float" office:value="1" calcext:value-type="float">
            <text:p>1</text:p>
          </table:table-cell>
          <table:table-cell table:style-name="ce108" table:formula="of:=COUNTBLANK([.C2:.L2])" office:value-type="float" office:value="1" calcext:value-type="float">
            <text:p>1</text:p>
          </table:table-cell>
          <table:table-cell table:style-name="ce109" table:formula="of:=COUNTIF([.C2:.L2];&quot;x&quot;)" office:value-type="float" office:value="1" calcext:value-type="float">
            <text:p>1</text:p>
          </table:table-cell>
          <table:table-cell table:style-name="ce11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0-06-02" calcext:value-type="date">
            <text:p>2. VI. 10</text:p>
          </table:table-cell>
          <table:table-cell table:style-name="ce105" table:formula="of:=TEXT([.A3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0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07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07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07" table:formula="of:=COUNTIF([.C3:.L3];&quot;51¶&quot;)" office:value-type="float" office:value="1" calcext:value-type="float">
            <text:p>1</text:p>
          </table:table-cell>
          <table:table-cell table:style-name="ce107" table:formula="of:=COUNTIF([.C3:.L3];&quot;52¶&quot;)" office:value-type="float" office:value="1" calcext:value-type="float">
            <text:p>1</text:p>
          </table:table-cell>
          <table:table-cell table:style-name="ce107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107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08" table:formula="of:=COUNTBLANK([.C3:.L3])" office:value-type="float" office:value="1" calcext:value-type="float">
            <text:p>1</text:p>
          </table:table-cell>
          <table:table-cell table:style-name="ce109" table:formula="of:=COUNTIF([.C3:.L3];&quot;x&quot;)" office:value-type="float" office:value="1" calcext:value-type="float">
            <text:p>1</text:p>
          </table:table-cell>
          <table:table-cell table:style-name="ce11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03" calcext:value-type="date">
            <text:p>3. VI. 10</text:p>
          </table:table-cell>
          <table:table-cell table:style-name="ce105" table:formula="of:=TEXT([.A4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/>
          <table:table-cell table:style-name="ce43" office:value-type="string" calcext:value-type="string">
            <office:annotation draw:style-name="gr22" draw:text-style-name="P2" svg:width="2.85cm" svg:height="3.343cm" svg:x="14.246cm" svg:y="0.22cm" draw:caption-point-x="-0.232cm" draw:caption-point-y="1.901cm">
              <dc:date>2022-03-21T00:00:00</dc:date>
              <text:p text:style-name="P1">NE 12-15.6. (ESA)</text:p>
              <text:p text:style-name="P1">NE 9.6 (sekcijski sestanek)</text:p>
              <text:p text:style-name="P1"/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0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07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07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07" table:formula="of:=COUNTIF([.C4:.L4];&quot;51¶&quot;)" office:value-type="float" office:value="1" calcext:value-type="float">
            <text:p>1</text:p>
          </table:table-cell>
          <table:table-cell table:style-name="ce107" table:formula="of:=COUNTIF([.C4:.L4];&quot;52¶&quot;)" office:value-type="float" office:value="1" calcext:value-type="float">
            <text:p>1</text:p>
          </table:table-cell>
          <table:table-cell table:style-name="ce107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107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08" table:formula="of:=COUNTBLANK([.C4:.L4])" office:value-type="float" office:value="1" calcext:value-type="float">
            <text:p>1</text:p>
          </table:table-cell>
          <table:table-cell table:style-name="ce109" table:formula="of:=COUNTIF([.C4:.L4];&quot;x&quot;)" office:value-type="float" office:value="1" calcext:value-type="float">
            <text:p>1</text:p>
          </table:table-cell>
          <table:table-cell table:style-name="ce11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04" calcext:value-type="date">
            <text:p>4. VI. 10</text:p>
          </table:table-cell>
          <table:table-cell table:style-name="ce105" table:formula="of:=TEXT([.A5];&quot;Ddd&quot;)" office:value-type="string" office:string-value="pet" calcext:value-type="string">
            <text:p>pe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/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0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07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07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07" table:formula="of:=COUNTIF([.C5:.L5];&quot;51¶&quot;)" office:value-type="float" office:value="1" calcext:value-type="float">
            <text:p>1</text:p>
          </table:table-cell>
          <table:table-cell table:style-name="ce107" table:formula="of:=COUNTIF([.C5:.L5];&quot;52¶&quot;)" office:value-type="float" office:value="0" calcext:value-type="float">
            <text:p>0</text:p>
          </table:table-cell>
          <table:table-cell table:style-name="ce107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07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108" table:formula="of:=COUNTBLANK([.C5:.L5])" office:value-type="float" office:value="1" calcext:value-type="float">
            <text:p>1</text:p>
          </table:table-cell>
          <table:table-cell table:style-name="ce109" table:formula="of:=COUNTIF([.C5:.L5];&quot;x&quot;)" office:value-type="float" office:value="1" calcext:value-type="float">
            <text:p>1</text:p>
          </table:table-cell>
          <table:table-cell table:style-name="ce11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1" calcext:value-type="float">
            <text:p>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05" calcext:value-type="date">
            <text:p>5. VI. 10</text:p>
          </table:table-cell>
          <table:table-cell table:style-name="ce106" table:formula="of:=TEXT([.A6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3"/>
          <table:table-cell table:style-name="ce44"/>
          <table:table-cell table:style-name="ce37"/>
          <table:table-cell table:style-name="ce35"/>
          <table:table-cell table:style-name="ce31" table:number-columns-repeated="2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PIN</text:p>
          </table:table-cell>
          <table:table-cell table:style-name="ce10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0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07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107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07" table:formula="of:=COUNTIF([.C6:.L6];&quot;51¶&quot;)" office:value-type="float" office:value="0" calcext:value-type="float">
            <text:p>0</text:p>
          </table:table-cell>
          <table:table-cell table:style-name="ce107" table:formula="of:=COUNTIF([.C6:.L6];&quot;52¶&quot;)" office:value-type="float" office:value="0" calcext:value-type="float">
            <text:p>0</text:p>
          </table:table-cell>
          <table:table-cell table:style-name="ce107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07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08" table:formula="of:=COUNTBLANK([.C6:.L6])" office:value-type="float" office:value="9" calcext:value-type="float">
            <text:p>9</text:p>
          </table:table-cell>
          <table:table-cell table:style-name="ce109" table:formula="of:=COUNTIF([.C6:.L6];&quot;x&quot;)" office:value-type="float" office:value="0" calcext:value-type="float">
            <text:p>0</text:p>
          </table:table-cell>
          <table:table-cell table:style-name="ce11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06" calcext:value-type="date">
            <text:p>6. VI. 10</text:p>
          </table:table-cell>
          <table:table-cell table:style-name="ce106" table:formula="of:=TEXT([.A7];&quot;Ddd&quot;)" office:value-type="string" office:string-value="ned" calcext:value-type="string">
            <text:p>ned</text:p>
          </table:table-cell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5" table:number-columns-repeated="2"/>
          <table:table-cell table:style-name="ce44"/>
          <table:table-cell table:style-name="ce37"/>
          <table:table-cell table:style-name="ce35"/>
          <table:table-cell table:style-name="ce31" table:number-columns-repeated="2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PIN</text:p>
          </table:table-cell>
          <table:table-cell table:style-name="ce10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0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07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07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107" table:formula="of:=COUNTIF([.C7:.L7];&quot;51¶&quot;)" office:value-type="float" office:value="0" calcext:value-type="float">
            <text:p>0</text:p>
          </table:table-cell>
          <table:table-cell table:style-name="ce107" table:formula="of:=COUNTIF([.C7:.L7];&quot;52¶&quot;)" office:value-type="float" office:value="0" calcext:value-type="float">
            <text:p>0</text:p>
          </table:table-cell>
          <table:table-cell table:style-name="ce107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07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08" table:formula="of:=COUNTBLANK([.C7:.L7])" office:value-type="float" office:value="9" calcext:value-type="float">
            <text:p>9</text:p>
          </table:table-cell>
          <table:table-cell table:style-name="ce109" table:formula="of:=COUNTIF([.C7:.L7];&quot;x&quot;)" office:value-type="float" office:value="0" calcext:value-type="float">
            <text:p>0</text:p>
          </table:table-cell>
          <table:table-cell table:style-name="ce11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07" calcext:value-type="date">
            <text:p>7. VI. 10</text:p>
          </table:table-cell>
          <table:table-cell table:style-name="ce105" table:formula="of:=TEXT([.A8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4"/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0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07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07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07" table:formula="of:=COUNTIF([.C8:.L8];&quot;51¶&quot;)" office:value-type="float" office:value="1" calcext:value-type="float">
            <text:p>1</text:p>
          </table:table-cell>
          <table:table-cell table:style-name="ce107" table:formula="of:=COUNTIF([.C8:.L8];&quot;52¶&quot;)" office:value-type="float" office:value="0" calcext:value-type="float">
            <text:p>0</text:p>
          </table:table-cell>
          <table:table-cell table:style-name="ce107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07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08" table:formula="of:=COUNTBLANK([.C8:.L8])" office:value-type="float" office:value="2" calcext:value-type="float">
            <text:p>2</text:p>
          </table:table-cell>
          <table:table-cell table:style-name="ce109" table:formula="of:=COUNTIF([.C8:.L8];&quot;x&quot;)" office:value-type="float" office:value="1" calcext:value-type="float">
            <text:p>1</text:p>
          </table:table-cell>
          <table:table-cell table:style-name="ce11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 calcext:value-type="float">
            <text:p>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08" calcext:value-type="date">
            <text:p>8. VI. 10</text:p>
          </table:table-cell>
          <table:table-cell table:style-name="ce105" table:formula="of:=TEXT([.A9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/>
          <table:table-cell table:style-name="ce43" office:value-type="string" calcext:value-type="string">
            <office:annotation draw:style-name="gr12" draw:text-style-name="P2" svg:width="2.85cm" svg:height="3.344cm" svg:x="14.246cm" svg:y="3.738cm" draw:caption-point-x="-0.232cm" draw:caption-point-y="1.902cm">
              <dc:date>2022-03-21T00:00:00</dc:date>
              <text:p text:style-name="P1">NE 12-15.6. (ESA)</text:p>
              <text:p text:style-name="P1">NE 9.6 (sekcijski sestanek)</text:p>
              <text:p text:style-name="P1"/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0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07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07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07" table:formula="of:=COUNTIF([.C9:.L9];&quot;51¶&quot;)" office:value-type="float" office:value="1" calcext:value-type="float">
            <text:p>1</text:p>
          </table:table-cell>
          <table:table-cell table:style-name="ce107" table:formula="of:=COUNTIF([.C9:.L9];&quot;52¶&quot;)" office:value-type="float" office:value="1" calcext:value-type="float">
            <text:p>1</text:p>
          </table:table-cell>
          <table:table-cell table:style-name="ce107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07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08" table:formula="of:=COUNTBLANK([.C9:.L9])" office:value-type="float" office:value="1" calcext:value-type="float">
            <text:p>1</text:p>
          </table:table-cell>
          <table:table-cell table:style-name="ce109" table:formula="of:=COUNTIF([.C9:.L9];&quot;x&quot;)" office:value-type="float" office:value="0" calcext:value-type="float">
            <text:p>0</text:p>
          </table:table-cell>
          <table:table-cell table:style-name="ce11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09" calcext:value-type="date">
            <text:p>9. VI. 10</text:p>
          </table:table-cell>
          <table:table-cell table:style-name="ce105" table:formula="of:=TEXT([.A10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office:annotation draw:style-name="gr19" draw:text-style-name="P4" svg:width="2.968cm" svg:height="0.688cm" svg:x="4.256cm" svg:y="4.442cm" draw:caption-point-x="-0.243cm" draw:caption-point-y="1.902cm">
              <dc:date>2022-03-21T00:00:00</dc:date>
              <text:p text:style-name="P3">mishaly</text:p>
            </office:annotation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94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/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0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07" table:formula="of:=COUNTIF([.C10:.L10];&quot;51&quot;)+COUNTIF([.C10:.L10];&quot;51$&quot;)+COUNTIF([.C10:.L10];&quot;51☻&quot;)" office:value-type="float" office:value="2" calcext:value-type="float">
            <text:p>2</text:p>
          </table:table-cell>
          <table:table-cell table:style-name="ce107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07" table:formula="of:=COUNTIF([.C10:.L10];&quot;51¶&quot;)" office:value-type="float" office:value="1" calcext:value-type="float">
            <text:p>1</text:p>
          </table:table-cell>
          <table:table-cell table:style-name="ce107" table:formula="of:=COUNTIF([.C10:.L10];&quot;52¶&quot;)" office:value-type="float" office:value="0" calcext:value-type="float">
            <text:p>0</text:p>
          </table:table-cell>
          <table:table-cell table:style-name="ce107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107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108" table:formula="of:=COUNTBLANK([.C10:.L10])" office:value-type="float" office:value="2" calcext:value-type="float">
            <text:p>2</text:p>
          </table:table-cell>
          <table:table-cell table:style-name="ce109" table:formula="of:=COUNTIF([.C10:.L10];&quot;x&quot;)" office:value-type="float" office:value="1" calcext:value-type="float">
            <text:p>1</text:p>
          </table:table-cell>
          <table:table-cell table:style-name="ce11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0" calcext:value-type="date">
            <text:p>10. VI. 10</text:p>
          </table:table-cell>
          <table:table-cell table:style-name="ce105" table:formula="of:=TEXT([.A11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AND</text:p>
          </table:table-cell>
          <table:table-cell table:style-name="ce10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0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07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07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07" table:formula="of:=COUNTIF([.C11:.L11];&quot;51¶&quot;)" office:value-type="float" office:value="0" calcext:value-type="float">
            <text:p>0</text:p>
          </table:table-cell>
          <table:table-cell table:style-name="ce107" table:formula="of:=COUNTIF([.C11:.L11];&quot;52¶&quot;)" office:value-type="float" office:value="1" calcext:value-type="float">
            <text:p>1</text:p>
          </table:table-cell>
          <table:table-cell table:style-name="ce107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107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08" table:formula="of:=COUNTBLANK([.C11:.L11])" office:value-type="float" office:value="1" calcext:value-type="float">
            <text:p>1</text:p>
          </table:table-cell>
          <table:table-cell table:style-name="ce109" table:formula="of:=COUNTIF([.C11:.L11];&quot;x&quot;)" office:value-type="float" office:value="1" calcext:value-type="float">
            <text:p>1</text:p>
          </table:table-cell>
          <table:table-cell table:style-name="ce11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1" calcext:value-type="date">
            <text:p>11. VI. 10</text:p>
          </table:table-cell>
          <table:table-cell table:style-name="ce105" table:formula="of:=TEXT([.A12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office:annotation draw:style-name="gr23" draw:text-style-name="P4" svg:width="2.968cm" svg:height="1.264cm" svg:x="11.246cm" svg:y="5.85cm" draw:caption-point-x="-0.232cm" draw:caption-point-y="1.901cm">
              <dc:date>2022-03-21T00:00:00</dc:date>
              <text:p text:style-name="P3">11.,15. dež + dop tr</text:p>
            </office:annotation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/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AND</text:p>
          </table:table-cell>
          <table:table-cell table:style-name="ce10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0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07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07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07" table:formula="of:=COUNTIF([.C12:.L12];&quot;51¶&quot;)" office:value-type="float" office:value="0" calcext:value-type="float">
            <text:p>0</text:p>
          </table:table-cell>
          <table:table-cell table:style-name="ce107" table:formula="of:=COUNTIF([.C12:.L12];&quot;52¶&quot;)" office:value-type="float" office:value="1" calcext:value-type="float">
            <text:p>1</text:p>
          </table:table-cell>
          <table:table-cell table:style-name="ce107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07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08" table:formula="of:=COUNTBLANK([.C12:.L12])" office:value-type="float" office:value="1" calcext:value-type="float">
            <text:p>1</text:p>
          </table:table-cell>
          <table:table-cell table:style-name="ce109" table:formula="of:=COUNTIF([.C12:.L12];&quot;x&quot;)" office:value-type="float" office:value="1" calcext:value-type="float">
            <text:p>1</text:p>
          </table:table-cell>
          <table:table-cell table:style-name="ce11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12" calcext:value-type="date">
            <text:p>12. VI. 10</text:p>
          </table:table-cell>
          <table:table-cell table:style-name="ce106" table:formula="of:=TEXT([.A13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number-columns-repeated="2"/>
          <table:table-cell table:style-name="ce37"/>
          <table:table-cell table:style-name="ce35"/>
          <table:table-cell table:style-name="ce31" table:number-columns-repeated="2"/>
          <table:table-cell table:style-name="ce41" office:value-type="string" calcext:value-type="string">
            <text:p>KON</text:p>
          </table:table-cell>
          <table:table-cell table:style-name="ce41" office:value-type="string" calcext:value-type="string">
            <text:p>ROD</text:p>
          </table:table-cell>
          <table:table-cell table:style-name="ce10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0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07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107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07" table:formula="of:=COUNTIF([.C13:.L13];&quot;51¶&quot;)" office:value-type="float" office:value="0" calcext:value-type="float">
            <text:p>0</text:p>
          </table:table-cell>
          <table:table-cell table:style-name="ce107" table:formula="of:=COUNTIF([.C13:.L13];&quot;52¶&quot;)" office:value-type="float" office:value="0" calcext:value-type="float">
            <text:p>0</text:p>
          </table:table-cell>
          <table:table-cell table:style-name="ce107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07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108" table:formula="of:=COUNTBLANK([.C13:.L13])" office:value-type="float" office:value="8" calcext:value-type="float">
            <text:p>8</text:p>
          </table:table-cell>
          <table:table-cell table:style-name="ce109" table:formula="of:=COUNTIF([.C13:.L13];&quot;x&quot;)" office:value-type="float" office:value="0" calcext:value-type="float">
            <text:p>0</text:p>
          </table:table-cell>
          <table:table-cell table:style-name="ce11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13" calcext:value-type="date">
            <text:p>13. VI. 10</text:p>
          </table:table-cell>
          <table:table-cell table:style-name="ce106" table:formula="of:=TEXT([.A14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number-columns-repeated="2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ROD</text:p>
          </table:table-cell>
          <table:table-cell table:style-name="ce10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0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07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107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07" table:formula="of:=COUNTIF([.C14:.L14];&quot;51¶&quot;)" office:value-type="float" office:value="0" calcext:value-type="float">
            <text:p>0</text:p>
          </table:table-cell>
          <table:table-cell table:style-name="ce107" table:formula="of:=COUNTIF([.C14:.L14];&quot;52¶&quot;)" office:value-type="float" office:value="0" calcext:value-type="float">
            <text:p>0</text:p>
          </table:table-cell>
          <table:table-cell table:style-name="ce107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07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08" table:formula="of:=COUNTBLANK([.C14:.L14])" office:value-type="float" office:value="8" calcext:value-type="float">
            <text:p>8</text:p>
          </table:table-cell>
          <table:table-cell table:style-name="ce109" table:formula="of:=COUNTIF([.C14:.L14];&quot;x&quot;)" office:value-type="float" office:value="0" calcext:value-type="float">
            <text:p>0</text:p>
          </table:table-cell>
          <table:table-cell table:style-name="ce11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4" calcext:value-type="date">
            <text:p>14. VI. 10</text:p>
          </table:table-cell>
          <table:table-cell table:style-name="ce105" table:formula="of:=TEXT([.A15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0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07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07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07" table:formula="of:=COUNTIF([.C15:.L15];&quot;51¶&quot;)" office:value-type="float" office:value="1" calcext:value-type="float">
            <text:p>1</text:p>
          </table:table-cell>
          <table:table-cell table:style-name="ce107" table:formula="of:=COUNTIF([.C15:.L15];&quot;52¶&quot;)" office:value-type="float" office:value="1" calcext:value-type="float">
            <text:p>1</text:p>
          </table:table-cell>
          <table:table-cell table:style-name="ce107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07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108" table:formula="of:=COUNTBLANK([.C15:.L15])" office:value-type="float" office:value="2" calcext:value-type="float">
            <text:p>2</text:p>
          </table:table-cell>
          <table:table-cell table:style-name="ce109" table:formula="of:=COUNTIF([.C15:.L15];&quot;x&quot;)" office:value-type="float" office:value="1" calcext:value-type="float">
            <text:p>1</text:p>
          </table:table-cell>
          <table:table-cell table:style-name="ce11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5" calcext:value-type="date">
            <text:p>15. VI. 10</text:p>
          </table:table-cell>
          <table:table-cell table:style-name="ce105" table:formula="of:=TEXT([.A16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/>
          <table:table-cell table:style-name="ce84" office:value-type="string" calcext:value-type="string">
            <text:p>MRZ</text:p>
          </table:table-cell>
          <table:table-cell table:style-name="ce29" office:value-type="string" calcext:value-type="string">
            <text:p>AND</text:p>
          </table:table-cell>
          <table:table-cell table:style-name="ce10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0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07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07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07" table:formula="of:=COUNTIF([.C16:.L16];&quot;51¶&quot;)" office:value-type="float" office:value="1" calcext:value-type="float">
            <text:p>1</text:p>
          </table:table-cell>
          <table:table-cell table:style-name="ce107" table:formula="of:=COUNTIF([.C16:.L16];&quot;52¶&quot;)" office:value-type="float" office:value="1" calcext:value-type="float">
            <text:p>1</text:p>
          </table:table-cell>
          <table:table-cell table:style-name="ce107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107" table:formula="of:=COUNTIF([.C16:.L16];&quot;KVIT&quot;)+COUNTIF([.C16:.L16];&quot;KVIT☻&quot;)+COUNTIF([.C16:.L16];&quot;kvit$&quot;)" office:value-type="float" office:value="1" calcext:value-type="float">
            <text:p>1</text:p>
          </table:table-cell>
          <table:table-cell table:style-name="ce108" table:formula="of:=COUNTBLANK([.C16:.L16])" office:value-type="float" office:value="1" calcext:value-type="float">
            <text:p>1</text:p>
          </table:table-cell>
          <table:table-cell table:style-name="ce109" table:formula="of:=COUNTIF([.C16:.L16];&quot;x&quot;)" office:value-type="float" office:value="1" calcext:value-type="float">
            <text:p>1</text:p>
          </table:table-cell>
          <table:table-cell table:style-name="ce11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6" calcext:value-type="date">
            <text:p>16. VI. 10</text:p>
          </table:table-cell>
          <table:table-cell table:style-name="ce105" table:formula="of:=TEXT([.A17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94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0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07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07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07" table:formula="of:=COUNTIF([.C17:.L17];&quot;51¶&quot;)" office:value-type="float" office:value="1" calcext:value-type="float">
            <text:p>1</text:p>
          </table:table-cell>
          <table:table-cell table:style-name="ce107" table:formula="of:=COUNTIF([.C17:.L17];&quot;52¶&quot;)" office:value-type="float" office:value="1" calcext:value-type="float">
            <text:p>1</text:p>
          </table:table-cell>
          <table:table-cell table:style-name="ce107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107" table:formula="of:=COUNTIF([.C17:.L17];&quot;KVIT&quot;)+COUNTIF([.C17:.L17];&quot;KVIT☻&quot;)+COUNTIF([.C17:.L17];&quot;kvit$&quot;)" office:value-type="float" office:value="1" calcext:value-type="float">
            <text:p>1</text:p>
          </table:table-cell>
          <table:table-cell table:style-name="ce108" table:formula="of:=COUNTBLANK([.C17:.L17])" office:value-type="float" office:value="2" calcext:value-type="float">
            <text:p>2</text:p>
          </table:table-cell>
          <table:table-cell table:style-name="ce109" table:formula="of:=COUNTIF([.C17:.L17];&quot;x&quot;)" office:value-type="float" office:value="1" calcext:value-type="float">
            <text:p>1</text:p>
          </table:table-cell>
          <table:table-cell table:style-name="ce11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7" calcext:value-type="date">
            <text:p>17. VI. 10</text:p>
          </table:table-cell>
          <table:table-cell table:style-name="ce105" table:formula="of:=TEXT([.A18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/>
          <table:table-cell table:style-name="ce43" office:value-type="string" calcext:value-type="string">
            <text:p>AND</text:p>
          </table:table-cell>
          <table:table-cell table:style-name="ce29" office:value-type="string" calcext:value-type="string">
            <text:p>KOS</text:p>
          </table:table-cell>
          <table:table-cell table:style-name="ce10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0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07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07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07" table:formula="of:=COUNTIF([.C18:.L18];&quot;51¶&quot;)" office:value-type="float" office:value="0" calcext:value-type="float">
            <text:p>0</text:p>
          </table:table-cell>
          <table:table-cell table:style-name="ce107" table:formula="of:=COUNTIF([.C18:.L18];&quot;52¶&quot;)" office:value-type="float" office:value="1" calcext:value-type="float">
            <text:p>1</text:p>
          </table:table-cell>
          <table:table-cell table:style-name="ce107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07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08" table:formula="of:=COUNTBLANK([.C18:.L18])" office:value-type="float" office:value="1" calcext:value-type="float">
            <text:p>1</text:p>
          </table:table-cell>
          <table:table-cell table:style-name="ce109" table:formula="of:=COUNTIF([.C18:.L18];&quot;x&quot;)" office:value-type="float" office:value="1" calcext:value-type="float">
            <text:p>1</text:p>
          </table:table-cell>
          <table:table-cell table:style-name="ce11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18" calcext:value-type="date">
            <text:p>18. VI. 10</text:p>
          </table:table-cell>
          <table:table-cell table:style-name="ce105" table:formula="of:=TEXT([.A19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2" office:value-type="string" calcext:value-type="string">
            <text:p><text:s/>RTG</text:p>
          </table:table-cell>
          <table:table-cell table:style-name="ce2"/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0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07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07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07" table:formula="of:=COUNTIF([.C19:.L19];&quot;51¶&quot;)" office:value-type="float" office:value="0" calcext:value-type="float">
            <text:p>0</text:p>
          </table:table-cell>
          <table:table-cell table:style-name="ce107" table:formula="of:=COUNTIF([.C19:.L19];&quot;52¶&quot;)" office:value-type="float" office:value="1" calcext:value-type="float">
            <text:p>1</text:p>
          </table:table-cell>
          <table:table-cell table:style-name="ce107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07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08" table:formula="of:=COUNTBLANK([.C19:.L19])" office:value-type="float" office:value="1" calcext:value-type="float">
            <text:p>1</text:p>
          </table:table-cell>
          <table:table-cell table:style-name="ce109" table:formula="of:=COUNTIF([.C19:.L19];&quot;x&quot;)" office:value-type="float" office:value="0" calcext:value-type="float">
            <text:p>0</text:p>
          </table:table-cell>
          <table:table-cell table:style-name="ce11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1" calcext:value-type="float">
            <text:p>1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19" calcext:value-type="date">
            <text:p>19. VI. 10</text:p>
          </table:table-cell>
          <table:table-cell table:style-name="ce106" table:formula="of:=TEXT([.A20];&quot;Ddd&quot;)" office:value-type="string" office:string-value="sob" calcext:value-type="string">
            <text:p>sob</text:p>
          </table:table-cell>
          <table:table-cell table:style-name="ce35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4"/>
          <table:table-cell table:style-name="ce35" table:number-columns-repeated="3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MŠŠ</text:p>
          </table:table-cell>
          <table:table-cell table:style-name="ce10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0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07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107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07" table:formula="of:=COUNTIF([.C20:.L20];&quot;51¶&quot;)" office:value-type="float" office:value="0" calcext:value-type="float">
            <text:p>0</text:p>
          </table:table-cell>
          <table:table-cell table:style-name="ce107" table:formula="of:=COUNTIF([.C20:.L20];&quot;52¶&quot;)" office:value-type="float" office:value="0" calcext:value-type="float">
            <text:p>0</text:p>
          </table:table-cell>
          <table:table-cell table:style-name="ce107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07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108" table:formula="of:=COUNTBLANK([.C20:.L20])" office:value-type="float" office:value="8" calcext:value-type="float">
            <text:p>8</text:p>
          </table:table-cell>
          <table:table-cell table:style-name="ce109" table:formula="of:=COUNTIF([.C20:.L20];&quot;x&quot;)" office:value-type="float" office:value="0" calcext:value-type="float">
            <text:p>0</text:p>
          </table:table-cell>
          <table:table-cell table:style-name="ce11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3"/>
          <table:table-cell table:style-name="ce16" office:value-type="string" calcext:value-type="string">
            <text:p>RTG 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19" office:value-type="date" office:date-value="2010-06-20" calcext:value-type="date">
            <text:p>20. VI. 10</text:p>
          </table:table-cell>
          <table:table-cell table:style-name="ce106" table:formula="of:=TEXT([.A21];&quot;Ddd&quot;)" office:value-type="string" office:string-value="ned" calcext:value-type="string">
            <text:p>ned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44"/>
          <table:table-cell table:style-name="ce35"/>
          <table:table-cell table:style-name="ce44"/>
          <table:table-cell table:style-name="ce35"/>
          <table:table-cell table:style-name="ce31" table:number-columns-repeated="2"/>
          <table:table-cell table:style-name="ce41" office:value-type="string" calcext:value-type="string">
            <text:p>ŠOŠ</text:p>
          </table:table-cell>
          <table:table-cell table:style-name="ce41" office:value-type="string" calcext:value-type="string">
            <text:p>KOS</text:p>
          </table:table-cell>
          <table:table-cell table:style-name="ce10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0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07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107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07" table:formula="of:=COUNTIF([.C21:.L21];&quot;51¶&quot;)" office:value-type="float" office:value="0" calcext:value-type="float">
            <text:p>0</text:p>
          </table:table-cell>
          <table:table-cell table:style-name="ce107" table:formula="of:=COUNTIF([.C21:.L21];&quot;52¶&quot;)" office:value-type="float" office:value="0" calcext:value-type="float">
            <text:p>0</text:p>
          </table:table-cell>
          <table:table-cell table:style-name="ce107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07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108" table:formula="of:=COUNTBLANK([.C21:.L21])" office:value-type="float" office:value="8" calcext:value-type="float">
            <text:p>8</text:p>
          </table:table-cell>
          <table:table-cell table:style-name="ce109" table:formula="of:=COUNTIF([.C21:.L21];&quot;x&quot;)" office:value-type="float" office:value="0" calcext:value-type="float">
            <text:p>0</text:p>
          </table:table-cell>
          <table:table-cell table:style-name="ce11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"/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0-06-21" calcext:value-type="date">
            <text:p>21. VI. 10</text:p>
          </table:table-cell>
          <table:table-cell table:style-name="ce105" table:formula="of:=TEXT([.A22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24" draw:text-style-name="P2" svg:width="2.968cm" svg:height="0.719cm" svg:x="11.246cm" svg:y="12.877cm" draw:caption-point-x="-0.232cm" draw:caption-point-y="1.912cm">
              <dc:date>2022-03-21T00:00:00</dc:date>
              <text:p text:style-name="P1">19.6. do 27.6.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0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07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07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07" table:formula="of:=COUNTIF([.C22:.L22];&quot;51¶&quot;)" office:value-type="float" office:value="1" calcext:value-type="float">
            <text:p>1</text:p>
          </table:table-cell>
          <table:table-cell table:style-name="ce107" table:formula="of:=COUNTIF([.C22:.L22];&quot;52¶&quot;)" office:value-type="float" office:value="0" calcext:value-type="float">
            <text:p>0</text:p>
          </table:table-cell>
          <table:table-cell table:style-name="ce107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07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108" table:formula="of:=COUNTBLANK([.C22:.L22])" office:value-type="float" office:value="1" calcext:value-type="float">
            <text:p>1</text:p>
          </table:table-cell>
          <table:table-cell table:style-name="ce109" table:formula="of:=COUNTIF([.C22:.L22];&quot;x&quot;)" office:value-type="float" office:value="1" calcext:value-type="float">
            <text:p>1</text:p>
          </table:table-cell>
          <table:table-cell table:style-name="ce11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3"/>
          <table:table-cell table:style-name="ce16" office:value-type="string" calcext:value-type="string">
            <text:p>RTG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0-06-22" calcext:value-type="date">
            <text:p>22. VI. 10</text:p>
          </table:table-cell>
          <table:table-cell table:style-name="ce105" table:formula="of:=TEXT([.A23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95"/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N</text:p>
          </table:table-cell>
          <table:table-cell table:style-name="ce10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0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07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07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07" table:formula="of:=COUNTIF([.C23:.L23];&quot;51¶&quot;)" office:value-type="float" office:value="1" calcext:value-type="float">
            <text:p>1</text:p>
          </table:table-cell>
          <table:table-cell table:style-name="ce107" table:formula="of:=COUNTIF([.C23:.L23];&quot;52¶&quot;)" office:value-type="float" office:value="0" calcext:value-type="float">
            <text:p>0</text:p>
          </table:table-cell>
          <table:table-cell table:style-name="ce107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07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108" table:formula="of:=COUNTBLANK([.C23:.L23])" office:value-type="float" office:value="1" calcext:value-type="float">
            <text:p>1</text:p>
          </table:table-cell>
          <table:table-cell table:style-name="ce109" table:formula="of:=COUNTIF([.C23:.L23];&quot;x&quot;)" office:value-type="float" office:value="1" calcext:value-type="float">
            <text:p>1</text:p>
          </table:table-cell>
          <table:table-cell table:style-name="ce11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23" calcext:value-type="date">
            <text:p>23. VI. 10</text:p>
          </table:table-cell>
          <table:table-cell table:style-name="ce105" table:formula="of:=TEXT([.A24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43" office:value-type="string" calcext:value-type="string">
            <office:annotation draw:style-name="gr12" draw:text-style-name="P2" svg:width="2.85cm" svg:height="3.344cm" svg:x="14.246cm" svg:y="14.274cm" draw:caption-point-x="-0.232cm" draw:caption-point-y="1.923cm">
              <dc:date>2022-03-21T00:00:00</dc:date>
              <text:p text:style-name="P1">NE 12-15.6. (ESA)</text:p>
              <text:p text:style-name="P1">NE 9.6 (sekcijski sestanek)</text:p>
              <text:p text:style-name="P1"/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0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0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07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07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07" table:formula="of:=COUNTIF([.C24:.L24];&quot;51¶&quot;)" office:value-type="float" office:value="1" calcext:value-type="float">
            <text:p>1</text:p>
          </table:table-cell>
          <table:table-cell table:style-name="ce107" table:formula="of:=COUNTIF([.C24:.L24];&quot;52¶&quot;)" office:value-type="float" office:value="0" calcext:value-type="float">
            <text:p>0</text:p>
          </table:table-cell>
          <table:table-cell table:style-name="ce107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07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108" table:formula="of:=COUNTBLANK([.C24:.L24])" office:value-type="float" office:value="1" calcext:value-type="float">
            <text:p>1</text:p>
          </table:table-cell>
          <table:table-cell table:style-name="ce109" table:formula="of:=COUNTIF([.C24:.L24];&quot;x&quot;)" office:value-type="float" office:value="1" calcext:value-type="float">
            <text:p>1</text:p>
          </table:table-cell>
          <table:table-cell table:style-name="ce11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24" calcext:value-type="date">
            <text:p>24. VI. 10</text:p>
          </table:table-cell>
          <table:table-cell table:style-name="ce105" table:formula="of:=TEXT([.A25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84" office:value-type="string" calcext:value-type="string">
            <text:p>MRZ</text:p>
          </table:table-cell>
          <table:table-cell table:style-name="ce29" office:value-type="string" calcext:value-type="string">
            <text:p>PIN</text:p>
          </table:table-cell>
          <table:table-cell table:style-name="ce10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0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07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07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07" table:formula="of:=COUNTIF([.C25:.L25];&quot;51¶&quot;)" office:value-type="float" office:value="0" calcext:value-type="float">
            <text:p>0</text:p>
          </table:table-cell>
          <table:table-cell table:style-name="ce107" table:formula="of:=COUNTIF([.C25:.L25];&quot;52¶&quot;)" office:value-type="float" office:value="0" calcext:value-type="float">
            <text:p>0</text:p>
          </table:table-cell>
          <table:table-cell table:style-name="ce107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07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108" table:formula="of:=COUNTBLANK([.C25:.L25])" office:value-type="float" office:value="1" calcext:value-type="float">
            <text:p>1</text:p>
          </table:table-cell>
          <table:table-cell table:style-name="ce109" table:formula="of:=COUNTIF([.C25:.L25];&quot;x&quot;)" office:value-type="float" office:value="1" calcext:value-type="float">
            <text:p>1</text:p>
          </table:table-cell>
          <table:table-cell table:style-name="ce11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25" calcext:value-type="date">
            <text:p>25. VI. 10</text:p>
          </table:table-cell>
          <table:table-cell table:style-name="ce106" table:formula="of:=TEXT([.A26];&quot;Ddd&quot;)" office:value-type="string" office:string-value="pet" calcext:value-type="string">
            <text:p>pet</text:p>
          </table:table-cell>
          <table:table-cell table:style-name="ce44" table:number-columns-repeated="4"/>
          <table:table-cell table:style-name="ce31"/>
          <table:table-cell table:style-name="ce37"/>
          <table:table-cell table:style-name="ce44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83" office:value-type="string" calcext:value-type="string">
            <text:p>MRZ</text:p>
          </table:table-cell>
          <table:table-cell table:style-name="ce41" office:value-type="string" calcext:value-type="string">
            <text:p>AND</text:p>
          </table:table-cell>
          <table:table-cell table:style-name="ce10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0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07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07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07" table:formula="of:=COUNTIF([.C26:.L26];&quot;51¶&quot;)" office:value-type="float" office:value="0" calcext:value-type="float">
            <text:p>0</text:p>
          </table:table-cell>
          <table:table-cell table:style-name="ce107" table:formula="of:=COUNTIF([.C26:.L26];&quot;52¶&quot;)" office:value-type="float" office:value="0" calcext:value-type="float">
            <text:p>0</text:p>
          </table:table-cell>
          <table:table-cell table:style-name="ce107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07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08" table:formula="of:=COUNTBLANK([.C26:.L26])" office:value-type="float" office:value="9" calcext:value-type="float">
            <text:p>9</text:p>
          </table:table-cell>
          <table:table-cell table:style-name="ce109" table:formula="of:=COUNTIF([.C26:.L26];&quot;x&quot;)" office:value-type="float" office:value="0" calcext:value-type="float">
            <text:p>0</text:p>
          </table:table-cell>
          <table:table-cell table:style-name="ce11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26" calcext:value-type="date">
            <text:p>26. VI. 10</text:p>
          </table:table-cell>
          <table:table-cell table:style-name="ce106" table:formula="of:=TEXT([.A27];&quot;Ddd&quot;)" office:value-type="string" office:string-value="sob" calcext:value-type="string">
            <text:p>sob</text:p>
          </table:table-cell>
          <table:table-cell table:style-name="ce44"/>
          <table:table-cell table:style-name="ce70"/>
          <table:table-cell table:style-name="ce44" table:number-columns-repeated="2"/>
          <table:table-cell table:style-name="ce35"/>
          <table:table-cell table:style-name="ce31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AND</text:p>
          </table:table-cell>
          <table:table-cell table:style-name="ce10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0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07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107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07" table:formula="of:=COUNTIF([.C27:.L27];&quot;51¶&quot;)" office:value-type="float" office:value="0" calcext:value-type="float">
            <text:p>0</text:p>
          </table:table-cell>
          <table:table-cell table:style-name="ce107" table:formula="of:=COUNTIF([.C27:.L27];&quot;52¶&quot;)" office:value-type="float" office:value="0" calcext:value-type="float">
            <text:p>0</text:p>
          </table:table-cell>
          <table:table-cell table:style-name="ce107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07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08" table:formula="of:=COUNTBLANK([.C27:.L27])" office:value-type="float" office:value="8" calcext:value-type="float">
            <text:p>8</text:p>
          </table:table-cell>
          <table:table-cell table:style-name="ce109" table:formula="of:=COUNTIF([.C27:.L27];&quot;x&quot;)" office:value-type="float" office:value="0" calcext:value-type="float">
            <text:p>0</text:p>
          </table:table-cell>
          <table:table-cell table:style-name="ce11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6-27" calcext:value-type="date">
            <text:p>27. VI. 10</text:p>
          </table:table-cell>
          <table:table-cell table:style-name="ce106" table:formula="of:=TEXT([.A28];&quot;Ddd&quot;)" office:value-type="string" office:string-value="ned" calcext:value-type="string">
            <text:p>ned</text:p>
          </table:table-cell>
          <table:table-cell table:style-name="ce44"/>
          <table:table-cell table:style-name="ce31"/>
          <table:table-cell table:style-name="ce44" table:number-columns-repeated="2"/>
          <table:table-cell table:style-name="ce31" table:number-columns-repeated="2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5"/>
          <table:table-cell table:style-name="ce41" office:value-type="string" calcext:value-type="string">
            <text:p>ŠTI</text:p>
          </table:table-cell>
          <table:table-cell table:style-name="ce41" office:value-type="string" calcext:value-type="string">
            <text:p>AND</text:p>
          </table:table-cell>
          <table:table-cell table:style-name="ce10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0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07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07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07" table:formula="of:=COUNTIF([.C28:.L28];&quot;51¶&quot;)" office:value-type="float" office:value="0" calcext:value-type="float">
            <text:p>0</text:p>
          </table:table-cell>
          <table:table-cell table:style-name="ce107" table:formula="of:=COUNTIF([.C28:.L28];&quot;52¶&quot;)" office:value-type="float" office:value="0" calcext:value-type="float">
            <text:p>0</text:p>
          </table:table-cell>
          <table:table-cell table:style-name="ce107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07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08" table:formula="of:=COUNTBLANK([.C28:.L28])" office:value-type="float" office:value="9" calcext:value-type="float">
            <text:p>9</text:p>
          </table:table-cell>
          <table:table-cell table:style-name="ce109" table:formula="of:=COUNTIF([.C28:.L28];&quot;x&quot;)" office:value-type="float" office:value="0" calcext:value-type="float">
            <text:p>0</text:p>
          </table:table-cell>
          <table:table-cell table:style-name="ce11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28" calcext:value-type="date">
            <text:p>28. VI. 10</text:p>
          </table:table-cell>
          <table:table-cell table:style-name="ce105" table:formula="of:=TEXT([.A29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3"/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0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07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107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07" table:formula="of:=COUNTIF([.C29:.L29];&quot;51¶&quot;)" office:value-type="float" office:value="0" calcext:value-type="float">
            <text:p>0</text:p>
          </table:table-cell>
          <table:table-cell table:style-name="ce107" table:formula="of:=COUNTIF([.C29:.L29];&quot;52¶&quot;)" office:value-type="float" office:value="0" calcext:value-type="float">
            <text:p>0</text:p>
          </table:table-cell>
          <table:table-cell table:style-name="ce107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07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08" table:formula="of:=COUNTBLANK([.C29:.L29])" office:value-type="float" office:value="2" calcext:value-type="float">
            <text:p>2</text:p>
          </table:table-cell>
          <table:table-cell table:style-name="ce109" table:formula="of:=COUNTIF([.C29:.L29];&quot;x&quot;)" office:value-type="float" office:value="1" calcext:value-type="float">
            <text:p>1</text:p>
          </table:table-cell>
          <table:table-cell table:style-name="ce11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1" calcext:value-type="float">
            <text:p>1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6-29" calcext:value-type="date">
            <text:p>29. VI. 10</text:p>
          </table:table-cell>
          <table:table-cell table:style-name="ce105" table:formula="of:=TEXT([.A30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/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0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07" table:formula="of:=COUNTIF([.C30:.L30];&quot;51&quot;)+COUNTIF([.C30:.L30];&quot;51$&quot;)+COUNTIF([.C30:.L30];&quot;51☻&quot;)" office:value-type="float" office:value="2" calcext:value-type="float">
            <text:p>2</text:p>
          </table:table-cell>
          <table:table-cell table:style-name="ce107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07" table:formula="of:=COUNTIF([.C30:.L30];&quot;51¶&quot;)" office:value-type="float" office:value="0" calcext:value-type="float">
            <text:p>0</text:p>
          </table:table-cell>
          <table:table-cell table:style-name="ce107" table:formula="of:=COUNTIF([.C30:.L30];&quot;52¶&quot;)" office:value-type="float" office:value="0" calcext:value-type="float">
            <text:p>0</text:p>
          </table:table-cell>
          <table:table-cell table:style-name="ce107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07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08" table:formula="of:=COUNTBLANK([.C30:.L30])" office:value-type="float" office:value="1" calcext:value-type="float">
            <text:p>1</text:p>
          </table:table-cell>
          <table:table-cell table:style-name="ce109" table:formula="of:=COUNTIF([.C30:.L30];&quot;x&quot;)" office:value-type="float" office:value="1" calcext:value-type="float">
            <text:p>1</text:p>
          </table:table-cell>
          <table:table-cell table:style-name="ce11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6-30" calcext:value-type="date">
            <text:p>30. VI. 10</text:p>
          </table:table-cell>
          <table:table-cell table:style-name="ce105" table:formula="of:=TEXT([.A31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2"/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/>
          <table:table-cell table:style-name="ce43" office:value-type="string" calcext:value-type="string">
            <text:p>AND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0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07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07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07" table:formula="of:=COUNTIF([.C31:.L31];&quot;51¶&quot;)" office:value-type="float" office:value="1" calcext:value-type="float">
            <text:p>1</text:p>
          </table:table-cell>
          <table:table-cell table:style-name="ce107" table:formula="of:=COUNTIF([.C31:.L31];&quot;52¶&quot;)" office:value-type="float" office:value="0" calcext:value-type="float">
            <text:p>0</text:p>
          </table:table-cell>
          <table:table-cell table:style-name="ce107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07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08" table:formula="of:=COUNTBLANK([.C31:.L31])" office:value-type="float" office:value="2" calcext:value-type="float">
            <text:p>2</text:p>
          </table:table-cell>
          <table:table-cell table:style-name="ce109" table:formula="of:=COUNTIF([.C31:.L31];&quot;x&quot;)" office:value-type="float" office:value="0" calcext:value-type="float">
            <text:p>0</text:p>
          </table:table-cell>
          <table:table-cell table:style-name="ce11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3" calcext:value-type="float">
            <text:p>3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3" calcext:value-type="float">
            <text:p>3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 calcext:value-type="float">
            <text:p>3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 calcext:value-type="float">
            <text:p>3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7" calcext:value-type="float">
            <text:p>7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5" calcext:value-type="float">
            <text:p>5</text:p>
          </table:table-cell>
          <table:table-cell table:style-name="ce33" table:formula="of:=SUM([.G35:.G36])" office:value-type="float" office:value="0" calcext:value-type="float">
            <text:p>0</text:p>
          </table:table-cell>
          <table:table-cell table:style-name="ce33" table:formula="of:=SUM([.H35:.H36])" office:value-type="float" office:value="6" calcext:value-type="float">
            <text:p>6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8" calcext:value-type="float">
            <text:p>8</text:p>
          </table:table-cell>
          <table:table-cell table:style-name="ce33" table:formula="of:=SUM([.L35:.L36]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 calcext:value-type="float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 calcext:value-type="float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6" calcext:value-type="float">
            <text:p>6</text:p>
          </table:table-cell>
          <table:table-cell table:style-name="ce34" table:formula="of:=COUNTIF([.D2:.D32];&quot;D&quot;)" office:value-type="float" office:value="0" calcext:value-type="float">
            <text:p>0</text:p>
          </table:table-cell>
          <table:table-cell table:style-name="ce34" table:formula="of:=COUNTIF([.E2:.E32];&quot;D&quot;)" office:value-type="float" office:value="3" calcext:value-type="float">
            <text:p>3</text:p>
          </table:table-cell>
          <table:table-cell table:style-name="ce34" table:formula="of:=COUNTIF([.F2:.F32];&quot;D&quot;)" office:value-type="float" office:value="3" calcext:value-type="float">
            <text:p>3</text:p>
          </table:table-cell>
          <table:table-cell table:style-name="ce34" table:formula="of:=COUNTIF([.G2:.G32];&quot;D&quot;)" office:value-type="float" office:value="2" calcext:value-type="float">
            <text:p>2</text:p>
          </table:table-cell>
          <table:table-cell table:style-name="ce34" table:formula="of:=COUNTIF([.H2:.H32];&quot;D&quot;)" office:value-type="float" office:value="6" calcext:value-type="float">
            <text:p>6</text:p>
          </table:table-cell>
          <table:table-cell table:style-name="ce34" table:formula="of:=COUNTIF([.I2:.I32];&quot;D&quot;)" office:value-type="float" office:value="8" calcext:value-type="float">
            <text:p>8</text:p>
          </table:table-cell>
          <table:table-cell table:style-name="ce34" table:formula="of:=COUNTIF([.J2:.J32];&quot;D&quot;)" office:value-type="float" office:value="4" calcext:value-type="float">
            <text:p>4</text:p>
          </table:table-cell>
          <table:table-cell table:style-name="ce34" table:formula="of:=COUNTIF([.K2:.K32];&quot;D&quot;)" office:value-type="float" office:value="3" calcext:value-type="float">
            <text:p>3</text:p>
          </table:table-cell>
          <table:table-cell table:style-name="ce34" table:formula="of:=COUNTIF([.L2:.L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3" calcext:value-type="float">
            <text:p>3</text:p>
          </table:table-cell>
          <table:table-cell table:style-name="ce34" table:formula="of:=COUNTIF([.E2:.E32];&quot;SO&quot;)" office:value-type="float" office:value="4" calcext:value-type="float">
            <text:p>4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4" calcext:value-type="float">
            <text:p>4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4" calcext:value-type="float">
            <text:p>4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34" table:formula="of:=COUNTIF([.L2:.L32];&quot;X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2" calcext:value-type="float">
            <text:p>2</text:p>
          </table:table-cell>
          <table:table-cell table:style-name="ce34" table:formula="of:=COUNTIF([.N2:.N32];&quot;ŠOŠ&quot;)" office:value-type="float" office:value="10" calcext:value-type="float">
            <text:p>10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2" calcext:value-type="float">
            <text:p>2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6" calcext:value-type="float">
            <text:p>6</text:p>
          </table:table-cell>
          <table:table-cell table:style-name="ce34" table:formula="of:=COUNTIF([.N2:.N32];&quot;ROD&quot;)" office:value-type="float" office:value="2" calcext:value-type="float">
            <text:p>2</text:p>
          </table:table-cell>
          <table:table-cell table:style-name="ce34" table:formula="of:=COUNTIF([.N2:.N32];&quot;DAN&quot;)" office:value-type="float" office:value="0" calcext:value-type="float">
            <text:p>0</text:p>
          </table:table-cell>
          <table:table-cell table:style-name="ce34" table:formula="of:=COUNTIF([.N2:.N32];&quot;MŠŠ&quot;)" office:value-type="float" office:value="5" calcext:value-type="float">
            <text:p>5</text:p>
          </table:table-cell>
          <table:table-cell table:style-name="ce34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 calcext:value-type="float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3" calcext:value-type="float">
            <text:p>3</text:p>
          </table:table-cell>
          <table:table-cell table:style-name="ce1" table:formula="of:=COUNTIF([.F2:.F32];&quot;U☺&quot;)+COUNTIF([.F2:.F32];&quot;U☻&quot;)+COUNTIF([.F2:.F32];&quot;U&quot;)" office:value-type="float" office:value="2" calcext:value-type="float">
            <text:p>2</text:p>
          </table:table-cell>
          <table:table-cell table:style-name="ce1" table:formula="of:=COUNTIF([.G2:.G32];&quot;U☺&quot;)+COUNTIF([.G2:.G32];&quot;U☻&quot;)+COUNTIF([.G2:.G32];&quot;U&quot;)" office:value-type="float" office:value="4" calcext:value-type="float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nij.B2:junij.B31">
            <calcext:condition calcext:apply-style-name="ConditionalStyle_74" calcext:value="=&quot;sob&quot;" calcext:base-cell-address="junij.B2"/>
            <calcext:condition calcext:apply-style-name="ConditionalStyle_75" calcext:value="=&quot;ned&quot;" calcext:base-cell-address="junij.B2"/>
          </calcext:conditional-format>
          <calcext:conditional-format calcext:target-range-address="junij.O2:junij.V31">
            <calcext:condition calcext:apply-style-name="ConditionalStyle_76" calcext:value="&lt;1" calcext:base-cell-address="junij.O2"/>
            <calcext:condition calcext:apply-style-name="ConditionalStyle_77" calcext:value="&gt;1" calcext:base-cell-address="junij.O2"/>
          </calcext:conditional-format>
          <calcext:conditional-format calcext:target-range-address="junij.W2:junij.W31">
            <calcext:condition calcext:apply-style-name="ConditionalStyle_78" calcext:value="!=0" calcext:base-cell-address="junij.W2"/>
          </calcext:conditional-format>
          <calcext:conditional-format calcext:target-range-address="junij.X2:junij.X31">
            <calcext:condition calcext:apply-style-name="ConditionalStyle_79" calcext:value="=1" calcext:base-cell-address="junij.X2"/>
            <calcext:condition calcext:apply-style-name="ConditionalStyle_80" calcext:value="&gt;1" calcext:base-cell-address="junij.X2"/>
          </calcext:conditional-format>
          <calcext:conditional-format calcext:target-range-address="junij.Y2:junij.Y31">
            <calcext:condition calcext:apply-style-name="ConditionalStyle_81" calcext:value="&lt;2" calcext:base-cell-address="junij.Y2"/>
            <calcext:condition calcext:apply-style-name="ConditionalStyle_82" calcext:value="&gt;2" calcext:base-cell-address="junij.Y2"/>
          </calcext:conditional-format>
        </calcext:conditional-formats>
      </table:table>
      <table:table table:name="julij" table:style-name="ta8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07-01" calcext:value-type="date">
            <text:p>1. VII. 10</text:p>
          </table:table-cell>
          <table:table-cell table:style-name="ce111" table:formula="of:=TEXT([.A2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43" office:value-type="string" calcext:value-type="string">
            <office:annotation draw:style-name="gr25" draw:text-style-name="P4" svg:width="2.85cm" svg:height="1.017cm" svg:x="14.246cm" svg:y="-0.013cm" draw:caption-point-x="-0.232cm" draw:caption-point-y="0.726cm">
              <dc:date>2022-03-21T00:00:00</dc:date>
              <text:p text:style-name="P3">Dopust: 10.-25.7</text:p>
              <text:p text:style-name="P3">14.-22.8,24.8</text:p>
            </office:annotation>
            <text:p>POT</text:p>
          </table:table-cell>
          <table:table-cell table:style-name="ce29" office:value-type="string" calcext:value-type="string">
            <text:p>AND</text:p>
          </table:table-cell>
          <table:table-cell table:style-name="ce115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15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15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15" table:formula="of:=COUNTIF([.C2:.L2];&quot;52&quot;)+COUNTIF([.C2:.L2];&quot;52$&quot;)+COUNTIF([.C2:.L2];&quot;52☻&quot;)" office:value-type="float" office:value="2" calcext:value-type="float">
            <text:p>2</text:p>
          </table:table-cell>
          <table:table-cell table:style-name="ce115" table:formula="of:=COUNTIF([.C2:.L2];&quot;51¶&quot;)" office:value-type="float" office:value="0" calcext:value-type="float">
            <text:p>0</text:p>
          </table:table-cell>
          <table:table-cell table:style-name="ce115" table:formula="of:=COUNTIF([.C2:.L2];&quot;52¶&quot;)" office:value-type="float" office:value="0" calcext:value-type="float">
            <text:p>0</text:p>
          </table:table-cell>
          <table:table-cell table:style-name="ce115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15" table:formula="of:=COUNTIF([.C2:.L2];&quot;KVIT&quot;)+COUNTIF([.C2:.L2];&quot;KVIT☻&quot;)+COUNTIF([.C2:.L2];&quot;kvit$&quot;)" office:value-type="float" office:value="1" calcext:value-type="float">
            <text:p>1</text:p>
          </table:table-cell>
          <table:table-cell table:style-name="ce116" table:formula="of:=COUNTBLANK([.C2:.L2])" office:value-type="float" office:value="1" calcext:value-type="float">
            <text:p>1</text:p>
          </table:table-cell>
          <table:table-cell table:style-name="ce117" table:formula="of:=COUNTIF([.C2:.L2];&quot;x&quot;)" office:value-type="float" office:value="1" calcext:value-type="float">
            <text:p>1</text:p>
          </table:table-cell>
          <table:table-cell table:style-name="ce118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3" calcext:value-type="float">
            <text:p>3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0-07-02" calcext:value-type="date">
            <text:p>2. VII. 10</text:p>
          </table:table-cell>
          <table:table-cell table:style-name="ce111" table:formula="of:=TEXT([.A3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"/>
          <table:table-cell table:style-name="ce43" office:value-type="string" calcext:value-type="string">
            <text:p><text:s/>ORO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15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15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15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15" table:formula="of:=COUNTIF([.C3:.L3];&quot;51¶&quot;)" office:value-type="float" office:value="1" calcext:value-type="float">
            <text:p>1</text:p>
          </table:table-cell>
          <table:table-cell table:style-name="ce115" table:formula="of:=COUNTIF([.C3:.L3];&quot;52¶&quot;)" office:value-type="float" office:value="0" calcext:value-type="float">
            <text:p>0</text:p>
          </table:table-cell>
          <table:table-cell table:style-name="ce115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15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16" table:formula="of:=COUNTBLANK([.C3:.L3])" office:value-type="float" office:value="1" calcext:value-type="float">
            <text:p>1</text:p>
          </table:table-cell>
          <table:table-cell table:style-name="ce117" table:formula="of:=COUNTIF([.C3:.L3];&quot;x&quot;)" office:value-type="float" office:value="0" calcext:value-type="float">
            <text:p>0</text:p>
          </table:table-cell>
          <table:table-cell table:style-name="ce118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1" calcext:value-type="float">
            <text:p>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03" calcext:value-type="date">
            <text:p>3. VII. 10</text:p>
          </table:table-cell>
          <table:table-cell table:style-name="ce112" table:formula="of:=TEXT([.A4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8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KOS</text:p>
          </table:table-cell>
          <table:table-cell table:style-name="ce115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15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15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15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115" table:formula="of:=COUNTIF([.C4:.L4];&quot;51¶&quot;)" office:value-type="float" office:value="0" calcext:value-type="float">
            <text:p>0</text:p>
          </table:table-cell>
          <table:table-cell table:style-name="ce115" table:formula="of:=COUNTIF([.C4:.L4];&quot;52¶&quot;)" office:value-type="float" office:value="0" calcext:value-type="float">
            <text:p>0</text:p>
          </table:table-cell>
          <table:table-cell table:style-name="ce115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15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16" table:formula="of:=COUNTBLANK([.C4:.L4])" office:value-type="float" office:value="9" calcext:value-type="float">
            <text:p>9</text:p>
          </table:table-cell>
          <table:table-cell table:style-name="ce117" table:formula="of:=COUNTIF([.C4:.L4];&quot;x&quot;)" office:value-type="float" office:value="0" calcext:value-type="float">
            <text:p>0</text:p>
          </table:table-cell>
          <table:table-cell table:style-name="ce118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04" calcext:value-type="date">
            <text:p>4. VII. 10</text:p>
          </table:table-cell>
          <table:table-cell table:style-name="ce112" table:formula="of:=TEXT([.A5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8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KOS</text:p>
          </table:table-cell>
          <table:table-cell table:style-name="ce115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15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15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115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15" table:formula="of:=COUNTIF([.C5:.L5];&quot;51¶&quot;)" office:value-type="float" office:value="0" calcext:value-type="float">
            <text:p>0</text:p>
          </table:table-cell>
          <table:table-cell table:style-name="ce115" table:formula="of:=COUNTIF([.C5:.L5];&quot;52¶&quot;)" office:value-type="float" office:value="0" calcext:value-type="float">
            <text:p>0</text:p>
          </table:table-cell>
          <table:table-cell table:style-name="ce115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15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116" table:formula="of:=COUNTBLANK([.C5:.L5])" office:value-type="float" office:value="9" calcext:value-type="float">
            <text:p>9</text:p>
          </table:table-cell>
          <table:table-cell table:style-name="ce117" table:formula="of:=COUNTIF([.C5:.L5];&quot;x&quot;)" office:value-type="float" office:value="0" calcext:value-type="float">
            <text:p>0</text:p>
          </table:table-cell>
          <table:table-cell table:style-name="ce118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05" calcext:value-type="date">
            <text:p>5. VII. 10</text:p>
          </table:table-cell>
          <table:table-cell table:style-name="ce111" table:formula="of:=TEXT([.A6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/>
          <table:table-cell table:style-name="ce43" office:value-type="string" calcext:value-type="string">
            <office:annotation draw:style-name="gr26" draw:text-style-name="P4" svg:width="2.85cm" svg:height="1.275cm" svg:x="14.246cm" svg:y="1.627cm" draw:caption-point-x="-0.232cm" draw:caption-point-y="1.901cm">
              <dc:date>2022-03-21T00:00:00</dc:date>
              <text:p text:style-name="P3">Dopust: 10.-25.7</text:p>
              <text:p text:style-name="P3">14.-22.8,24.8</text:p>
            </office:annotation>
            <text:p>POT</text:p>
          </table:table-cell>
          <table:table-cell table:style-name="ce29" office:value-type="string" calcext:value-type="string">
            <text:p>KOS</text:p>
          </table:table-cell>
          <table:table-cell table:style-name="ce115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15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15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15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15" table:formula="of:=COUNTIF([.C6:.L6];&quot;51¶&quot;)" office:value-type="float" office:value="0" calcext:value-type="float">
            <text:p>0</text:p>
          </table:table-cell>
          <table:table-cell table:style-name="ce115" table:formula="of:=COUNTIF([.C6:.L6];&quot;52¶&quot;)" office:value-type="float" office:value="0" calcext:value-type="float">
            <text:p>0</text:p>
          </table:table-cell>
          <table:table-cell table:style-name="ce115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15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116" table:formula="of:=COUNTBLANK([.C6:.L6])" office:value-type="float" office:value="2" calcext:value-type="float">
            <text:p>2</text:p>
          </table:table-cell>
          <table:table-cell table:style-name="ce117" table:formula="of:=COUNTIF([.C6:.L6];&quot;x&quot;)" office:value-type="float" office:value="0" calcext:value-type="float">
            <text:p>0</text:p>
          </table:table-cell>
          <table:table-cell table:style-name="ce118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06" calcext:value-type="date">
            <text:p>6. VII. 10</text:p>
          </table:table-cell>
          <table:table-cell table:style-name="ce111" table:formula="of:=TEXT([.A7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13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/>
          <table:table-cell table:style-name="ce84" office:value-type="string" calcext:value-type="string">
            <text:p>BER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15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15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15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15" table:formula="of:=COUNTIF([.C7:.L7];&quot;51¶&quot;)" office:value-type="float" office:value="0" calcext:value-type="float">
            <text:p>0</text:p>
          </table:table-cell>
          <table:table-cell table:style-name="ce115" table:formula="of:=COUNTIF([.C7:.L7];&quot;52¶&quot;)" office:value-type="float" office:value="0" calcext:value-type="float">
            <text:p>0</text:p>
          </table:table-cell>
          <table:table-cell table:style-name="ce115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15" table:formula="of:=COUNTIF([.C7:.L7];&quot;KVIT&quot;)+COUNTIF([.C7:.L7];&quot;KVIT☻&quot;)+COUNTIF([.C7:.L7];&quot;kvit$&quot;)" office:value-type="float" office:value="1" calcext:value-type="float">
            <text:p>1</text:p>
          </table:table-cell>
          <table:table-cell table:style-name="ce116" table:formula="of:=COUNTBLANK([.C7:.L7])" office:value-type="float" office:value="2" calcext:value-type="float">
            <text:p>2</text:p>
          </table:table-cell>
          <table:table-cell table:style-name="ce117" table:formula="of:=COUNTIF([.C7:.L7];&quot;x&quot;)" office:value-type="float" office:value="1" calcext:value-type="float">
            <text:p>1</text:p>
          </table:table-cell>
          <table:table-cell table:style-name="ce118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07" calcext:value-type="date">
            <text:p>7. VII. 10</text:p>
          </table:table-cell>
          <table:table-cell table:style-name="ce111" table:formula="of:=TEXT([.A8];&quot;Ddd&quot;)" office:value-type="string" office:string-value="sre" calcext:value-type="string">
            <text:p>sre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13"/>
          <table:table-cell table:style-name="ce43" office:value-type="string" calcext:value-type="string">
            <office:annotation draw:style-name="gr27" draw:text-style-name="P4" svg:width="2.85cm" svg:height="1.274cm" svg:x="14.246cm" svg:y="3.035cm" draw:caption-point-x="-0.232cm" draw:caption-point-y="1.901cm">
              <dc:date>2022-03-21T00:00:00</dc:date>
              <text:p text:style-name="P3">Dopust: 10.-25.7</text:p>
              <text:p text:style-name="P3">14.-22.8,24.8</text:p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15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15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15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15" table:formula="of:=COUNTIF([.C8:.L8];&quot;51¶&quot;)" office:value-type="float" office:value="0" calcext:value-type="float">
            <text:p>0</text:p>
          </table:table-cell>
          <table:table-cell table:style-name="ce115" table:formula="of:=COUNTIF([.C8:.L8];&quot;52¶&quot;)" office:value-type="float" office:value="1" calcext:value-type="float">
            <text:p>1</text:p>
          </table:table-cell>
          <table:table-cell table:style-name="ce115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15" table:formula="of:=COUNTIF([.C8:.L8];&quot;KVIT&quot;)+COUNTIF([.C8:.L8];&quot;KVIT☻&quot;)+COUNTIF([.C8:.L8];&quot;kvit$&quot;)" office:value-type="float" office:value="1" calcext:value-type="float">
            <text:p>1</text:p>
          </table:table-cell>
          <table:table-cell table:style-name="ce116" table:formula="of:=COUNTBLANK([.C8:.L8])" office:value-type="float" office:value="2" calcext:value-type="float">
            <text:p>2</text:p>
          </table:table-cell>
          <table:table-cell table:style-name="ce117" table:formula="of:=COUNTIF([.C8:.L8];&quot;x&quot;)" office:value-type="float" office:value="0" calcext:value-type="float">
            <text:p>0</text:p>
          </table:table-cell>
          <table:table-cell table:style-name="ce118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08" calcext:value-type="date">
            <text:p>8. VII. 10</text:p>
          </table:table-cell>
          <table:table-cell table:style-name="ce111" table:formula="of:=TEXT([.A9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13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/>
          <table:table-cell table:style-name="ce43" office:value-type="string" calcext:value-type="string">
            <text:p>JAN</text:p>
          </table:table-cell>
          <table:table-cell table:style-name="ce29" office:value-type="string" calcext:value-type="string">
            <text:p>KON</text:p>
          </table:table-cell>
          <table:table-cell table:style-name="ce115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15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15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15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15" table:formula="of:=COUNTIF([.C9:.L9];&quot;51¶&quot;)" office:value-type="float" office:value="0" calcext:value-type="float">
            <text:p>0</text:p>
          </table:table-cell>
          <table:table-cell table:style-name="ce115" table:formula="of:=COUNTIF([.C9:.L9];&quot;52¶&quot;)" office:value-type="float" office:value="0" calcext:value-type="float">
            <text:p>0</text:p>
          </table:table-cell>
          <table:table-cell table:style-name="ce115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15" table:formula="of:=COUNTIF([.C9:.L9];&quot;KVIT&quot;)+COUNTIF([.C9:.L9];&quot;KVIT☻&quot;)+COUNTIF([.C9:.L9];&quot;kvit$&quot;)" office:value-type="float" office:value="1" calcext:value-type="float">
            <text:p>1</text:p>
          </table:table-cell>
          <table:table-cell table:style-name="ce116" table:formula="of:=COUNTBLANK([.C9:.L9])" office:value-type="float" office:value="2" calcext:value-type="float">
            <text:p>2</text:p>
          </table:table-cell>
          <table:table-cell table:style-name="ce117" table:formula="of:=COUNTIF([.C9:.L9];&quot;x&quot;)" office:value-type="float" office:value="1" calcext:value-type="float">
            <text:p>1</text:p>
          </table:table-cell>
          <table:table-cell table:style-name="ce118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09" calcext:value-type="date">
            <text:p>9. VII. 10</text:p>
          </table:table-cell>
          <table:table-cell table:style-name="ce111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13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/>
          <table:table-cell table:style-name="ce84" office:value-type="string" calcext:value-type="string">
            <text:p>BER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15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15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15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15" table:formula="of:=COUNTIF([.C10:.L10];&quot;51¶&quot;)" office:value-type="float" office:value="1" calcext:value-type="float">
            <text:p>1</text:p>
          </table:table-cell>
          <table:table-cell table:style-name="ce115" table:formula="of:=COUNTIF([.C10:.L10];&quot;52¶&quot;)" office:value-type="float" office:value="0" calcext:value-type="float">
            <text:p>0</text:p>
          </table:table-cell>
          <table:table-cell table:style-name="ce115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15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116" table:formula="of:=COUNTBLANK([.C10:.L10])" office:value-type="float" office:value="2" calcext:value-type="float">
            <text:p>2</text:p>
          </table:table-cell>
          <table:table-cell table:style-name="ce117" table:formula="of:=COUNTIF([.C10:.L10];&quot;x&quot;)" office:value-type="float" office:value="0" calcext:value-type="float">
            <text:p>0</text:p>
          </table:table-cell>
          <table:table-cell table:style-name="ce118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10" calcext:value-type="date">
            <text:p>10. VII. 10</text:p>
          </table:table-cell>
          <table:table-cell table:style-name="ce112" table:formula="of:=TEXT([.A11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6"/>
          <table:table-cell table:style-name="ce114" office:value-type="string" calcext:value-type="string">
            <text:p>KON</text:p>
          </table:table-cell>
          <table:table-cell table:style-name="ce41" office:value-type="string" calcext:value-type="string">
            <text:p>MŠŠ</text:p>
          </table:table-cell>
          <table:table-cell table:style-name="ce115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15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15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15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115" table:formula="of:=COUNTIF([.C11:.L11];&quot;51¶&quot;)" office:value-type="float" office:value="0" calcext:value-type="float">
            <text:p>0</text:p>
          </table:table-cell>
          <table:table-cell table:style-name="ce115" table:formula="of:=COUNTIF([.C11:.L11];&quot;52¶&quot;)" office:value-type="float" office:value="0" calcext:value-type="float">
            <text:p>0</text:p>
          </table:table-cell>
          <table:table-cell table:style-name="ce115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15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16" table:formula="of:=COUNTBLANK([.C11:.L11])" office:value-type="float" office:value="8" calcext:value-type="float">
            <text:p>8</text:p>
          </table:table-cell>
          <table:table-cell table:style-name="ce117" table:formula="of:=COUNTIF([.C11:.L11];&quot;x&quot;)" office:value-type="float" office:value="0" calcext:value-type="float">
            <text:p>0</text:p>
          </table:table-cell>
          <table:table-cell table:style-name="ce118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11" calcext:value-type="date">
            <text:p>11. VII. 10</text:p>
          </table:table-cell>
          <table:table-cell table:style-name="ce112" table:formula="of:=TEXT([.A1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9"/>
          <table:table-cell table:style-name="ce83" office:value-type="string" calcext:value-type="string">
            <text:p>BER</text:p>
          </table:table-cell>
          <table:table-cell table:style-name="ce41" office:value-type="string" calcext:value-type="string">
            <text:p>KON</text:p>
          </table:table-cell>
          <table:table-cell table:style-name="ce115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15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15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115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15" table:formula="of:=COUNTIF([.C12:.L12];&quot;51¶&quot;)" office:value-type="float" office:value="0" calcext:value-type="float">
            <text:p>0</text:p>
          </table:table-cell>
          <table:table-cell table:style-name="ce115" table:formula="of:=COUNTIF([.C12:.L12];&quot;52¶&quot;)" office:value-type="float" office:value="0" calcext:value-type="float">
            <text:p>0</text:p>
          </table:table-cell>
          <table:table-cell table:style-name="ce115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15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116" table:formula="of:=COUNTBLANK([.C12:.L12])" office:value-type="float" office:value="9" calcext:value-type="float">
            <text:p>9</text:p>
          </table:table-cell>
          <table:table-cell table:style-name="ce117" table:formula="of:=COUNTIF([.C12:.L12];&quot;x&quot;)" office:value-type="float" office:value="0" calcext:value-type="float">
            <text:p>0</text:p>
          </table:table-cell>
          <table:table-cell table:style-name="ce118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12" calcext:value-type="date">
            <text:p>12. VII. 10</text:p>
          </table:table-cell>
          <table:table-cell table:style-name="ce111" table:formula="of:=TEXT([.A13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15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15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15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15" table:formula="of:=COUNTIF([.C13:.L13];&quot;51¶&quot;)" office:value-type="float" office:value="0" calcext:value-type="float">
            <text:p>0</text:p>
          </table:table-cell>
          <table:table-cell table:style-name="ce115" table:formula="of:=COUNTIF([.C13:.L13];&quot;52¶&quot;)" office:value-type="float" office:value="0" calcext:value-type="float">
            <text:p>0</text:p>
          </table:table-cell>
          <table:table-cell table:style-name="ce115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15" table:formula="of:=COUNTIF([.C13:.L13];&quot;KVIT&quot;)+COUNTIF([.C13:.L13];&quot;KVIT☻&quot;)+COUNTIF([.C13:.L13];&quot;kvit$&quot;)" office:value-type="float" office:value="1" calcext:value-type="float">
            <text:p>1</text:p>
          </table:table-cell>
          <table:table-cell table:style-name="ce116" table:formula="of:=COUNTBLANK([.C13:.L13])" office:value-type="float" office:value="2" calcext:value-type="float">
            <text:p>2</text:p>
          </table:table-cell>
          <table:table-cell table:style-name="ce117" table:formula="of:=COUNTIF([.C13:.L13];&quot;x&quot;)" office:value-type="float" office:value="1" calcext:value-type="float">
            <text:p>1</text:p>
          </table:table-cell>
          <table:table-cell table:style-name="ce118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13" calcext:value-type="date">
            <text:p>13. VII. 10</text:p>
          </table:table-cell>
          <table:table-cell table:style-name="ce111" table:formula="of:=TEXT([.A14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13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/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115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15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15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15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15" table:formula="of:=COUNTIF([.C14:.L14];&quot;51¶&quot;)" office:value-type="float" office:value="0" calcext:value-type="float">
            <text:p>0</text:p>
          </table:table-cell>
          <table:table-cell table:style-name="ce115" table:formula="of:=COUNTIF([.C14:.L14];&quot;52¶&quot;)" office:value-type="float" office:value="0" calcext:value-type="float">
            <text:p>0</text:p>
          </table:table-cell>
          <table:table-cell table:style-name="ce115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15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16" table:formula="of:=COUNTBLANK([.C14:.L14])" office:value-type="float" office:value="2" calcext:value-type="float">
            <text:p>2</text:p>
          </table:table-cell>
          <table:table-cell table:style-name="ce117" table:formula="of:=COUNTIF([.C14:.L14];&quot;x&quot;)" office:value-type="float" office:value="1" calcext:value-type="float">
            <text:p>1</text:p>
          </table:table-cell>
          <table:table-cell table:style-name="ce118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14" calcext:value-type="date">
            <text:p>14. VII. 10</text:p>
          </table:table-cell>
          <table:table-cell table:style-name="ce111" table:formula="of:=TEXT([.A15];&quot;Ddd&quot;)" office:value-type="string" office:string-value="sre" calcext:value-type="string">
            <text:p>sre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13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/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15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15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15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15" table:formula="of:=COUNTIF([.C15:.L15];&quot;51¶&quot;)" office:value-type="float" office:value="0" calcext:value-type="float">
            <text:p>0</text:p>
          </table:table-cell>
          <table:table-cell table:style-name="ce115" table:formula="of:=COUNTIF([.C15:.L15];&quot;52¶&quot;)" office:value-type="float" office:value="0" calcext:value-type="float">
            <text:p>0</text:p>
          </table:table-cell>
          <table:table-cell table:style-name="ce115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15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116" table:formula="of:=COUNTBLANK([.C15:.L15])" office:value-type="float" office:value="2" calcext:value-type="float">
            <text:p>2</text:p>
          </table:table-cell>
          <table:table-cell table:style-name="ce117" table:formula="of:=COUNTIF([.C15:.L15];&quot;x&quot;)" office:value-type="float" office:value="1" calcext:value-type="float">
            <text:p>1</text:p>
          </table:table-cell>
          <table:table-cell table:style-name="ce118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15" calcext:value-type="date">
            <text:p>15. VII. 10</text:p>
          </table:table-cell>
          <table:table-cell table:style-name="ce111" table:formula="of:=TEXT([.A16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13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/>
          <table:table-cell table:style-name="ce84" office:value-type="string" calcext:value-type="string">
            <text:p>BER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15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15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15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15" table:formula="of:=COUNTIF([.C16:.L16];&quot;51¶&quot;)" office:value-type="float" office:value="0" calcext:value-type="float">
            <text:p>0</text:p>
          </table:table-cell>
          <table:table-cell table:style-name="ce115" table:formula="of:=COUNTIF([.C16:.L16];&quot;52¶&quot;)" office:value-type="float" office:value="0" calcext:value-type="float">
            <text:p>0</text:p>
          </table:table-cell>
          <table:table-cell table:style-name="ce115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15" table:formula="of:=COUNTIF([.C16:.L16];&quot;KVIT&quot;)+COUNTIF([.C16:.L16];&quot;KVIT☻&quot;)+COUNTIF([.C16:.L16];&quot;kvit$&quot;)" office:value-type="float" office:value="1" calcext:value-type="float">
            <text:p>1</text:p>
          </table:table-cell>
          <table:table-cell table:style-name="ce116" table:formula="of:=COUNTBLANK([.C16:.L16])" office:value-type="float" office:value="2" calcext:value-type="float">
            <text:p>2</text:p>
          </table:table-cell>
          <table:table-cell table:style-name="ce117" table:formula="of:=COUNTIF([.C16:.L16];&quot;x&quot;)" office:value-type="float" office:value="1" calcext:value-type="float">
            <text:p>1</text:p>
          </table:table-cell>
          <table:table-cell table:style-name="ce118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16" calcext:value-type="date">
            <text:p>16. VII. 10</text:p>
          </table:table-cell>
          <table:table-cell table:style-name="ce111" table:formula="of:=TEXT([.A17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13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KOS</text:p>
          </table:table-cell>
          <table:table-cell table:style-name="ce115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15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15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15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15" table:formula="of:=COUNTIF([.C17:.L17];&quot;51¶&quot;)" office:value-type="float" office:value="0" calcext:value-type="float">
            <text:p>0</text:p>
          </table:table-cell>
          <table:table-cell table:style-name="ce115" table:formula="of:=COUNTIF([.C17:.L17];&quot;52¶&quot;)" office:value-type="float" office:value="0" calcext:value-type="float">
            <text:p>0</text:p>
          </table:table-cell>
          <table:table-cell table:style-name="ce115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15" table:formula="of:=COUNTIF([.C17:.L17];&quot;KVIT&quot;)+COUNTIF([.C17:.L17];&quot;KVIT☻&quot;)+COUNTIF([.C17:.L17];&quot;kvit$&quot;)" office:value-type="float" office:value="1" calcext:value-type="float">
            <text:p>1</text:p>
          </table:table-cell>
          <table:table-cell table:style-name="ce116" table:formula="of:=COUNTBLANK([.C17:.L17])" office:value-type="float" office:value="2" calcext:value-type="float">
            <text:p>2</text:p>
          </table:table-cell>
          <table:table-cell table:style-name="ce117" table:formula="of:=COUNTIF([.C17:.L17];&quot;x&quot;)" office:value-type="float" office:value="1" calcext:value-type="float">
            <text:p>1</text:p>
          </table:table-cell>
          <table:table-cell table:style-name="ce118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17" calcext:value-type="date">
            <text:p>17. VII. 10</text:p>
          </table:table-cell>
          <table:table-cell table:style-name="ce112" table:formula="of:=TEXT([.A18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 office:value-type="string" calcext:value-type="string">
            <text:p>KOS</text:p>
          </table:table-cell>
          <table:table-cell table:style-name="ce41" office:value-type="string" calcext:value-type="string">
            <text:p>AND</text:p>
          </table:table-cell>
          <table:table-cell table:style-name="ce115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15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15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15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15" table:formula="of:=COUNTIF([.C18:.L18];&quot;51¶&quot;)" office:value-type="float" office:value="0" calcext:value-type="float">
            <text:p>0</text:p>
          </table:table-cell>
          <table:table-cell table:style-name="ce115" table:formula="of:=COUNTIF([.C18:.L18];&quot;52¶&quot;)" office:value-type="float" office:value="0" calcext:value-type="float">
            <text:p>0</text:p>
          </table:table-cell>
          <table:table-cell table:style-name="ce115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15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116" table:formula="of:=COUNTBLANK([.C18:.L18])" office:value-type="float" office:value="8" calcext:value-type="float">
            <text:p>8</text:p>
          </table:table-cell>
          <table:table-cell table:style-name="ce117" table:formula="of:=COUNTIF([.C18:.L18];&quot;x&quot;)" office:value-type="float" office:value="0" calcext:value-type="float">
            <text:p>0</text:p>
          </table:table-cell>
          <table:table-cell table:style-name="ce118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18" calcext:value-type="date">
            <text:p>18. VII. 10</text:p>
          </table:table-cell>
          <table:table-cell table:style-name="ce112" table:formula="of:=TEXT([.A19];&quot;Ddd&quot;)" office:value-type="string" office:string-value="ned" calcext:value-type="string">
            <text:p>ned</text:p>
          </table:table-cell>
          <table:table-cell table:style-name="ce31" table:number-columns-repeated="8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83" office:value-type="string" calcext:value-type="string">
            <text:p><text:s/>VIN</text:p>
          </table:table-cell>
          <table:table-cell table:style-name="ce41" office:value-type="string" calcext:value-type="string">
            <text:p>AND</text:p>
          </table:table-cell>
          <table:table-cell table:style-name="ce115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15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15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15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115" table:formula="of:=COUNTIF([.C19:.L19];&quot;51¶&quot;)" office:value-type="float" office:value="0" calcext:value-type="float">
            <text:p>0</text:p>
          </table:table-cell>
          <table:table-cell table:style-name="ce115" table:formula="of:=COUNTIF([.C19:.L19];&quot;52¶&quot;)" office:value-type="float" office:value="0" calcext:value-type="float">
            <text:p>0</text:p>
          </table:table-cell>
          <table:table-cell table:style-name="ce115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15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116" table:formula="of:=COUNTBLANK([.C19:.L19])" office:value-type="float" office:value="9" calcext:value-type="float">
            <text:p>9</text:p>
          </table:table-cell>
          <table:table-cell table:style-name="ce117" table:formula="of:=COUNTIF([.C19:.L19];&quot;x&quot;)" office:value-type="float" office:value="0" calcext:value-type="float">
            <text:p>0</text:p>
          </table:table-cell>
          <table:table-cell table:style-name="ce118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19" calcext:value-type="date">
            <text:p>19. VII. 10</text:p>
          </table:table-cell>
          <table:table-cell table:style-name="ce111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28" draw:text-style-name="P2" svg:width="2.959cm" svg:height="1.937cm" svg:x="7.256cm" svg:y="11.469cm" draw:caption-point-x="-0.243cm" draw:caption-point-y="1.913cm">
              <dc:date>2022-03-21T00:00:00</dc:date>
              <text:p text:style-name="P1">Julij: 19. do 15. Avg</text:p>
              <text:p text:style-name="P1"/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29" draw:text-style-name="P2" svg:width="2.959cm" svg:height="2.127cm" svg:x="8.256cm" svg:y="11.469cm" draw:caption-point-x="-0.243cm" draw:caption-point-y="1.913cm">
              <dc:date>2022-03-21T00:00:00</dc:date>
              <text:p text:style-name="P1">19.7-13.8 letni dopust</text:p>
              <text:p text:style-name="P1">- 13.9-17.9 letni dopust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/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AND</text:p>
          </table:table-cell>
          <table:table-cell table:style-name="ce115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15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15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15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15" table:formula="of:=COUNTIF([.C20:.L20];&quot;51¶&quot;)" office:value-type="float" office:value="0" calcext:value-type="float">
            <text:p>0</text:p>
          </table:table-cell>
          <table:table-cell table:style-name="ce115" table:formula="of:=COUNTIF([.C20:.L20];&quot;52¶&quot;)" office:value-type="float" office:value="0" calcext:value-type="float">
            <text:p>0</text:p>
          </table:table-cell>
          <table:table-cell table:style-name="ce115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15" table:formula="of:=COUNTIF([.C20:.L20];&quot;KVIT&quot;)+COUNTIF([.C20:.L20];&quot;KVIT☻&quot;)+COUNTIF([.C20:.L20];&quot;kvit$&quot;)" office:value-type="float" office:value="1" calcext:value-type="float">
            <text:p>1</text:p>
          </table:table-cell>
          <table:table-cell table:style-name="ce116" table:formula="of:=COUNTBLANK([.C20:.L20])" office:value-type="float" office:value="1" calcext:value-type="float">
            <text:p>1</text:p>
          </table:table-cell>
          <table:table-cell table:style-name="ce117" table:formula="of:=COUNTIF([.C20:.L20];&quot;x&quot;)" office:value-type="float" office:value="1" calcext:value-type="float">
            <text:p>1</text:p>
          </table:table-cell>
          <table:table-cell table:style-name="ce118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0" calcext:value-type="date">
            <text:p>20. VII. 10</text:p>
          </table:table-cell>
          <table:table-cell table:style-name="ce111" table:formula="of:=TEXT([.A21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84" office:value-type="string" calcext:value-type="string">
            <text:p>BER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15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15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15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15" table:formula="of:=COUNTIF([.C21:.L21];&quot;51¶&quot;)" office:value-type="float" office:value="0" calcext:value-type="float">
            <text:p>0</text:p>
          </table:table-cell>
          <table:table-cell table:style-name="ce115" table:formula="of:=COUNTIF([.C21:.L21];&quot;52¶&quot;)" office:value-type="float" office:value="0" calcext:value-type="float">
            <text:p>0</text:p>
          </table:table-cell>
          <table:table-cell table:style-name="ce115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15" table:formula="of:=COUNTIF([.C21:.L21];&quot;KVIT&quot;)+COUNTIF([.C21:.L21];&quot;KVIT☻&quot;)+COUNTIF([.C21:.L21];&quot;kvit$&quot;)" office:value-type="float" office:value="1" calcext:value-type="float">
            <text:p>1</text:p>
          </table:table-cell>
          <table:table-cell table:style-name="ce116" table:formula="of:=COUNTBLANK([.C21:.L21])" office:value-type="float" office:value="1" calcext:value-type="float">
            <text:p>1</text:p>
          </table:table-cell>
          <table:table-cell table:style-name="ce117" table:formula="of:=COUNTIF([.C21:.L21];&quot;x&quot;)" office:value-type="float" office:value="1" calcext:value-type="float">
            <text:p>1</text:p>
          </table:table-cell>
          <table:table-cell table:style-name="ce118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1" calcext:value-type="date">
            <text:p>21. VII. 10</text:p>
          </table:table-cell>
          <table:table-cell table:style-name="ce111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15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15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15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15" table:formula="of:=COUNTIF([.C22:.L22];&quot;51¶&quot;)" office:value-type="float" office:value="0" calcext:value-type="float">
            <text:p>0</text:p>
          </table:table-cell>
          <table:table-cell table:style-name="ce115" table:formula="of:=COUNTIF([.C22:.L22];&quot;52¶&quot;)" office:value-type="float" office:value="0" calcext:value-type="float">
            <text:p>0</text:p>
          </table:table-cell>
          <table:table-cell table:style-name="ce115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15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116" table:formula="of:=COUNTBLANK([.C22:.L22])" office:value-type="float" office:value="1" calcext:value-type="float">
            <text:p>1</text:p>
          </table:table-cell>
          <table:table-cell table:style-name="ce117" table:formula="of:=COUNTIF([.C22:.L22];&quot;x&quot;)" office:value-type="float" office:value="1" calcext:value-type="float">
            <text:p>1</text:p>
          </table:table-cell>
          <table:table-cell table:style-name="ce118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2" calcext:value-type="date">
            <text:p>22. VII. 10</text:p>
          </table:table-cell>
          <table:table-cell table:style-name="ce111" table:formula="of:=TEXT([.A23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/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15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15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15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15" table:formula="of:=COUNTIF([.C23:.L23];&quot;51¶&quot;)" office:value-type="float" office:value="0" calcext:value-type="float">
            <text:p>0</text:p>
          </table:table-cell>
          <table:table-cell table:style-name="ce115" table:formula="of:=COUNTIF([.C23:.L23];&quot;52¶&quot;)" office:value-type="float" office:value="0" calcext:value-type="float">
            <text:p>0</text:p>
          </table:table-cell>
          <table:table-cell table:style-name="ce115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15" table:formula="of:=COUNTIF([.C23:.L23];&quot;KVIT&quot;)+COUNTIF([.C23:.L23];&quot;KVIT☻&quot;)+COUNTIF([.C23:.L23];&quot;kvit$&quot;)" office:value-type="float" office:value="1" calcext:value-type="float">
            <text:p>1</text:p>
          </table:table-cell>
          <table:table-cell table:style-name="ce116" table:formula="of:=COUNTBLANK([.C23:.L23])" office:value-type="float" office:value="1" calcext:value-type="float">
            <text:p>1</text:p>
          </table:table-cell>
          <table:table-cell table:style-name="ce117" table:formula="of:=COUNTIF([.C23:.L23];&quot;x&quot;)" office:value-type="float" office:value="1" calcext:value-type="float">
            <text:p>1</text:p>
          </table:table-cell>
          <table:table-cell table:style-name="ce118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3" calcext:value-type="date">
            <text:p>23. VII. 10</text:p>
          </table:table-cell>
          <table:table-cell table:style-name="ce111" table:formula="of:=TEXT([.A24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/>
          <table:table-cell table:style-name="ce84" office:value-type="string" calcext:value-type="string">
            <text:p>BER</text:p>
          </table:table-cell>
          <table:table-cell table:style-name="ce29" office:value-type="string" calcext:value-type="string">
            <text:p>ROD</text:p>
          </table:table-cell>
          <table:table-cell table:style-name="ce115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15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15" table:formula="of:=COUNTIF([.C24:.L24];&quot;51&quot;)+COUNTIF([.C24:.L24];&quot;51$&quot;)+COUNTIF([.C24:.L24];&quot;51☻&quot;)" office:value-type="float" office:value="2" calcext:value-type="float">
            <text:p>2</text:p>
          </table:table-cell>
          <table:table-cell table:style-name="ce115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15" table:formula="of:=COUNTIF([.C24:.L24];&quot;51¶&quot;)" office:value-type="float" office:value="0" calcext:value-type="float">
            <text:p>0</text:p>
          </table:table-cell>
          <table:table-cell table:style-name="ce115" table:formula="of:=COUNTIF([.C24:.L24];&quot;52¶&quot;)" office:value-type="float" office:value="0" calcext:value-type="float">
            <text:p>0</text:p>
          </table:table-cell>
          <table:table-cell table:style-name="ce115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15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116" table:formula="of:=COUNTBLANK([.C24:.L24])" office:value-type="float" office:value="1" calcext:value-type="float">
            <text:p>1</text:p>
          </table:table-cell>
          <table:table-cell table:style-name="ce117" table:formula="of:=COUNTIF([.C24:.L24];&quot;x&quot;)" office:value-type="float" office:value="1" calcext:value-type="float">
            <text:p>1</text:p>
          </table:table-cell>
          <table:table-cell table:style-name="ce118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24" calcext:value-type="date">
            <text:p>24. VII. 10</text:p>
          </table:table-cell>
          <table:table-cell table:style-name="ce112" table:formula="of:=TEXT([.A25];&quot;Ddd&quot;)" office:value-type="string" office:string-value="sob" calcext:value-type="string">
            <text:p>sob</text:p>
          </table:table-cell>
          <table:table-cell table:style-name="ce31" table:number-columns-repeated="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PIN</text:p>
          </table:table-cell>
          <table:table-cell table:style-name="ce115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15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15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15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15" table:formula="of:=COUNTIF([.C25:.L25];&quot;51¶&quot;)" office:value-type="float" office:value="0" calcext:value-type="float">
            <text:p>0</text:p>
          </table:table-cell>
          <table:table-cell table:style-name="ce115" table:formula="of:=COUNTIF([.C25:.L25];&quot;52¶&quot;)" office:value-type="float" office:value="0" calcext:value-type="float">
            <text:p>0</text:p>
          </table:table-cell>
          <table:table-cell table:style-name="ce115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15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116" table:formula="of:=COUNTBLANK([.C25:.L25])" office:value-type="float" office:value="8" calcext:value-type="float">
            <text:p>8</text:p>
          </table:table-cell>
          <table:table-cell table:style-name="ce117" table:formula="of:=COUNTIF([.C25:.L25];&quot;x&quot;)" office:value-type="float" office:value="0" calcext:value-type="float">
            <text:p>0</text:p>
          </table:table-cell>
          <table:table-cell table:style-name="ce118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7-25" calcext:value-type="date">
            <text:p>25. VII. 10</text:p>
          </table:table-cell>
          <table:table-cell table:style-name="ce112" table:formula="of:=TEXT([.A26];&quot;Ddd&quot;)" office:value-type="string" office:string-value="ned" calcext:value-type="string">
            <text:p>ned</text:p>
          </table:table-cell>
          <table:table-cell table:style-name="ce31" table:number-columns-repeated="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1" office:value-type="string" calcext:value-type="string">
            <text:p>ŠTI</text:p>
          </table:table-cell>
          <table:table-cell table:style-name="ce41" office:value-type="string" calcext:value-type="string">
            <text:p>PIN</text:p>
          </table:table-cell>
          <table:table-cell table:style-name="ce115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15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15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15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15" table:formula="of:=COUNTIF([.C26:.L26];&quot;51¶&quot;)" office:value-type="float" office:value="0" calcext:value-type="float">
            <text:p>0</text:p>
          </table:table-cell>
          <table:table-cell table:style-name="ce115" table:formula="of:=COUNTIF([.C26:.L26];&quot;52¶&quot;)" office:value-type="float" office:value="0" calcext:value-type="float">
            <text:p>0</text:p>
          </table:table-cell>
          <table:table-cell table:style-name="ce115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15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16" table:formula="of:=COUNTBLANK([.C26:.L26])" office:value-type="float" office:value="9" calcext:value-type="float">
            <text:p>9</text:p>
          </table:table-cell>
          <table:table-cell table:style-name="ce117" table:formula="of:=COUNTIF([.C26:.L26];&quot;x&quot;)" office:value-type="float" office:value="0" calcext:value-type="float">
            <text:p>0</text:p>
          </table:table-cell>
          <table:table-cell table:style-name="ce118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6" calcext:value-type="date">
            <text:p>26. VII. 10</text:p>
          </table:table-cell>
          <table:table-cell table:style-name="ce111" table:formula="of:=TEXT([.A27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/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ROD</text:p>
          </table:table-cell>
          <table:table-cell table:style-name="ce115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15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15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15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15" table:formula="of:=COUNTIF([.C27:.L27];&quot;51¶&quot;)" office:value-type="float" office:value="1" calcext:value-type="float">
            <text:p>1</text:p>
          </table:table-cell>
          <table:table-cell table:style-name="ce115" table:formula="of:=COUNTIF([.C27:.L27];&quot;52¶&quot;)" office:value-type="float" office:value="0" calcext:value-type="float">
            <text:p>0</text:p>
          </table:table-cell>
          <table:table-cell table:style-name="ce115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15" table:formula="of:=COUNTIF([.C27:.L27];&quot;KVIT&quot;)+COUNTIF([.C27:.L27];&quot;KVIT☻&quot;)+COUNTIF([.C27:.L27];&quot;kvit$&quot;)" office:value-type="float" office:value="1" calcext:value-type="float">
            <text:p>1</text:p>
          </table:table-cell>
          <table:table-cell table:style-name="ce116" table:formula="of:=COUNTBLANK([.C27:.L27])" office:value-type="float" office:value="1" calcext:value-type="float">
            <text:p>1</text:p>
          </table:table-cell>
          <table:table-cell table:style-name="ce117" table:formula="of:=COUNTIF([.C27:.L27];&quot;x&quot;)" office:value-type="float" office:value="1" calcext:value-type="float">
            <text:p>1</text:p>
          </table:table-cell>
          <table:table-cell table:style-name="ce118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7" calcext:value-type="date">
            <text:p>27. VII. 10</text:p>
          </table:table-cell>
          <table:table-cell table:style-name="ce111" table:formula="of:=TEXT([.A28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/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ROD</text:p>
          </table:table-cell>
          <table:table-cell table:style-name="ce115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15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15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15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15" table:formula="of:=COUNTIF([.C28:.L28];&quot;51¶&quot;)" office:value-type="float" office:value="1" calcext:value-type="float">
            <text:p>1</text:p>
          </table:table-cell>
          <table:table-cell table:style-name="ce115" table:formula="of:=COUNTIF([.C28:.L28];&quot;52¶&quot;)" office:value-type="float" office:value="0" calcext:value-type="float">
            <text:p>0</text:p>
          </table:table-cell>
          <table:table-cell table:style-name="ce115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15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16" table:formula="of:=COUNTBLANK([.C28:.L28])" office:value-type="float" office:value="1" calcext:value-type="float">
            <text:p>1</text:p>
          </table:table-cell>
          <table:table-cell table:style-name="ce117" table:formula="of:=COUNTIF([.C28:.L28];&quot;x&quot;)" office:value-type="float" office:value="1" calcext:value-type="float">
            <text:p>1</text:p>
          </table:table-cell>
          <table:table-cell table:style-name="ce118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8" calcext:value-type="date">
            <text:p>28. VII. 10</text:p>
          </table:table-cell>
          <table:table-cell table:style-name="ce111" table:formula="of:=TEXT([.A29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/>
          <table:table-cell table:style-name="ce43" office:value-type="string" calcext:value-type="string">
            <office:annotation draw:style-name="gr30" draw:text-style-name="P4" svg:width="2.85cm" svg:height="1.265cm" svg:x="14.246cm" svg:y="17.793cm" draw:caption-point-x="-0.232cm" draw:caption-point-y="1.923cm">
              <dc:date>2022-03-21T00:00:00</dc:date>
              <text:p text:style-name="P3">Dopust: 10.-25.7</text:p>
              <text:p text:style-name="P3">14.-22.8,24.8</text:p>
            </office:annotation>
            <text:p>POT</text:p>
          </table:table-cell>
          <table:table-cell table:style-name="ce29" office:value-type="string" calcext:value-type="string">
            <text:p>ROD</text:p>
          </table:table-cell>
          <table:table-cell table:style-name="ce115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15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15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15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15" table:formula="of:=COUNTIF([.C29:.L29];&quot;51¶&quot;)" office:value-type="float" office:value="1" calcext:value-type="float">
            <text:p>1</text:p>
          </table:table-cell>
          <table:table-cell table:style-name="ce115" table:formula="of:=COUNTIF([.C29:.L29];&quot;52¶&quot;)" office:value-type="float" office:value="0" calcext:value-type="float">
            <text:p>0</text:p>
          </table:table-cell>
          <table:table-cell table:style-name="ce115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15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16" table:formula="of:=COUNTBLANK([.C29:.L29])" office:value-type="float" office:value="1" calcext:value-type="float">
            <text:p>1</text:p>
          </table:table-cell>
          <table:table-cell table:style-name="ce117" table:formula="of:=COUNTIF([.C29:.L29];&quot;x&quot;)" office:value-type="float" office:value="1" calcext:value-type="float">
            <text:p>1</text:p>
          </table:table-cell>
          <table:table-cell table:style-name="ce118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7-29" calcext:value-type="date">
            <text:p>29. VII. 10</text:p>
          </table:table-cell>
          <table:table-cell table:style-name="ce111" table:formula="of:=TEXT([.A30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/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15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15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15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15" table:formula="of:=COUNTIF([.C30:.L30];&quot;51¶&quot;)" office:value-type="float" office:value="1" calcext:value-type="float">
            <text:p>1</text:p>
          </table:table-cell>
          <table:table-cell table:style-name="ce115" table:formula="of:=COUNTIF([.C30:.L30];&quot;52¶&quot;)" office:value-type="float" office:value="0" calcext:value-type="float">
            <text:p>0</text:p>
          </table:table-cell>
          <table:table-cell table:style-name="ce115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15" table:formula="of:=COUNTIF([.C30:.L30];&quot;KVIT&quot;)+COUNTIF([.C30:.L30];&quot;KVIT☻&quot;)+COUNTIF([.C30:.L30];&quot;kvit$&quot;)" office:value-type="float" office:value="1" calcext:value-type="float">
            <text:p>1</text:p>
          </table:table-cell>
          <table:table-cell table:style-name="ce116" table:formula="of:=COUNTBLANK([.C30:.L30])" office:value-type="float" office:value="1" calcext:value-type="float">
            <text:p>1</text:p>
          </table:table-cell>
          <table:table-cell table:style-name="ce117" table:formula="of:=COUNTIF([.C30:.L30];&quot;x&quot;)" office:value-type="float" office:value="1" calcext:value-type="float">
            <text:p>1</text:p>
          </table:table-cell>
          <table:table-cell table:style-name="ce118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7-30" calcext:value-type="date">
            <text:p>30. VII. 10</text:p>
          </table:table-cell>
          <table:table-cell table:style-name="ce111" table:formula="of:=TEXT([.A3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/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15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15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15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15" table:formula="of:=COUNTIF([.C31:.L31];&quot;51¶&quot;)" office:value-type="float" office:value="0" calcext:value-type="float">
            <text:p>0</text:p>
          </table:table-cell>
          <table:table-cell table:style-name="ce115" table:formula="of:=COUNTIF([.C31:.L31];&quot;52¶&quot;)" office:value-type="float" office:value="0" calcext:value-type="float">
            <text:p>0</text:p>
          </table:table-cell>
          <table:table-cell table:style-name="ce115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15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116" table:formula="of:=COUNTBLANK([.C31:.L31])" office:value-type="float" office:value="1" calcext:value-type="float">
            <text:p>1</text:p>
          </table:table-cell>
          <table:table-cell table:style-name="ce117" table:formula="of:=COUNTIF([.C31:.L31];&quot;x&quot;)" office:value-type="float" office:value="1" calcext:value-type="float">
            <text:p>1</text:p>
          </table:table-cell>
          <table:table-cell table:style-name="ce118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07-31" calcext:value-type="date">
            <text:p>31. VII. 10</text:p>
          </table:table-cell>
          <table:table-cell table:style-name="ce112" table:formula="of:=TEXT([.A32];&quot;Ddd&quot;)" office:value-type="string" office:string-value="sob" calcext:value-type="string">
            <text:p>sob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7"/>
          <table:table-cell table:style-name="ce41" office:value-type="string" calcext:value-type="string">
            <office:annotation draw:style-name="gr31" draw:text-style-name="P4" svg:width="2.85cm" svg:height="1.264cm" svg:x="14.246cm" svg:y="19.905cm" draw:caption-point-x="-0.232cm" draw:caption-point-y="1.922cm">
              <dc:date>2022-03-21T00:00:00</dc:date>
              <text:p text:style-name="P3">Dopust: 10.-25.7</text:p>
              <text:p text:style-name="P3">14.-22.8,24.8</text:p>
            </office:annotation>
            <text:p>POT</text:p>
          </table:table-cell>
          <table:table-cell table:style-name="ce41" office:value-type="string" calcext:value-type="string">
            <text:p>DAN</text:p>
          </table:table-cell>
          <table:table-cell table:style-name="ce115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15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15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115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15" table:formula="of:=COUNTIF([.C32:.L32];&quot;51¶&quot;)" office:value-type="float" office:value="0" calcext:value-type="float">
            <text:p>0</text:p>
          </table:table-cell>
          <table:table-cell table:style-name="ce115" table:formula="of:=COUNTIF([.C32:.L32];&quot;52¶&quot;)" office:value-type="float" office:value="0" calcext:value-type="float">
            <text:p>0</text:p>
          </table:table-cell>
          <table:table-cell table:style-name="ce115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15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116" table:formula="of:=COUNTBLANK([.C32:.L32])" office:value-type="float" office:value="9" calcext:value-type="float">
            <text:p>9</text:p>
          </table:table-cell>
          <table:table-cell table:style-name="ce117" table:formula="of:=COUNTIF([.C32:.L32];&quot;x&quot;)" office:value-type="float" office:value="0" calcext:value-type="float">
            <text:p>0</text:p>
          </table:table-cell>
          <table:table-cell table:style-name="ce118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 calcext:value-type="float">
            <text:p>1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 calcext:value-type="float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5" calcext:value-type="float">
            <text:p>5</text:p>
          </table:table-cell>
          <table:table-cell table:style-name="ce33" table:formula="of:=SUM([.G35:.G36])" office:value-type="float" office:value="1" calcext:value-type="float">
            <text:p>1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2" calcext:value-type="float">
            <text:p>2</text:p>
          </table:table-cell>
          <table:table-cell table:style-name="ce33" table:formula="of:=SUM([.J35:.J36])" office:value-type="float" office:value="4" calcext:value-type="float">
            <text:p>4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33" table:formula="of:=SUM([.L35:.L36]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0" calcext:value-type="float">
            <text:p>10</text:p>
          </table:table-cell>
          <table:table-cell table:style-name="ce34" table:formula="of:=COUNTIF([.D2:.D32];&quot;D&quot;)" office:value-type="float" office:value="15" calcext:value-type="float">
            <text:p>15</text:p>
          </table:table-cell>
          <table:table-cell table:style-name="ce34" table:formula="of:=COUNTIF([.E2:.E32];&quot;D&quot;)" office:value-type="float" office:value="12" calcext:value-type="float">
            <text:p>12</text:p>
          </table:table-cell>
          <table:table-cell table:style-name="ce34" table:formula="of:=COUNTIF([.F2:.F32];&quot;D&quot;)" office:value-type="float" office:value="12" calcext:value-type="float">
            <text:p>12</text:p>
          </table:table-cell>
          <table:table-cell table:style-name="ce34" table:formula="of:=COUNTIF([.G2:.G32];&quot;D&quot;)" office:value-type="float" office:value="10" calcext:value-type="float">
            <text:p>10</text:p>
          </table:table-cell>
          <table:table-cell table:style-name="ce34" table:formula="of:=COUNTIF([.H2:.H32];&quot;D&quot;)" office:value-type="float" office:value="7" calcext:value-type="float">
            <text:p>7</text:p>
          </table:table-cell>
          <table:table-cell table:style-name="ce34" table:formula="of:=COUNTIF([.I2:.I32];&quot;D&quot;)" office:value-type="float" office:value="12" calcext:value-type="float">
            <text:p>12</text:p>
          </table:table-cell>
          <table:table-cell table:style-name="ce34" table:formula="of:=COUNTIF([.J2:.J32];&quot;D&quot;)" office:value-type="float" office:value="17" calcext:value-type="float">
            <text:p>17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0" calcext:value-type="float">
            <text:p>0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2" calcext:value-type="float">
            <text:p>2</text:p>
          </table:table-cell>
          <table:table-cell table:style-name="ce34" table:formula="of:=COUNTIF([.K2:.K32];&quot;X&quot;)" office:value-type="float" office:value="5" calcext:value-type="float">
            <text:p>5</text:p>
          </table:table-cell>
          <table:table-cell table:style-name="ce34" table:formula="of:=COUNTIF([.L2:.L32];&quot;X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5" calcext:value-type="float">
            <text:p>5</text:p>
          </table:table-cell>
          <table:table-cell table:style-name="ce34" table:formula="of:=COUNTIF([.N2:.N32];&quot;ŠOŠ&quot;)" office:value-type="float" office:value="4" calcext:value-type="float">
            <text:p>4</text:p>
          </table:table-cell>
          <table:table-cell table:style-name="ce34" table:formula="of:=COUNTIF([.N2:.N32];&quot;PIN&quot;)" office:value-type="float" office:value="5" calcext:value-type="float">
            <text:p>5</text:p>
          </table:table-cell>
          <table:table-cell table:style-name="ce34" table:formula="of:=COUNTIF([.N2:.N32];&quot;KON&quot;)" office:value-type="float" office:value="2" calcext:value-type="float">
            <text:p>2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4" calcext:value-type="float">
            <text:p>4</text:p>
          </table:table-cell>
          <table:table-cell table:style-name="ce34" table:formula="of:=COUNTIF([.N2:.N32];&quot;ROD&quot;)" office:value-type="float" office:value="4" calcext:value-type="float">
            <text:p>4</text:p>
          </table:table-cell>
          <table:table-cell table:style-name="ce34" table:formula="of:=COUNTIF([.N2:.N32];&quot;DAN&quot;)" office:value-type="float" office:value="1" calcext:value-type="float">
            <text:p>1</text:p>
          </table:table-cell>
          <table:table-cell table:style-name="ce34" table:formula="of:=COUNTIF([.N2:.N32];&quot;MŠŠ&quot;)" office:value-type="float" office:value="6" calcext:value-type="float">
            <text:p>6</text:p>
          </table:table-cell>
          <table:table-cell table:style-name="ce34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1" calcext:value-type="float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1" calcext:value-type="float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1" calcext:value-type="float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lij.B2:julij.B32">
            <calcext:condition calcext:apply-style-name="ConditionalStyle_83" calcext:value="=&quot;sob&quot;" calcext:base-cell-address="julij.B2"/>
            <calcext:condition calcext:apply-style-name="ConditionalStyle_84" calcext:value="=&quot;ned&quot;" calcext:base-cell-address="julij.B2"/>
          </calcext:conditional-format>
          <calcext:conditional-format calcext:target-range-address="julij.O2:julij.V32">
            <calcext:condition calcext:apply-style-name="ConditionalStyle_85" calcext:value="&lt;1" calcext:base-cell-address="julij.O2"/>
            <calcext:condition calcext:apply-style-name="ConditionalStyle_86" calcext:value="&gt;1" calcext:base-cell-address="julij.O2"/>
          </calcext:conditional-format>
          <calcext:conditional-format calcext:target-range-address="julij.W2:julij.W32">
            <calcext:condition calcext:apply-style-name="ConditionalStyle_87" calcext:value="!=0" calcext:base-cell-address="julij.W2"/>
          </calcext:conditional-format>
          <calcext:conditional-format calcext:target-range-address="julij.X2:julij.X32">
            <calcext:condition calcext:apply-style-name="ConditionalStyle_88" calcext:value="=1" calcext:base-cell-address="julij.X2"/>
            <calcext:condition calcext:apply-style-name="ConditionalStyle_89" calcext:value="&gt;1" calcext:base-cell-address="julij.X2"/>
          </calcext:conditional-format>
          <calcext:conditional-format calcext:target-range-address="julij.Y2:julij.Y32">
            <calcext:condition calcext:apply-style-name="ConditionalStyle_90" calcext:value="&lt;2" calcext:base-cell-address="julij.Y2"/>
            <calcext:condition calcext:apply-style-name="ConditionalStyle_91" calcext:value="&gt;2" calcext:base-cell-address="julij.Y2"/>
          </calcext:conditional-format>
        </calcext:conditional-formats>
      </table:table>
      <table:table table:name="avgust" table:style-name="ta9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0-08-01" calcext:value-type="date">
            <text:p>1. VIII. 10</text:p>
          </table:table-cell>
          <table:table-cell table:style-name="ce119" table:formula="of:=TEXT([.A2];&quot;Ddd&quot;)" office:value-type="string" office:string-value="ned" calcext:value-type="string">
            <text:p>ned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7"/>
          <table:table-cell table:style-name="ce83" office:value-type="string" calcext:value-type="string">
            <text:p><text:s/>VIN</text:p>
          </table:table-cell>
          <table:table-cell table:style-name="ce41" office:value-type="string" calcext:value-type="string">
            <text:p>DAN</text:p>
          </table:table-cell>
          <table:table-cell table:style-name="ce12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2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21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21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21" table:formula="of:=COUNTIF([.C2:.L2];&quot;51¶&quot;)" office:value-type="float" office:value="0" calcext:value-type="float">
            <text:p>0</text:p>
          </table:table-cell>
          <table:table-cell table:style-name="ce121" table:formula="of:=COUNTIF([.C2:.L2];&quot;52¶&quot;)" office:value-type="float" office:value="0" calcext:value-type="float">
            <text:p>0</text:p>
          </table:table-cell>
          <table:table-cell table:style-name="ce121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21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22" table:formula="of:=COUNTBLANK([.C2:.L2])" office:value-type="float" office:value="9" calcext:value-type="float">
            <text:p>9</text:p>
          </table:table-cell>
          <table:table-cell table:style-name="ce123" table:formula="of:=COUNTIF([.C2:.L2];&quot;x&quot;)" office:value-type="float" office:value="0" calcext:value-type="float">
            <text:p>0</text:p>
          </table:table-cell>
          <table:table-cell table:style-name="ce12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0-08-02" calcext:value-type="date">
            <text:p>2. VIII. 10</text:p>
          </table:table-cell>
          <table:table-cell table:style-name="ce119" table:formula="of:=TEXT([.A3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58cm" svg:height="4.957cm" svg:x="9.257cm" svg:y="-0.235cm" draw:caption-point-x="-0.243cm" draw:caption-point-y="1.652cm">
              <dc:date>2022-03-21T00:00:00</dc:date>
              <text:p text:style-name="P1">rad bi imel dopust od 08.07. do 18.07., 02.08. in od 09.08. do 29.08.</text:p>
              <text:p text:style-name="P1">05.07. bi bil popoldne.</text:p>
              <text:p text:style-name="P1"/>
              <text:p text:style-name="P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2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21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21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21" table:formula="of:=COUNTIF([.C3:.L3];&quot;51¶&quot;)" office:value-type="float" office:value="0" calcext:value-type="float">
            <text:p>0</text:p>
          </table:table-cell>
          <table:table-cell table:style-name="ce121" table:formula="of:=COUNTIF([.C3:.L3];&quot;52¶&quot;)" office:value-type="float" office:value="0" calcext:value-type="float">
            <text:p>0</text:p>
          </table:table-cell>
          <table:table-cell table:style-name="ce121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21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22" table:formula="of:=COUNTBLANK([.C3:.L3])" office:value-type="float" office:value="0" calcext:value-type="float">
            <text:p>0</text:p>
          </table:table-cell>
          <table:table-cell table:style-name="ce123" table:formula="of:=COUNTIF([.C3:.L3];&quot;x&quot;)" office:value-type="float" office:value="1" calcext:value-type="float">
            <text:p>1</text:p>
          </table:table-cell>
          <table:table-cell table:style-name="ce12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03" calcext:value-type="date">
            <text:p>3. VIII. 10</text:p>
          </table:table-cell>
          <table:table-cell table:style-name="ce119" table:formula="of:=TEXT([.A4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PIN</text:p>
          </table:table-cell>
          <table:table-cell table:style-name="ce12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2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21" table:formula="of:=COUNTIF([.C4:.L4];&quot;51&quot;)+COUNTIF([.C4:.L4];&quot;51$&quot;)+COUNTIF([.C4:.L4];&quot;51☻&quot;)" office:value-type="float" office:value="2" calcext:value-type="float">
            <text:p>2</text:p>
          </table:table-cell>
          <table:table-cell table:style-name="ce121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21" table:formula="of:=COUNTIF([.C4:.L4];&quot;51¶&quot;)" office:value-type="float" office:value="1" calcext:value-type="float">
            <text:p>1</text:p>
          </table:table-cell>
          <table:table-cell table:style-name="ce121" table:formula="of:=COUNTIF([.C4:.L4];&quot;52¶&quot;)" office:value-type="float" office:value="0" calcext:value-type="float">
            <text:p>0</text:p>
          </table:table-cell>
          <table:table-cell table:style-name="ce121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21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22" table:formula="of:=COUNTBLANK([.C4:.L4])" office:value-type="float" office:value="0" calcext:value-type="float">
            <text:p>0</text:p>
          </table:table-cell>
          <table:table-cell table:style-name="ce123" table:formula="of:=COUNTIF([.C4:.L4];&quot;x&quot;)" office:value-type="float" office:value="1" calcext:value-type="float">
            <text:p>1</text:p>
          </table:table-cell>
          <table:table-cell table:style-name="ce12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3" calcext:value-type="float">
            <text:p>3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04" calcext:value-type="date">
            <text:p>4. VIII. 10</text:p>
          </table:table-cell>
          <table:table-cell table:style-name="ce119" table:formula="of:=TEXT([.A5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office:annotation draw:style-name="gr32" draw:text-style-name="P2" svg:width="2.85cm" svg:height="2.915cm" svg:x="14.246cm" svg:y="2.193cm" draw:caption-point-x="-0.232cm" draw:caption-point-y="0.632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12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2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21" table:formula="of:=COUNTIF([.C5:.L5];&quot;51&quot;)+COUNTIF([.C5:.L5];&quot;51$&quot;)+COUNTIF([.C5:.L5];&quot;51☻&quot;)" office:value-type="float" office:value="2" calcext:value-type="float">
            <text:p>2</text:p>
          </table:table-cell>
          <table:table-cell table:style-name="ce121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21" table:formula="of:=COUNTIF([.C5:.L5];&quot;51¶&quot;)" office:value-type="float" office:value="0" calcext:value-type="float">
            <text:p>0</text:p>
          </table:table-cell>
          <table:table-cell table:style-name="ce121" table:formula="of:=COUNTIF([.C5:.L5];&quot;52¶&quot;)" office:value-type="float" office:value="1" calcext:value-type="float">
            <text:p>1</text:p>
          </table:table-cell>
          <table:table-cell table:style-name="ce121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21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122" table:formula="of:=COUNTBLANK([.C5:.L5])" office:value-type="float" office:value="0" calcext:value-type="float">
            <text:p>0</text:p>
          </table:table-cell>
          <table:table-cell table:style-name="ce123" table:formula="of:=COUNTIF([.C5:.L5];&quot;x&quot;)" office:value-type="float" office:value="1" calcext:value-type="float">
            <text:p>1</text:p>
          </table:table-cell>
          <table:table-cell table:style-name="ce12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3" calcext:value-type="float">
            <text:p>3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05" calcext:value-type="date">
            <text:p>5. VIII. 10</text:p>
          </table:table-cell>
          <table:table-cell table:style-name="ce119" table:formula="of:=TEXT([.A6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PIN</text:p>
          </table:table-cell>
          <table:table-cell table:style-name="ce12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2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21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21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21" table:formula="of:=COUNTIF([.C6:.L6];&quot;51¶&quot;)" office:value-type="float" office:value="0" calcext:value-type="float">
            <text:p>0</text:p>
          </table:table-cell>
          <table:table-cell table:style-name="ce121" table:formula="of:=COUNTIF([.C6:.L6];&quot;52¶&quot;)" office:value-type="float" office:value="0" calcext:value-type="float">
            <text:p>0</text:p>
          </table:table-cell>
          <table:table-cell table:style-name="ce121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21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122" table:formula="of:=COUNTBLANK([.C6:.L6])" office:value-type="float" office:value="0" calcext:value-type="float">
            <text:p>0</text:p>
          </table:table-cell>
          <table:table-cell table:style-name="ce123" table:formula="of:=COUNTIF([.C6:.L6];&quot;x&quot;)" office:value-type="float" office:value="1" calcext:value-type="float">
            <text:p>1</text:p>
          </table:table-cell>
          <table:table-cell table:style-name="ce12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06" calcext:value-type="date">
            <text:p>6. VIII. 10</text:p>
          </table:table-cell>
          <table:table-cell table:style-name="ce119" table:formula="of:=TEXT([.A7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2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21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21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21" table:formula="of:=COUNTIF([.C7:.L7];&quot;51¶&quot;)" office:value-type="float" office:value="0" calcext:value-type="float">
            <text:p>0</text:p>
          </table:table-cell>
          <table:table-cell table:style-name="ce121" table:formula="of:=COUNTIF([.C7:.L7];&quot;52¶&quot;)" office:value-type="float" office:value="1" calcext:value-type="float">
            <text:p>1</text:p>
          </table:table-cell>
          <table:table-cell table:style-name="ce121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21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22" table:formula="of:=COUNTBLANK([.C7:.L7])" office:value-type="float" office:value="0" calcext:value-type="float">
            <text:p>0</text:p>
          </table:table-cell>
          <table:table-cell table:style-name="ce123" table:formula="of:=COUNTIF([.C7:.L7];&quot;x&quot;)" office:value-type="float" office:value="1" calcext:value-type="float">
            <text:p>1</text:p>
          </table:table-cell>
          <table:table-cell table:style-name="ce12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1" calcext:value-type="float">
            <text:p>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07" calcext:value-type="date">
            <text:p>7. VIII. 10</text:p>
          </table:table-cell>
          <table:table-cell table:style-name="ce120" table:formula="of:=TEXT([.A8];&quot;Ddd&quot;)" office:value-type="string" office:string-value="sob" calcext:value-type="string">
            <text:p>sob</text:p>
          </table:table-cell>
          <table:table-cell table:style-name="ce31" table:number-columns-repeated="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1" office:value-type="string" calcext:value-type="string">
            <text:p>ŠTI</text:p>
          </table:table-cell>
          <table:table-cell table:style-name="ce41" office:value-type="string" calcext:value-type="string">
            <text:p>PIN</text:p>
          </table:table-cell>
          <table:table-cell table:style-name="ce12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2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21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121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21" table:formula="of:=COUNTIF([.C8:.L8];&quot;51¶&quot;)" office:value-type="float" office:value="0" calcext:value-type="float">
            <text:p>0</text:p>
          </table:table-cell>
          <table:table-cell table:style-name="ce121" table:formula="of:=COUNTIF([.C8:.L8];&quot;52¶&quot;)" office:value-type="float" office:value="0" calcext:value-type="float">
            <text:p>0</text:p>
          </table:table-cell>
          <table:table-cell table:style-name="ce121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21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122" table:formula="of:=COUNTBLANK([.C8:.L8])" office:value-type="float" office:value="9" calcext:value-type="float">
            <text:p>9</text:p>
          </table:table-cell>
          <table:table-cell table:style-name="ce123" table:formula="of:=COUNTIF([.C8:.L8];&quot;x&quot;)" office:value-type="float" office:value="0" calcext:value-type="float">
            <text:p>0</text:p>
          </table:table-cell>
          <table:table-cell table:style-name="ce12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08" calcext:value-type="date">
            <text:p>8. VIII. 10</text:p>
          </table:table-cell>
          <table:table-cell table:style-name="ce120" table:formula="of:=TEXT([.A9];&quot;Ddd&quot;)" office:value-type="string" office:string-value="ned" calcext:value-type="string">
            <text:p>ned</text:p>
          </table:table-cell>
          <table:table-cell table:style-name="ce31" table:number-columns-repeated="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1" office:value-type="string" calcext:value-type="string">
            <office:annotation draw:style-name="gr32" draw:text-style-name="P2" svg:width="2.85cm" svg:height="2.915cm" svg:x="14.246cm" svg:y="5.008cm" draw:caption-point-x="-0.232cm" draw:caption-point-y="0.632cm">
              <dc:date>2022-03-21T00:00:00</dc:date>
              <text:p text:style-name="P1">14-22.8</text:p>
            </office:annotation>
            <text:p>POT</text:p>
          </table:table-cell>
          <table:table-cell table:style-name="ce41" office:value-type="string" calcext:value-type="string">
            <text:p>PIN</text:p>
          </table:table-cell>
          <table:table-cell table:style-name="ce12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2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21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121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21" table:formula="of:=COUNTIF([.C9:.L9];&quot;51¶&quot;)" office:value-type="float" office:value="0" calcext:value-type="float">
            <text:p>0</text:p>
          </table:table-cell>
          <table:table-cell table:style-name="ce121" table:formula="of:=COUNTIF([.C9:.L9];&quot;52¶&quot;)" office:value-type="float" office:value="0" calcext:value-type="float">
            <text:p>0</text:p>
          </table:table-cell>
          <table:table-cell table:style-name="ce121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21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122" table:formula="of:=COUNTBLANK([.C9:.L9])" office:value-type="float" office:value="9" calcext:value-type="float">
            <text:p>9</text:p>
          </table:table-cell>
          <table:table-cell table:style-name="ce123" table:formula="of:=COUNTIF([.C9:.L9];&quot;x&quot;)" office:value-type="float" office:value="0" calcext:value-type="float">
            <text:p>0</text:p>
          </table:table-cell>
          <table:table-cell table:style-name="ce12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09" calcext:value-type="date">
            <text:p>9. VIII. 10</text:p>
          </table:table-cell>
          <table:table-cell table:style-name="ce119" table:formula="of:=TEXT([.A10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33" draw:text-style-name="P2" svg:width="2.968cm" svg:height="1.646cm" svg:x="12.246cm" svg:y="4.442cm" draw:caption-point-x="-0.232cm" draw:caption-point-y="1.902cm">
              <dc:date>2022-03-21T00:00:00</dc:date>
              <text:p text:style-name="P1">redni letni dopust 9.8. - 6.9.</text:p>
            </office:annotation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2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21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21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21" table:formula="of:=COUNTIF([.C10:.L10];&quot;51¶&quot;)" office:value-type="float" office:value="1" calcext:value-type="float">
            <text:p>1</text:p>
          </table:table-cell>
          <table:table-cell table:style-name="ce121" table:formula="of:=COUNTIF([.C10:.L10];&quot;52¶&quot;)" office:value-type="float" office:value="0" calcext:value-type="float">
            <text:p>0</text:p>
          </table:table-cell>
          <table:table-cell table:style-name="ce121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21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122" table:formula="of:=COUNTBLANK([.C10:.L10])" office:value-type="float" office:value="0" calcext:value-type="float">
            <text:p>0</text:p>
          </table:table-cell>
          <table:table-cell table:style-name="ce123" table:formula="of:=COUNTIF([.C10:.L10];&quot;x&quot;)" office:value-type="float" office:value="1" calcext:value-type="float">
            <text:p>1</text:p>
          </table:table-cell>
          <table:table-cell table:style-name="ce12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0" calcext:value-type="date">
            <text:p>10. VIII. 10</text:p>
          </table:table-cell>
          <table:table-cell table:style-name="ce119" table:formula="of:=TEXT([.A11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2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21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21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21" table:formula="of:=COUNTIF([.C11:.L11];&quot;51¶&quot;)" office:value-type="float" office:value="0" calcext:value-type="float">
            <text:p>0</text:p>
          </table:table-cell>
          <table:table-cell table:style-name="ce121" table:formula="of:=COUNTIF([.C11:.L11];&quot;52¶&quot;)" office:value-type="float" office:value="0" calcext:value-type="float">
            <text:p>0</text:p>
          </table:table-cell>
          <table:table-cell table:style-name="ce121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21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22" table:formula="of:=COUNTBLANK([.C11:.L11])" office:value-type="float" office:value="0" calcext:value-type="float">
            <text:p>0</text:p>
          </table:table-cell>
          <table:table-cell table:style-name="ce123" table:formula="of:=COUNTIF([.C11:.L11];&quot;x&quot;)" office:value-type="float" office:value="1" calcext:value-type="float">
            <text:p>1</text:p>
          </table:table-cell>
          <table:table-cell table:style-name="ce12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1" calcext:value-type="date">
            <text:p>11. VIII. 10</text:p>
          </table:table-cell>
          <table:table-cell table:style-name="ce119" table:formula="of:=TEXT([.A12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office:annotation draw:style-name="gr34" draw:text-style-name="P2" svg:width="2.85cm" svg:height="2.916cm" svg:x="14.246cm" svg:y="7.119cm" draw:caption-point-x="-0.232cm" draw:caption-point-y="0.632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2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21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21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21" table:formula="of:=COUNTIF([.C12:.L12];&quot;51¶&quot;)" office:value-type="float" office:value="1" calcext:value-type="float">
            <text:p>1</text:p>
          </table:table-cell>
          <table:table-cell table:style-name="ce121" table:formula="of:=COUNTIF([.C12:.L12];&quot;52¶&quot;)" office:value-type="float" office:value="0" calcext:value-type="float">
            <text:p>0</text:p>
          </table:table-cell>
          <table:table-cell table:style-name="ce121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21" table:formula="of:=COUNTIF([.C12:.L12];&quot;KVIT&quot;)+COUNTIF([.C12:.L12];&quot;KVIT☻&quot;)+COUNTIF([.C12:.L12];&quot;kvit$&quot;)" office:value-type="float" office:value="1" calcext:value-type="float">
            <text:p>1</text:p>
          </table:table-cell>
          <table:table-cell table:style-name="ce122" table:formula="of:=COUNTBLANK([.C12:.L12])" office:value-type="float" office:value="0" calcext:value-type="float">
            <text:p>0</text:p>
          </table:table-cell>
          <table:table-cell table:style-name="ce123" table:formula="of:=COUNTIF([.C12:.L12];&quot;x&quot;)" office:value-type="float" office:value="1" calcext:value-type="float">
            <text:p>1</text:p>
          </table:table-cell>
          <table:table-cell table:style-name="ce12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2" calcext:value-type="date">
            <text:p>12. VIII. 10</text:p>
          </table:table-cell>
          <table:table-cell table:style-name="ce119" table:formula="of:=TEXT([.A13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2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21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121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21" table:formula="of:=COUNTIF([.C13:.L13];&quot;51¶&quot;)" office:value-type="float" office:value="0" calcext:value-type="float">
            <text:p>0</text:p>
          </table:table-cell>
          <table:table-cell table:style-name="ce121" table:formula="of:=COUNTIF([.C13:.L13];&quot;52¶&quot;)" office:value-type="float" office:value="0" calcext:value-type="float">
            <text:p>0</text:p>
          </table:table-cell>
          <table:table-cell table:style-name="ce121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21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22" table:formula="of:=COUNTBLANK([.C13:.L13])" office:value-type="float" office:value="0" calcext:value-type="float">
            <text:p>0</text:p>
          </table:table-cell>
          <table:table-cell table:style-name="ce123" table:formula="of:=COUNTIF([.C13:.L13];&quot;x&quot;)" office:value-type="float" office:value="1" calcext:value-type="float">
            <text:p>1</text:p>
          </table:table-cell>
          <table:table-cell table:style-name="ce12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3" calcext:value-type="date">
            <text:p>13. VIII. 10</text:p>
          </table:table-cell>
          <table:table-cell table:style-name="ce119" table:formula="of:=TEXT([.A14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2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21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21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21" table:formula="of:=COUNTIF([.C14:.L14];&quot;51¶&quot;)" office:value-type="float" office:value="0" calcext:value-type="float">
            <text:p>0</text:p>
          </table:table-cell>
          <table:table-cell table:style-name="ce121" table:formula="of:=COUNTIF([.C14:.L14];&quot;52¶&quot;)" office:value-type="float" office:value="1" calcext:value-type="float">
            <text:p>1</text:p>
          </table:table-cell>
          <table:table-cell table:style-name="ce121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21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122" table:formula="of:=COUNTBLANK([.C14:.L14])" office:value-type="float" office:value="0" calcext:value-type="float">
            <text:p>0</text:p>
          </table:table-cell>
          <table:table-cell table:style-name="ce123" table:formula="of:=COUNTIF([.C14:.L14];&quot;x&quot;)" office:value-type="float" office:value="1" calcext:value-type="float">
            <text:p>1</text:p>
          </table:table-cell>
          <table:table-cell table:style-name="ce12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14" calcext:value-type="date">
            <text:p>14. VIII. 10</text:p>
          </table:table-cell>
          <table:table-cell table:style-name="ce120" table:formula="of:=TEXT([.A15];&quot;Ddd&quot;)" office:value-type="string" office:string-value="sob" calcext:value-type="string">
            <text:p>sob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7"/>
          <table:table-cell table:style-name="ce83" office:value-type="string" calcext:value-type="string">
            <text:p>MRZ</text:p>
          </table:table-cell>
          <table:table-cell table:style-name="ce41" office:value-type="string" calcext:value-type="string">
            <text:p>ROD</text:p>
          </table:table-cell>
          <table:table-cell table:style-name="ce12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2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21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21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121" table:formula="of:=COUNTIF([.C15:.L15];&quot;51¶&quot;)" office:value-type="float" office:value="0" calcext:value-type="float">
            <text:p>0</text:p>
          </table:table-cell>
          <table:table-cell table:style-name="ce121" table:formula="of:=COUNTIF([.C15:.L15];&quot;52¶&quot;)" office:value-type="float" office:value="0" calcext:value-type="float">
            <text:p>0</text:p>
          </table:table-cell>
          <table:table-cell table:style-name="ce121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21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122" table:formula="of:=COUNTBLANK([.C15:.L15])" office:value-type="float" office:value="9" calcext:value-type="float">
            <text:p>9</text:p>
          </table:table-cell>
          <table:table-cell table:style-name="ce123" table:formula="of:=COUNTIF([.C15:.L15];&quot;x&quot;)" office:value-type="float" office:value="0" calcext:value-type="float">
            <text:p>0</text:p>
          </table:table-cell>
          <table:table-cell table:style-name="ce12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15" calcext:value-type="date">
            <text:p>15. VIII. 10</text:p>
          </table:table-cell>
          <table:table-cell table:style-name="ce120" table:formula="of:=TEXT([.A16];&quot;Ddd&quot;)" office:value-type="string" office:string-value="ned" calcext:value-type="string">
            <text:p>ned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7"/>
          <table:table-cell table:style-name="ce83" office:value-type="string" calcext:value-type="string">
            <text:p>MRZ</text:p>
          </table:table-cell>
          <table:table-cell table:style-name="ce41" office:value-type="string" calcext:value-type="string">
            <text:p>ROD</text:p>
          </table:table-cell>
          <table:table-cell table:style-name="ce12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2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21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21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21" table:formula="of:=COUNTIF([.C16:.L16];&quot;51¶&quot;)" office:value-type="float" office:value="0" calcext:value-type="float">
            <text:p>0</text:p>
          </table:table-cell>
          <table:table-cell table:style-name="ce121" table:formula="of:=COUNTIF([.C16:.L16];&quot;52¶&quot;)" office:value-type="float" office:value="0" calcext:value-type="float">
            <text:p>0</text:p>
          </table:table-cell>
          <table:table-cell table:style-name="ce121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21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22" table:formula="of:=COUNTBLANK([.C16:.L16])" office:value-type="float" office:value="9" calcext:value-type="float">
            <text:p>9</text:p>
          </table:table-cell>
          <table:table-cell table:style-name="ce123" table:formula="of:=COUNTIF([.C16:.L16];&quot;x&quot;)" office:value-type="float" office:value="0" calcext:value-type="float">
            <text:p>0</text:p>
          </table:table-cell>
          <table:table-cell table:style-name="ce12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6" calcext:value-type="date">
            <text:p>16. VIII. 10</text:p>
          </table:table-cell>
          <table:table-cell table:style-name="ce119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94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2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21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21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21" table:formula="of:=COUNTIF([.C17:.L17];&quot;51¶&quot;)" office:value-type="float" office:value="0" calcext:value-type="float">
            <text:p>0</text:p>
          </table:table-cell>
          <table:table-cell table:style-name="ce121" table:formula="of:=COUNTIF([.C17:.L17];&quot;52¶&quot;)" office:value-type="float" office:value="0" calcext:value-type="float">
            <text:p>0</text:p>
          </table:table-cell>
          <table:table-cell table:style-name="ce121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21" table:formula="of:=COUNTIF([.C17:.L17];&quot;KVIT&quot;)+COUNTIF([.C17:.L17];&quot;KVIT☻&quot;)+COUNTIF([.C17:.L17];&quot;kvit$&quot;)" office:value-type="float" office:value="1" calcext:value-type="float">
            <text:p>1</text:p>
          </table:table-cell>
          <table:table-cell table:style-name="ce122" table:formula="of:=COUNTBLANK([.C17:.L17])" office:value-type="float" office:value="1" calcext:value-type="float">
            <text:p>1</text:p>
          </table:table-cell>
          <table:table-cell table:style-name="ce123" table:formula="of:=COUNTIF([.C17:.L17];&quot;x&quot;)" office:value-type="float" office:value="1" calcext:value-type="float">
            <text:p>1</text:p>
          </table:table-cell>
          <table:table-cell table:style-name="ce12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7" calcext:value-type="date">
            <text:p>17. VIII. 10</text:p>
          </table:table-cell>
          <table:table-cell table:style-name="ce119" table:formula="of:=TEXT([.A18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<text:s/>ORO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2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121" table:formula="of:=COUNTIF([.C18:.L18];&quot;51&quot;)+COUNTIF([.C18:.L18];&quot;51$&quot;)+COUNTIF([.C18:.L18];&quot;51☻&quot;)" office:value-type="float" office:value="2" calcext:value-type="float">
            <text:p>2</text:p>
          </table:table-cell>
          <table:table-cell table:style-name="ce121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21" table:formula="of:=COUNTIF([.C18:.L18];&quot;51¶&quot;)" office:value-type="float" office:value="1" calcext:value-type="float">
            <text:p>1</text:p>
          </table:table-cell>
          <table:table-cell table:style-name="ce121" table:formula="of:=COUNTIF([.C18:.L18];&quot;52¶&quot;)" office:value-type="float" office:value="0" calcext:value-type="float">
            <text:p>0</text:p>
          </table:table-cell>
          <table:table-cell table:style-name="ce121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21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22" table:formula="of:=COUNTBLANK([.C18:.L18])" office:value-type="float" office:value="0" calcext:value-type="float">
            <text:p>0</text:p>
          </table:table-cell>
          <table:table-cell table:style-name="ce123" table:formula="of:=COUNTIF([.C18:.L18];&quot;x&quot;)" office:value-type="float" office:value="1" calcext:value-type="float">
            <text:p>1</text:p>
          </table:table-cell>
          <table:table-cell table:style-name="ce12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3" calcext:value-type="float">
            <text:p>3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8" calcext:value-type="date">
            <text:p>18. VIII. 10</text:p>
          </table:table-cell>
          <table:table-cell table:style-name="ce119" table:formula="of:=TEXT([.A19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2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21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21" table:formula="of:=COUNTIF([.C19:.L19];&quot;52&quot;)+COUNTIF([.C19:.L19];&quot;52$&quot;)+COUNTIF([.C19:.L19];&quot;52☻&quot;)" office:value-type="float" office:value="2" calcext:value-type="float">
            <text:p>2</text:p>
          </table:table-cell>
          <table:table-cell table:style-name="ce121" table:formula="of:=COUNTIF([.C19:.L19];&quot;51¶&quot;)" office:value-type="float" office:value="1" calcext:value-type="float">
            <text:p>1</text:p>
          </table:table-cell>
          <table:table-cell table:style-name="ce121" table:formula="of:=COUNTIF([.C19:.L19];&quot;52¶&quot;)" office:value-type="float" office:value="0" calcext:value-type="float">
            <text:p>0</text:p>
          </table:table-cell>
          <table:table-cell table:style-name="ce121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21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122" table:formula="of:=COUNTBLANK([.C19:.L19])" office:value-type="float" office:value="1" calcext:value-type="float">
            <text:p>1</text:p>
          </table:table-cell>
          <table:table-cell table:style-name="ce123" table:formula="of:=COUNTIF([.C19:.L19];&quot;x&quot;)" office:value-type="float" office:value="0" calcext:value-type="float">
            <text:p>0</text:p>
          </table:table-cell>
          <table:table-cell table:style-name="ce12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3" calcext:value-type="float">
            <text:p>3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19" calcext:value-type="date">
            <text:p>19. VIII. 10</text:p>
          </table:table-cell>
          <table:table-cell table:style-name="ce119" table:formula="of:=TEXT([.A20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2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21" table:formula="of:=COUNTIF([.C20:.L20];&quot;51&quot;)+COUNTIF([.C20:.L20];&quot;51$&quot;)+COUNTIF([.C20:.L20];&quot;51☻&quot;)" office:value-type="float" office:value="2" calcext:value-type="float">
            <text:p>2</text:p>
          </table:table-cell>
          <table:table-cell table:style-name="ce121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21" table:formula="of:=COUNTIF([.C20:.L20];&quot;51¶&quot;)" office:value-type="float" office:value="0" calcext:value-type="float">
            <text:p>0</text:p>
          </table:table-cell>
          <table:table-cell table:style-name="ce121" table:formula="of:=COUNTIF([.C20:.L20];&quot;52¶&quot;)" office:value-type="float" office:value="0" calcext:value-type="float">
            <text:p>0</text:p>
          </table:table-cell>
          <table:table-cell table:style-name="ce121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21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22" table:formula="of:=COUNTBLANK([.C20:.L20])" office:value-type="float" office:value="0" calcext:value-type="float">
            <text:p>0</text:p>
          </table:table-cell>
          <table:table-cell table:style-name="ce123" table:formula="of:=COUNTIF([.C20:.L20];&quot;x&quot;)" office:value-type="float" office:value="3" calcext:value-type="float">
            <text:p>3</text:p>
          </table:table-cell>
          <table:table-cell table:style-name="ce12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20" calcext:value-type="date">
            <text:p>20. VIII. 10</text:p>
          </table:table-cell>
          <table:table-cell table:style-name="ce119" table:formula="of:=TEXT([.A21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2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21" table:formula="of:=COUNTIF([.C21:.L21];&quot;51&quot;)+COUNTIF([.C21:.L21];&quot;51$&quot;)+COUNTIF([.C21:.L21];&quot;51☻&quot;)" office:value-type="float" office:value="2" calcext:value-type="float">
            <text:p>2</text:p>
          </table:table-cell>
          <table:table-cell table:style-name="ce121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21" table:formula="of:=COUNTIF([.C21:.L21];&quot;51¶&quot;)" office:value-type="float" office:value="1" calcext:value-type="float">
            <text:p>1</text:p>
          </table:table-cell>
          <table:table-cell table:style-name="ce121" table:formula="of:=COUNTIF([.C21:.L21];&quot;52¶&quot;)" office:value-type="float" office:value="0" calcext:value-type="float">
            <text:p>0</text:p>
          </table:table-cell>
          <table:table-cell table:style-name="ce121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21" table:formula="of:=COUNTIF([.C21:.L21];&quot;KVIT&quot;)+COUNTIF([.C21:.L21];&quot;KVIT☻&quot;)+COUNTIF([.C21:.L21];&quot;kvit$&quot;)" office:value-type="float" office:value="3" calcext:value-type="float">
            <text:p>3</text:p>
          </table:table-cell>
          <table:table-cell table:style-name="ce122" table:formula="of:=COUNTBLANK([.C21:.L21])" office:value-type="float" office:value="0" calcext:value-type="float">
            <text:p>0</text:p>
          </table:table-cell>
          <table:table-cell table:style-name="ce123" table:formula="of:=COUNTIF([.C21:.L21];&quot;x&quot;)" office:value-type="float" office:value="1" calcext:value-type="float">
            <text:p>1</text:p>
          </table:table-cell>
          <table:table-cell table:style-name="ce12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3" calcext:value-type="float">
            <text:p>3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21" calcext:value-type="date">
            <text:p>21. VIII. 10</text:p>
          </table:table-cell>
          <table:table-cell table:style-name="ce120" table:formula="of:=TEXT([.A22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6"/>
          <table:table-cell table:style-name="ce41" office:value-type="string" calcext:value-type="string">
            <text:p>KOS</text:p>
          </table:table-cell>
          <table:table-cell table:style-name="ce41" office:value-type="string" calcext:value-type="string">
            <text:p>ŠOŠ</text:p>
          </table:table-cell>
          <table:table-cell table:style-name="ce12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2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21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121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121" table:formula="of:=COUNTIF([.C22:.L22];&quot;51¶&quot;)" office:value-type="float" office:value="0" calcext:value-type="float">
            <text:p>0</text:p>
          </table:table-cell>
          <table:table-cell table:style-name="ce121" table:formula="of:=COUNTIF([.C22:.L22];&quot;52¶&quot;)" office:value-type="float" office:value="0" calcext:value-type="float">
            <text:p>0</text:p>
          </table:table-cell>
          <table:table-cell table:style-name="ce121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21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122" table:formula="of:=COUNTBLANK([.C22:.L22])" office:value-type="float" office:value="8" calcext:value-type="float">
            <text:p>8</text:p>
          </table:table-cell>
          <table:table-cell table:style-name="ce123" table:formula="of:=COUNTIF([.C22:.L22];&quot;x&quot;)" office:value-type="float" office:value="0" calcext:value-type="float">
            <text:p>0</text:p>
          </table:table-cell>
          <table:table-cell table:style-name="ce12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22" calcext:value-type="date">
            <text:p>22. VIII. 10</text:p>
          </table:table-cell>
          <table:table-cell table:style-name="ce120" table:formula="of:=TEXT([.A23];&quot;Ddd&quot;)" office:value-type="string" office:string-value="ned" calcext:value-type="string">
            <text:p>ned</text:p>
          </table:table-cell>
          <table:table-cell table:style-name="ce35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6"/>
          <table:table-cell table:style-name="ce41" office:value-type="string" calcext:value-type="string">
            <text:p>ŠTI</text:p>
          </table:table-cell>
          <table:table-cell table:style-name="ce41" office:value-type="string" calcext:value-type="string">
            <text:p>ŠOŠ</text:p>
          </table:table-cell>
          <table:table-cell table:style-name="ce12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2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21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21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21" table:formula="of:=COUNTIF([.C23:.L23];&quot;51¶&quot;)" office:value-type="float" office:value="0" calcext:value-type="float">
            <text:p>0</text:p>
          </table:table-cell>
          <table:table-cell table:style-name="ce121" table:formula="of:=COUNTIF([.C23:.L23];&quot;52¶&quot;)" office:value-type="float" office:value="0" calcext:value-type="float">
            <text:p>0</text:p>
          </table:table-cell>
          <table:table-cell table:style-name="ce121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21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122" table:formula="of:=COUNTBLANK([.C23:.L23])" office:value-type="float" office:value="9" calcext:value-type="float">
            <text:p>9</text:p>
          </table:table-cell>
          <table:table-cell table:style-name="ce123" table:formula="of:=COUNTIF([.C23:.L23];&quot;x&quot;)" office:value-type="float" office:value="0" calcext:value-type="float">
            <text:p>0</text:p>
          </table:table-cell>
          <table:table-cell table:style-name="ce12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23" calcext:value-type="date">
            <text:p>23. VIII. 10</text:p>
          </table:table-cell>
          <table:table-cell table:style-name="ce119" table:formula="of:=TEXT([.A24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4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2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21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21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21" table:formula="of:=COUNTIF([.C24:.L24];&quot;51¶&quot;)" office:value-type="float" office:value="0" calcext:value-type="float">
            <text:p>0</text:p>
          </table:table-cell>
          <table:table-cell table:style-name="ce121" table:formula="of:=COUNTIF([.C24:.L24];&quot;52¶&quot;)" office:value-type="float" office:value="0" calcext:value-type="float">
            <text:p>0</text:p>
          </table:table-cell>
          <table:table-cell table:style-name="ce121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21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122" table:formula="of:=COUNTBLANK([.C24:.L24])" office:value-type="float" office:value="1" calcext:value-type="float">
            <text:p>1</text:p>
          </table:table-cell>
          <table:table-cell table:style-name="ce123" table:formula="of:=COUNTIF([.C24:.L24];&quot;x&quot;)" office:value-type="float" office:value="1" calcext:value-type="float">
            <text:p>1</text:p>
          </table:table-cell>
          <table:table-cell table:style-name="ce12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24" calcext:value-type="date">
            <text:p>24. VIII. 10</text:p>
          </table:table-cell>
          <table:table-cell table:style-name="ce119" table:formula="of:=TEXT([.A25];&quot;Ddd&quot;)" office:value-type="string" office:string-value="tor" calcext:value-type="string">
            <text:p>tor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JAN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2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21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21" table:formula="of:=COUNTIF([.C25:.L25];&quot;52&quot;)+COUNTIF([.C25:.L25];&quot;52$&quot;)+COUNTIF([.C25:.L25];&quot;52☻&quot;)" office:value-type="float" office:value="2" calcext:value-type="float">
            <text:p>2</text:p>
          </table:table-cell>
          <table:table-cell table:style-name="ce121" table:formula="of:=COUNTIF([.C25:.L25];&quot;51¶&quot;)" office:value-type="float" office:value="1" calcext:value-type="float">
            <text:p>1</text:p>
          </table:table-cell>
          <table:table-cell table:style-name="ce121" table:formula="of:=COUNTIF([.C25:.L25];&quot;52¶&quot;)" office:value-type="float" office:value="0" calcext:value-type="float">
            <text:p>0</text:p>
          </table:table-cell>
          <table:table-cell table:style-name="ce121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21" table:formula="of:=COUNTIF([.C25:.L25];&quot;KVIT&quot;)+COUNTIF([.C25:.L25];&quot;KVIT☻&quot;)+COUNTIF([.C25:.L25];&quot;kvit$&quot;)" office:value-type="float" office:value="1" calcext:value-type="float">
            <text:p>1</text:p>
          </table:table-cell>
          <table:table-cell table:style-name="ce122" table:formula="of:=COUNTBLANK([.C25:.L25])" office:value-type="float" office:value="0" calcext:value-type="float">
            <text:p>0</text:p>
          </table:table-cell>
          <table:table-cell table:style-name="ce123" table:formula="of:=COUNTIF([.C25:.L25];&quot;x&quot;)" office:value-type="float" office:value="1" calcext:value-type="float">
            <text:p>1</text:p>
          </table:table-cell>
          <table:table-cell table:style-name="ce12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3" calcext:value-type="float">
            <text:p>3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25" calcext:value-type="date">
            <text:p>25. VIII. 10</text:p>
          </table:table-cell>
          <table:table-cell table:style-name="ce119" table:formula="of:=TEXT([.A26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2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121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21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21" table:formula="of:=COUNTIF([.C26:.L26];&quot;51¶&quot;)" office:value-type="float" office:value="0" calcext:value-type="float">
            <text:p>0</text:p>
          </table:table-cell>
          <table:table-cell table:style-name="ce121" table:formula="of:=COUNTIF([.C26:.L26];&quot;52¶&quot;)" office:value-type="float" office:value="0" calcext:value-type="float">
            <text:p>0</text:p>
          </table:table-cell>
          <table:table-cell table:style-name="ce121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21" table:formula="of:=COUNTIF([.C26:.L26];&quot;KVIT&quot;)+COUNTIF([.C26:.L26];&quot;KVIT☻&quot;)+COUNTIF([.C26:.L26];&quot;kvit$&quot;)" office:value-type="float" office:value="1" calcext:value-type="float">
            <text:p>1</text:p>
          </table:table-cell>
          <table:table-cell table:style-name="ce122" table:formula="of:=COUNTBLANK([.C26:.L26])" office:value-type="float" office:value="1" calcext:value-type="float">
            <text:p>1</text:p>
          </table:table-cell>
          <table:table-cell table:style-name="ce123" table:formula="of:=COUNTIF([.C26:.L26];&quot;x&quot;)" office:value-type="float" office:value="1" calcext:value-type="float">
            <text:p>1</text:p>
          </table:table-cell>
          <table:table-cell table:style-name="ce12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26" calcext:value-type="date">
            <text:p>26. VIII. 10</text:p>
          </table:table-cell>
          <table:table-cell table:style-name="ce119" table:formula="of:=TEXT([.A27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office:annotation draw:style-name="gr32" draw:text-style-name="P2" svg:width="2.85cm" svg:height="2.915cm" svg:x="14.246cm" svg:y="17.655cm" draw:caption-point-x="-0.232cm" draw:caption-point-y="0.653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2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21" table:formula="of:=COUNTIF([.C27:.L27];&quot;51&quot;)+COUNTIF([.C27:.L27];&quot;51$&quot;)+COUNTIF([.C27:.L27];&quot;51☻&quot;)" office:value-type="float" office:value="2" calcext:value-type="float">
            <text:p>2</text:p>
          </table:table-cell>
          <table:table-cell table:style-name="ce121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21" table:formula="of:=COUNTIF([.C27:.L27];&quot;51¶&quot;)" office:value-type="float" office:value="1" calcext:value-type="float">
            <text:p>1</text:p>
          </table:table-cell>
          <table:table-cell table:style-name="ce121" table:formula="of:=COUNTIF([.C27:.L27];&quot;52¶&quot;)" office:value-type="float" office:value="0" calcext:value-type="float">
            <text:p>0</text:p>
          </table:table-cell>
          <table:table-cell table:style-name="ce121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21" table:formula="of:=COUNTIF([.C27:.L27];&quot;KVIT&quot;)+COUNTIF([.C27:.L27];&quot;KVIT☻&quot;)+COUNTIF([.C27:.L27];&quot;kvit$&quot;)" office:value-type="float" office:value="1" calcext:value-type="float">
            <text:p>1</text:p>
          </table:table-cell>
          <table:table-cell table:style-name="ce122" table:formula="of:=COUNTBLANK([.C27:.L27])" office:value-type="float" office:value="0" calcext:value-type="float">
            <text:p>0</text:p>
          </table:table-cell>
          <table:table-cell table:style-name="ce123" table:formula="of:=COUNTIF([.C27:.L27];&quot;x&quot;)" office:value-type="float" office:value="1" calcext:value-type="float">
            <text:p>1</text:p>
          </table:table-cell>
          <table:table-cell table:style-name="ce12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3" calcext:value-type="float">
            <text:p>3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8-27" calcext:value-type="date">
            <text:p>27. VIII. 10</text:p>
          </table:table-cell>
          <table:table-cell table:style-name="ce119" table:formula="of:=TEXT([.A28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<text:s/>ORO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2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21" table:formula="of:=COUNTIF([.C28:.L28];&quot;51&quot;)+COUNTIF([.C28:.L28];&quot;51$&quot;)+COUNTIF([.C28:.L28];&quot;51☻&quot;)" office:value-type="float" office:value="2" calcext:value-type="float">
            <text:p>2</text:p>
          </table:table-cell>
          <table:table-cell table:style-name="ce121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21" table:formula="of:=COUNTIF([.C28:.L28];&quot;51¶&quot;)" office:value-type="float" office:value="1" calcext:value-type="float">
            <text:p>1</text:p>
          </table:table-cell>
          <table:table-cell table:style-name="ce121" table:formula="of:=COUNTIF([.C28:.L28];&quot;52¶&quot;)" office:value-type="float" office:value="0" calcext:value-type="float">
            <text:p>0</text:p>
          </table:table-cell>
          <table:table-cell table:style-name="ce121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21" table:formula="of:=COUNTIF([.C28:.L28];&quot;KVIT&quot;)+COUNTIF([.C28:.L28];&quot;KVIT☻&quot;)+COUNTIF([.C28:.L28];&quot;kvit$&quot;)" office:value-type="float" office:value="1" calcext:value-type="float">
            <text:p>1</text:p>
          </table:table-cell>
          <table:table-cell table:style-name="ce122" table:formula="of:=COUNTBLANK([.C28:.L28])" office:value-type="float" office:value="0" calcext:value-type="float">
            <text:p>0</text:p>
          </table:table-cell>
          <table:table-cell table:style-name="ce123" table:formula="of:=COUNTIF([.C28:.L28];&quot;x&quot;)" office:value-type="float" office:value="1" calcext:value-type="float">
            <text:p>1</text:p>
          </table:table-cell>
          <table:table-cell table:style-name="ce12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3" calcext:value-type="float">
            <text:p>3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28" calcext:value-type="date">
            <text:p>28. VIII. 10</text:p>
          </table:table-cell>
          <table:table-cell table:style-name="ce120" table:formula="of:=TEXT([.A29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5" table:number-columns-repeated="2"/>
          <table:table-cell table:style-name="ce37"/>
          <table:table-cell table:style-name="ce44"/>
          <table:table-cell table:style-name="ce31" table:number-columns-repeated="2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DAN</text:p>
          </table:table-cell>
          <table:table-cell table:style-name="ce12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2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21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121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121" table:formula="of:=COUNTIF([.C29:.L29];&quot;51¶&quot;)" office:value-type="float" office:value="0" calcext:value-type="float">
            <text:p>0</text:p>
          </table:table-cell>
          <table:table-cell table:style-name="ce121" table:formula="of:=COUNTIF([.C29:.L29];&quot;52¶&quot;)" office:value-type="float" office:value="0" calcext:value-type="float">
            <text:p>0</text:p>
          </table:table-cell>
          <table:table-cell table:style-name="ce121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21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122" table:formula="of:=COUNTBLANK([.C29:.L29])" office:value-type="float" office:value="9" calcext:value-type="float">
            <text:p>9</text:p>
          </table:table-cell>
          <table:table-cell table:style-name="ce123" table:formula="of:=COUNTIF([.C29:.L29];&quot;x&quot;)" office:value-type="float" office:value="0" calcext:value-type="float">
            <text:p>0</text:p>
          </table:table-cell>
          <table:table-cell table:style-name="ce12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8-29" calcext:value-type="date">
            <text:p>29. VIII. 10</text:p>
          </table:table-cell>
          <table:table-cell table:style-name="ce120" table:formula="of:=TEXT([.A30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4"/>
          <table:table-cell table:style-name="ce35"/>
          <table:table-cell table:style-name="ce37"/>
          <table:table-cell table:style-name="ce31" table:number-columns-repeated="2"/>
          <table:table-cell table:style-name="ce35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DAN</text:p>
          </table:table-cell>
          <table:table-cell table:style-name="ce12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2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21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121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121" table:formula="of:=COUNTIF([.C30:.L30];&quot;51¶&quot;)" office:value-type="float" office:value="0" calcext:value-type="float">
            <text:p>0</text:p>
          </table:table-cell>
          <table:table-cell table:style-name="ce121" table:formula="of:=COUNTIF([.C30:.L30];&quot;52¶&quot;)" office:value-type="float" office:value="0" calcext:value-type="float">
            <text:p>0</text:p>
          </table:table-cell>
          <table:table-cell table:style-name="ce121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21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22" table:formula="of:=COUNTBLANK([.C30:.L30])" office:value-type="float" office:value="9" calcext:value-type="float">
            <text:p>9</text:p>
          </table:table-cell>
          <table:table-cell table:style-name="ce123" table:formula="of:=COUNTIF([.C30:.L30];&quot;x&quot;)" office:value-type="float" office:value="0" calcext:value-type="float">
            <text:p>0</text:p>
          </table:table-cell>
          <table:table-cell table:style-name="ce12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8-30" calcext:value-type="date">
            <text:p>30. VIII. 10</text:p>
          </table:table-cell>
          <table:table-cell table:style-name="ce119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2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35" draw:text-style-name="P2" svg:width="3.14cm" svg:height="2.735cm" svg:x="13.246cm" svg:y="19.201cm" draw:caption-point-x="-0.232cm" draw:caption-point-y="1.922cm">
              <dc:date>2022-03-21T00:00:00</dc:date>
              <text:p text:style-name="P1">prosti vikend s pondeljkom 14.-16.avg, </text:p>
              <text:p text:style-name="P1">ter prosto 30.8-2.9</text:p>
            </office:annotation>
            <text:p>D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2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21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21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21" table:formula="of:=COUNTIF([.C31:.L31];&quot;51¶&quot;)" office:value-type="float" office:value="0" calcext:value-type="float">
            <text:p>0</text:p>
          </table:table-cell>
          <table:table-cell table:style-name="ce121" table:formula="of:=COUNTIF([.C31:.L31];&quot;52¶&quot;)" office:value-type="float" office:value="0" calcext:value-type="float">
            <text:p>0</text:p>
          </table:table-cell>
          <table:table-cell table:style-name="ce121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21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122" table:formula="of:=COUNTBLANK([.C31:.L31])" office:value-type="float" office:value="1" calcext:value-type="float">
            <text:p>1</text:p>
          </table:table-cell>
          <table:table-cell table:style-name="ce123" table:formula="of:=COUNTIF([.C31:.L31];&quot;x&quot;)" office:value-type="float" office:value="1" calcext:value-type="float">
            <text:p>1</text:p>
          </table:table-cell>
          <table:table-cell table:style-name="ce12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8-31" calcext:value-type="date">
            <text:p>31. VIII. 10</text:p>
          </table:table-cell>
          <table:table-cell table:style-name="ce119" table:formula="of:=TEXT([.A32];&quot;Ddd&quot;)" office:value-type="string" office:string-value="tor" calcext:value-type="string">
            <text:p>tor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office:annotation draw:style-name="gr36" draw:text-style-name="P2" svg:width="2.85cm" svg:height="3.071cm" svg:x="14.246cm" svg:y="21.174cm" draw:caption-point-x="-0.232cm" draw:caption-point-y="0.653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2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21" table:formula="of:=COUNTIF([.C32:.L32];&quot;51&quot;)+COUNTIF([.C32:.L32];&quot;51$&quot;)+COUNTIF([.C32:.L32];&quot;51☻&quot;)" office:value-type="float" office:value="2" calcext:value-type="float">
            <text:p>2</text:p>
          </table:table-cell>
          <table:table-cell table:style-name="ce121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121" table:formula="of:=COUNTIF([.C32:.L32];&quot;51¶&quot;)" office:value-type="float" office:value="1" calcext:value-type="float">
            <text:p>1</text:p>
          </table:table-cell>
          <table:table-cell table:style-name="ce121" table:formula="of:=COUNTIF([.C32:.L32];&quot;52¶&quot;)" office:value-type="float" office:value="0" calcext:value-type="float">
            <text:p>0</text:p>
          </table:table-cell>
          <table:table-cell table:style-name="ce121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21" table:formula="of:=COUNTIF([.C32:.L32];&quot;KVIT&quot;)+COUNTIF([.C32:.L32];&quot;KVIT☻&quot;)+COUNTIF([.C32:.L32];&quot;kvit$&quot;)" office:value-type="float" office:value="1" calcext:value-type="float">
            <text:p>1</text:p>
          </table:table-cell>
          <table:table-cell table:style-name="ce122" table:formula="of:=COUNTBLANK([.C32:.L32])" office:value-type="float" office:value="0" calcext:value-type="float">
            <text:p>0</text:p>
          </table:table-cell>
          <table:table-cell table:style-name="ce123" table:formula="of:=COUNTIF([.C32:.L32];&quot;x&quot;)" office:value-type="float" office:value="2" calcext:value-type="float">
            <text:p>2</text:p>
          </table:table-cell>
          <table:table-cell table:style-name="ce12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 calcext:value-type="float">
            <text:p>2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6" calcext:value-type="float">
            <text:p>6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 calcext:value-type="float">
            <text:p>2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6" calcext:value-type="float">
            <text:p>6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0" calcext:value-type="float">
            <text:p>0</text:p>
          </table:table-cell>
          <table:table-cell table:style-name="ce33" table:formula="of:=SUM([.H35:.H36])" office:value-type="float" office:value="2" calcext:value-type="float">
            <text:p>2</text:p>
          </table:table-cell>
          <table:table-cell table:style-name="ce33" table:formula="of:=SUM([.I35:.I36])" office:value-type="float" office:value="4" calcext:value-type="float">
            <text:p>4</text:p>
          </table:table-cell>
          <table:table-cell table:style-name="ce33" table:formula="of:=SUM([.J35:.J36])" office:value-type="float" office:value="8" calcext:value-type="float">
            <text:p>8</text:p>
          </table:table-cell>
          <table:table-cell table:style-name="ce33" table:formula="of:=SUM([.K35:.K36])" office:value-type="float" office:value="2" calcext:value-type="float">
            <text:p>2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6" calcext:value-type="float">
            <text:p>6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1" calcext:value-type="float">
            <text:p>11</text:p>
          </table:table-cell>
          <table:table-cell table:style-name="ce34" table:formula="of:=COUNTIF([.D2:.D32];&quot;D&quot;)" office:value-type="float" office:value="7" calcext:value-type="float">
            <text:p>7</text:p>
          </table:table-cell>
          <table:table-cell table:style-name="ce34" table:formula="of:=COUNTIF([.E2:.E32];&quot;D&quot;)" office:value-type="float" office:value="8" calcext:value-type="float">
            <text:p>8</text:p>
          </table:table-cell>
          <table:table-cell table:style-name="ce34" table:formula="of:=COUNTIF([.F2:.F32];&quot;D&quot;)" office:value-type="float" office:value="10" calcext:value-type="float">
            <text:p>10</text:p>
          </table:table-cell>
          <table:table-cell table:style-name="ce34" table:formula="of:=COUNTIF([.G2:.G32];&quot;D&quot;)" office:value-type="float" office:value="10" calcext:value-type="float">
            <text:p>10</text:p>
          </table:table-cell>
          <table:table-cell table:style-name="ce34" table:formula="of:=COUNTIF([.H2:.H32];&quot;D&quot;)" office:value-type="float" office:value="16" calcext:value-type="float">
            <text:p>16</text:p>
          </table:table-cell>
          <table:table-cell table:style-name="ce34" table:formula="of:=COUNTIF([.I2:.I32];&quot;D&quot;)" office:value-type="float" office:value="7" calcext:value-type="float">
            <text:p>7</text:p>
          </table:table-cell>
          <table:table-cell table:style-name="ce34" table:formula="of:=COUNTIF([.J2:.J32];&quot;D&quot;)" office:value-type="float" office:value="4" calcext:value-type="float">
            <text:p>4</text:p>
          </table:table-cell>
          <table:table-cell table:style-name="ce34" table:formula="of:=COUNTIF([.K2:.K32];&quot;D&quot;)" office:value-type="float" office:value="17" calcext:value-type="float">
            <text:p>17</text:p>
          </table:table-cell>
          <table:table-cell table:style-name="ce34" table:formula="of:=COUNTIF([.L2:.L32];&quot;D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4" calcext:value-type="float">
            <text:p>4</text:p>
          </table:table-cell>
          <table:table-cell table:style-name="ce34" table:formula="of:=COUNTIF([.E2:.E32];&quot;X&quot;)" office:value-type="float" office:value="4" calcext:value-type="float">
            <text:p>4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6" calcext:value-type="float">
            <text:p>6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34" table:formula="of:=COUNTIF([.L2:.L32];&quot;X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4" calcext:value-type="float">
            <text:p>4</text:p>
          </table:table-cell>
          <table:table-cell table:style-name="ce34" table:formula="of:=COUNTIF([.N2:.N32];&quot;ŠOŠ&quot;)" office:value-type="float" office:value="2" calcext:value-type="float">
            <text:p>2</text:p>
          </table:table-cell>
          <table:table-cell table:style-name="ce34" table:formula="of:=COUNTIF([.N2:.N32];&quot;PIN&quot;)" office:value-type="float" office:value="5" calcext:value-type="float">
            <text:p>5</text:p>
          </table:table-cell>
          <table:table-cell table:style-name="ce34" table:formula="of:=COUNTIF([.N2:.N32];&quot;KON&quot;)" office:value-type="float" office:value="5" calcext:value-type="float">
            <text:p>5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6" calcext:value-type="float">
            <text:p>6</text:p>
          </table:table-cell>
          <table:table-cell table:style-name="ce34" table:formula="of:=COUNTIF([.N2:.N32];&quot;DAN&quot;)" office:value-type="float" office:value="6" calcext:value-type="float">
            <text:p>6</text:p>
          </table:table-cell>
          <table:table-cell table:style-name="ce34" table:formula="of:=COUNTIF([.N2:.N32];&quot;MŠŠ&quot;)" office:value-type="float" office:value="0" calcext:value-type="float">
            <text:p>0</text:p>
          </table:table-cell>
          <table:table-cell table:style-name="ce34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1" calcext:value-type="float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1" calcext:value-type="float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1" calcext:value-type="float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vgust.B2:avgust.B32">
            <calcext:condition calcext:apply-style-name="ConditionalStyle_92" calcext:value="=&quot;sob&quot;" calcext:base-cell-address="avgust.B2"/>
            <calcext:condition calcext:apply-style-name="ConditionalStyle_93" calcext:value="=&quot;ned&quot;" calcext:base-cell-address="avgust.B2"/>
          </calcext:conditional-format>
          <calcext:conditional-format calcext:target-range-address="avgust.O2:avgust.V32">
            <calcext:condition calcext:apply-style-name="ConditionalStyle_94" calcext:value="&lt;1" calcext:base-cell-address="avgust.O2"/>
            <calcext:condition calcext:apply-style-name="ConditionalStyle_95" calcext:value="&gt;1" calcext:base-cell-address="avgust.O2"/>
          </calcext:conditional-format>
          <calcext:conditional-format calcext:target-range-address="avgust.W2:avgust.W32">
            <calcext:condition calcext:apply-style-name="ConditionalStyle_96" calcext:value="!=0" calcext:base-cell-address="avgust.W2"/>
          </calcext:conditional-format>
          <calcext:conditional-format calcext:target-range-address="avgust.X2:avgust.X32">
            <calcext:condition calcext:apply-style-name="ConditionalStyle_97" calcext:value="=1" calcext:base-cell-address="avgust.X2"/>
            <calcext:condition calcext:apply-style-name="ConditionalStyle_98" calcext:value="&gt;1" calcext:base-cell-address="avgust.X2"/>
          </calcext:conditional-format>
          <calcext:conditional-format calcext:target-range-address="avgust.Y2:avgust.Y32">
            <calcext:condition calcext:apply-style-name="ConditionalStyle_99" calcext:value="&lt;2" calcext:base-cell-address="avgust.Y2"/>
            <calcext:condition calcext:apply-style-name="ConditionalStyle_100" calcext:value="&gt;2" calcext:base-cell-address="avgust.Y2"/>
          </calcext:conditional-format>
        </calcext:conditional-formats>
      </table:table>
      <table:table table:name="september" table:style-name="ta10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09-01" calcext:value-type="date">
            <text:p>1. IX. 10</text:p>
          </table:table-cell>
          <table:table-cell table:style-name="ce126" table:formula="of:=TEXT([.A2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37" draw:text-style-name="P2" svg:width="3.14cm" svg:height="2.592cm" svg:x="13.246cm" svg:y="-0.013cm" draw:caption-point-x="-0.232cm" draw:caption-point-y="0.726cm">
              <dc:date>2022-03-21T00:00:00</dc:date>
              <text:p text:style-name="P1">prosti vikend s pondeljkom 14.-16.avg, </text:p>
              <text:p text:style-name="P1">ter prosto 30.8-2.9</text:p>
            </office:annotation>
            <text:p>D</text:p>
          </table:table-cell>
          <table:table-cell table:style-name="ce43"/>
          <table:table-cell table:style-name="ce29" office:value-type="string" calcext:value-type="string">
            <text:p>KON</text:p>
          </table:table-cell>
          <table:table-cell table:style-name="ce13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3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134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34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34" table:formula="of:=COUNTIF([.C2:.L2];&quot;51¶&quot;)" office:value-type="float" office:value="0" calcext:value-type="float">
            <text:p>0</text:p>
          </table:table-cell>
          <table:table-cell table:style-name="ce134" table:formula="of:=COUNTIF([.C2:.L2];&quot;52¶&quot;)" office:value-type="float" office:value="0" calcext:value-type="float">
            <text:p>0</text:p>
          </table:table-cell>
          <table:table-cell table:style-name="ce134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34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135" table:formula="of:=COUNTBLANK([.C2:.L2])" office:value-type="float" office:value="0" calcext:value-type="float">
            <text:p>0</text:p>
          </table:table-cell>
          <table:table-cell table:style-name="ce136" table:formula="of:=COUNTIF([.C2:.L2];&quot;x&quot;)" office:value-type="float" office:value="2" calcext:value-type="float">
            <text:p>2</text:p>
          </table:table-cell>
          <table:table-cell table:style-name="ce13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1" calcext:value-type="float">
            <text:p>1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0-09-02" calcext:value-type="date">
            <text:p>2. IX. 10</text:p>
          </table:table-cell>
          <table:table-cell table:style-name="ce126" table:formula="of:=TEXT([.A3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37" draw:text-style-name="P2" svg:width="3.14cm" svg:height="2.592cm" svg:x="13.246cm" svg:y="-0.013cm" draw:caption-point-x="-0.232cm" draw:caption-point-y="1.43cm">
              <dc:date>2022-03-21T00:00:00</dc:date>
              <text:p text:style-name="P1">prosti vikend s pondeljkom 14.-16.avg, </text:p>
              <text:p text:style-name="P1">ter prosto 30.8-2.9</text:p>
            </office:annotation>
            <text:p>D</text:p>
          </table:table-cell>
          <table:table-cell table:style-name="ce43"/>
          <table:table-cell table:style-name="ce29" office:value-type="string" calcext:value-type="string">
            <text:p>KON</text:p>
          </table:table-cell>
          <table:table-cell table:style-name="ce13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3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34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34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34" table:formula="of:=COUNTIF([.C3:.L3];&quot;51¶&quot;)" office:value-type="float" office:value="0" calcext:value-type="float">
            <text:p>0</text:p>
          </table:table-cell>
          <table:table-cell table:style-name="ce134" table:formula="of:=COUNTIF([.C3:.L3];&quot;52¶&quot;)" office:value-type="float" office:value="0" calcext:value-type="float">
            <text:p>0</text:p>
          </table:table-cell>
          <table:table-cell table:style-name="ce134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34" table:formula="of:=COUNTIF([.C3:.L3];&quot;KVIT&quot;)+COUNTIF([.C3:.L3];&quot;KVIT☻&quot;)+COUNTIF([.C3:.L3];&quot;kvit$&quot;)" office:value-type="float" office:value="2" calcext:value-type="float">
            <text:p>2</text:p>
          </table:table-cell>
          <table:table-cell table:style-name="ce135" table:formula="of:=COUNTBLANK([.C3:.L3])" office:value-type="float" office:value="0" calcext:value-type="float">
            <text:p>0</text:p>
          </table:table-cell>
          <table:table-cell table:style-name="ce136" table:formula="of:=COUNTIF([.C3:.L3];&quot;x&quot;)" office:value-type="float" office:value="3" calcext:value-type="float">
            <text:p>3</text:p>
          </table:table-cell>
          <table:table-cell table:style-name="ce13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1" calcext:value-type="float">
            <text:p>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03" calcext:value-type="date">
            <text:p>3. IX. 10</text:p>
          </table:table-cell>
          <table:table-cell table:style-name="ce126" table:formula="of:=TEXT([.A4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/>
          <table:table-cell table:style-name="ce29" office:value-type="string" calcext:value-type="string">
            <text:p>ŠOŠ</text:p>
          </table:table-cell>
          <table:table-cell table:style-name="ce13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3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134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34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34" table:formula="of:=COUNTIF([.C4:.L4];&quot;51¶&quot;)" office:value-type="float" office:value="0" calcext:value-type="float">
            <text:p>0</text:p>
          </table:table-cell>
          <table:table-cell table:style-name="ce134" table:formula="of:=COUNTIF([.C4:.L4];&quot;52¶&quot;)" office:value-type="float" office:value="0" calcext:value-type="float">
            <text:p>0</text:p>
          </table:table-cell>
          <table:table-cell table:style-name="ce134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34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135" table:formula="of:=COUNTBLANK([.C4:.L4])" office:value-type="float" office:value="0" calcext:value-type="float">
            <text:p>0</text:p>
          </table:table-cell>
          <table:table-cell table:style-name="ce136" table:formula="of:=COUNTIF([.C4:.L4];&quot;x&quot;)" office:value-type="float" office:value="3" calcext:value-type="float">
            <text:p>3</text:p>
          </table:table-cell>
          <table:table-cell table:style-name="ce13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1" calcext:value-type="float">
            <text:p>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9-04" calcext:value-type="date">
            <text:p>4. IX. 10</text:p>
          </table:table-cell>
          <table:table-cell table:style-name="ce127" table:formula="of:=TEXT([.A5];&quot;Ddd&quot;)" office:value-type="string" office:string-value="sob" calcext:value-type="string">
            <text:p>sob</text:p>
          </table:table-cell>
          <table:table-cell table:style-name="ce35"/>
          <table:table-cell table:style-name="ce31" table:number-columns-repeated="2"/>
          <table:table-cell table:style-name="ce6" table:formula="of:=[$'Vzorci vnosov'.$A$16]" office:value-type="string" office:string-value="☻" calcext:value-type="string">
            <text:p>☻</text:p>
          </table:table-cell>
          <table:table-cell table:style-name="ce133" table:formula="of:=[$'Vzorci vnosov'.$A$23]" office:value-type="string" office:string-value="51☺" calcext:value-type="string">
            <text:p>51☺</text:p>
          </table:table-cell>
          <table:table-cell table:style-name="ce35"/>
          <table:table-cell table:style-name="ce31"/>
          <table:table-cell table:style-name="ce35"/>
          <table:table-cell table:style-name="ce31" table:number-columns-repeated="2"/>
          <table:table-cell table:style-name="ce41"/>
          <table:table-cell table:style-name="ce29" office:value-type="string" calcext:value-type="string">
            <text:p>AND</text:p>
          </table:table-cell>
          <table:table-cell table:style-name="ce13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3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34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134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34" table:formula="of:=COUNTIF([.C5:.L5];&quot;51¶&quot;)" office:value-type="float" office:value="0" calcext:value-type="float">
            <text:p>0</text:p>
          </table:table-cell>
          <table:table-cell table:style-name="ce134" table:formula="of:=COUNTIF([.C5:.L5];&quot;52¶&quot;)" office:value-type="float" office:value="0" calcext:value-type="float">
            <text:p>0</text:p>
          </table:table-cell>
          <table:table-cell table:style-name="ce134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34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135" table:formula="of:=COUNTBLANK([.C5:.L5])" office:value-type="float" office:value="8" calcext:value-type="float">
            <text:p>8</text:p>
          </table:table-cell>
          <table:table-cell table:style-name="ce136" table:formula="of:=COUNTIF([.C5:.L5];&quot;x&quot;)" office:value-type="float" office:value="0" calcext:value-type="float">
            <text:p>0</text:p>
          </table:table-cell>
          <table:table-cell table:style-name="ce13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9-05" calcext:value-type="date">
            <text:p>5. IX. 10</text:p>
          </table:table-cell>
          <table:table-cell table:style-name="ce127" table:formula="of:=TEXT([.A6];&quot;Ddd&quot;)" office:value-type="string" office:string-value="ned" calcext:value-type="string">
            <text:p>ned</text:p>
          </table:table-cell>
          <table:table-cell table:style-name="ce6" table:formula="of:=[$'Vzorci vnosov'.$A$16]" office:value-type="string" office:string-value="☻" calcext:value-type="string">
            <text:p>☻</text:p>
          </table:table-cell>
          <table:table-cell table:style-name="ce35"/>
          <table:table-cell table:style-name="ce31" table:number-columns-repeated="2"/>
          <table:table-cell table:style-name="ce35" table:number-columns-repeated="4"/>
          <table:table-cell table:style-name="ce31"/>
          <table:table-cell table:style-name="ce133" table:formula="of:=[$'Vzorci vnosov'.$A$23]" office:value-type="string" office:string-value="51☺" calcext:value-type="string">
            <text:p>51☺</text:p>
          </table:table-cell>
          <table:table-cell table:style-name="ce41"/>
          <table:table-cell table:style-name="ce29" office:value-type="string" calcext:value-type="string">
            <text:p>AND</text:p>
          </table:table-cell>
          <table:table-cell table:style-name="ce13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3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34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134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34" table:formula="of:=COUNTIF([.C6:.L6];&quot;51¶&quot;)" office:value-type="float" office:value="0" calcext:value-type="float">
            <text:p>0</text:p>
          </table:table-cell>
          <table:table-cell table:style-name="ce134" table:formula="of:=COUNTIF([.C6:.L6];&quot;52¶&quot;)" office:value-type="float" office:value="0" calcext:value-type="float">
            <text:p>0</text:p>
          </table:table-cell>
          <table:table-cell table:style-name="ce134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34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35" table:formula="of:=COUNTBLANK([.C6:.L6])" office:value-type="float" office:value="8" calcext:value-type="float">
            <text:p>8</text:p>
          </table:table-cell>
          <table:table-cell table:style-name="ce136" table:formula="of:=COUNTIF([.C6:.L6];&quot;x&quot;)" office:value-type="float" office:value="0" calcext:value-type="float">
            <text:p>0</text:p>
          </table:table-cell>
          <table:table-cell table:style-name="ce13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06" calcext:value-type="date">
            <text:p>6. IX. 10</text:p>
          </table:table-cell>
          <table:table-cell table:style-name="ce126" table:formula="of:=TEXT([.A7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6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/>
          <table:table-cell table:style-name="ce29" office:value-type="string" calcext:value-type="string">
            <text:p>KOS</text:p>
          </table:table-cell>
          <table:table-cell table:style-name="ce13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3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34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34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34" table:formula="of:=COUNTIF([.C7:.L7];&quot;51¶&quot;)" office:value-type="float" office:value="0" calcext:value-type="float">
            <text:p>0</text:p>
          </table:table-cell>
          <table:table-cell table:style-name="ce134" table:formula="of:=COUNTIF([.C7:.L7];&quot;52¶&quot;)" office:value-type="float" office:value="0" calcext:value-type="float">
            <text:p>0</text:p>
          </table:table-cell>
          <table:table-cell table:style-name="ce134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34" table:formula="of:=COUNTIF([.C7:.L7];&quot;KVIT&quot;)+COUNTIF([.C7:.L7];&quot;KVIT☻&quot;)+COUNTIF([.C7:.L7];&quot;kvit$&quot;)" office:value-type="float" office:value="1" calcext:value-type="float">
            <text:p>1</text:p>
          </table:table-cell>
          <table:table-cell table:style-name="ce135" table:formula="of:=COUNTBLANK([.C7:.L7])" office:value-type="float" office:value="0" calcext:value-type="float">
            <text:p>0</text:p>
          </table:table-cell>
          <table:table-cell table:style-name="ce136" table:formula="of:=COUNTIF([.C7:.L7];&quot;x&quot;)" office:value-type="float" office:value="5" calcext:value-type="float">
            <text:p>5</text:p>
          </table:table-cell>
          <table:table-cell table:style-name="ce13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07" calcext:value-type="date">
            <text:p>7. IX. 10</text:p>
          </table:table-cell>
          <table:table-cell table:style-name="ce126" table:formula="of:=TEXT([.A8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/>
          <table:table-cell table:style-name="ce29" office:value-type="string" calcext:value-type="string">
            <text:p>KOS</text:p>
          </table:table-cell>
          <table:table-cell table:style-name="ce13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3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34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134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34" table:formula="of:=COUNTIF([.C8:.L8];&quot;51¶&quot;)" office:value-type="float" office:value="0" calcext:value-type="float">
            <text:p>0</text:p>
          </table:table-cell>
          <table:table-cell table:style-name="ce134" table:formula="of:=COUNTIF([.C8:.L8];&quot;52¶&quot;)" office:value-type="float" office:value="0" calcext:value-type="float">
            <text:p>0</text:p>
          </table:table-cell>
          <table:table-cell table:style-name="ce134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34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35" table:formula="of:=COUNTBLANK([.C8:.L8])" office:value-type="float" office:value="0" calcext:value-type="float">
            <text:p>0</text:p>
          </table:table-cell>
          <table:table-cell table:style-name="ce136" table:formula="of:=COUNTIF([.C8:.L8];&quot;x&quot;)" office:value-type="float" office:value="5" calcext:value-type="float">
            <text:p>5</text:p>
          </table:table-cell>
          <table:table-cell table:style-name="ce13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 calcext:value-type="float">
            <text:p>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08" calcext:value-type="date">
            <text:p>8. IX. 10</text:p>
          </table:table-cell>
          <table:table-cell table:style-name="ce126" table:formula="of:=TEXT([.A9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6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/>
          <table:table-cell table:style-name="ce29" office:value-type="string" calcext:value-type="string">
            <text:p>KOS</text:p>
          </table:table-cell>
          <table:table-cell table:style-name="ce13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3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34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134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34" table:formula="of:=COUNTIF([.C9:.L9];&quot;51¶&quot;)" office:value-type="float" office:value="0" calcext:value-type="float">
            <text:p>0</text:p>
          </table:table-cell>
          <table:table-cell table:style-name="ce134" table:formula="of:=COUNTIF([.C9:.L9];&quot;52¶&quot;)" office:value-type="float" office:value="0" calcext:value-type="float">
            <text:p>0</text:p>
          </table:table-cell>
          <table:table-cell table:style-name="ce134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34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35" table:formula="of:=COUNTBLANK([.C9:.L9])" office:value-type="float" office:value="0" calcext:value-type="float">
            <text:p>0</text:p>
          </table:table-cell>
          <table:table-cell table:style-name="ce136" table:formula="of:=COUNTIF([.C9:.L9];&quot;x&quot;)" office:value-type="float" office:value="4" calcext:value-type="float">
            <text:p>4</text:p>
          </table:table-cell>
          <table:table-cell table:style-name="ce13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 calcext:value-type="float">
            <text:p>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09" calcext:value-type="date">
            <text:p>9. IX. 10</text:p>
          </table:table-cell>
          <table:table-cell table:style-name="ce126" table:formula="of:=TEXT([.A10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/>
          <table:table-cell table:style-name="ce29" office:value-type="string" calcext:value-type="string">
            <text:p>KOS</text:p>
          </table:table-cell>
          <table:table-cell table:style-name="ce13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3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34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34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34" table:formula="of:=COUNTIF([.C10:.L10];&quot;51¶&quot;)" office:value-type="float" office:value="0" calcext:value-type="float">
            <text:p>0</text:p>
          </table:table-cell>
          <table:table-cell table:style-name="ce134" table:formula="of:=COUNTIF([.C10:.L10];&quot;52¶&quot;)" office:value-type="float" office:value="0" calcext:value-type="float">
            <text:p>0</text:p>
          </table:table-cell>
          <table:table-cell table:style-name="ce134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34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135" table:formula="of:=COUNTBLANK([.C10:.L10])" office:value-type="float" office:value="0" calcext:value-type="float">
            <text:p>0</text:p>
          </table:table-cell>
          <table:table-cell table:style-name="ce136" table:formula="of:=COUNTIF([.C10:.L10];&quot;x&quot;)" office:value-type="float" office:value="5" calcext:value-type="float">
            <text:p>5</text:p>
          </table:table-cell>
          <table:table-cell table:style-name="ce13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1" calcext:value-type="float">
            <text:p>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10" calcext:value-type="date">
            <text:p>10. IX. 10</text:p>
          </table:table-cell>
          <table:table-cell table:style-name="ce126" table:formula="of:=TEXT([.A1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/>
          <table:table-cell table:style-name="ce29" office:value-type="string" calcext:value-type="string">
            <text:p>PIN</text:p>
          </table:table-cell>
          <table:table-cell table:style-name="ce13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3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34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34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34" table:formula="of:=COUNTIF([.C11:.L11];&quot;51¶&quot;)" office:value-type="float" office:value="0" calcext:value-type="float">
            <text:p>0</text:p>
          </table:table-cell>
          <table:table-cell table:style-name="ce134" table:formula="of:=COUNTIF([.C11:.L11];&quot;52¶&quot;)" office:value-type="float" office:value="0" calcext:value-type="float">
            <text:p>0</text:p>
          </table:table-cell>
          <table:table-cell table:style-name="ce134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34" table:formula="of:=COUNTIF([.C11:.L11];&quot;KVIT&quot;)+COUNTIF([.C11:.L11];&quot;KVIT☻&quot;)+COUNTIF([.C11:.L11];&quot;kvit$&quot;)" office:value-type="float" office:value="1" calcext:value-type="float">
            <text:p>1</text:p>
          </table:table-cell>
          <table:table-cell table:style-name="ce135" table:formula="of:=COUNTBLANK([.C11:.L11])" office:value-type="float" office:value="0" calcext:value-type="float">
            <text:p>0</text:p>
          </table:table-cell>
          <table:table-cell table:style-name="ce136" table:formula="of:=COUNTIF([.C11:.L11];&quot;x&quot;)" office:value-type="float" office:value="3" calcext:value-type="float">
            <text:p>3</text:p>
          </table:table-cell>
          <table:table-cell table:style-name="ce13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 calcext:value-type="float">
            <text:p>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25" office:value-type="date" office:date-value="2010-09-11" calcext:value-type="date">
            <text:p>11. IX. 10</text:p>
          </table:table-cell>
          <table:table-cell table:style-name="ce128" table:formula="of:=TEXT([.A12];&quot;Ddd&quot;)" office:value-type="string" office:string-value="sob" calcext:value-type="string">
            <text:p>sob</text:p>
          </table:table-cell>
          <table:table-cell table:style-name="ce129" table:formula="of:=[$'Vzorci vnosov'.$A$16]" office:value-type="string" office:string-value="☻" calcext:value-type="string">
            <text:p>☻</text:p>
          </table:table-cell>
          <table:table-cell table:style-name="ce130"/>
          <table:table-cell table:style-name="ce132"/>
          <table:table-cell table:style-name="ce131" table:number-columns-repeated="2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30"/>
          <table:table-cell table:style-name="ce114" table:number-columns-repeated="2"/>
          <table:table-cell table:style-name="ce29" office:value-type="string" calcext:value-type="string">
            <text:p>PIN</text:p>
          </table:table-cell>
          <table:table-cell table:style-name="ce13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3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34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134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34" table:formula="of:=COUNTIF([.C12:.L12];&quot;51¶&quot;)" office:value-type="float" office:value="0" calcext:value-type="float">
            <text:p>0</text:p>
          </table:table-cell>
          <table:table-cell table:style-name="ce134" table:formula="of:=COUNTIF([.C12:.L12];&quot;52¶&quot;)" office:value-type="float" office:value="0" calcext:value-type="float">
            <text:p>0</text:p>
          </table:table-cell>
          <table:table-cell table:style-name="ce134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34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135" table:formula="of:=COUNTBLANK([.C12:.L12])" office:value-type="float" office:value="6" calcext:value-type="float">
            <text:p>6</text:p>
          </table:table-cell>
          <table:table-cell table:style-name="ce136" table:formula="of:=COUNTIF([.C12:.L12];&quot;x&quot;)" office:value-type="float" office:value="0" calcext:value-type="float">
            <text:p>0</text:p>
          </table:table-cell>
          <table:table-cell table:style-name="ce13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25" office:value-type="date" office:date-value="2010-09-12" calcext:value-type="date">
            <text:p>12. IX. 10</text:p>
          </table:table-cell>
          <table:table-cell table:style-name="ce128" table:formula="of:=TEXT([.A13];&quot;Ddd&quot;)" office:value-type="string" office:string-value="ned" calcext:value-type="string">
            <text:p>ned</text:p>
          </table:table-cell>
          <table:table-cell table:style-name="ce31"/>
          <table:table-cell table:style-name="ce131"/>
          <table:table-cell table:style-name="ce130"/>
          <table:table-cell table:style-name="ce129" table:formula="of:=[$'Vzorci vnosov'.$A$16]" office:value-type="string" office:string-value="☻" calcext:value-type="string">
            <text:p>☻</text:p>
          </table:table-cell>
          <table:table-cell table:style-name="ce131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30" table:number-columns-repeated="2"/>
          <table:table-cell table:style-name="ce114"/>
          <table:table-cell table:style-name="ce29" office:value-type="string" calcext:value-type="string">
            <text:p>PIN</text:p>
          </table:table-cell>
          <table:table-cell table:style-name="ce13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3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34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134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34" table:formula="of:=COUNTIF([.C13:.L13];&quot;51¶&quot;)" office:value-type="float" office:value="0" calcext:value-type="float">
            <text:p>0</text:p>
          </table:table-cell>
          <table:table-cell table:style-name="ce134" table:formula="of:=COUNTIF([.C13:.L13];&quot;52¶&quot;)" office:value-type="float" office:value="0" calcext:value-type="float">
            <text:p>0</text:p>
          </table:table-cell>
          <table:table-cell table:style-name="ce134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34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135" table:formula="of:=COUNTBLANK([.C13:.L13])" office:value-type="float" office:value="6" calcext:value-type="float">
            <text:p>6</text:p>
          </table:table-cell>
          <table:table-cell table:style-name="ce136" table:formula="of:=COUNTIF([.C13:.L13];&quot;x&quot;)" office:value-type="float" office:value="0" calcext:value-type="float">
            <text:p>0</text:p>
          </table:table-cell>
          <table:table-cell table:style-name="ce13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13" calcext:value-type="date">
            <text:p>13. IX. 10</text:p>
          </table:table-cell>
          <table:table-cell table:style-name="ce126" table:formula="of:=TEXT([.A14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/>
          <table:table-cell table:style-name="ce29" office:value-type="string" calcext:value-type="string">
            <text:p>ŠOŠ</text:p>
          </table:table-cell>
          <table:table-cell table:style-name="ce13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3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34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134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34" table:formula="of:=COUNTIF([.C14:.L14];&quot;51¶&quot;)" office:value-type="float" office:value="0" calcext:value-type="float">
            <text:p>0</text:p>
          </table:table-cell>
          <table:table-cell table:style-name="ce134" table:formula="of:=COUNTIF([.C14:.L14];&quot;52¶&quot;)" office:value-type="float" office:value="0" calcext:value-type="float">
            <text:p>0</text:p>
          </table:table-cell>
          <table:table-cell table:style-name="ce134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34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135" table:formula="of:=COUNTBLANK([.C14:.L14])" office:value-type="float" office:value="0" calcext:value-type="float">
            <text:p>0</text:p>
          </table:table-cell>
          <table:table-cell table:style-name="ce136" table:formula="of:=COUNTIF([.C14:.L14];&quot;x&quot;)" office:value-type="float" office:value="1" calcext:value-type="float">
            <text:p>1</text:p>
          </table:table-cell>
          <table:table-cell table:style-name="ce13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 calcext:value-type="float">
            <text:p>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14" calcext:value-type="date">
            <text:p>14. IX. 10</text:p>
          </table:table-cell>
          <table:table-cell table:style-name="ce126" table:formula="of:=TEXT([.A15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/>
          <table:table-cell table:style-name="ce29" office:value-type="string" calcext:value-type="string">
            <text:p>ŠTU</text:p>
          </table:table-cell>
          <table:table-cell table:style-name="ce13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3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34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34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34" table:formula="of:=COUNTIF([.C15:.L15];&quot;51¶&quot;)" office:value-type="float" office:value="0" calcext:value-type="float">
            <text:p>0</text:p>
          </table:table-cell>
          <table:table-cell table:style-name="ce134" table:formula="of:=COUNTIF([.C15:.L15];&quot;52¶&quot;)" office:value-type="float" office:value="1" calcext:value-type="float">
            <text:p>1</text:p>
          </table:table-cell>
          <table:table-cell table:style-name="ce134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34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35" table:formula="of:=COUNTBLANK([.C15:.L15])" office:value-type="float" office:value="0" calcext:value-type="float">
            <text:p>0</text:p>
          </table:table-cell>
          <table:table-cell table:style-name="ce136" table:formula="of:=COUNTIF([.C15:.L15];&quot;x&quot;)" office:value-type="float" office:value="2" calcext:value-type="float">
            <text:p>2</text:p>
          </table:table-cell>
          <table:table-cell table:style-name="ce13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 calcext:value-type="float">
            <text:p>1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15" calcext:value-type="date">
            <text:p>15. IX. 10</text:p>
          </table:table-cell>
          <table:table-cell table:style-name="ce126" table:formula="of:=TEXT([.A16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office:annotation draw:style-name="gr30" draw:text-style-name="P4" svg:width="2.958cm" svg:height="1.265cm" svg:x="4.256cm" svg:y="8.665cm" draw:caption-point-x="-0.243cm" draw:caption-point-y="1.901cm">
              <dc:date>2022-03-21T00:00:00</dc:date>
              <text:p text:style-name="P3">Predavanje in otrok</text:p>
            </office:annotation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/>
          <table:table-cell table:style-name="ce29" office:value-type="string" calcext:value-type="string">
            <text:p>AND</text:p>
          </table:table-cell>
          <table:table-cell table:style-name="ce13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3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34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34" table:formula="of:=COUNTIF([.C16:.L16];&quot;52&quot;)+COUNTIF([.C16:.L16];&quot;52$&quot;)+COUNTIF([.C16:.L16];&quot;52☻&quot;)" office:value-type="float" office:value="2" calcext:value-type="float">
            <text:p>2</text:p>
          </table:table-cell>
          <table:table-cell table:style-name="ce134" table:formula="of:=COUNTIF([.C16:.L16];&quot;51¶&quot;)" office:value-type="float" office:value="0" calcext:value-type="float">
            <text:p>0</text:p>
          </table:table-cell>
          <table:table-cell table:style-name="ce134" table:formula="of:=COUNTIF([.C16:.L16];&quot;52¶&quot;)" office:value-type="float" office:value="1" calcext:value-type="float">
            <text:p>1</text:p>
          </table:table-cell>
          <table:table-cell table:style-name="ce134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34" table:formula="of:=COUNTIF([.C16:.L16];&quot;KVIT&quot;)+COUNTIF([.C16:.L16];&quot;KVIT☻&quot;)+COUNTIF([.C16:.L16];&quot;kvit$&quot;)" office:value-type="float" office:value="3" calcext:value-type="float">
            <text:p>3</text:p>
          </table:table-cell>
          <table:table-cell table:style-name="ce135" table:formula="of:=COUNTBLANK([.C16:.L16])" office:value-type="float" office:value="0" calcext:value-type="float">
            <text:p>0</text:p>
          </table:table-cell>
          <table:table-cell table:style-name="ce136" table:formula="of:=COUNTIF([.C16:.L16];&quot;x&quot;)" office:value-type="float" office:value="1" calcext:value-type="float">
            <text:p>1</text:p>
          </table:table-cell>
          <table:table-cell table:style-name="ce13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 calcext:value-type="float">
            <text:p>3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16" calcext:value-type="date">
            <text:p>16. IX. 10</text:p>
          </table:table-cell>
          <table:table-cell table:style-name="ce126" table:formula="of:=TEXT([.A17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/>
          <table:table-cell table:style-name="ce29" office:value-type="string" calcext:value-type="string">
            <text:p>AND</text:p>
          </table:table-cell>
          <table:table-cell table:style-name="ce13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3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34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34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34" table:formula="of:=COUNTIF([.C17:.L17];&quot;51¶&quot;)" office:value-type="float" office:value="1" calcext:value-type="float">
            <text:p>1</text:p>
          </table:table-cell>
          <table:table-cell table:style-name="ce134" table:formula="of:=COUNTIF([.C17:.L17];&quot;52¶&quot;)" office:value-type="float" office:value="0" calcext:value-type="float">
            <text:p>0</text:p>
          </table:table-cell>
          <table:table-cell table:style-name="ce134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34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35" table:formula="of:=COUNTBLANK([.C17:.L17])" office:value-type="float" office:value="0" calcext:value-type="float">
            <text:p>0</text:p>
          </table:table-cell>
          <table:table-cell table:style-name="ce136" table:formula="of:=COUNTIF([.C17:.L17];&quot;x&quot;)" office:value-type="float" office:value="2" calcext:value-type="float">
            <text:p>2</text:p>
          </table:table-cell>
          <table:table-cell table:style-name="ce13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17" calcext:value-type="date">
            <text:p>17. IX. 10</text:p>
          </table:table-cell>
          <table:table-cell table:style-name="ce126" table:formula="of:=TEXT([.A18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/>
          <table:table-cell table:style-name="ce29" office:value-type="string" calcext:value-type="string">
            <text:p>MŠŠ</text:p>
          </table:table-cell>
          <table:table-cell table:style-name="ce13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3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34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34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34" table:formula="of:=COUNTIF([.C18:.L18];&quot;51¶&quot;)" office:value-type="float" office:value="0" calcext:value-type="float">
            <text:p>0</text:p>
          </table:table-cell>
          <table:table-cell table:style-name="ce134" table:formula="of:=COUNTIF([.C18:.L18];&quot;52¶&quot;)" office:value-type="float" office:value="1" calcext:value-type="float">
            <text:p>1</text:p>
          </table:table-cell>
          <table:table-cell table:style-name="ce134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34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35" table:formula="of:=COUNTBLANK([.C18:.L18])" office:value-type="float" office:value="0" calcext:value-type="float">
            <text:p>0</text:p>
          </table:table-cell>
          <table:table-cell table:style-name="ce136" table:formula="of:=COUNTIF([.C18:.L18];&quot;x&quot;)" office:value-type="float" office:value="2" calcext:value-type="float">
            <text:p>2</text:p>
          </table:table-cell>
          <table:table-cell table:style-name="ce13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 calcext:value-type="float">
            <text:p>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9-18" calcext:value-type="date">
            <text:p>18. IX. 10</text:p>
          </table:table-cell>
          <table:table-cell table:style-name="ce127" table:formula="of:=TEXT([.A19];&quot;Ddd&quot;)" office:value-type="string" office:string-value="sob" calcext:value-type="string">
            <text:p>sob</text:p>
          </table:table-cell>
          <table:table-cell table:style-name="ce35"/>
          <table:table-cell table:style-name="ce6" table:formula="of:=[$'Vzorci vnosov'.$A$16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31" table:number-columns-repeated="2"/>
          <table:table-cell table:style-name="ce37"/>
          <table:table-cell table:style-name="ce44"/>
          <table:table-cell table:style-name="ce35" table:number-columns-repeated="2"/>
          <table:table-cell table:style-name="ce41" office:value-type="string" calcext:value-type="string">
            <text:p>JAN</text:p>
          </table:table-cell>
          <table:table-cell table:style-name="ce29" office:value-type="string" calcext:value-type="string">
            <text:p>MŠŠ</text:p>
          </table:table-cell>
          <table:table-cell table:style-name="ce13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3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34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34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134" table:formula="of:=COUNTIF([.C19:.L19];&quot;51¶&quot;)" office:value-type="float" office:value="0" calcext:value-type="float">
            <text:p>0</text:p>
          </table:table-cell>
          <table:table-cell table:style-name="ce134" table:formula="of:=COUNTIF([.C19:.L19];&quot;52¶&quot;)" office:value-type="float" office:value="0" calcext:value-type="float">
            <text:p>0</text:p>
          </table:table-cell>
          <table:table-cell table:style-name="ce134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34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135" table:formula="of:=COUNTBLANK([.C19:.L19])" office:value-type="float" office:value="9" calcext:value-type="float">
            <text:p>9</text:p>
          </table:table-cell>
          <table:table-cell table:style-name="ce136" table:formula="of:=COUNTIF([.C19:.L19];&quot;x&quot;)" office:value-type="float" office:value="0" calcext:value-type="float">
            <text:p>0</text:p>
          </table:table-cell>
          <table:table-cell table:style-name="ce13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9-19" calcext:value-type="date">
            <text:p>19. IX. 10</text:p>
          </table:table-cell>
          <table:table-cell table:style-name="ce127" table:formula="of:=TEXT([.A20];&quot;Ddd&quot;)" office:value-type="string" office:string-value="ned" calcext:value-type="string">
            <text:p>ned</text:p>
          </table:table-cell>
          <table:table-cell table:style-name="ce35"/>
          <table:table-cell table:style-name="ce6" table:formula="of:=[$'Vzorci vnosov'.$A$16]" office:value-type="string" office:string-value="☻" calcext:value-type="string">
            <text:p>☻</text:p>
          </table:table-cell>
          <table:table-cell table:style-name="ce31" table:number-columns-repeated="4"/>
          <table:table-cell table:style-name="ce37"/>
          <table:table-cell table:style-name="ce35" table:number-columns-repeated="3"/>
          <table:table-cell table:style-name="ce41" office:value-type="string" calcext:value-type="string">
            <text:p>JAN</text:p>
          </table:table-cell>
          <table:table-cell table:style-name="ce29" office:value-type="string" calcext:value-type="string">
            <text:p>MŠŠ</text:p>
          </table:table-cell>
          <table:table-cell table:style-name="ce13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3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34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134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34" table:formula="of:=COUNTIF([.C20:.L20];&quot;51¶&quot;)" office:value-type="float" office:value="0" calcext:value-type="float">
            <text:p>0</text:p>
          </table:table-cell>
          <table:table-cell table:style-name="ce134" table:formula="of:=COUNTIF([.C20:.L20];&quot;52¶&quot;)" office:value-type="float" office:value="0" calcext:value-type="float">
            <text:p>0</text:p>
          </table:table-cell>
          <table:table-cell table:style-name="ce134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34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135" table:formula="of:=COUNTBLANK([.C20:.L20])" office:value-type="float" office:value="9" calcext:value-type="float">
            <text:p>9</text:p>
          </table:table-cell>
          <table:table-cell table:style-name="ce136" table:formula="of:=COUNTIF([.C20:.L20];&quot;x&quot;)" office:value-type="float" office:value="0" calcext:value-type="float">
            <text:p>0</text:p>
          </table:table-cell>
          <table:table-cell table:style-name="ce13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0" calcext:value-type="date">
            <text:p>20. IX. 10</text:p>
          </table:table-cell>
          <table:table-cell table:style-name="ce126" table:formula="of:=TEXT([.A21];&quot;Ddd&quot;)" office:value-type="string" office:string-value="pon" calcext:value-type="string">
            <text:p>pon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6" office:value-type="string" calcext:value-type="string"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/>
          <table:table-cell table:style-name="ce29" office:value-type="string" calcext:value-type="string">
            <text:p>MŠŠ</text:p>
          </table:table-cell>
          <table:table-cell table:style-name="ce13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3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34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134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34" table:formula="of:=COUNTIF([.C21:.L21];&quot;51¶&quot;)" office:value-type="float" office:value="0" calcext:value-type="float">
            <text:p>0</text:p>
          </table:table-cell>
          <table:table-cell table:style-name="ce134" table:formula="of:=COUNTIF([.C21:.L21];&quot;52¶&quot;)" office:value-type="float" office:value="1" calcext:value-type="float">
            <text:p>1</text:p>
          </table:table-cell>
          <table:table-cell table:style-name="ce134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34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35" table:formula="of:=COUNTBLANK([.C21:.L21])" office:value-type="float" office:value="0" calcext:value-type="float">
            <text:p>0</text:p>
          </table:table-cell>
          <table:table-cell table:style-name="ce136" table:formula="of:=COUNTIF([.C21:.L21];&quot;x&quot;)" office:value-type="float" office:value="1" calcext:value-type="float">
            <text:p>1</text:p>
          </table:table-cell>
          <table:table-cell table:style-name="ce13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"/>
          <table:table-cell table:style-name="ce36" office:value-type="string" calcext:value-type="string">
            <text:p>K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0-09-21" calcext:value-type="date">
            <text:p>21. IX. 10</text:p>
          </table:table-cell>
          <table:table-cell table:style-name="ce126" table:formula="of:=TEXT([.A22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MŠŠ</text:p>
          </table:table-cell>
          <table:table-cell table:style-name="ce13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3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34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134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34" table:formula="of:=COUNTIF([.C22:.L22];&quot;51¶&quot;)" office:value-type="float" office:value="1" calcext:value-type="float">
            <text:p>1</text:p>
          </table:table-cell>
          <table:table-cell table:style-name="ce134" table:formula="of:=COUNTIF([.C22:.L22];&quot;52¶&quot;)" office:value-type="float" office:value="1" calcext:value-type="float">
            <text:p>1</text:p>
          </table:table-cell>
          <table:table-cell table:style-name="ce134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34" table:formula="of:=COUNTIF([.C22:.L22];&quot;KVIT&quot;)+COUNTIF([.C22:.L22];&quot;KVIT☻&quot;)+COUNTIF([.C22:.L22];&quot;kvit$&quot;)" office:value-type="float" office:value="3" calcext:value-type="float">
            <text:p>3</text:p>
          </table:table-cell>
          <table:table-cell table:style-name="ce135" table:formula="of:=COUNTBLANK([.C22:.L22])" office:value-type="float" office:value="0" calcext:value-type="float">
            <text:p>0</text:p>
          </table:table-cell>
          <table:table-cell table:style-name="ce136" table:formula="of:=COUNTIF([.C22:.L22];&quot;x&quot;)" office:value-type="float" office:value="2" calcext:value-type="float">
            <text:p>2</text:p>
          </table:table-cell>
          <table:table-cell table:style-name="ce13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1" calcext:value-type="float">
            <text:p>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2" calcext:value-type="date">
            <text:p>22. IX. 10</text:p>
          </table:table-cell>
          <table:table-cell table:style-name="ce126" table:formula="of:=TEXT([.A23];&quot;Ddd&quot;)" office:value-type="string" office:string-value="sre" calcext:value-type="string">
            <text:p>sre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6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ŠTU</text:p>
          </table:table-cell>
          <table:table-cell table:style-name="ce13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3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34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34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34" table:formula="of:=COUNTIF([.C23:.L23];&quot;51¶&quot;)" office:value-type="float" office:value="0" calcext:value-type="float">
            <text:p>0</text:p>
          </table:table-cell>
          <table:table-cell table:style-name="ce134" table:formula="of:=COUNTIF([.C23:.L23];&quot;52¶&quot;)" office:value-type="float" office:value="1" calcext:value-type="float">
            <text:p>1</text:p>
          </table:table-cell>
          <table:table-cell table:style-name="ce134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34" table:formula="of:=COUNTIF([.C23:.L23];&quot;KVIT&quot;)+COUNTIF([.C23:.L23];&quot;KVIT☻&quot;)+COUNTIF([.C23:.L23];&quot;kvit$&quot;)" office:value-type="float" office:value="3" calcext:value-type="float">
            <text:p>3</text:p>
          </table:table-cell>
          <table:table-cell table:style-name="ce135" table:formula="of:=COUNTBLANK([.C23:.L23])" office:value-type="float" office:value="0" calcext:value-type="float">
            <text:p>0</text:p>
          </table:table-cell>
          <table:table-cell table:style-name="ce136" table:formula="of:=COUNTIF([.C23:.L23];&quot;x&quot;)" office:value-type="float" office:value="2" calcext:value-type="float">
            <text:p>2</text:p>
          </table:table-cell>
          <table:table-cell table:style-name="ce13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3" calcext:value-type="date">
            <text:p>23. IX. 10</text:p>
          </table:table-cell>
          <table:table-cell table:style-name="ce126" table:formula="of:=TEXT([.A24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ŠOŠ</text:p>
          </table:table-cell>
          <table:table-cell table:style-name="ce13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3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34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34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34" table:formula="of:=COUNTIF([.C24:.L24];&quot;51¶&quot;)" office:value-type="float" office:value="1" calcext:value-type="float">
            <text:p>1</text:p>
          </table:table-cell>
          <table:table-cell table:style-name="ce134" table:formula="of:=COUNTIF([.C24:.L24];&quot;52¶&quot;)" office:value-type="float" office:value="0" calcext:value-type="float">
            <text:p>0</text:p>
          </table:table-cell>
          <table:table-cell table:style-name="ce134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34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135" table:formula="of:=COUNTBLANK([.C24:.L24])" office:value-type="float" office:value="0" calcext:value-type="float">
            <text:p>0</text:p>
          </table:table-cell>
          <table:table-cell table:style-name="ce136" table:formula="of:=COUNTIF([.C24:.L24];&quot;x&quot;)" office:value-type="float" office:value="3" calcext:value-type="float">
            <text:p>3</text:p>
          </table:table-cell>
          <table:table-cell table:style-name="ce13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4" calcext:value-type="date">
            <text:p>24. IX. 10</text:p>
          </table:table-cell>
          <table:table-cell table:style-name="ce126" table:formula="of:=TEXT([.A25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office:annotation draw:style-name="gr38" draw:text-style-name="P4" svg:width="2.959cm" svg:height="2.202cm" svg:x="7.256cm" svg:y="14.988cm" draw:caption-point-x="-0.243cm" draw:caption-point-y="1.913cm">
              <dc:date>2022-03-21T00:00:00</dc:date>
              <text:p text:style-name="P3">petek 24.9 in 27.9. V četrtek 23.9 lahko ostanem po dežurni</text:p>
            </office:annotation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3"/>
          <table:table-cell table:style-name="ce29" office:value-type="string" calcext:value-type="string">
            <text:p>ROD</text:p>
          </table:table-cell>
          <table:table-cell table:style-name="ce13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3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34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34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34" table:formula="of:=COUNTIF([.C25:.L25];&quot;51¶&quot;)" office:value-type="float" office:value="1" calcext:value-type="float">
            <text:p>1</text:p>
          </table:table-cell>
          <table:table-cell table:style-name="ce134" table:formula="of:=COUNTIF([.C25:.L25];&quot;52¶&quot;)" office:value-type="float" office:value="1" calcext:value-type="float">
            <text:p>1</text:p>
          </table:table-cell>
          <table:table-cell table:style-name="ce134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34" table:formula="of:=COUNTIF([.C25:.L25];&quot;KVIT&quot;)+COUNTIF([.C25:.L25];&quot;KVIT☻&quot;)+COUNTIF([.C25:.L25];&quot;kvit$&quot;)" office:value-type="float" office:value="1" calcext:value-type="float">
            <text:p>1</text:p>
          </table:table-cell>
          <table:table-cell table:style-name="ce135" table:formula="of:=COUNTBLANK([.C25:.L25])" office:value-type="float" office:value="0" calcext:value-type="float">
            <text:p>0</text:p>
          </table:table-cell>
          <table:table-cell table:style-name="ce136" table:formula="of:=COUNTIF([.C25:.L25];&quot;x&quot;)" office:value-type="float" office:value="4" calcext:value-type="float">
            <text:p>4</text:p>
          </table:table-cell>
          <table:table-cell table:style-name="ce13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9-25" calcext:value-type="date">
            <text:p>25. IX. 10</text:p>
          </table:table-cell>
          <table:table-cell table:style-name="ce127" table:formula="of:=TEXT([.A26];&quot;Ddd&quot;)" office:value-type="string" office:string-value="sob" calcext:value-type="string">
            <text:p>sob</text:p>
          </table:table-cell>
          <table:table-cell table:style-name="ce35"/>
          <table:table-cell table:style-name="ce44"/>
          <table:table-cell table:style-name="ce35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37"/>
          <table:table-cell table:style-name="ce35"/>
          <table:table-cell table:style-name="ce6" table:formula="of:=[$'Vzorci vnosov'.$A$16]" office:value-type="string" office:string-value="☻" calcext:value-type="string">
            <text:p>☻</text:p>
          </table:table-cell>
          <table:table-cell table:style-name="ce35"/>
          <table:table-cell table:style-name="ce41"/>
          <table:table-cell table:style-name="ce29" office:value-type="string" calcext:value-type="string">
            <text:p>DAN</text:p>
          </table:table-cell>
          <table:table-cell table:style-name="ce13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3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134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34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34" table:formula="of:=COUNTIF([.C26:.L26];&quot;51¶&quot;)" office:value-type="float" office:value="0" calcext:value-type="float">
            <text:p>0</text:p>
          </table:table-cell>
          <table:table-cell table:style-name="ce134" table:formula="of:=COUNTIF([.C26:.L26];&quot;52¶&quot;)" office:value-type="float" office:value="0" calcext:value-type="float">
            <text:p>0</text:p>
          </table:table-cell>
          <table:table-cell table:style-name="ce134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34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35" table:formula="of:=COUNTBLANK([.C26:.L26])" office:value-type="float" office:value="8" calcext:value-type="float">
            <text:p>8</text:p>
          </table:table-cell>
          <table:table-cell table:style-name="ce136" table:formula="of:=COUNTIF([.C26:.L26];&quot;x&quot;)" office:value-type="float" office:value="0" calcext:value-type="float">
            <text:p>0</text:p>
          </table:table-cell>
          <table:table-cell table:style-name="ce13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09-26" calcext:value-type="date">
            <text:p>26. IX. 10</text:p>
          </table:table-cell>
          <table:table-cell table:style-name="ce127" table:formula="of:=TEXT([.A27];&quot;Ddd&quot;)" office:value-type="string" office:string-value="ned" calcext:value-type="string">
            <text:p>ned</text:p>
          </table:table-cell>
          <table:table-cell table:style-name="ce6" table:formula="of:=[$'Vzorci vnosov'.$A$16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5" table:number-columns-repeated="2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35" table:number-columns-repeated="2"/>
          <table:table-cell table:style-name="ce41"/>
          <table:table-cell table:style-name="ce29" office:value-type="string" calcext:value-type="string">
            <text:p>ŠTU</text:p>
          </table:table-cell>
          <table:table-cell table:style-name="ce13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3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34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134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34" table:formula="of:=COUNTIF([.C27:.L27];&quot;51¶&quot;)" office:value-type="float" office:value="0" calcext:value-type="float">
            <text:p>0</text:p>
          </table:table-cell>
          <table:table-cell table:style-name="ce134" table:formula="of:=COUNTIF([.C27:.L27];&quot;52¶&quot;)" office:value-type="float" office:value="0" calcext:value-type="float">
            <text:p>0</text:p>
          </table:table-cell>
          <table:table-cell table:style-name="ce134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34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35" table:formula="of:=COUNTBLANK([.C27:.L27])" office:value-type="float" office:value="8" calcext:value-type="float">
            <text:p>8</text:p>
          </table:table-cell>
          <table:table-cell table:style-name="ce136" table:formula="of:=COUNTIF([.C27:.L27];&quot;x&quot;)" office:value-type="float" office:value="0" calcext:value-type="float">
            <text:p>0</text:p>
          </table:table-cell>
          <table:table-cell table:style-name="ce13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7" calcext:value-type="date">
            <text:p>27. IX. 10</text:p>
          </table:table-cell>
          <table:table-cell table:style-name="ce126" table:formula="of:=TEXT([.A28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office:annotation draw:style-name="gr39" draw:text-style-name="P4" svg:width="2.959cm" svg:height="2.202cm" svg:x="7.256cm" svg:y="17.09cm" draw:caption-point-x="-0.243cm" draw:caption-point-y="1.922cm">
              <dc:date>2022-03-21T00:00:00</dc:date>
              <text:p text:style-name="P3">petek 24.9 in 27.9. V četrtek 23.9 lahko ostanem po dežurni</text:p>
            </office:annotation>
            <text:p>X</text:p>
          </table:table-cell>
          <table:table-cell table:style-name="ce36" office:value-type="string" calcext:value-type="string">
            <text:p>K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ŠTU</text:p>
          </table:table-cell>
          <table:table-cell table:style-name="ce13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3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34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34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34" table:formula="of:=COUNTIF([.C28:.L28];&quot;51¶&quot;)" office:value-type="float" office:value="0" calcext:value-type="float">
            <text:p>0</text:p>
          </table:table-cell>
          <table:table-cell table:style-name="ce134" table:formula="of:=COUNTIF([.C28:.L28];&quot;52¶&quot;)" office:value-type="float" office:value="1" calcext:value-type="float">
            <text:p>1</text:p>
          </table:table-cell>
          <table:table-cell table:style-name="ce134" table:formula="of:=COUNTIF([.C28:.L28];&quot;U&quot;)+COUNTIF([.C28:.L28];&quot;U☻&quot;)+COUNTIF([.C28:.L28];&quot;U☺&quot;)" office:value-type="float" office:value="1" calcext:value-type="float">
            <text:p>1</text:p>
          </table:table-cell>
          <table:table-cell table:style-name="ce134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35" table:formula="of:=COUNTBLANK([.C28:.L28])" office:value-type="float" office:value="0" calcext:value-type="float">
            <text:p>0</text:p>
          </table:table-cell>
          <table:table-cell table:style-name="ce136" table:formula="of:=COUNTIF([.C28:.L28];&quot;x&quot;)" office:value-type="float" office:value="3" calcext:value-type="float">
            <text:p>3</text:p>
          </table:table-cell>
          <table:table-cell table:style-name="ce13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8" calcext:value-type="date">
            <text:p>28. IX. 10</text:p>
          </table:table-cell>
          <table:table-cell table:style-name="ce126" table:formula="of:=TEXT([.A29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ŠTU</text:p>
          </table:table-cell>
          <table:table-cell table:style-name="ce13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3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34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34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34" table:formula="of:=COUNTIF([.C29:.L29];&quot;51¶&quot;)" office:value-type="float" office:value="1" calcext:value-type="float">
            <text:p>1</text:p>
          </table:table-cell>
          <table:table-cell table:style-name="ce134" table:formula="of:=COUNTIF([.C29:.L29];&quot;52¶&quot;)" office:value-type="float" office:value="1" calcext:value-type="float">
            <text:p>1</text:p>
          </table:table-cell>
          <table:table-cell table:style-name="ce134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134" table:formula="of:=COUNTIF([.C29:.L29];&quot;KVIT&quot;)+COUNTIF([.C29:.L29];&quot;KVIT☻&quot;)+COUNTIF([.C29:.L29];&quot;kvit$&quot;)" office:value-type="float" office:value="3" calcext:value-type="float">
            <text:p>3</text:p>
          </table:table-cell>
          <table:table-cell table:style-name="ce135" table:formula="of:=COUNTBLANK([.C29:.L29])" office:value-type="float" office:value="0" calcext:value-type="float">
            <text:p>0</text:p>
          </table:table-cell>
          <table:table-cell table:style-name="ce136" table:formula="of:=COUNTIF([.C29:.L29];&quot;x&quot;)" office:value-type="float" office:value="2" calcext:value-type="float">
            <text:p>2</text:p>
          </table:table-cell>
          <table:table-cell table:style-name="ce13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09-29" calcext:value-type="date">
            <text:p>29. IX. 10</text:p>
          </table:table-cell>
          <table:table-cell table:style-name="ce126" table:formula="of:=TEXT([.A30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ŠTU</text:p>
          </table:table-cell>
          <table:table-cell table:style-name="ce13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3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34" table:formula="of:=COUNTIF([.C30:.L30];&quot;51&quot;)+COUNTIF([.C30:.L30];&quot;51$&quot;)+COUNTIF([.C30:.L30];&quot;51☻&quot;)" office:value-type="float" office:value="2" calcext:value-type="float">
            <text:p>2</text:p>
          </table:table-cell>
          <table:table-cell table:style-name="ce134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134" table:formula="of:=COUNTIF([.C30:.L30];&quot;51¶&quot;)" office:value-type="float" office:value="0" calcext:value-type="float">
            <text:p>0</text:p>
          </table:table-cell>
          <table:table-cell table:style-name="ce134" table:formula="of:=COUNTIF([.C30:.L30];&quot;52¶&quot;)" office:value-type="float" office:value="0" calcext:value-type="float">
            <text:p>0</text:p>
          </table:table-cell>
          <table:table-cell table:style-name="ce134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134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35" table:formula="of:=COUNTBLANK([.C30:.L30])" office:value-type="float" office:value="0" calcext:value-type="float">
            <text:p>0</text:p>
          </table:table-cell>
          <table:table-cell table:style-name="ce136" table:formula="of:=COUNTIF([.C30:.L30];&quot;x&quot;)" office:value-type="float" office:value="1" calcext:value-type="float">
            <text:p>1</text:p>
          </table:table-cell>
          <table:table-cell table:style-name="ce13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09-30" calcext:value-type="date">
            <text:p>30. IX. 10</text:p>
          </table:table-cell>
          <table:table-cell table:style-name="ce126" table:formula="of:=TEXT([.A31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/>
          <table:table-cell table:style-name="ce29" office:value-type="string" calcext:value-type="string">
            <text:p>ŠTU</text:p>
          </table:table-cell>
          <table:table-cell table:style-name="ce13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3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34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34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34" table:formula="of:=COUNTIF([.C31:.L31];&quot;51¶&quot;)" office:value-type="float" office:value="1" calcext:value-type="float">
            <text:p>1</text:p>
          </table:table-cell>
          <table:table-cell table:style-name="ce134" table:formula="of:=COUNTIF([.C31:.L31];&quot;52¶&quot;)" office:value-type="float" office:value="1" calcext:value-type="float">
            <text:p>1</text:p>
          </table:table-cell>
          <table:table-cell table:style-name="ce134" table:formula="of:=COUNTIF([.C31:.L31];&quot;U&quot;)+COUNTIF([.C31:.L31];&quot;U☻&quot;)+COUNTIF([.C31:.L31];&quot;U☺&quot;)" office:value-type="float" office:value="1" calcext:value-type="float">
            <text:p>1</text:p>
          </table:table-cell>
          <table:table-cell table:style-name="ce134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135" table:formula="of:=COUNTBLANK([.C31:.L31])" office:value-type="float" office:value="0" calcext:value-type="float">
            <text:p>0</text:p>
          </table:table-cell>
          <table:table-cell table:style-name="ce136" table:formula="of:=COUNTIF([.C31:.L31];&quot;x&quot;)" office:value-type="float" office:value="2" calcext:value-type="float">
            <text:p>2</text:p>
          </table:table-cell>
          <table:table-cell table:style-name="ce13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4" calcext:value-type="float">
            <text:p>4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 calcext:value-type="float">
            <text:p>4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4" calcext:value-type="float">
            <text:p>4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4" calcext:value-type="float">
            <text:p>4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 calcext:value-type="float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 calcext:value-type="float">
            <text:p>0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6" calcext:value-type="float">
            <text:p>6</text:p>
          </table:table-cell>
          <table:table-cell table:style-name="ce33" table:formula="of:=SUM([.F35:.F36])" office:value-type="float" office:value="6" calcext:value-type="float">
            <text:p>6</text:p>
          </table:table-cell>
          <table:table-cell table:style-name="ce33" table:formula="of:=SUM([.G35:.G36])" office:value-type="float" office:value="4" calcext:value-type="float">
            <text:p>4</text:p>
          </table:table-cell>
          <table:table-cell table:style-name="ce33" table:formula="of:=SUM([.H35:.H36])" office:value-type="float" office:value="6" calcext:value-type="float">
            <text:p>6</text:p>
          </table:table-cell>
          <table:table-cell table:style-name="ce33" table:formula="of:=SUM([.I35:.I36])" office:value-type="float" office:value="5" calcext:value-type="float">
            <text:p>5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33" table:formula="of:=SUM([.L35:.L36])" office:value-type="float" office:value="5" calcext:value-type="float">
            <text:p>5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3" calcext:value-type="float">
            <text:p>3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 calcext:value-type="float">
            <text:p>7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6" calcext:value-type="float">
            <text:p>6</text:p>
          </table:table-cell>
          <table:table-cell table:style-name="ce34" table:formula="of:=COUNTIF([.D2:.D32];&quot;D&quot;)" office:value-type="float" office:value="5" calcext:value-type="float">
            <text:p>5</text:p>
          </table:table-cell>
          <table:table-cell table:style-name="ce34" table:formula="of:=COUNTIF([.E2:.E32];&quot;D&quot;)" office:value-type="float" office:value="4" calcext:value-type="float">
            <text:p>4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5" calcext:value-type="float">
            <text:p>5</text:p>
          </table:table-cell>
          <table:table-cell table:style-name="ce34" table:formula="of:=COUNTIF([.H2:.H32];&quot;D&quot;)" office:value-type="float" office:value="2" calcext:value-type="float">
            <text:p>2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4" calcext:value-type="float">
            <text:p>4</text:p>
          </table:table-cell>
          <table:table-cell table:style-name="ce34" table:formula="of:=COUNTIF([.L2:.L32];&quot;D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1" calcext:value-type="float">
            <text:p>1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5" calcext:value-type="float">
            <text:p>5</text:p>
          </table:table-cell>
          <table:table-cell table:style-name="ce34" table:formula="of:=COUNTIF([.I2:.I32];&quot;SO&quot;)" office:value-type="float" office:value="8" calcext:value-type="float">
            <text:p>8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2" calcext:value-type="float">
            <text:p>2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4" calcext:value-type="float">
            <text:p>4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8" calcext:value-type="float">
            <text:p>8</text:p>
          </table:table-cell>
          <table:table-cell table:style-name="ce34" table:formula="of:=COUNTIF([.F2:.F32];&quot;X&quot;)" office:value-type="float" office:value="8" calcext:value-type="float">
            <text:p>8</text:p>
          </table:table-cell>
          <table:table-cell table:style-name="ce34" table:formula="of:=COUNTIF([.G2:.G32];&quot;X&quot;)" office:value-type="float" office:value="3" calcext:value-type="float">
            <text:p>3</text:p>
          </table:table-cell>
          <table:table-cell table:style-name="ce34" table:formula="of:=COUNTIF([.H2:.H32];&quot;X&quot;)" office:value-type="float" office:value="6" calcext:value-type="float">
            <text:p>6</text:p>
          </table:table-cell>
          <table:table-cell table:style-name="ce34" table:formula="of:=COUNTIF([.I2:.I32];&quot;X&quot;)" office:value-type="float" office:value="8" calcext:value-type="float">
            <text:p>8</text:p>
          </table:table-cell>
          <table:table-cell table:style-name="ce34" table:formula="of:=COUNTIF([.J2:.J32];&quot;X&quot;)" office:value-type="float" office:value="6" calcext:value-type="float">
            <text:p>6</text:p>
          </table:table-cell>
          <table:table-cell table:style-name="ce34" table:formula="of:=COUNTIF([.K2:.K32];&quot;X&quot;)" office:value-type="float" office:value="7" calcext:value-type="float">
            <text:p>7</text:p>
          </table:table-cell>
          <table:table-cell table:style-name="ce34" table:formula="of:=COUNTIF([.L2:.L32];&quot;X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4" calcext:value-type="float">
            <text:p>4</text:p>
          </table:table-cell>
          <table:table-cell table:style-name="ce34" table:formula="of:=COUNTIF([.N2:.N32];&quot;ŠOŠ&quot;)" office:value-type="float" office:value="3" calcext:value-type="float">
            <text:p>3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2" calcext:value-type="float">
            <text:p>2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4" calcext:value-type="float">
            <text:p>4</text:p>
          </table:table-cell>
          <table:table-cell table:style-name="ce34" table:formula="of:=COUNTIF([.N2:.N32];&quot;ROD&quot;)" office:value-type="float" office:value="1" calcext:value-type="float">
            <text:p>1</text:p>
          </table:table-cell>
          <table:table-cell table:style-name="ce34" table:formula="of:=COUNTIF([.N2:.N32];&quot;DAN&quot;)" office:value-type="float" office:value="1" calcext:value-type="float">
            <text:p>1</text:p>
          </table:table-cell>
          <table:table-cell table:style-name="ce34" table:formula="of:=COUNTIF([.N2:.N32];&quot;MŠŠ&quot;)" office:value-type="float" office:value="5" calcext:value-type="float">
            <text:p>5</text:p>
          </table:table-cell>
          <table:table-cell table:style-name="ce34" table:formula="of:=COUNTIF([.N2:.N32];&quot;ŠTU&quot;)" office:value-type="float" office:value="7" calcext:value-type="float">
            <text:p>7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2" calcext:value-type="float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eptember.B2:september.B31">
            <calcext:condition calcext:apply-style-name="ConditionalStyle_101" calcext:value="=&quot;sob&quot;" calcext:base-cell-address="september.B2"/>
            <calcext:condition calcext:apply-style-name="ConditionalStyle_102" calcext:value="=&quot;ned&quot;" calcext:base-cell-address="september.B2"/>
          </calcext:conditional-format>
          <calcext:conditional-format calcext:target-range-address="september.O2:september.V31">
            <calcext:condition calcext:apply-style-name="ConditionalStyle_103" calcext:value="&lt;1" calcext:base-cell-address="september.O2"/>
            <calcext:condition calcext:apply-style-name="ConditionalStyle_104" calcext:value="&gt;1" calcext:base-cell-address="september.O2"/>
          </calcext:conditional-format>
          <calcext:conditional-format calcext:target-range-address="september.W2:september.W31">
            <calcext:condition calcext:apply-style-name="ConditionalStyle_105" calcext:value="!=0" calcext:base-cell-address="september.W2"/>
          </calcext:conditional-format>
          <calcext:conditional-format calcext:target-range-address="september.X2:september.X31">
            <calcext:condition calcext:apply-style-name="ConditionalStyle_106" calcext:value="=1" calcext:base-cell-address="september.X2"/>
            <calcext:condition calcext:apply-style-name="ConditionalStyle_107" calcext:value="&gt;1" calcext:base-cell-address="september.X2"/>
          </calcext:conditional-format>
          <calcext:conditional-format calcext:target-range-address="september.Y2:september.Y31">
            <calcext:condition calcext:apply-style-name="ConditionalStyle_108" calcext:value="&lt;2" calcext:base-cell-address="september.Y2"/>
            <calcext:condition calcext:apply-style-name="ConditionalStyle_109" calcext:value="&gt;2" calcext:base-cell-address="september.Y2"/>
          </calcext:conditional-format>
        </calcext:conditional-formats>
      </table:table>
      <table:table table:name="oktober" table:style-name="ta11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6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10-01" calcext:value-type="date">
            <text:p>1. X. 10</text:p>
          </table:table-cell>
          <table:table-cell table:style-name="ce138" table:formula="of:=TEXT([.A2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4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4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141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41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41" table:formula="of:=COUNTIF([.C2:.L2];&quot;51¶&quot;)" office:value-type="float" office:value="0" calcext:value-type="float">
            <text:p>0</text:p>
          </table:table-cell>
          <table:table-cell table:style-name="ce141" table:formula="of:=COUNTIF([.C2:.L2];&quot;52¶&quot;)" office:value-type="float" office:value="1" calcext:value-type="float">
            <text:p>1</text:p>
          </table:table-cell>
          <table:table-cell table:style-name="ce141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141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142" table:formula="of:=COUNTBLANK([.C2:.L2])" office:value-type="float" office:value="0" calcext:value-type="float">
            <text:p>0</text:p>
          </table:table-cell>
          <table:table-cell table:style-name="ce143" table:formula="of:=COUNTIF([.C2:.L2];&quot;x&quot;)" office:value-type="float" office:value="2" calcext:value-type="float">
            <text:p>2</text:p>
          </table:table-cell>
          <table:table-cell table:style-name="ce14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0-10-02" calcext:value-type="date">
            <text:p>2. X. 10</text:p>
          </table:table-cell>
          <table:table-cell table:style-name="ce139" table:formula="of:=TEXT([.A3];&quot;Ddd&quot;)" office:value-type="string" office:string-value="sob" calcext:value-type="string">
            <text:p>sob</text:p>
          </table:table-cell>
          <table:table-cell table:style-name="ce35">
            <office:annotation draw:style-name="gr40" draw:text-style-name="P2" svg:width="2.968cm" svg:height="3.065cm" svg:x="4.256cm" svg:y="-0.013cm" draw:caption-point-x="-0.243cm" draw:caption-point-y="1.43cm">
              <dc:date>2022-03-21T00:00:00</dc:date>
              <text:p text:style-name="P1">ne razpišeš za dežurstvo 1., 2. in 3 oktobra, 1. oktobra tudi ne popoldne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8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ŠTU</text:p>
          </table:table-cell>
          <table:table-cell table:style-name="ce14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4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41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41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41" table:formula="of:=COUNTIF([.C3:.L3];&quot;51¶&quot;)" office:value-type="float" office:value="0" calcext:value-type="float">
            <text:p>0</text:p>
          </table:table-cell>
          <table:table-cell table:style-name="ce141" table:formula="of:=COUNTIF([.C3:.L3];&quot;52¶&quot;)" office:value-type="float" office:value="0" calcext:value-type="float">
            <text:p>0</text:p>
          </table:table-cell>
          <table:table-cell table:style-name="ce141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41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42" table:formula="of:=COUNTBLANK([.C3:.L3])" office:value-type="float" office:value="9" calcext:value-type="float">
            <text:p>9</text:p>
          </table:table-cell>
          <table:table-cell table:style-name="ce143" table:formula="of:=COUNTIF([.C3:.L3];&quot;x&quot;)" office:value-type="float" office:value="0" calcext:value-type="float">
            <text:p>0</text:p>
          </table:table-cell>
          <table:table-cell table:style-name="ce14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0-03" calcext:value-type="date">
            <text:p>3. X. 10</text:p>
          </table:table-cell>
          <table:table-cell table:style-name="ce139" table:formula="of:=TEXT([.A4];&quot;Ddd&quot;)" office:value-type="string" office:string-value="ned" calcext:value-type="string">
            <text:p>ned</text:p>
          </table:table-cell>
          <table:table-cell table:style-name="ce35">
            <office:annotation draw:style-name="gr41" draw:text-style-name="P2" svg:width="2.968cm" svg:height="3.065cm" svg:x="4.256cm" svg:y="0.22cm" draw:caption-point-x="-0.243cm" draw:caption-point-y="1.901cm">
              <dc:date>2022-03-21T00:00:00</dc:date>
              <text:p text:style-name="P1">ne razpišeš za dežurstvo 1., 2. in 3 oktobra, 1. oktobra tudi ne popoldne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8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ŠTU</text:p>
          </table:table-cell>
          <table:table-cell table:style-name="ce14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4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41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41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141" table:formula="of:=COUNTIF([.C4:.L4];&quot;51¶&quot;)" office:value-type="float" office:value="0" calcext:value-type="float">
            <text:p>0</text:p>
          </table:table-cell>
          <table:table-cell table:style-name="ce141" table:formula="of:=COUNTIF([.C4:.L4];&quot;52¶&quot;)" office:value-type="float" office:value="0" calcext:value-type="float">
            <text:p>0</text:p>
          </table:table-cell>
          <table:table-cell table:style-name="ce141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41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42" table:formula="of:=COUNTBLANK([.C4:.L4])" office:value-type="float" office:value="9" calcext:value-type="float">
            <text:p>9</text:p>
          </table:table-cell>
          <table:table-cell table:style-name="ce143" table:formula="of:=COUNTIF([.C4:.L4];&quot;x&quot;)" office:value-type="float" office:value="0" calcext:value-type="float">
            <text:p>0</text:p>
          </table:table-cell>
          <table:table-cell table:style-name="ce14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04" calcext:value-type="date">
            <text:p>4. X. 10</text:p>
          </table:table-cell>
          <table:table-cell table:style-name="ce138" table:formula="of:=TEXT([.A5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KOS</text:p>
          </table:table-cell>
          <table:table-cell table:style-name="ce14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4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41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41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41" table:formula="of:=COUNTIF([.C5:.L5];&quot;51¶&quot;)" office:value-type="float" office:value="1" calcext:value-type="float">
            <text:p>1</text:p>
          </table:table-cell>
          <table:table-cell table:style-name="ce141" table:formula="of:=COUNTIF([.C5:.L5];&quot;52¶&quot;)" office:value-type="float" office:value="1" calcext:value-type="float">
            <text:p>1</text:p>
          </table:table-cell>
          <table:table-cell table:style-name="ce141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41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42" table:formula="of:=COUNTBLANK([.C5:.L5])" office:value-type="float" office:value="0" calcext:value-type="float">
            <text:p>0</text:p>
          </table:table-cell>
          <table:table-cell table:style-name="ce143" table:formula="of:=COUNTIF([.C5:.L5];&quot;x&quot;)" office:value-type="float" office:value="1" calcext:value-type="float">
            <text:p>1</text:p>
          </table:table-cell>
          <table:table-cell table:style-name="ce14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05" calcext:value-type="date">
            <text:p>5. X. 10</text:p>
          </table:table-cell>
          <table:table-cell table:style-name="ce138" table:formula="of:=TEXT([.A6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14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4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41" table:formula="of:=COUNTIF([.C6:.L6];&quot;51&quot;)+COUNTIF([.C6:.L6];&quot;51$&quot;)+COUNTIF([.C6:.L6];&quot;51☻&quot;)" office:value-type="float" office:value="2" calcext:value-type="float">
            <text:p>2</text:p>
          </table:table-cell>
          <table:table-cell table:style-name="ce141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41" table:formula="of:=COUNTIF([.C6:.L6];&quot;51¶&quot;)" office:value-type="float" office:value="1" calcext:value-type="float">
            <text:p>1</text:p>
          </table:table-cell>
          <table:table-cell table:style-name="ce141" table:formula="of:=COUNTIF([.C6:.L6];&quot;52¶&quot;)" office:value-type="float" office:value="0" calcext:value-type="float">
            <text:p>0</text:p>
          </table:table-cell>
          <table:table-cell table:style-name="ce141" table:formula="of:=COUNTIF([.C6:.L6];&quot;U&quot;)+COUNTIF([.C6:.L6];&quot;U☻&quot;)+COUNTIF([.C6:.L6];&quot;U☺&quot;)" office:value-type="float" office:value="1" calcext:value-type="float">
            <text:p>1</text:p>
          </table:table-cell>
          <table:table-cell table:style-name="ce141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42" table:formula="of:=COUNTBLANK([.C6:.L6])" office:value-type="float" office:value="0" calcext:value-type="float">
            <text:p>0</text:p>
          </table:table-cell>
          <table:table-cell table:style-name="ce143" table:formula="of:=COUNTIF([.C6:.L6];&quot;x&quot;)" office:value-type="float" office:value="1" calcext:value-type="float">
            <text:p>1</text:p>
          </table:table-cell>
          <table:table-cell table:style-name="ce14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3" calcext:value-type="float">
            <text:p>3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06" calcext:value-type="date">
            <text:p>6. X. 10</text:p>
          </table:table-cell>
          <table:table-cell table:style-name="ce138" table:formula="of:=TEXT([.A7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office:annotation draw:style-name="gr42" draw:text-style-name="P2" svg:width="2.959cm" svg:height="7.322cm" svg:x="6.256cm" svg:y="2.331cm" draw:caption-point-x="-0.243cm" draw:caption-point-y="1.901cm">
              <dc:date>2022-03-21T00:00:00</dc:date>
              <text:p text:style-name="P1">Prosim študijski dopust 30. sept do 2 okt. da grem v portorož: Inovacije in novi načini zdravljenja srćnega popuščanja.</text:p>
              <text:p text:style-name="P1">Od 6 . do 9. oktobra študijski dopust </text:p>
            </office:annotation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2" office:value-type="string" calcext:value-type="string">
            <text:p><text:s/>RTG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14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4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41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41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41" table:formula="of:=COUNTIF([.C7:.L7];&quot;51¶&quot;)" office:value-type="float" office:value="1" calcext:value-type="float">
            <text:p>1</text:p>
          </table:table-cell>
          <table:table-cell table:style-name="ce141" table:formula="of:=COUNTIF([.C7:.L7];&quot;52¶&quot;)" office:value-type="float" office:value="0" calcext:value-type="float">
            <text:p>0</text:p>
          </table:table-cell>
          <table:table-cell table:style-name="ce141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41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42" table:formula="of:=COUNTBLANK([.C7:.L7])" office:value-type="float" office:value="0" calcext:value-type="float">
            <text:p>0</text:p>
          </table:table-cell>
          <table:table-cell table:style-name="ce143" table:formula="of:=COUNTIF([.C7:.L7];&quot;x&quot;)" office:value-type="float" office:value="0" calcext:value-type="float">
            <text:p>0</text:p>
          </table:table-cell>
          <table:table-cell table:style-name="ce14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07" calcext:value-type="date">
            <text:p>7. X. 10</text:p>
          </table:table-cell>
          <table:table-cell table:style-name="ce138" table:formula="of:=TEXT([.A8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office:annotation draw:style-name="gr43" draw:text-style-name="P2" svg:width="2.85cm" svg:height="2.905cm" svg:x="14.246cm" svg:y="4.304cm" draw:caption-point-x="-0.232cm" draw:caption-point-y="0.632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KOS</text:p>
          </table:table-cell>
          <table:table-cell table:style-name="ce14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4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41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41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41" table:formula="of:=COUNTIF([.C8:.L8];&quot;51¶&quot;)" office:value-type="float" office:value="0" calcext:value-type="float">
            <text:p>0</text:p>
          </table:table-cell>
          <table:table-cell table:style-name="ce141" table:formula="of:=COUNTIF([.C8:.L8];&quot;52¶&quot;)" office:value-type="float" office:value="1" calcext:value-type="float">
            <text:p>1</text:p>
          </table:table-cell>
          <table:table-cell table:style-name="ce141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41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42" table:formula="of:=COUNTBLANK([.C8:.L8])" office:value-type="float" office:value="0" calcext:value-type="float">
            <text:p>0</text:p>
          </table:table-cell>
          <table:table-cell table:style-name="ce143" table:formula="of:=COUNTIF([.C8:.L8];&quot;x&quot;)" office:value-type="float" office:value="2" calcext:value-type="float">
            <text:p>2</text:p>
          </table:table-cell>
          <table:table-cell table:style-name="ce14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08" calcext:value-type="date">
            <text:p>8. X. 10</text:p>
          </table:table-cell>
          <table:table-cell table:style-name="ce138" table:formula="of:=TEXT([.A9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KOS</text:p>
          </table:table-cell>
          <table:table-cell table:style-name="ce14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4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41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41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41" table:formula="of:=COUNTIF([.C9:.L9];&quot;51¶&quot;)" office:value-type="float" office:value="1" calcext:value-type="float">
            <text:p>1</text:p>
          </table:table-cell>
          <table:table-cell table:style-name="ce141" table:formula="of:=COUNTIF([.C9:.L9];&quot;52¶&quot;)" office:value-type="float" office:value="1" calcext:value-type="float">
            <text:p>1</text:p>
          </table:table-cell>
          <table:table-cell table:style-name="ce141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41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42" table:formula="of:=COUNTBLANK([.C9:.L9])" office:value-type="float" office:value="0" calcext:value-type="float">
            <text:p>0</text:p>
          </table:table-cell>
          <table:table-cell table:style-name="ce143" table:formula="of:=COUNTIF([.C9:.L9];&quot;x&quot;)" office:value-type="float" office:value="1" calcext:value-type="float">
            <text:p>1</text:p>
          </table:table-cell>
          <table:table-cell table:style-name="ce14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"/>
          <table:table-cell table:style-name="ce36" office:value-type="string" calcext:value-type="string">
            <text:p>MI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0-10-09" calcext:value-type="date">
            <text:p>9. X. 10</text:p>
          </table:table-cell>
          <table:table-cell table:style-name="ce139" table:formula="of:=TEXT([.A10];&quot;Ddd&quot;)" office:value-type="string" office:string-value="sob" calcext:value-type="string">
            <text:p>sob</text:p>
          </table:table-cell>
          <table:table-cell table:style-name="ce11"/>
          <table:table-cell table:style-name="ce35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2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/>
          <table:table-cell table:style-name="ce41" office:value-type="string" calcext:value-type="string">
            <text:p>ORO</text:p>
          </table:table-cell>
          <table:table-cell table:style-name="ce41" office:value-type="string" calcext:value-type="string">
            <text:p>KOS</text:p>
          </table:table-cell>
          <table:table-cell table:style-name="ce14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4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41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41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41" table:formula="of:=COUNTIF([.C10:.L10];&quot;51¶&quot;)" office:value-type="float" office:value="0" calcext:value-type="float">
            <text:p>0</text:p>
          </table:table-cell>
          <table:table-cell table:style-name="ce141" table:formula="of:=COUNTIF([.C10:.L10];&quot;52¶&quot;)" office:value-type="float" office:value="0" calcext:value-type="float">
            <text:p>0</text:p>
          </table:table-cell>
          <table:table-cell table:style-name="ce141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41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142" table:formula="of:=COUNTBLANK([.C10:.L10])" office:value-type="float" office:value="5" calcext:value-type="float">
            <text:p>5</text:p>
          </table:table-cell>
          <table:table-cell table:style-name="ce143" table:formula="of:=COUNTIF([.C10:.L10];&quot;x&quot;)" office:value-type="float" office:value="0" calcext:value-type="float">
            <text:p>0</text:p>
          </table:table-cell>
          <table:table-cell table:style-name="ce14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0-10" calcext:value-type="date">
            <text:p>10. X. 10</text:p>
          </table:table-cell>
          <table:table-cell table:style-name="ce139" table:formula="of:=TEXT([.A11];&quot;Ddd&quot;)" office:value-type="string" office:string-value="ned" calcext:value-type="string">
            <text:p>ned</text:p>
          </table:table-cell>
          <table:table-cell table:style-name="ce31"/>
          <table:table-cell table:style-name="ce35"/>
          <table:table-cell table:style-name="ce6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0" table:number-columns-repeated="2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/>
          <table:table-cell table:style-name="ce140" office:value-type="string" calcext:value-type="string">
            <text:p>MIO</text:p>
          </table:table-cell>
          <table:table-cell table:style-name="ce41" office:value-type="string" calcext:value-type="string">
            <text:p>KOS</text:p>
          </table:table-cell>
          <table:table-cell table:style-name="ce14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4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141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41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141" table:formula="of:=COUNTIF([.C11:.L11];&quot;51¶&quot;)" office:value-type="float" office:value="0" calcext:value-type="float">
            <text:p>0</text:p>
          </table:table-cell>
          <table:table-cell table:style-name="ce141" table:formula="of:=COUNTIF([.C11:.L11];&quot;52¶&quot;)" office:value-type="float" office:value="0" calcext:value-type="float">
            <text:p>0</text:p>
          </table:table-cell>
          <table:table-cell table:style-name="ce141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41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42" table:formula="of:=COUNTBLANK([.C11:.L11])" office:value-type="float" office:value="7" calcext:value-type="float">
            <text:p>7</text:p>
          </table:table-cell>
          <table:table-cell table:style-name="ce143" table:formula="of:=COUNTIF([.C11:.L11];&quot;x&quot;)" office:value-type="float" office:value="0" calcext:value-type="float">
            <text:p>0</text:p>
          </table:table-cell>
          <table:table-cell table:style-name="ce14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1" calcext:value-type="date">
            <text:p>11. X. 10</text:p>
          </table:table-cell>
          <table:table-cell table:style-name="ce138" table:formula="of:=TEXT([.A12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ROD</text:p>
          </table:table-cell>
          <table:table-cell table:style-name="ce14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4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41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41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41" table:formula="of:=COUNTIF([.C12:.L12];&quot;51¶&quot;)" office:value-type="float" office:value="1" calcext:value-type="float">
            <text:p>1</text:p>
          </table:table-cell>
          <table:table-cell table:style-name="ce141" table:formula="of:=COUNTIF([.C12:.L12];&quot;52¶&quot;)" office:value-type="float" office:value="0" calcext:value-type="float">
            <text:p>0</text:p>
          </table:table-cell>
          <table:table-cell table:style-name="ce141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41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42" table:formula="of:=COUNTBLANK([.C12:.L12])" office:value-type="float" office:value="0" calcext:value-type="float">
            <text:p>0</text:p>
          </table:table-cell>
          <table:table-cell table:style-name="ce143" table:formula="of:=COUNTIF([.C12:.L12];&quot;x&quot;)" office:value-type="float" office:value="1" calcext:value-type="float">
            <text:p>1</text:p>
          </table:table-cell>
          <table:table-cell table:style-name="ce14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2" calcext:value-type="date">
            <text:p>12. X. 10</text:p>
          </table:table-cell>
          <table:table-cell table:style-name="ce138" table:formula="of:=TEXT([.A13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2" table:formula="of:=[$'Vzorci vnosov'.$A$22]" office:value-type="string" office:string-value="U☺" calcext:value-type="string">
            <office:annotation draw:style-name="gr44" draw:text-style-name="P4" svg:width="2.959cm" svg:height="0.687cm" svg:x="8.256cm" svg:y="6.554cm" draw:caption-point-x="-0.243cm" draw:caption-point-y="1.901cm">
              <dc:date>2022-03-21T00:00:00</dc:date>
              <text:p text:style-name="P3">2,5,12,17 in 19</text:p>
            </office:annotation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4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4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41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41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41" table:formula="of:=COUNTIF([.C13:.L13];&quot;51¶&quot;)" office:value-type="float" office:value="1" calcext:value-type="float">
            <text:p>1</text:p>
          </table:table-cell>
          <table:table-cell table:style-name="ce141" table:formula="of:=COUNTIF([.C13:.L13];&quot;52¶&quot;)" office:value-type="float" office:value="1" calcext:value-type="float">
            <text:p>1</text:p>
          </table:table-cell>
          <table:table-cell table:style-name="ce141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41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42" table:formula="of:=COUNTBLANK([.C13:.L13])" office:value-type="float" office:value="0" calcext:value-type="float">
            <text:p>0</text:p>
          </table:table-cell>
          <table:table-cell table:style-name="ce143" table:formula="of:=COUNTIF([.C13:.L13];&quot;x&quot;)" office:value-type="float" office:value="1" calcext:value-type="float">
            <text:p>1</text:p>
          </table:table-cell>
          <table:table-cell table:style-name="ce14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3" calcext:value-type="date">
            <text:p>13. X. 10</text:p>
          </table:table-cell>
          <table:table-cell table:style-name="ce138" table:formula="of:=TEXT([.A14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AND</text:p>
          </table:table-cell>
          <table:table-cell table:style-name="ce14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4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41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41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41" table:formula="of:=COUNTIF([.C14:.L14];&quot;51¶&quot;)" office:value-type="float" office:value="1" calcext:value-type="float">
            <text:p>1</text:p>
          </table:table-cell>
          <table:table-cell table:style-name="ce141" table:formula="of:=COUNTIF([.C14:.L14];&quot;52¶&quot;)" office:value-type="float" office:value="0" calcext:value-type="float">
            <text:p>0</text:p>
          </table:table-cell>
          <table:table-cell table:style-name="ce141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41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42" table:formula="of:=COUNTBLANK([.C14:.L14])" office:value-type="float" office:value="0" calcext:value-type="float">
            <text:p>0</text:p>
          </table:table-cell>
          <table:table-cell table:style-name="ce143" table:formula="of:=COUNTIF([.C14:.L14];&quot;x&quot;)" office:value-type="float" office:value="1" calcext:value-type="float">
            <text:p>1</text:p>
          </table:table-cell>
          <table:table-cell table:style-name="ce14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 calcext:value-type="float">
            <text:p>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4" calcext:value-type="date">
            <text:p>14. X. 10</text:p>
          </table:table-cell>
          <table:table-cell table:style-name="ce138" table:formula="of:=TEXT([.A15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14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4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41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41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41" table:formula="of:=COUNTIF([.C15:.L15];&quot;51¶&quot;)" office:value-type="float" office:value="0" calcext:value-type="float">
            <text:p>0</text:p>
          </table:table-cell>
          <table:table-cell table:style-name="ce141" table:formula="of:=COUNTIF([.C15:.L15];&quot;52¶&quot;)" office:value-type="float" office:value="0" calcext:value-type="float">
            <text:p>0</text:p>
          </table:table-cell>
          <table:table-cell table:style-name="ce141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41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42" table:formula="of:=COUNTBLANK([.C15:.L15])" office:value-type="float" office:value="0" calcext:value-type="float">
            <text:p>0</text:p>
          </table:table-cell>
          <table:table-cell table:style-name="ce143" table:formula="of:=COUNTIF([.C15:.L15];&quot;x&quot;)" office:value-type="float" office:value="2" calcext:value-type="float">
            <text:p>2</text:p>
          </table:table-cell>
          <table:table-cell table:style-name="ce14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5" calcext:value-type="date">
            <text:p>15. X. 10</text:p>
          </table:table-cell>
          <table:table-cell table:style-name="ce138" table:formula="of:=TEXT([.A16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ŠOŠ</text:p>
          </table:table-cell>
          <table:table-cell table:style-name="ce14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4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41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41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41" table:formula="of:=COUNTIF([.C16:.L16];&quot;51¶&quot;)" office:value-type="float" office:value="0" calcext:value-type="float">
            <text:p>0</text:p>
          </table:table-cell>
          <table:table-cell table:style-name="ce141" table:formula="of:=COUNTIF([.C16:.L16];&quot;52¶&quot;)" office:value-type="float" office:value="1" calcext:value-type="float">
            <text:p>1</text:p>
          </table:table-cell>
          <table:table-cell table:style-name="ce141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41" table:formula="of:=COUNTIF([.C16:.L16];&quot;KVIT&quot;)+COUNTIF([.C16:.L16];&quot;KVIT☻&quot;)+COUNTIF([.C16:.L16];&quot;kvit$&quot;)" office:value-type="float" office:value="1" calcext:value-type="float">
            <text:p>1</text:p>
          </table:table-cell>
          <table:table-cell table:style-name="ce142" table:formula="of:=COUNTBLANK([.C16:.L16])" office:value-type="float" office:value="0" calcext:value-type="float">
            <text:p>0</text:p>
          </table:table-cell>
          <table:table-cell table:style-name="ce143" table:formula="of:=COUNTIF([.C16:.L16];&quot;x&quot;)" office:value-type="float" office:value="1" calcext:value-type="float">
            <text:p>1</text:p>
          </table:table-cell>
          <table:table-cell table:style-name="ce14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0-16" calcext:value-type="date">
            <text:p>16. X. 10</text:p>
          </table:table-cell>
          <table:table-cell table:style-name="ce139" table:formula="of:=TEXT([.A17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1"/>
          <table:table-cell table:style-name="ce37"/>
          <table:table-cell table:style-name="ce30"/>
          <table:table-cell table:style-name="ce11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number-columns-repeated="2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AND</text:p>
          </table:table-cell>
          <table:table-cell table:style-name="ce14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4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41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41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141" table:formula="of:=COUNTIF([.C17:.L17];&quot;51¶&quot;)" office:value-type="float" office:value="0" calcext:value-type="float">
            <text:p>0</text:p>
          </table:table-cell>
          <table:table-cell table:style-name="ce141" table:formula="of:=COUNTIF([.C17:.L17];&quot;52¶&quot;)" office:value-type="float" office:value="0" calcext:value-type="float">
            <text:p>0</text:p>
          </table:table-cell>
          <table:table-cell table:style-name="ce141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41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142" table:formula="of:=COUNTBLANK([.C17:.L17])" office:value-type="float" office:value="8" calcext:value-type="float">
            <text:p>8</text:p>
          </table:table-cell>
          <table:table-cell table:style-name="ce143" table:formula="of:=COUNTIF([.C17:.L17];&quot;x&quot;)" office:value-type="float" office:value="0" calcext:value-type="float">
            <text:p>0</text:p>
          </table:table-cell>
          <table:table-cell table:style-name="ce14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0-17" calcext:value-type="date">
            <text:p>17. X. 10</text:p>
          </table:table-cell>
          <table:table-cell table:style-name="ce139" table:formula="of:=TEXT([.A18];&quot;Ddd&quot;)" office:value-type="string" office:string-value="ned" calcext:value-type="string">
            <text:p>ned</text:p>
          </table:table-cell>
          <table:table-cell table:style-name="ce35" table:number-columns-repeated="2"/>
          <table:table-cell table:style-name="ce37" table:number-columns-repeated="2"/>
          <table:table-cell table:style-name="ce30" table:number-columns-repeated="2"/>
          <table:table-cell table:style-name="ce37"/>
          <table:table-cell table:style-name="ce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 office:value-type="string" calcext:value-type="string">
            <text:p>ŠTU</text:p>
          </table:table-cell>
          <table:table-cell table:style-name="ce41" office:value-type="string" calcext:value-type="string">
            <text:p>AND</text:p>
          </table:table-cell>
          <table:table-cell table:style-name="ce14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4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41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41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41" table:formula="of:=COUNTIF([.C18:.L18];&quot;51¶&quot;)" office:value-type="float" office:value="0" calcext:value-type="float">
            <text:p>0</text:p>
          </table:table-cell>
          <table:table-cell table:style-name="ce141" table:formula="of:=COUNTIF([.C18:.L18];&quot;52¶&quot;)" office:value-type="float" office:value="0" calcext:value-type="float">
            <text:p>0</text:p>
          </table:table-cell>
          <table:table-cell table:style-name="ce141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41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142" table:formula="of:=COUNTBLANK([.C18:.L18])" office:value-type="float" office:value="8" calcext:value-type="float">
            <text:p>8</text:p>
          </table:table-cell>
          <table:table-cell table:style-name="ce143" table:formula="of:=COUNTIF([.C18:.L18];&quot;x&quot;)" office:value-type="float" office:value="0" calcext:value-type="float">
            <text:p>0</text:p>
          </table:table-cell>
          <table:table-cell table:style-name="ce14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8" calcext:value-type="date">
            <text:p>18. X. 10</text:p>
          </table:table-cell>
          <table:table-cell table:style-name="ce138" table:formula="of:=TEXT([.A19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6" office:value-type="string" calcext:value-type="string"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14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4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41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41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41" table:formula="of:=COUNTIF([.C19:.L19];&quot;51¶&quot;)" office:value-type="float" office:value="1" calcext:value-type="float">
            <text:p>1</text:p>
          </table:table-cell>
          <table:table-cell table:style-name="ce141" table:formula="of:=COUNTIF([.C19:.L19];&quot;52¶&quot;)" office:value-type="float" office:value="1" calcext:value-type="float">
            <text:p>1</text:p>
          </table:table-cell>
          <table:table-cell table:style-name="ce141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41" table:formula="of:=COUNTIF([.C19:.L19];&quot;KVIT&quot;)+COUNTIF([.C19:.L19];&quot;KVIT☻&quot;)+COUNTIF([.C19:.L19];&quot;kvit$&quot;)" office:value-type="float" office:value="3" calcext:value-type="float">
            <text:p>3</text:p>
          </table:table-cell>
          <table:table-cell table:style-name="ce142" table:formula="of:=COUNTBLANK([.C19:.L19])" office:value-type="float" office:value="0" calcext:value-type="float">
            <text:p>0</text:p>
          </table:table-cell>
          <table:table-cell table:style-name="ce143" table:formula="of:=COUNTIF([.C19:.L19];&quot;x&quot;)" office:value-type="float" office:value="1" calcext:value-type="float">
            <text:p>1</text:p>
          </table:table-cell>
          <table:table-cell table:style-name="ce14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19" calcext:value-type="date">
            <text:p>19. X. 10</text:p>
          </table:table-cell>
          <table:table-cell table:style-name="ce138" table:formula="of:=TEXT([.A20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office:annotation draw:style-name="gr45" draw:text-style-name="P4" svg:width="2.958cm" svg:height="1.423cm" svg:x="4.256cm" svg:y="11.469cm" draw:caption-point-x="-0.243cm" draw:caption-point-y="1.913cm">
              <dc:date>2022-03-21T00:00:00</dc:date>
              <text:p text:style-name="P3">12.10., 19.10., 26.10. (torki) popoldne </text:p>
            </office:annotation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2" office:value-type="string" calcext:value-type="string">
            <text:p><text:s/>RTG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4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4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41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41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41" table:formula="of:=COUNTIF([.C20:.L20];&quot;51¶&quot;)" office:value-type="float" office:value="0" calcext:value-type="float">
            <text:p>0</text:p>
          </table:table-cell>
          <table:table-cell table:style-name="ce141" table:formula="of:=COUNTIF([.C20:.L20];&quot;52¶&quot;)" office:value-type="float" office:value="0" calcext:value-type="float">
            <text:p>0</text:p>
          </table:table-cell>
          <table:table-cell table:style-name="ce141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141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42" table:formula="of:=COUNTBLANK([.C20:.L20])" office:value-type="float" office:value="0" calcext:value-type="float">
            <text:p>0</text:p>
          </table:table-cell>
          <table:table-cell table:style-name="ce143" table:formula="of:=COUNTIF([.C20:.L20];&quot;x&quot;)" office:value-type="float" office:value="3" calcext:value-type="float">
            <text:p>3</text:p>
          </table:table-cell>
          <table:table-cell table:style-name="ce14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 calcext:value-type="float">
            <text:p>1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0" calcext:value-type="date">
            <text:p>20. X. 10</text:p>
          </table:table-cell>
          <table:table-cell table:style-name="ce138" table:formula="of:=TEXT([.A21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6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2" office:value-type="string" calcext:value-type="string">
            <text:p><text:s/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PIN</text:p>
          </table:table-cell>
          <table:table-cell table:style-name="ce14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4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41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41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41" table:formula="of:=COUNTIF([.C21:.L21];&quot;51¶&quot;)" office:value-type="float" office:value="1" calcext:value-type="float">
            <text:p>1</text:p>
          </table:table-cell>
          <table:table-cell table:style-name="ce141" table:formula="of:=COUNTIF([.C21:.L21];&quot;52¶&quot;)" office:value-type="float" office:value="0" calcext:value-type="float">
            <text:p>0</text:p>
          </table:table-cell>
          <table:table-cell table:style-name="ce141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141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42" table:formula="of:=COUNTBLANK([.C21:.L21])" office:value-type="float" office:value="0" calcext:value-type="float">
            <text:p>0</text:p>
          </table:table-cell>
          <table:table-cell table:style-name="ce143" table:formula="of:=COUNTIF([.C21:.L21];&quot;x&quot;)" office:value-type="float" office:value="1" calcext:value-type="float">
            <text:p>1</text:p>
          </table:table-cell>
          <table:table-cell table:style-name="ce14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1" calcext:value-type="date">
            <text:p>21. X. 10</text:p>
          </table:table-cell>
          <table:table-cell table:style-name="ce138" table:formula="of:=TEXT([.A22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14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4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41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41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41" table:formula="of:=COUNTIF([.C22:.L22];&quot;51¶&quot;)" office:value-type="float" office:value="1" calcext:value-type="float">
            <text:p>1</text:p>
          </table:table-cell>
          <table:table-cell table:style-name="ce141" table:formula="of:=COUNTIF([.C22:.L22];&quot;52¶&quot;)" office:value-type="float" office:value="1" calcext:value-type="float">
            <text:p>1</text:p>
          </table:table-cell>
          <table:table-cell table:style-name="ce141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41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42" table:formula="of:=COUNTBLANK([.C22:.L22])" office:value-type="float" office:value="0" calcext:value-type="float">
            <text:p>0</text:p>
          </table:table-cell>
          <table:table-cell table:style-name="ce143" table:formula="of:=COUNTIF([.C22:.L22];&quot;x&quot;)" office:value-type="float" office:value="2" calcext:value-type="float">
            <text:p>2</text:p>
          </table:table-cell>
          <table:table-cell table:style-name="ce14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2" calcext:value-type="date">
            <text:p>22. X. 10</text:p>
          </table:table-cell>
          <table:table-cell table:style-name="ce138" table:formula="of:=TEXT([.A23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14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4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41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41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41" table:formula="of:=COUNTIF([.C23:.L23];&quot;51¶&quot;)" office:value-type="float" office:value="0" calcext:value-type="float">
            <text:p>0</text:p>
          </table:table-cell>
          <table:table-cell table:style-name="ce141" table:formula="of:=COUNTIF([.C23:.L23];&quot;52¶&quot;)" office:value-type="float" office:value="1" calcext:value-type="float">
            <text:p>1</text:p>
          </table:table-cell>
          <table:table-cell table:style-name="ce141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141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42" table:formula="of:=COUNTBLANK([.C23:.L23])" office:value-type="float" office:value="0" calcext:value-type="float">
            <text:p>0</text:p>
          </table:table-cell>
          <table:table-cell table:style-name="ce143" table:formula="of:=COUNTIF([.C23:.L23];&quot;x&quot;)" office:value-type="float" office:value="2" calcext:value-type="float">
            <text:p>2</text:p>
          </table:table-cell>
          <table:table-cell table:style-name="ce14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0-23" calcext:value-type="date">
            <text:p>23. X. 10</text:p>
          </table:table-cell>
          <table:table-cell table:style-name="ce139" table:formula="of:=TEXT([.A24];&quot;Ddd&quot;)" office:value-type="string" office:string-value="sob" calcext:value-type="string">
            <text:p>sob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0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41" office:value-type="string" calcext:value-type="string">
            <text:p>ŠOŠ</text:p>
          </table:table-cell>
          <table:table-cell table:style-name="ce41" office:value-type="string" calcext:value-type="string">
            <text:p>MŠŠ</text:p>
          </table:table-cell>
          <table:table-cell table:style-name="ce14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4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41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41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41" table:formula="of:=COUNTIF([.C24:.L24];&quot;51¶&quot;)" office:value-type="float" office:value="0" calcext:value-type="float">
            <text:p>0</text:p>
          </table:table-cell>
          <table:table-cell table:style-name="ce141" table:formula="of:=COUNTIF([.C24:.L24];&quot;52¶&quot;)" office:value-type="float" office:value="0" calcext:value-type="float">
            <text:p>0</text:p>
          </table:table-cell>
          <table:table-cell table:style-name="ce141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41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142" table:formula="of:=COUNTBLANK([.C24:.L24])" office:value-type="float" office:value="8" calcext:value-type="float">
            <text:p>8</text:p>
          </table:table-cell>
          <table:table-cell table:style-name="ce143" table:formula="of:=COUNTIF([.C24:.L24];&quot;x&quot;)" office:value-type="float" office:value="0" calcext:value-type="float">
            <text:p>0</text:p>
          </table:table-cell>
          <table:table-cell table:style-name="ce14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0-24" calcext:value-type="date">
            <text:p>24. X. 10</text:p>
          </table:table-cell>
          <table:table-cell table:style-name="ce139" table:formula="of:=TEXT([.A25];&quot;Ddd&quot;)" office:value-type="string" office:string-value="ned" calcext:value-type="string">
            <text:p>ned</text:p>
          </table:table-cell>
          <table:table-cell table:style-name="ce31"/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0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41" office:value-type="string" calcext:value-type="string">
            <office:annotation draw:style-name="gr43" draw:text-style-name="P2" svg:width="2.85cm" svg:height="2.905cm" svg:x="14.246cm" svg:y="16.248cm" draw:caption-point-x="-0.232cm" draw:caption-point-y="0.653cm">
              <dc:date>2022-03-21T00:00:00</dc:date>
              <text:p text:style-name="P1">14-22.8</text:p>
            </office:annotation>
            <text:p>POT</text:p>
          </table:table-cell>
          <table:table-cell table:style-name="ce41" office:value-type="string" calcext:value-type="string">
            <text:p>DAN</text:p>
          </table:table-cell>
          <table:table-cell table:style-name="ce14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4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41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41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41" table:formula="of:=COUNTIF([.C25:.L25];&quot;51¶&quot;)" office:value-type="float" office:value="0" calcext:value-type="float">
            <text:p>0</text:p>
          </table:table-cell>
          <table:table-cell table:style-name="ce141" table:formula="of:=COUNTIF([.C25:.L25];&quot;52¶&quot;)" office:value-type="float" office:value="0" calcext:value-type="float">
            <text:p>0</text:p>
          </table:table-cell>
          <table:table-cell table:style-name="ce141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41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142" table:formula="of:=COUNTBLANK([.C25:.L25])" office:value-type="float" office:value="9" calcext:value-type="float">
            <text:p>9</text:p>
          </table:table-cell>
          <table:table-cell table:style-name="ce143" table:formula="of:=COUNTIF([.C25:.L25];&quot;x&quot;)" office:value-type="float" office:value="0" calcext:value-type="float">
            <text:p>0</text:p>
          </table:table-cell>
          <table:table-cell table:style-name="ce14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5" calcext:value-type="date">
            <text:p>25. X. 10</text:p>
          </table:table-cell>
          <table:table-cell table:style-name="ce138" table:formula="of:=TEXT([.A26];&quot;Ddd&quot;)" office:value-type="string" office:string-value="pon" calcext:value-type="string">
            <text:p>pon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6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14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4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141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41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41" table:formula="of:=COUNTIF([.C26:.L26];&quot;51¶&quot;)" office:value-type="float" office:value="1" calcext:value-type="float">
            <text:p>1</text:p>
          </table:table-cell>
          <table:table-cell table:style-name="ce141" table:formula="of:=COUNTIF([.C26:.L26];&quot;52¶&quot;)" office:value-type="float" office:value="1" calcext:value-type="float">
            <text:p>1</text:p>
          </table:table-cell>
          <table:table-cell table:style-name="ce141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41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42" table:formula="of:=COUNTBLANK([.C26:.L26])" office:value-type="float" office:value="0" calcext:value-type="float">
            <text:p>0</text:p>
          </table:table-cell>
          <table:table-cell table:style-name="ce143" table:formula="of:=COUNTIF([.C26:.L26];&quot;x&quot;)" office:value-type="float" office:value="1" calcext:value-type="float">
            <text:p>1</text:p>
          </table:table-cell>
          <table:table-cell table:style-name="ce14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6" calcext:value-type="date">
            <text:p>26. X. 10</text:p>
          </table:table-cell>
          <table:table-cell table:style-name="ce138" table:formula="of:=TEXT([.A27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KON</text:p>
          </table:table-cell>
          <table:table-cell table:style-name="ce14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4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41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41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41" table:formula="of:=COUNTIF([.C27:.L27];&quot;51¶&quot;)" office:value-type="float" office:value="0" calcext:value-type="float">
            <text:p>0</text:p>
          </table:table-cell>
          <table:table-cell table:style-name="ce141" table:formula="of:=COUNTIF([.C27:.L27];&quot;52¶&quot;)" office:value-type="float" office:value="1" calcext:value-type="float">
            <text:p>1</text:p>
          </table:table-cell>
          <table:table-cell table:style-name="ce141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41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42" table:formula="of:=COUNTBLANK([.C27:.L27])" office:value-type="float" office:value="0" calcext:value-type="float">
            <text:p>0</text:p>
          </table:table-cell>
          <table:table-cell table:style-name="ce143" table:formula="of:=COUNTIF([.C27:.L27];&quot;x&quot;)" office:value-type="float" office:value="1" calcext:value-type="float">
            <text:p>1</text:p>
          </table:table-cell>
          <table:table-cell table:style-name="ce14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 calcext:value-type="float">
            <text:p>1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7" calcext:value-type="date">
            <text:p>27. X. 10</text:p>
          </table:table-cell>
          <table:table-cell table:style-name="ce138" table:formula="of:=TEXT([.A28];&quot;Ddd&quot;)" office:value-type="string" office:string-value="sre" calcext:value-type="string">
            <text:p>sre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MRZ</text:p>
          </table:table-cell>
          <table:table-cell table:style-name="ce29" office:value-type="string" calcext:value-type="string">
            <text:p>AND</text:p>
          </table:table-cell>
          <table:table-cell table:style-name="ce14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4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41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41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41" table:formula="of:=COUNTIF([.C28:.L28];&quot;51¶&quot;)" office:value-type="float" office:value="0" calcext:value-type="float">
            <text:p>0</text:p>
          </table:table-cell>
          <table:table-cell table:style-name="ce141" table:formula="of:=COUNTIF([.C28:.L28];&quot;52¶&quot;)" office:value-type="float" office:value="1" calcext:value-type="float">
            <text:p>1</text:p>
          </table:table-cell>
          <table:table-cell table:style-name="ce141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41" table:formula="of:=COUNTIF([.C28:.L28];&quot;KVIT&quot;)+COUNTIF([.C28:.L28];&quot;KVIT☻&quot;)+COUNTIF([.C28:.L28];&quot;kvit$&quot;)" office:value-type="float" office:value="1" calcext:value-type="float">
            <text:p>1</text:p>
          </table:table-cell>
          <table:table-cell table:style-name="ce142" table:formula="of:=COUNTBLANK([.C28:.L28])" office:value-type="float" office:value="0" calcext:value-type="float">
            <text:p>0</text:p>
          </table:table-cell>
          <table:table-cell table:style-name="ce143" table:formula="of:=COUNTIF([.C28:.L28];&quot;x&quot;)" office:value-type="float" office:value="2" calcext:value-type="float">
            <text:p>2</text:p>
          </table:table-cell>
          <table:table-cell table:style-name="ce14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8" calcext:value-type="date">
            <text:p>28. X. 10</text:p>
          </table:table-cell>
          <table:table-cell table:style-name="ce138" table:formula="of:=TEXT([.A29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43" draw:text-style-name="P2" svg:width="2.85cm" svg:height="2.905cm" svg:x="14.246cm" svg:y="19.063cm" draw:caption-point-x="-0.232cm" draw:caption-point-y="0.653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4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4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41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41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41" table:formula="of:=COUNTIF([.C29:.L29];&quot;51¶&quot;)" office:value-type="float" office:value="0" calcext:value-type="float">
            <text:p>0</text:p>
          </table:table-cell>
          <table:table-cell table:style-name="ce141" table:formula="of:=COUNTIF([.C29:.L29];&quot;52¶&quot;)" office:value-type="float" office:value="1" calcext:value-type="float">
            <text:p>1</text:p>
          </table:table-cell>
          <table:table-cell table:style-name="ce141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41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42" table:formula="of:=COUNTBLANK([.C29:.L29])" office:value-type="float" office:value="0" calcext:value-type="float">
            <text:p>0</text:p>
          </table:table-cell>
          <table:table-cell table:style-name="ce143" table:formula="of:=COUNTIF([.C29:.L29];&quot;x&quot;)" office:value-type="float" office:value="1" calcext:value-type="float">
            <text:p>1</text:p>
          </table:table-cell>
          <table:table-cell table:style-name="ce14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0-29" calcext:value-type="date">
            <text:p>29. X. 10</text:p>
          </table:table-cell>
          <table:table-cell table:style-name="ce138" table:formula="of:=TEXT([.A30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office:annotation draw:style-name="gr46" draw:text-style-name="P4" svg:width="2.958cm" svg:height="0.688cm" svg:x="4.256cm" svg:y="18.497cm" draw:caption-point-x="-0.243cm" draw:caption-point-y="1.922cm">
              <dc:date>2022-03-21T00:00:00</dc:date>
              <text:p text:style-name="P3">22. 29. dop.</text:p>
            </office:annotation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PIN</text:p>
          </table:table-cell>
          <table:table-cell table:style-name="ce14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4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41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41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41" table:formula="of:=COUNTIF([.C30:.L30];&quot;51¶&quot;)" office:value-type="float" office:value="1" calcext:value-type="float">
            <text:p>1</text:p>
          </table:table-cell>
          <table:table-cell table:style-name="ce141" table:formula="of:=COUNTIF([.C30:.L30];&quot;52¶&quot;)" office:value-type="float" office:value="0" calcext:value-type="float">
            <text:p>0</text:p>
          </table:table-cell>
          <table:table-cell table:style-name="ce141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41" table:formula="of:=COUNTIF([.C30:.L30];&quot;KVIT&quot;)+COUNTIF([.C30:.L30];&quot;KVIT☻&quot;)+COUNTIF([.C30:.L30];&quot;kvit$&quot;)" office:value-type="float" office:value="1" calcext:value-type="float">
            <text:p>1</text:p>
          </table:table-cell>
          <table:table-cell table:style-name="ce142" table:formula="of:=COUNTBLANK([.C30:.L30])" office:value-type="float" office:value="0" calcext:value-type="float">
            <text:p>0</text:p>
          </table:table-cell>
          <table:table-cell table:style-name="ce143" table:formula="of:=COUNTIF([.C30:.L30];&quot;x&quot;)" office:value-type="float" office:value="1" calcext:value-type="float">
            <text:p>1</text:p>
          </table:table-cell>
          <table:table-cell table:style-name="ce14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10-30" calcext:value-type="date">
            <text:p>30. X. 10</text:p>
          </table:table-cell>
          <table:table-cell table:style-name="ce139" table:formula="of:=TEXT([.A31];&quot;Ddd&quot;)" office:value-type="string" office:string-value="sob" calcext:value-type="string">
            <text:p>sob</text:p>
          </table:table-cell>
          <table:table-cell table:style-name="ce31"/>
          <table:table-cell table:style-name="ce37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6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41" office:value-type="string" calcext:value-type="string">
            <text:p>KON</text:p>
          </table:table-cell>
          <table:table-cell table:style-name="ce41" office:value-type="string" calcext:value-type="string">
            <text:p>PIN</text:p>
          </table:table-cell>
          <table:table-cell table:style-name="ce14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4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41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41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41" table:formula="of:=COUNTIF([.C31:.L31];&quot;51¶&quot;)" office:value-type="float" office:value="0" calcext:value-type="float">
            <text:p>0</text:p>
          </table:table-cell>
          <table:table-cell table:style-name="ce141" table:formula="of:=COUNTIF([.C31:.L31];&quot;52¶&quot;)" office:value-type="float" office:value="0" calcext:value-type="float">
            <text:p>0</text:p>
          </table:table-cell>
          <table:table-cell table:style-name="ce141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41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142" table:formula="of:=COUNTBLANK([.C31:.L31])" office:value-type="float" office:value="8" calcext:value-type="float">
            <text:p>8</text:p>
          </table:table-cell>
          <table:table-cell table:style-name="ce143" table:formula="of:=COUNTIF([.C31:.L31];&quot;x&quot;)" office:value-type="float" office:value="0" calcext:value-type="float">
            <text:p>0</text:p>
          </table:table-cell>
          <table:table-cell table:style-name="ce14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0-10-31" calcext:value-type="date">
            <text:p>31. X. 10</text:p>
          </table:table-cell>
          <table:table-cell table:style-name="ce139" table:formula="of:=TEXT([.A32];&quot;Ddd&quot;)" office:value-type="string" office:string-value="ned" calcext:value-type="string">
            <text:p>ned</text:p>
          </table:table-cell>
          <table:table-cell table:style-name="ce31"/>
          <table:table-cell table:style-name="ce37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0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41" office:value-type="string" calcext:value-type="string">
            <text:p>KON</text:p>
          </table:table-cell>
          <table:table-cell table:style-name="ce41" office:value-type="string" calcext:value-type="string">
            <text:p>PIN</text:p>
          </table:table-cell>
          <table:table-cell table:style-name="ce14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4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141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141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41" table:formula="of:=COUNTIF([.C32:.L32];&quot;51¶&quot;)" office:value-type="float" office:value="0" calcext:value-type="float">
            <text:p>0</text:p>
          </table:table-cell>
          <table:table-cell table:style-name="ce141" table:formula="of:=COUNTIF([.C32:.L32];&quot;52¶&quot;)" office:value-type="float" office:value="0" calcext:value-type="float">
            <text:p>0</text:p>
          </table:table-cell>
          <table:table-cell table:style-name="ce141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41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142" table:formula="of:=COUNTBLANK([.C32:.L32])" office:value-type="float" office:value="8" calcext:value-type="float">
            <text:p>8</text:p>
          </table:table-cell>
          <table:table-cell table:style-name="ce143" table:formula="of:=COUNTIF([.C32:.L32];&quot;x&quot;)" office:value-type="float" office:value="0" calcext:value-type="float">
            <text:p>0</text:p>
          </table:table-cell>
          <table:table-cell table:style-name="ce14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3" calcext:value-type="float">
            <text:p>3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4" calcext:value-type="float">
            <text:p>4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5" calcext:value-type="float">
            <text:p>5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3" calcext:value-type="float">
            <text:p>3</text:p>
          </table:table-cell>
          <table:table-cell table:style-name="ce33" table:formula="of:=SUM([.D35:.D36])" office:value-type="float" office:value="7" calcext:value-type="float">
            <text:p>7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7" calcext:value-type="float">
            <text:p>7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 calcext:value-type="float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 calcext:value-type="float">
            <text:p>1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2" calcext:value-type="float">
            <text:p>2</text:p>
          </table:table-cell>
          <table:table-cell table:style-name="ce34" table:formula="of:=COUNTIF([.D2:.D32];&quot;D&quot;)" office:value-type="float" office:value="7" calcext:value-type="float">
            <text:p>7</text:p>
          </table:table-cell>
          <table:table-cell table:style-name="ce34" table:formula="of:=COUNTIF([.E2:.E32];&quot;D&quot;)" office:value-type="float" office:value="0" calcext:value-type="float">
            <text:p>0</text:p>
          </table:table-cell>
          <table:table-cell table:style-name="ce34" table:formula="of:=COUNTIF([.F2:.F32];&quot;D&quot;)" office:value-type="float" office:value="1" calcext:value-type="float">
            <text:p>1</text:p>
          </table:table-cell>
          <table:table-cell table:style-name="ce34" table:formula="of:=COUNTIF([.G2:.G32];&quot;D&quot;)" office:value-type="float" office:value="3" calcext:value-type="float">
            <text:p>3</text:p>
          </table:table-cell>
          <table:table-cell table:style-name="ce34" table:formula="of:=COUNTIF([.H2:.H32];&quot;D&quot;)" office:value-type="float" office:value="1" calcext:value-type="float">
            <text:p>1</text:p>
          </table:table-cell>
          <table:table-cell table:style-name="ce34" table:formula="of:=COUNTIF([.I2:.I32];&quot;D&quot;)" office:value-type="float" office:value="6" calcext:value-type="float">
            <text:p>6</text:p>
          </table:table-cell>
          <table:table-cell table:style-name="ce34" table:formula="of:=COUNTIF([.J2:.J32];&quot;D&quot;)" office:value-type="float" office:value="3" calcext:value-type="float">
            <text:p>3</text:p>
          </table:table-cell>
          <table:table-cell table:style-name="ce34" table:formula="of:=COUNTIF([.K2:.K32];&quot;D&quot;)" office:value-type="float" office:value="1" calcext:value-type="float">
            <text:p>1</text:p>
          </table:table-cell>
          <table:table-cell table:style-name="ce34" table:formula="of:=COUNTIF([.L2:.L32];&quot;D&quot;)" office:value-type="float" office:value="9" calcext:value-type="float">
            <text:p>9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5" calcext:value-type="float">
            <text:p>5</text:p>
          </table:table-cell>
          <table:table-cell table:style-name="ce34" table:formula="of:=COUNTIF([.F2:.F32];&quot;SO&quot;)" office:value-type="float" office:value="6" calcext:value-type="float">
            <text:p>6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7" calcext:value-type="float">
            <text:p>7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6" calcext:value-type="float">
            <text:p>6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5" calcext:value-type="float">
            <text:p>5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5" calcext:value-type="float">
            <text:p>5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34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8" calcext:value-type="float">
            <text:p>8</text:p>
          </table:table-cell>
          <table:table-cell table:style-name="ce34" table:formula="of:=COUNTIF([.N2:.N32];&quot;ŠOŠ&quot;)" office:value-type="float" office:value="3" calcext:value-type="float">
            <text:p>3</text:p>
          </table:table-cell>
          <table:table-cell table:style-name="ce34" table:formula="of:=COUNTIF([.N2:.N32];&quot;PIN&quot;)" office:value-type="float" office:value="7" calcext:value-type="float">
            <text:p>7</text:p>
          </table:table-cell>
          <table:table-cell table:style-name="ce34" table:formula="of:=COUNTIF([.N2:.N32];&quot;KON&quot;)" office:value-type="float" office:value="3" calcext:value-type="float">
            <text:p>3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4" calcext:value-type="float">
            <text:p>4</text:p>
          </table:table-cell>
          <table:table-cell table:style-name="ce34" table:formula="of:=COUNTIF([.N2:.N32];&quot;ROD&quot;)" office:value-type="float" office:value="2" calcext:value-type="float">
            <text:p>2</text:p>
          </table:table-cell>
          <table:table-cell table:style-name="ce34" table:formula="of:=COUNTIF([.N2:.N32];&quot;DAN&quot;)" office:value-type="float" office:value="1" calcext:value-type="float">
            <text:p>1</text:p>
          </table:table-cell>
          <table:table-cell table:style-name="ce34" table:formula="of:=COUNTIF([.N2:.N32];&quot;MŠŠ&quot;)" office:value-type="float" office:value="1" calcext:value-type="float">
            <text:p>1</text:p>
          </table:table-cell>
          <table:table-cell table:style-name="ce34" table:formula="of:=COUNTIF([.N2:.N32];&quot;ŠT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 calcext:value-type="float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2" calcext:value-type="float">
            <text:p>2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3" calcext:value-type="float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2" calcext:value-type="float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oktober.B2:oktober.B32">
            <calcext:condition calcext:apply-style-name="ConditionalStyle_110" calcext:value="=&quot;sob&quot;" calcext:base-cell-address="oktober.B2"/>
            <calcext:condition calcext:apply-style-name="ConditionalStyle_111" calcext:value="=&quot;ned&quot;" calcext:base-cell-address="oktober.B2"/>
          </calcext:conditional-format>
          <calcext:conditional-format calcext:target-range-address="oktober.O2:oktober.V32">
            <calcext:condition calcext:apply-style-name="ConditionalStyle_112" calcext:value="&lt;1" calcext:base-cell-address="oktober.O2"/>
            <calcext:condition calcext:apply-style-name="ConditionalStyle_113" calcext:value="&gt;1" calcext:base-cell-address="oktober.O2"/>
          </calcext:conditional-format>
          <calcext:conditional-format calcext:target-range-address="oktober.W2:oktober.W32">
            <calcext:condition calcext:apply-style-name="ConditionalStyle_114" calcext:value="!=0" calcext:base-cell-address="oktober.W2"/>
          </calcext:conditional-format>
          <calcext:conditional-format calcext:target-range-address="oktober.X2:oktober.X32">
            <calcext:condition calcext:apply-style-name="ConditionalStyle_115" calcext:value="=1" calcext:base-cell-address="oktober.X2"/>
            <calcext:condition calcext:apply-style-name="ConditionalStyle_116" calcext:value="&gt;1" calcext:base-cell-address="oktober.X2"/>
          </calcext:conditional-format>
          <calcext:conditional-format calcext:target-range-address="oktober.Y2:oktober.Y32">
            <calcext:condition calcext:apply-style-name="ConditionalStyle_117" calcext:value="&lt;2" calcext:base-cell-address="oktober.Y2"/>
            <calcext:condition calcext:apply-style-name="ConditionalStyle_118" calcext:value="&gt;2" calcext:base-cell-address="oktober.Y2"/>
          </calcext:conditional-format>
        </calcext:conditional-formats>
      </table:table>
      <table:table table:name="november" table:style-name="ta12"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7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0-11-01" calcext:value-type="date">
            <text:p>1. XI. 10</text:p>
          </table:table-cell>
          <table:table-cell table:style-name="ce145" table:formula="of:=TEXT([.A2];&quot;Ddd&quot;)" office:value-type="string" office:string-value="pon" calcext:value-type="string">
            <text:p>pon</text:p>
          </table:table-cell>
          <table:table-cell table:style-name="ce35" table:number-columns-repeated="3"/>
          <table:table-cell table:style-name="ce37"/>
          <table:table-cell table:style-name="ce30"/>
          <table:table-cell table:style-name="ce35" table:number-columns-repeated="3"/>
          <table:table-cell table:style-name="ce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40" office:value-type="string" calcext:value-type="string">
            <text:p>MIO</text:p>
          </table:table-cell>
          <table:table-cell table:style-name="ce41" office:value-type="string" calcext:value-type="string">
            <text:p>ŠOŠ</text:p>
          </table:table-cell>
          <table:table-cell table:style-name="ce14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4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47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47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47" table:formula="of:=COUNTIF([.C2:.L2];&quot;51¶&quot;)" office:value-type="float" office:value="0" calcext:value-type="float">
            <text:p>0</text:p>
          </table:table-cell>
          <table:table-cell table:style-name="ce147" table:formula="of:=COUNTIF([.C2:.L2];&quot;52¶&quot;)" office:value-type="float" office:value="0" calcext:value-type="float">
            <text:p>0</text:p>
          </table:table-cell>
          <table:table-cell table:style-name="ce147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47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48" table:formula="of:=COUNTBLANK([.C2:.L2])" office:value-type="float" office:value="9" calcext:value-type="float">
            <text:p>9</text:p>
          </table:table-cell>
          <table:table-cell table:style-name="ce149" table:formula="of:=COUNTIF([.C2:.L2];&quot;x&quot;)" office:value-type="float" office:value="0" calcext:value-type="float">
            <text:p>0</text:p>
          </table:table-cell>
          <table:table-cell table:style-name="ce15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0-11-02" calcext:value-type="date">
            <text:p>2. XI. 10</text:p>
          </table:table-cell>
          <table:table-cell table:style-name="ce146" table:formula="of:=TEXT([.A3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14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4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47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47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47" table:formula="of:=COUNTIF([.C3:.L3];&quot;51¶&quot;)" office:value-type="float" office:value="1" calcext:value-type="float">
            <text:p>1</text:p>
          </table:table-cell>
          <table:table-cell table:style-name="ce147" table:formula="of:=COUNTIF([.C3:.L3];&quot;52¶&quot;)" office:value-type="float" office:value="1" calcext:value-type="float">
            <text:p>1</text:p>
          </table:table-cell>
          <table:table-cell table:style-name="ce147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147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48" table:formula="of:=COUNTBLANK([.C3:.L3])" office:value-type="float" office:value="0" calcext:value-type="float">
            <text:p>0</text:p>
          </table:table-cell>
          <table:table-cell table:style-name="ce149" table:formula="of:=COUNTIF([.C3:.L3];&quot;x&quot;)" office:value-type="float" office:value="1" calcext:value-type="float">
            <text:p>1</text:p>
          </table:table-cell>
          <table:table-cell table:style-name="ce15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03" calcext:value-type="date">
            <text:p>3. XI. 10</text:p>
          </table:table-cell>
          <table:table-cell table:style-name="ce146" table:formula="of:=TEXT([.A4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32" draw:text-style-name="P2" svg:width="2.85cm" svg:height="2.915cm" svg:x="14.246cm" svg:y="1.489cm" draw:caption-point-x="-0.232cm" draw:caption-point-y="0.632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14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4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47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47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47" table:formula="of:=COUNTIF([.C4:.L4];&quot;51¶&quot;)" office:value-type="float" office:value="1" calcext:value-type="float">
            <text:p>1</text:p>
          </table:table-cell>
          <table:table-cell table:style-name="ce147" table:formula="of:=COUNTIF([.C4:.L4];&quot;52¶&quot;)" office:value-type="float" office:value="1" calcext:value-type="float">
            <text:p>1</text:p>
          </table:table-cell>
          <table:table-cell table:style-name="ce147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147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48" table:formula="of:=COUNTBLANK([.C4:.L4])" office:value-type="float" office:value="0" calcext:value-type="float">
            <text:p>0</text:p>
          </table:table-cell>
          <table:table-cell table:style-name="ce149" table:formula="of:=COUNTIF([.C4:.L4];&quot;x&quot;)" office:value-type="float" office:value="1" calcext:value-type="float">
            <text:p>1</text:p>
          </table:table-cell>
          <table:table-cell table:style-name="ce15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04" calcext:value-type="date">
            <text:p>4. XI. 10</text:p>
          </table:table-cell>
          <table:table-cell table:style-name="ce146" table:formula="of:=TEXT([.A5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AND</text:p>
          </table:table-cell>
          <table:table-cell table:style-name="ce14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4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47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47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47" table:formula="of:=COUNTIF([.C5:.L5];&quot;51¶&quot;)" office:value-type="float" office:value="1" calcext:value-type="float">
            <text:p>1</text:p>
          </table:table-cell>
          <table:table-cell table:style-name="ce147" table:formula="of:=COUNTIF([.C5:.L5];&quot;52¶&quot;)" office:value-type="float" office:value="1" calcext:value-type="float">
            <text:p>1</text:p>
          </table:table-cell>
          <table:table-cell table:style-name="ce147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47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148" table:formula="of:=COUNTBLANK([.C5:.L5])" office:value-type="float" office:value="0" calcext:value-type="float">
            <text:p>0</text:p>
          </table:table-cell>
          <table:table-cell table:style-name="ce149" table:formula="of:=COUNTIF([.C5:.L5];&quot;x&quot;)" office:value-type="float" office:value="1" calcext:value-type="float">
            <text:p>1</text:p>
          </table:table-cell>
          <table:table-cell table:style-name="ce15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05" calcext:value-type="date">
            <text:p>5. XI. 10</text:p>
          </table:table-cell>
          <table:table-cell table:style-name="ce146" table:formula="of:=TEXT([.A6];&quot;Ddd&quot;)" office:value-type="string" office:string-value="pet" calcext:value-type="string">
            <text:p>p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ŠOŠ</text:p>
          </table:table-cell>
          <table:table-cell table:style-name="ce14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4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47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47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47" table:formula="of:=COUNTIF([.C6:.L6];&quot;51¶&quot;)" office:value-type="float" office:value="1" calcext:value-type="float">
            <text:p>1</text:p>
          </table:table-cell>
          <table:table-cell table:style-name="ce147" table:formula="of:=COUNTIF([.C6:.L6];&quot;52¶&quot;)" office:value-type="float" office:value="0" calcext:value-type="float">
            <text:p>0</text:p>
          </table:table-cell>
          <table:table-cell table:style-name="ce147" table:formula="of:=COUNTIF([.C6:.L6];&quot;U&quot;)+COUNTIF([.C6:.L6];&quot;U☻&quot;)+COUNTIF([.C6:.L6];&quot;U☺&quot;)" office:value-type="float" office:value="1" calcext:value-type="float">
            <text:p>1</text:p>
          </table:table-cell>
          <table:table-cell table:style-name="ce147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148" table:formula="of:=COUNTBLANK([.C6:.L6])" office:value-type="float" office:value="0" calcext:value-type="float">
            <text:p>0</text:p>
          </table:table-cell>
          <table:table-cell table:style-name="ce149" table:formula="of:=COUNTIF([.C6:.L6];&quot;x&quot;)" office:value-type="float" office:value="1" calcext:value-type="float">
            <text:p>1</text:p>
          </table:table-cell>
          <table:table-cell table:style-name="ce15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06" calcext:value-type="date">
            <text:p>6. XI. 10</text:p>
          </table:table-cell>
          <table:table-cell table:style-name="ce145" table:formula="of:=TEXT([.A7];&quot;Ddd&quot;)" office:value-type="string" office:string-value="sob" calcext:value-type="string">
            <text:p>sob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1"/>
          <table:table-cell table:style-name="ce37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7" table:number-columns-repeated="2"/>
          <table:table-cell table:style-name="ce41" office:value-type="string" calcext:value-type="string">
            <text:p>KON</text:p>
          </table:table-cell>
          <table:table-cell table:style-name="ce41" office:value-type="string" calcext:value-type="string">
            <text:p>ŠOŠ</text:p>
          </table:table-cell>
          <table:table-cell table:style-name="ce14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4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47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47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147" table:formula="of:=COUNTIF([.C7:.L7];&quot;51¶&quot;)" office:value-type="float" office:value="0" calcext:value-type="float">
            <text:p>0</text:p>
          </table:table-cell>
          <table:table-cell table:style-name="ce147" table:formula="of:=COUNTIF([.C7:.L7];&quot;52¶&quot;)" office:value-type="float" office:value="0" calcext:value-type="float">
            <text:p>0</text:p>
          </table:table-cell>
          <table:table-cell table:style-name="ce147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47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48" table:formula="of:=COUNTBLANK([.C7:.L7])" office:value-type="float" office:value="5" calcext:value-type="float">
            <text:p>5</text:p>
          </table:table-cell>
          <table:table-cell table:style-name="ce149" table:formula="of:=COUNTIF([.C7:.L7];&quot;x&quot;)" office:value-type="float" office:value="0" calcext:value-type="float">
            <text:p>0</text:p>
          </table:table-cell>
          <table:table-cell table:style-name="ce15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07" calcext:value-type="date">
            <text:p>7. XI. 10</text:p>
          </table:table-cell>
          <table:table-cell table:style-name="ce145" table:formula="of:=TEXT([.A8];&quot;Ddd&quot;)" office:value-type="string" office:string-value="ned" calcext:value-type="string">
            <text:p>ned</text:p>
          </table:table-cell>
          <table:table-cell table:style-name="ce44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70" table:number-columns-repeated="2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ŠOŠ</text:p>
          </table:table-cell>
          <table:table-cell table:style-name="ce14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4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47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147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47" table:formula="of:=COUNTIF([.C8:.L8];&quot;51¶&quot;)" office:value-type="float" office:value="0" calcext:value-type="float">
            <text:p>0</text:p>
          </table:table-cell>
          <table:table-cell table:style-name="ce147" table:formula="of:=COUNTIF([.C8:.L8];&quot;52¶&quot;)" office:value-type="float" office:value="0" calcext:value-type="float">
            <text:p>0</text:p>
          </table:table-cell>
          <table:table-cell table:style-name="ce147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47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148" table:formula="of:=COUNTBLANK([.C8:.L8])" office:value-type="float" office:value="7" calcext:value-type="float">
            <text:p>7</text:p>
          </table:table-cell>
          <table:table-cell table:style-name="ce149" table:formula="of:=COUNTIF([.C8:.L8];&quot;x&quot;)" office:value-type="float" office:value="0" calcext:value-type="float">
            <text:p>0</text:p>
          </table:table-cell>
          <table:table-cell table:style-name="ce15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08" calcext:value-type="date">
            <text:p>8. XI. 10</text:p>
          </table:table-cell>
          <table:table-cell table:style-name="ce146" table:formula="of:=TEXT([.A9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MŠŠ</text:p>
          </table:table-cell>
          <table:table-cell table:style-name="ce14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4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47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47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47" table:formula="of:=COUNTIF([.C9:.L9];&quot;51¶&quot;)" office:value-type="float" office:value="1" calcext:value-type="float">
            <text:p>1</text:p>
          </table:table-cell>
          <table:table-cell table:style-name="ce147" table:formula="of:=COUNTIF([.C9:.L9];&quot;52¶&quot;)" office:value-type="float" office:value="0" calcext:value-type="float">
            <text:p>0</text:p>
          </table:table-cell>
          <table:table-cell table:style-name="ce147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47" table:formula="of:=COUNTIF([.C9:.L9];&quot;KVIT&quot;)+COUNTIF([.C9:.L9];&quot;KVIT☻&quot;)+COUNTIF([.C9:.L9];&quot;kvit$&quot;)" office:value-type="float" office:value="1" calcext:value-type="float">
            <text:p>1</text:p>
          </table:table-cell>
          <table:table-cell table:style-name="ce148" table:formula="of:=COUNTBLANK([.C9:.L9])" office:value-type="float" office:value="0" calcext:value-type="float">
            <text:p>0</text:p>
          </table:table-cell>
          <table:table-cell table:style-name="ce149" table:formula="of:=COUNTIF([.C9:.L9];&quot;x&quot;)" office:value-type="float" office:value="2" calcext:value-type="float">
            <text:p>2</text:p>
          </table:table-cell>
          <table:table-cell table:style-name="ce15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09" calcext:value-type="date">
            <text:p>9. XI. 10</text:p>
          </table:table-cell>
          <table:table-cell table:style-name="ce146" table:formula="of:=TEXT([.A10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4" office:value-type="string" calcext:value-type="string">
            <text:p><text:s/>VIN</text:p>
          </table:table-cell>
          <table:table-cell table:style-name="ce29" office:value-type="string" calcext:value-type="string">
            <text:p>MŠŠ</text:p>
          </table:table-cell>
          <table:table-cell table:style-name="ce14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4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47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47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47" table:formula="of:=COUNTIF([.C10:.L10];&quot;51¶&quot;)" office:value-type="float" office:value="0" calcext:value-type="float">
            <text:p>0</text:p>
          </table:table-cell>
          <table:table-cell table:style-name="ce147" table:formula="of:=COUNTIF([.C10:.L10];&quot;52¶&quot;)" office:value-type="float" office:value="1" calcext:value-type="float">
            <text:p>1</text:p>
          </table:table-cell>
          <table:table-cell table:style-name="ce147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47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148" table:formula="of:=COUNTBLANK([.C10:.L10])" office:value-type="float" office:value="0" calcext:value-type="float">
            <text:p>0</text:p>
          </table:table-cell>
          <table:table-cell table:style-name="ce149" table:formula="of:=COUNTIF([.C10:.L10];&quot;x&quot;)" office:value-type="float" office:value="1" calcext:value-type="float">
            <text:p>1</text:p>
          </table:table-cell>
          <table:table-cell table:style-name="ce15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0" calcext:value-type="date">
            <text:p>10. XI. 10</text:p>
          </table:table-cell>
          <table:table-cell table:style-name="ce146" table:formula="of:=TEXT([.A11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43" draw:text-style-name="P2" svg:width="2.85cm" svg:height="2.905cm" svg:x="14.246cm" svg:y="6.416cm" draw:caption-point-x="-0.232cm" draw:caption-point-y="0.631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4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4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147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47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47" table:formula="of:=COUNTIF([.C11:.L11];&quot;51¶&quot;)" office:value-type="float" office:value="1" calcext:value-type="float">
            <text:p>1</text:p>
          </table:table-cell>
          <table:table-cell table:style-name="ce147" table:formula="of:=COUNTIF([.C11:.L11];&quot;52¶&quot;)" office:value-type="float" office:value="1" calcext:value-type="float">
            <text:p>1</text:p>
          </table:table-cell>
          <table:table-cell table:style-name="ce147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147" table:formula="of:=COUNTIF([.C11:.L11];&quot;KVIT&quot;)+COUNTIF([.C11:.L11];&quot;KVIT☻&quot;)+COUNTIF([.C11:.L11];&quot;kvit$&quot;)" office:value-type="float" office:value="1" calcext:value-type="float">
            <text:p>1</text:p>
          </table:table-cell>
          <table:table-cell table:style-name="ce148" table:formula="of:=COUNTBLANK([.C11:.L11])" office:value-type="float" office:value="0" calcext:value-type="float">
            <text:p>0</text:p>
          </table:table-cell>
          <table:table-cell table:style-name="ce149" table:formula="of:=COUNTIF([.C11:.L11];&quot;x&quot;)" office:value-type="float" office:value="1" calcext:value-type="float">
            <text:p>1</text:p>
          </table:table-cell>
          <table:table-cell table:style-name="ce15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1" calcext:value-type="date">
            <text:p>11. XI. 10</text:p>
          </table:table-cell>
          <table:table-cell table:style-name="ce146" table:formula="of:=TEXT([.A12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N</text:p>
          </table:table-cell>
          <table:table-cell table:style-name="ce29" office:value-type="string" calcext:value-type="string">
            <text:p>ŠOŠ</text:p>
          </table:table-cell>
          <table:table-cell table:style-name="ce14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4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47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47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47" table:formula="of:=COUNTIF([.C12:.L12];&quot;51¶&quot;)" office:value-type="float" office:value="1" calcext:value-type="float">
            <text:p>1</text:p>
          </table:table-cell>
          <table:table-cell table:style-name="ce147" table:formula="of:=COUNTIF([.C12:.L12];&quot;52¶&quot;)" office:value-type="float" office:value="0" calcext:value-type="float">
            <text:p>0</text:p>
          </table:table-cell>
          <table:table-cell table:style-name="ce147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47" table:formula="of:=COUNTIF([.C12:.L12];&quot;KVIT&quot;)+COUNTIF([.C12:.L12];&quot;KVIT☻&quot;)+COUNTIF([.C12:.L12];&quot;kvit$&quot;)" office:value-type="float" office:value="3" calcext:value-type="float">
            <text:p>3</text:p>
          </table:table-cell>
          <table:table-cell table:style-name="ce148" table:formula="of:=COUNTBLANK([.C12:.L12])" office:value-type="float" office:value="0" calcext:value-type="float">
            <text:p>0</text:p>
          </table:table-cell>
          <table:table-cell table:style-name="ce149" table:formula="of:=COUNTIF([.C12:.L12];&quot;x&quot;)" office:value-type="float" office:value="1" calcext:value-type="float">
            <text:p>1</text:p>
          </table:table-cell>
          <table:table-cell table:style-name="ce15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2" calcext:value-type="date">
            <text:p>12. XI. 10</text:p>
          </table:table-cell>
          <table:table-cell table:style-name="ce146" table:formula="of:=TEXT([.A13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office:annotation draw:style-name="gr47" draw:text-style-name="P4" svg:width="2.958cm" svg:height="3.323cm" svg:x="4.256cm" svg:y="6.554cm" draw:caption-point-x="-0.243cm" draw:caption-point-y="1.901cm">
              <dc:date>2022-03-21T00:00:00</dc:date>
              <text:p text:style-name="P3">prosim za dopust od 8. do 14. novembra.</text:p>
              <text:p text:style-name="P3">Od 15. novembra in 16. in 17. novembra pride Mishaly.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6" office:value-type="string" calcext:value-type="string">
            <text:p>K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8" office:value-type="string" calcext:value-type="string">
            <text:p>BERG</text:p>
          </table:table-cell>
          <table:table-cell table:style-name="ce29" office:value-type="string" calcext:value-type="string">
            <text:p>ROD</text:p>
          </table:table-cell>
          <table:table-cell table:style-name="ce14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4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47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47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47" table:formula="of:=COUNTIF([.C13:.L13];&quot;51¶&quot;)" office:value-type="float" office:value="1" calcext:value-type="float">
            <text:p>1</text:p>
          </table:table-cell>
          <table:table-cell table:style-name="ce147" table:formula="of:=COUNTIF([.C13:.L13];&quot;52¶&quot;)" office:value-type="float" office:value="1" calcext:value-type="float">
            <text:p>1</text:p>
          </table:table-cell>
          <table:table-cell table:style-name="ce147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47" table:formula="of:=COUNTIF([.C13:.L13];&quot;KVIT&quot;)+COUNTIF([.C13:.L13];&quot;KVIT☻&quot;)+COUNTIF([.C13:.L13];&quot;kvit$&quot;)" office:value-type="float" office:value="1" calcext:value-type="float">
            <text:p>1</text:p>
          </table:table-cell>
          <table:table-cell table:style-name="ce148" table:formula="of:=COUNTBLANK([.C13:.L13])" office:value-type="float" office:value="0" calcext:value-type="float">
            <text:p>0</text:p>
          </table:table-cell>
          <table:table-cell table:style-name="ce149" table:formula="of:=COUNTIF([.C13:.L13];&quot;x&quot;)" office:value-type="float" office:value="1" calcext:value-type="float">
            <text:p>1</text:p>
          </table:table-cell>
          <table:table-cell table:style-name="ce15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13" calcext:value-type="date">
            <text:p>13. XI. 10</text:p>
          </table:table-cell>
          <table:table-cell table:style-name="ce145" table:formula="of:=TEXT([.A14];&quot;Ddd&quot;)" office:value-type="string" office:string-value="sob" calcext:value-type="string">
            <text:p>sob</text:p>
          </table:table-cell>
          <table:table-cell table:style-name="ce35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44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7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41" office:value-type="string" calcext:value-type="string">
            <text:p>ORO</text:p>
          </table:table-cell>
          <table:table-cell table:style-name="ce41" office:value-type="string" calcext:value-type="string">
            <text:p>ROD</text:p>
          </table:table-cell>
          <table:table-cell table:style-name="ce14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4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47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147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47" table:formula="of:=COUNTIF([.C14:.L14];&quot;51¶&quot;)" office:value-type="float" office:value="0" calcext:value-type="float">
            <text:p>0</text:p>
          </table:table-cell>
          <table:table-cell table:style-name="ce147" table:formula="of:=COUNTIF([.C14:.L14];&quot;52¶&quot;)" office:value-type="float" office:value="0" calcext:value-type="float">
            <text:p>0</text:p>
          </table:table-cell>
          <table:table-cell table:style-name="ce147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47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48" table:formula="of:=COUNTBLANK([.C14:.L14])" office:value-type="float" office:value="5" calcext:value-type="float">
            <text:p>5</text:p>
          </table:table-cell>
          <table:table-cell table:style-name="ce149" table:formula="of:=COUNTIF([.C14:.L14];&quot;x&quot;)" office:value-type="float" office:value="0" calcext:value-type="float">
            <text:p>0</text:p>
          </table:table-cell>
          <table:table-cell table:style-name="ce15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14" calcext:value-type="date">
            <text:p>14. XI. 10</text:p>
          </table:table-cell>
          <table:table-cell table:style-name="ce145" table:formula="of:=TEXT([.A15];&quot;Ddd&quot;)" office:value-type="string" office:string-value="ned" calcext:value-type="string">
            <text:p>ned</text:p>
          </table:table-cell>
          <table:table-cell table:style-name="ce31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44"/>
          <table:table-cell table:style-name="ce3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7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office:value-type="string" calcext:value-type="string">
            <text:p>ORO</text:p>
          </table:table-cell>
          <table:table-cell table:style-name="ce41" office:value-type="string" calcext:value-type="string">
            <text:p>ROD</text:p>
          </table:table-cell>
          <table:table-cell table:style-name="ce14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4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47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47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147" table:formula="of:=COUNTIF([.C15:.L15];&quot;51¶&quot;)" office:value-type="float" office:value="0" calcext:value-type="float">
            <text:p>0</text:p>
          </table:table-cell>
          <table:table-cell table:style-name="ce147" table:formula="of:=COUNTIF([.C15:.L15];&quot;52¶&quot;)" office:value-type="float" office:value="0" calcext:value-type="float">
            <text:p>0</text:p>
          </table:table-cell>
          <table:table-cell table:style-name="ce147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47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148" table:formula="of:=COUNTBLANK([.C15:.L15])" office:value-type="float" office:value="5" calcext:value-type="float">
            <text:p>5</text:p>
          </table:table-cell>
          <table:table-cell table:style-name="ce149" table:formula="of:=COUNTIF([.C15:.L15];&quot;x&quot;)" office:value-type="float" office:value="0" calcext:value-type="float">
            <text:p>0</text:p>
          </table:table-cell>
          <table:table-cell table:style-name="ce15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5" calcext:value-type="date">
            <text:p>15. XI. 10</text:p>
          </table:table-cell>
          <table:table-cell table:style-name="ce146" table:formula="of:=TEXT([.A16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14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4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47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47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47" table:formula="of:=COUNTIF([.C16:.L16];&quot;51¶&quot;)" office:value-type="float" office:value="1" calcext:value-type="float">
            <text:p>1</text:p>
          </table:table-cell>
          <table:table-cell table:style-name="ce147" table:formula="of:=COUNTIF([.C16:.L16];&quot;52¶&quot;)" office:value-type="float" office:value="0" calcext:value-type="float">
            <text:p>0</text:p>
          </table:table-cell>
          <table:table-cell table:style-name="ce147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147" table:formula="of:=COUNTIF([.C16:.L16];&quot;KVIT&quot;)+COUNTIF([.C16:.L16];&quot;KVIT☻&quot;)+COUNTIF([.C16:.L16];&quot;kvit$&quot;)" office:value-type="float" office:value="3" calcext:value-type="float">
            <text:p>3</text:p>
          </table:table-cell>
          <table:table-cell table:style-name="ce148" table:formula="of:=COUNTBLANK([.C16:.L16])" office:value-type="float" office:value="0" calcext:value-type="float">
            <text:p>0</text:p>
          </table:table-cell>
          <table:table-cell table:style-name="ce149" table:formula="of:=COUNTIF([.C16:.L16];&quot;x&quot;)" office:value-type="float" office:value="2" calcext:value-type="float">
            <text:p>2</text:p>
          </table:table-cell>
          <table:table-cell table:style-name="ce15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6" calcext:value-type="date">
            <text:p>16. XI. 10</text:p>
          </table:table-cell>
          <table:table-cell table:style-name="ce146" table:formula="of:=TEXT([.A17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ROD</text:p>
          </table:table-cell>
          <table:table-cell table:style-name="ce14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4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47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47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47" table:formula="of:=COUNTIF([.C17:.L17];&quot;51¶&quot;)" office:value-type="float" office:value="1" calcext:value-type="float">
            <text:p>1</text:p>
          </table:table-cell>
          <table:table-cell table:style-name="ce147" table:formula="of:=COUNTIF([.C17:.L17];&quot;52¶&quot;)" office:value-type="float" office:value="0" calcext:value-type="float">
            <text:p>0</text:p>
          </table:table-cell>
          <table:table-cell table:style-name="ce147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147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48" table:formula="of:=COUNTBLANK([.C17:.L17])" office:value-type="float" office:value="0" calcext:value-type="float">
            <text:p>0</text:p>
          </table:table-cell>
          <table:table-cell table:style-name="ce149" table:formula="of:=COUNTIF([.C17:.L17];&quot;x&quot;)" office:value-type="float" office:value="2" calcext:value-type="float">
            <text:p>2</text:p>
          </table:table-cell>
          <table:table-cell table:style-name="ce15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7" calcext:value-type="date">
            <text:p>17. XI. 10</text:p>
          </table:table-cell>
          <table:table-cell table:style-name="ce146" table:formula="of:=TEXT([.A18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6" office:value-type="string" calcext:value-type="string">
            <text:p>K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ROD</text:p>
          </table:table-cell>
          <table:table-cell table:style-name="ce14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4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47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47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47" table:formula="of:=COUNTIF([.C18:.L18];&quot;51¶&quot;)" office:value-type="float" office:value="0" calcext:value-type="float">
            <text:p>0</text:p>
          </table:table-cell>
          <table:table-cell table:style-name="ce147" table:formula="of:=COUNTIF([.C18:.L18];&quot;52¶&quot;)" office:value-type="float" office:value="1" calcext:value-type="float">
            <text:p>1</text:p>
          </table:table-cell>
          <table:table-cell table:style-name="ce147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47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48" table:formula="of:=COUNTBLANK([.C18:.L18])" office:value-type="float" office:value="0" calcext:value-type="float">
            <text:p>0</text:p>
          </table:table-cell>
          <table:table-cell table:style-name="ce149" table:formula="of:=COUNTIF([.C18:.L18];&quot;x&quot;)" office:value-type="float" office:value="1" calcext:value-type="float">
            <text:p>1</text:p>
          </table:table-cell>
          <table:table-cell table:style-name="ce15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8" calcext:value-type="date">
            <text:p>18. XI. 10</text:p>
          </table:table-cell>
          <table:table-cell table:style-name="ce146" table:formula="of:=TEXT([.A19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ŠTU</text:p>
          </table:table-cell>
          <table:table-cell table:style-name="ce14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4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47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47" table:formula="of:=COUNTIF([.C19:.L19];&quot;52&quot;)+COUNTIF([.C19:.L19];&quot;52$&quot;)+COUNTIF([.C19:.L19];&quot;52☻&quot;)" office:value-type="float" office:value="2" calcext:value-type="float">
            <text:p>2</text:p>
          </table:table-cell>
          <table:table-cell table:style-name="ce147" table:formula="of:=COUNTIF([.C19:.L19];&quot;51¶&quot;)" office:value-type="float" office:value="1" calcext:value-type="float">
            <text:p>1</text:p>
          </table:table-cell>
          <table:table-cell table:style-name="ce147" table:formula="of:=COUNTIF([.C19:.L19];&quot;52¶&quot;)" office:value-type="float" office:value="1" calcext:value-type="float">
            <text:p>1</text:p>
          </table:table-cell>
          <table:table-cell table:style-name="ce147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47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48" table:formula="of:=COUNTBLANK([.C19:.L19])" office:value-type="float" office:value="0" calcext:value-type="float">
            <text:p>0</text:p>
          </table:table-cell>
          <table:table-cell table:style-name="ce149" table:formula="of:=COUNTIF([.C19:.L19];&quot;x&quot;)" office:value-type="float" office:value="0" calcext:value-type="float">
            <text:p>0</text:p>
          </table:table-cell>
          <table:table-cell table:style-name="ce15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3" calcext:value-type="float">
            <text:p>3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19" calcext:value-type="date">
            <text:p>19. XI. 10</text:p>
          </table:table-cell>
          <table:table-cell table:style-name="ce146" table:formula="of:=TEXT([.A20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6" office:value-type="string" calcext:value-type="string"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ŠTU</text:p>
          </table:table-cell>
          <table:table-cell table:style-name="ce14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4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47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47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47" table:formula="of:=COUNTIF([.C20:.L20];&quot;51¶&quot;)" office:value-type="float" office:value="1" calcext:value-type="float">
            <text:p>1</text:p>
          </table:table-cell>
          <table:table-cell table:style-name="ce147" table:formula="of:=COUNTIF([.C20:.L20];&quot;52¶&quot;)" office:value-type="float" office:value="1" calcext:value-type="float">
            <text:p>1</text:p>
          </table:table-cell>
          <table:table-cell table:style-name="ce147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47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48" table:formula="of:=COUNTBLANK([.C20:.L20])" office:value-type="float" office:value="0" calcext:value-type="float">
            <text:p>0</text:p>
          </table:table-cell>
          <table:table-cell table:style-name="ce149" table:formula="of:=COUNTIF([.C20:.L20];&quot;x&quot;)" office:value-type="float" office:value="1" calcext:value-type="float">
            <text:p>1</text:p>
          </table:table-cell>
          <table:table-cell table:style-name="ce15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20" calcext:value-type="date">
            <text:p>20. XI. 10</text:p>
          </table:table-cell>
          <table:table-cell table:style-name="ce145" table:formula="of:=TEXT([.A21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/>
          <table:table-cell table:style-name="ce35" table:formula="of:=[$'Vzorci vnosov'.$A$15]" office:value-type="string" office:string-value="SO" calcext:value-type="string">
            <text:p>SO</text:p>
          </table:table-cell>
          <table:table-cell table:style-name="ce35" table:number-columns-repeated="2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2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ŠTU</text:p>
          </table:table-cell>
          <table:table-cell table:style-name="ce14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4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47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147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47" table:formula="of:=COUNTIF([.C21:.L21];&quot;51¶&quot;)" office:value-type="float" office:value="0" calcext:value-type="float">
            <text:p>0</text:p>
          </table:table-cell>
          <table:table-cell table:style-name="ce147" table:formula="of:=COUNTIF([.C21:.L21];&quot;52¶&quot;)" office:value-type="float" office:value="0" calcext:value-type="float">
            <text:p>0</text:p>
          </table:table-cell>
          <table:table-cell table:style-name="ce147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47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148" table:formula="of:=COUNTBLANK([.C21:.L21])" office:value-type="float" office:value="6" calcext:value-type="float">
            <text:p>6</text:p>
          </table:table-cell>
          <table:table-cell table:style-name="ce149" table:formula="of:=COUNTIF([.C21:.L21];&quot;x&quot;)" office:value-type="float" office:value="0" calcext:value-type="float">
            <text:p>0</text:p>
          </table:table-cell>
          <table:table-cell table:style-name="ce15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21" calcext:value-type="date">
            <text:p>21. XI. 10</text:p>
          </table:table-cell>
          <table:table-cell table:style-name="ce145" table:formula="of:=TEXT([.A2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44"/>
          <table:table-cell table:style-name="ce37"/>
          <table:table-cell table:style-name="ce35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 table:number-columns-repeated="2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ŠTU</text:p>
          </table:table-cell>
          <table:table-cell table:style-name="ce14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4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47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147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147" table:formula="of:=COUNTIF([.C22:.L22];&quot;51¶&quot;)" office:value-type="float" office:value="0" calcext:value-type="float">
            <text:p>0</text:p>
          </table:table-cell>
          <table:table-cell table:style-name="ce147" table:formula="of:=COUNTIF([.C22:.L22];&quot;52¶&quot;)" office:value-type="float" office:value="0" calcext:value-type="float">
            <text:p>0</text:p>
          </table:table-cell>
          <table:table-cell table:style-name="ce147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47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148" table:formula="of:=COUNTBLANK([.C22:.L22])" office:value-type="float" office:value="7" calcext:value-type="float">
            <text:p>7</text:p>
          </table:table-cell>
          <table:table-cell table:style-name="ce149" table:formula="of:=COUNTIF([.C22:.L22];&quot;x&quot;)" office:value-type="float" office:value="0" calcext:value-type="float">
            <text:p>0</text:p>
          </table:table-cell>
          <table:table-cell table:style-name="ce15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22" calcext:value-type="date">
            <text:p>22. XI. 10</text:p>
          </table:table-cell>
          <table:table-cell table:style-name="ce146" table:formula="of:=TEXT([.A23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ROD</text:p>
          </table:table-cell>
          <table:table-cell table:style-name="ce14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4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47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47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47" table:formula="of:=COUNTIF([.C23:.L23];&quot;51¶&quot;)" office:value-type="float" office:value="0" calcext:value-type="float">
            <text:p>0</text:p>
          </table:table-cell>
          <table:table-cell table:style-name="ce147" table:formula="of:=COUNTIF([.C23:.L23];&quot;52¶&quot;)" office:value-type="float" office:value="1" calcext:value-type="float">
            <text:p>1</text:p>
          </table:table-cell>
          <table:table-cell table:style-name="ce147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147" table:formula="of:=COUNTIF([.C23:.L23];&quot;KVIT&quot;)+COUNTIF([.C23:.L23];&quot;KVIT☻&quot;)+COUNTIF([.C23:.L23];&quot;kvit$&quot;)" office:value-type="float" office:value="1" calcext:value-type="float">
            <text:p>1</text:p>
          </table:table-cell>
          <table:table-cell table:style-name="ce148" table:formula="of:=COUNTBLANK([.C23:.L23])" office:value-type="float" office:value="0" calcext:value-type="float">
            <text:p>0</text:p>
          </table:table-cell>
          <table:table-cell table:style-name="ce149" table:formula="of:=COUNTIF([.C23:.L23];&quot;x&quot;)" office:value-type="float" office:value="2" calcext:value-type="float">
            <text:p>2</text:p>
          </table:table-cell>
          <table:table-cell table:style-name="ce15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23" calcext:value-type="date">
            <text:p>23. XI. 10</text:p>
          </table:table-cell>
          <table:table-cell table:style-name="ce146" table:formula="of:=TEXT([.A24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14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4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47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47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47" table:formula="of:=COUNTIF([.C24:.L24];&quot;51¶&quot;)" office:value-type="float" office:value="0" calcext:value-type="float">
            <text:p>0</text:p>
          </table:table-cell>
          <table:table-cell table:style-name="ce147" table:formula="of:=COUNTIF([.C24:.L24];&quot;52¶&quot;)" office:value-type="float" office:value="1" calcext:value-type="float">
            <text:p>1</text:p>
          </table:table-cell>
          <table:table-cell table:style-name="ce147" table:formula="of:=COUNTIF([.C24:.L24];&quot;U&quot;)+COUNTIF([.C24:.L24];&quot;U☻&quot;)+COUNTIF([.C24:.L24];&quot;U☺&quot;)" office:value-type="float" office:value="1" calcext:value-type="float">
            <text:p>1</text:p>
          </table:table-cell>
          <table:table-cell table:style-name="ce147" table:formula="of:=COUNTIF([.C24:.L24];&quot;KVIT&quot;)+COUNTIF([.C24:.L24];&quot;KVIT☻&quot;)+COUNTIF([.C24:.L24];&quot;kvit$&quot;)" office:value-type="float" office:value="3" calcext:value-type="float">
            <text:p>3</text:p>
          </table:table-cell>
          <table:table-cell table:style-name="ce148" table:formula="of:=COUNTBLANK([.C24:.L24])" office:value-type="float" office:value="0" calcext:value-type="float">
            <text:p>0</text:p>
          </table:table-cell>
          <table:table-cell table:style-name="ce149" table:formula="of:=COUNTIF([.C24:.L24];&quot;x&quot;)" office:value-type="float" office:value="1" calcext:value-type="float">
            <text:p>1</text:p>
          </table:table-cell>
          <table:table-cell table:style-name="ce15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24" calcext:value-type="date">
            <text:p>24. XI. 10</text:p>
          </table:table-cell>
          <table:table-cell table:style-name="ce146" table:formula="of:=TEXT([.A25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office:annotation draw:style-name="gr32" draw:text-style-name="P2" svg:width="2.85cm" svg:height="2.915cm" svg:x="14.246cm" svg:y="16.248cm" draw:caption-point-x="-0.232cm" draw:caption-point-y="0.653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4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4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47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47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47" table:formula="of:=COUNTIF([.C25:.L25];&quot;51¶&quot;)" office:value-type="float" office:value="1" calcext:value-type="float">
            <text:p>1</text:p>
          </table:table-cell>
          <table:table-cell table:style-name="ce147" table:formula="of:=COUNTIF([.C25:.L25];&quot;52¶&quot;)" office:value-type="float" office:value="1" calcext:value-type="float">
            <text:p>1</text:p>
          </table:table-cell>
          <table:table-cell table:style-name="ce147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147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148" table:formula="of:=COUNTBLANK([.C25:.L25])" office:value-type="float" office:value="0" calcext:value-type="float">
            <text:p>0</text:p>
          </table:table-cell>
          <table:table-cell table:style-name="ce149" table:formula="of:=COUNTIF([.C25:.L25];&quot;x&quot;)" office:value-type="float" office:value="0" calcext:value-type="float">
            <text:p>0</text:p>
          </table:table-cell>
          <table:table-cell table:style-name="ce15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25" calcext:value-type="date">
            <text:p>25. XI. 10</text:p>
          </table:table-cell>
          <table:table-cell table:style-name="ce146" table:formula="of:=TEXT([.A26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KON</text:p>
          </table:table-cell>
          <table:table-cell table:style-name="ce14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4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147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47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47" table:formula="of:=COUNTIF([.C26:.L26];&quot;51¶&quot;)" office:value-type="float" office:value="1" calcext:value-type="float">
            <text:p>1</text:p>
          </table:table-cell>
          <table:table-cell table:style-name="ce147" table:formula="of:=COUNTIF([.C26:.L26];&quot;52¶&quot;)" office:value-type="float" office:value="1" calcext:value-type="float">
            <text:p>1</text:p>
          </table:table-cell>
          <table:table-cell table:style-name="ce147" table:formula="of:=COUNTIF([.C26:.L26];&quot;U&quot;)+COUNTIF([.C26:.L26];&quot;U☻&quot;)+COUNTIF([.C26:.L26];&quot;U☺&quot;)" office:value-type="float" office:value="1" calcext:value-type="float">
            <text:p>1</text:p>
          </table:table-cell>
          <table:table-cell table:style-name="ce147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148" table:formula="of:=COUNTBLANK([.C26:.L26])" office:value-type="float" office:value="0" calcext:value-type="float">
            <text:p>0</text:p>
          </table:table-cell>
          <table:table-cell table:style-name="ce149" table:formula="of:=COUNTIF([.C26:.L26];&quot;x&quot;)" office:value-type="float" office:value="1" calcext:value-type="float">
            <text:p>1</text:p>
          </table:table-cell>
          <table:table-cell table:style-name="ce15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26" calcext:value-type="date">
            <text:p>26. XI. 10</text:p>
          </table:table-cell>
          <table:table-cell table:style-name="ce146" table:formula="of:=TEXT([.A27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8" office:value-type="string" calcext:value-type="string">
            <text:p>BERG</text:p>
          </table:table-cell>
          <table:table-cell table:style-name="ce29" office:value-type="string" calcext:value-type="string">
            <text:p>KON</text:p>
          </table:table-cell>
          <table:table-cell table:style-name="ce14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4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47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47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47" table:formula="of:=COUNTIF([.C27:.L27];&quot;51¶&quot;)" office:value-type="float" office:value="0" calcext:value-type="float">
            <text:p>0</text:p>
          </table:table-cell>
          <table:table-cell table:style-name="ce147" table:formula="of:=COUNTIF([.C27:.L27];&quot;52¶&quot;)" office:value-type="float" office:value="0" calcext:value-type="float">
            <text:p>0</text:p>
          </table:table-cell>
          <table:table-cell table:style-name="ce147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47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48" table:formula="of:=COUNTBLANK([.C27:.L27])" office:value-type="float" office:value="0" calcext:value-type="float">
            <text:p>0</text:p>
          </table:table-cell>
          <table:table-cell table:style-name="ce149" table:formula="of:=COUNTIF([.C27:.L27];&quot;x&quot;)" office:value-type="float" office:value="1" calcext:value-type="float">
            <text:p>1</text:p>
          </table:table-cell>
          <table:table-cell table:style-name="ce15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27" calcext:value-type="date">
            <text:p>27. XI. 10</text:p>
          </table:table-cell>
          <table:table-cell table:style-name="ce145" table:formula="of:=TEXT([.A28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4"/>
          <table:table-cell table:style-name="ce31"/>
          <table:table-cell table:style-name="ce35"/>
          <table:table-cell table:style-name="ce37"/>
          <table:table-cell table:style-name="ce35" table:number-columns-repeated="3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PIN</text:p>
          </table:table-cell>
          <table:table-cell table:style-name="ce14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4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47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47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47" table:formula="of:=COUNTIF([.C28:.L28];&quot;51¶&quot;)" office:value-type="float" office:value="0" calcext:value-type="float">
            <text:p>0</text:p>
          </table:table-cell>
          <table:table-cell table:style-name="ce147" table:formula="of:=COUNTIF([.C28:.L28];&quot;52¶&quot;)" office:value-type="float" office:value="0" calcext:value-type="float">
            <text:p>0</text:p>
          </table:table-cell>
          <table:table-cell table:style-name="ce147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47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48" table:formula="of:=COUNTBLANK([.C28:.L28])" office:value-type="float" office:value="9" calcext:value-type="float">
            <text:p>9</text:p>
          </table:table-cell>
          <table:table-cell table:style-name="ce149" table:formula="of:=COUNTIF([.C28:.L28];&quot;x&quot;)" office:value-type="float" office:value="0" calcext:value-type="float">
            <text:p>0</text:p>
          </table:table-cell>
          <table:table-cell table:style-name="ce15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1-28" calcext:value-type="date">
            <text:p>28. XI. 10</text:p>
          </table:table-cell>
          <table:table-cell table:style-name="ce145" table:formula="of:=TEXT([.A29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1" table:number-columns-repeated="2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PIN</text:p>
          </table:table-cell>
          <table:table-cell table:style-name="ce14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4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47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147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147" table:formula="of:=COUNTIF([.C29:.L29];&quot;51¶&quot;)" office:value-type="float" office:value="0" calcext:value-type="float">
            <text:p>0</text:p>
          </table:table-cell>
          <table:table-cell table:style-name="ce147" table:formula="of:=COUNTIF([.C29:.L29];&quot;52¶&quot;)" office:value-type="float" office:value="0" calcext:value-type="float">
            <text:p>0</text:p>
          </table:table-cell>
          <table:table-cell table:style-name="ce147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47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148" table:formula="of:=COUNTBLANK([.C29:.L29])" office:value-type="float" office:value="9" calcext:value-type="float">
            <text:p>9</text:p>
          </table:table-cell>
          <table:table-cell table:style-name="ce149" table:formula="of:=COUNTIF([.C29:.L29];&quot;x&quot;)" office:value-type="float" office:value="0" calcext:value-type="float">
            <text:p>0</text:p>
          </table:table-cell>
          <table:table-cell table:style-name="ce15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1-29" calcext:value-type="date">
            <text:p>29. XI. 10</text:p>
          </table:table-cell>
          <table:table-cell table:style-name="ce146" table:formula="of:=TEXT([.A30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KON</text:p>
          </table:table-cell>
          <table:table-cell table:style-name="ce14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4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47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47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47" table:formula="of:=COUNTIF([.C30:.L30];&quot;51¶&quot;)" office:value-type="float" office:value="1" calcext:value-type="float">
            <text:p>1</text:p>
          </table:table-cell>
          <table:table-cell table:style-name="ce147" table:formula="of:=COUNTIF([.C30:.L30];&quot;52¶&quot;)" office:value-type="float" office:value="1" calcext:value-type="float">
            <text:p>1</text:p>
          </table:table-cell>
          <table:table-cell table:style-name="ce147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147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48" table:formula="of:=COUNTBLANK([.C30:.L30])" office:value-type="float" office:value="0" calcext:value-type="float">
            <text:p>0</text:p>
          </table:table-cell>
          <table:table-cell table:style-name="ce149" table:formula="of:=COUNTIF([.C30:.L30];&quot;x&quot;)" office:value-type="float" office:value="1" calcext:value-type="float">
            <text:p>1</text:p>
          </table:table-cell>
          <table:table-cell table:style-name="ce15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11-30" calcext:value-type="date">
            <text:p>30. XI. 10</text:p>
          </table:table-cell>
          <table:table-cell table:style-name="ce146" table:formula="of:=TEXT([.A31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14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4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47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47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47" table:formula="of:=COUNTIF([.C31:.L31];&quot;51¶&quot;)" office:value-type="float" office:value="1" calcext:value-type="float">
            <text:p>1</text:p>
          </table:table-cell>
          <table:table-cell table:style-name="ce147" table:formula="of:=COUNTIF([.C31:.L31];&quot;52¶&quot;)" office:value-type="float" office:value="1" calcext:value-type="float">
            <text:p>1</text:p>
          </table:table-cell>
          <table:table-cell table:style-name="ce147" table:formula="of:=COUNTIF([.C31:.L31];&quot;U&quot;)+COUNTIF([.C31:.L31];&quot;U☻&quot;)+COUNTIF([.C31:.L31];&quot;U☺&quot;)" office:value-type="float" office:value="1" calcext:value-type="float">
            <text:p>1</text:p>
          </table:table-cell>
          <table:table-cell table:style-name="ce147" table:formula="of:=COUNTIF([.C31:.L31];&quot;KVIT&quot;)+COUNTIF([.C31:.L31];&quot;KVIT☻&quot;)+COUNTIF([.C31:.L31];&quot;kvit$&quot;)" office:value-type="float" office:value="3" calcext:value-type="float">
            <text:p>3</text:p>
          </table:table-cell>
          <table:table-cell table:style-name="ce148" table:formula="of:=COUNTBLANK([.C31:.L31])" office:value-type="float" office:value="0" calcext:value-type="float">
            <text:p>0</text:p>
          </table:table-cell>
          <table:table-cell table:style-name="ce149" table:formula="of:=COUNTIF([.C31:.L31];&quot;x&quot;)" office:value-type="float" office:value="1" calcext:value-type="float">
            <text:p>1</text:p>
          </table:table-cell>
          <table:table-cell table:style-name="ce15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 calcext:value-type="float">
            <text:p>3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 calcext:value-type="float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 calcext:value-type="float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 calcext:value-type="float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2" calcext:value-type="float">
            <text:p>2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7" calcext:value-type="float">
            <text:p>7</text:p>
          </table:table-cell>
          <table:table-cell table:style-name="ce34" table:formula="of:=COUNTIF([.D2:.D32];&quot;D&quot;)" office:value-type="float" office:value="2" calcext:value-type="float">
            <text:p>2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2" calcext:value-type="float">
            <text:p>2</text:p>
          </table:table-cell>
          <table:table-cell table:style-name="ce34" table:formula="of:=COUNTIF([.G2:.G32];&quot;D&quot;)" office:value-type="float" office:value="4" calcext:value-type="float">
            <text:p>4</text:p>
          </table:table-cell>
          <table:table-cell table:style-name="ce34" table:formula="of:=COUNTIF([.H2:.H32];&quot;D&quot;)" office:value-type="float" office:value="7" calcext:value-type="float">
            <text:p>7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9" calcext:value-type="float">
            <text:p>9</text:p>
          </table:table-cell>
          <table:table-cell table:style-name="ce34" table:formula="of:=COUNTIF([.K2:.K32];&quot;D&quot;)" office:value-type="float" office:value="4" calcext:value-type="float">
            <text:p>4</text:p>
          </table:table-cell>
          <table:table-cell table:style-name="ce34" table:formula="of:=COUNTIF([.L2:.L32];&quot;D&quot;)" office:value-type="float" office:value="6" calcext:value-type="float">
            <text:p>6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1" calcext:value-type="float">
            <text:p>1</text:p>
          </table:table-cell>
          <table:table-cell table:style-name="ce34" table:formula="of:=COUNTIF([.D2:.D32];&quot;SO&quot;)" office:value-type="float" office:value="3" calcext:value-type="float">
            <text:p>3</text:p>
          </table:table-cell>
          <table:table-cell table:style-name="ce34" table:formula="of:=COUNTIF([.E2:.E32];&quot;SO&quot;)" office:value-type="float" office:value="4" calcext:value-type="float">
            <text:p>4</text:p>
          </table:table-cell>
          <table:table-cell table:style-name="ce34" table:formula="of:=COUNTIF([.F2:.F32];&quot;SO&quot;)" office:value-type="float" office:value="1" calcext:value-type="float">
            <text:p>1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2" calcext:value-type="float">
            <text:p>2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3" calcext:value-type="float">
            <text:p>3</text:p>
          </table:table-cell>
          <table:table-cell table:style-name="ce34" table:formula="of:=COUNTIF([.K2:.K32];&quot;SO&quot;)" office:value-type="float" office:value="1" calcext:value-type="float">
            <text:p>1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2" calcext:value-type="float">
            <text:p>2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4" calcext:value-type="float">
            <text:p>4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2" calcext:value-type="float">
            <text:p>2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34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0" calcext:value-type="float">
            <text:p>0</text:p>
          </table:table-cell>
          <table:table-cell table:style-name="ce34" table:formula="of:=COUNTIF([.N2:.N32];&quot;ŠOŠ&quot;)" office:value-type="float" office:value="6" calcext:value-type="float">
            <text:p>6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6" calcext:value-type="float">
            <text:p>6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1" calcext:value-type="float">
            <text:p>1</text:p>
          </table:table-cell>
          <table:table-cell table:style-name="ce34" table:formula="of:=COUNTIF([.N2:.N32];&quot;ROD&quot;)" office:value-type="float" office:value="7" calcext:value-type="float">
            <text:p>7</text:p>
          </table:table-cell>
          <table:table-cell table:style-name="ce34" table:formula="of:=COUNTIF([.N2:.N32];&quot;DAN&quot;)" office:value-type="float" office:value="0" calcext:value-type="float">
            <text:p>0</text:p>
          </table:table-cell>
          <table:table-cell table:style-name="ce34" table:formula="of:=COUNTIF([.N2:.N32];&quot;MŠŠ&quot;)" office:value-type="float" office:value="3" calcext:value-type="float">
            <text:p>3</text:p>
          </table:table-cell>
          <table:table-cell table:style-name="ce34" table:formula="of:=COUNTIF([.N2:.N32];&quot;ŠTU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 calcext:value-type="float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5" calcext:value-type="float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4" calcext:value-type="float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 calcext:value-type="float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3" calcext:value-type="float">
            <text:p>3</text:p>
          </table:table-cell>
          <table:table-cell table:style-name="ce1" table:formula="of:=COUNTIF([.G2:.G32];&quot;U☺&quot;)+COUNTIF([.G2:.G32];&quot;U☻&quot;)+COUNTIF([.G2:.G32];&quot;U&quot;)" office:value-type="float" office:value="3" calcext:value-type="float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 calcext:value-type="float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november.B2:november.B31">
            <calcext:condition calcext:apply-style-name="ConditionalStyle_119" calcext:value="=&quot;sob&quot;" calcext:base-cell-address="november.B2"/>
            <calcext:condition calcext:apply-style-name="ConditionalStyle_120" calcext:value="=&quot;ned&quot;" calcext:base-cell-address="november.B2"/>
          </calcext:conditional-format>
          <calcext:conditional-format calcext:target-range-address="november.O2:november.V31">
            <calcext:condition calcext:apply-style-name="ConditionalStyle_121" calcext:value="&lt;1" calcext:base-cell-address="november.O2"/>
            <calcext:condition calcext:apply-style-name="ConditionalStyle_122" calcext:value="&gt;1" calcext:base-cell-address="november.O2"/>
          </calcext:conditional-format>
          <calcext:conditional-format calcext:target-range-address="november.W2:november.W31">
            <calcext:condition calcext:apply-style-name="ConditionalStyle_123" calcext:value="!=0" calcext:base-cell-address="november.W2"/>
          </calcext:conditional-format>
          <calcext:conditional-format calcext:target-range-address="november.X2:november.X31">
            <calcext:condition calcext:apply-style-name="ConditionalStyle_124" calcext:value="=1" calcext:base-cell-address="november.X2"/>
            <calcext:condition calcext:apply-style-name="ConditionalStyle_125" calcext:value="&gt;1" calcext:base-cell-address="november.X2"/>
          </calcext:conditional-format>
          <calcext:conditional-format calcext:target-range-address="november.Y2:november.Y31">
            <calcext:condition calcext:apply-style-name="ConditionalStyle_126" calcext:value="&lt;2" calcext:base-cell-address="november.Y2"/>
            <calcext:condition calcext:apply-style-name="ConditionalStyle_127" calcext:value="&gt;2" calcext:base-cell-address="november.Y2"/>
          </calcext:conditional-format>
        </calcext:conditional-formats>
      </table:table>
      <table:table table:name="december" table:style-name="ta13">
        <office:forms form:automatic-focus="false" form:apply-design-mode="false"/>
        <table:table-column table:style-name="co3" table:default-cell-style-name="ce17"/>
        <table:table-column table:style-name="co4" table:default-cell-style-name="ce17"/>
        <table:table-column table:style-name="co1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6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9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8" office:value-type="string" calcext:value-type="string">
            <text:p>☺</text:p>
          </table:table-cell>
          <table:table-cell table:style-name="ce49" table:formula="of:=[$'Vzorci vnosov'.$A$4]" office:value-type="string" office:string-value="51" calcext:value-type="string">
            <text:p>51</text:p>
          </table:table-cell>
          <table:table-cell table:style-name="ce49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2" table:formula="of:=[$'Vzorci vnosov'.$A$8]" office:value-type="string" office:string-value="U" calcext:value-type="string">
            <text:p>U</text:p>
          </table:table-cell>
          <table:table-cell table:style-name="ce49" table:formula="of:=[$'Vzorci vnosov'.$A$6]" office:value-type="string" office:string-value="KVIT" calcext:value-type="string">
            <text:p>KVIT</text:p>
          </table:table-cell>
          <table:table-cell table:style-name="ce53" office:value-type="string" calcext:value-type="string">
            <text:p>Brez</text:p>
          </table:table-cell>
          <table:table-cell table:style-name="ce47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0-12-01" calcext:value-type="date">
            <text:p>1. XII. 10</text:p>
          </table:table-cell>
          <table:table-cell table:style-name="ce151" table:formula="of:=TEXT([.A2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3" office:value-type="string" calcext:value-type="string">
            <office:annotation draw:style-name="gr32" draw:text-style-name="P2" svg:width="2.85cm" svg:height="2.915cm" svg:x="14.246cm" svg:y="0.082cm" draw:caption-point-x="-0.232cm" draw:caption-point-y="0.631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KOS</text:p>
          </table:table-cell>
          <table:table-cell table:style-name="ce153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53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53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53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53" table:formula="of:=COUNTIF([.C2:.L2];&quot;51¶&quot;)" office:value-type="float" office:value="1" calcext:value-type="float">
            <text:p>1</text:p>
          </table:table-cell>
          <table:table-cell table:style-name="ce153" table:formula="of:=COUNTIF([.C2:.L2];&quot;52¶&quot;)" office:value-type="float" office:value="1" calcext:value-type="float">
            <text:p>1</text:p>
          </table:table-cell>
          <table:table-cell table:style-name="ce153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153" table:formula="of:=COUNTIF([.C2:.L2];&quot;KVIT&quot;)+COUNTIF([.C2:.L2];&quot;KVIT☻&quot;)+COUNTIF([.C2:.L2];&quot;kvit$&quot;)" office:value-type="float" office:value="1" calcext:value-type="float">
            <text:p>1</text:p>
          </table:table-cell>
          <table:table-cell table:style-name="ce154" table:formula="of:=COUNTBLANK([.C2:.L2])" office:value-type="float" office:value="0" calcext:value-type="float">
            <text:p>0</text:p>
          </table:table-cell>
          <table:table-cell table:style-name="ce155" table:formula="of:=COUNTIF([.C2:.L2];&quot;x&quot;)" office:value-type="float" office:value="1" calcext:value-type="float">
            <text:p>1</text:p>
          </table:table-cell>
          <table:table-cell table:style-name="ce156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0-12-02" calcext:value-type="date">
            <text:p>2. XII. 10</text:p>
          </table:table-cell>
          <table:table-cell table:style-name="ce151" table:formula="of:=TEXT([.A3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153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53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53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53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53" table:formula="of:=COUNTIF([.C3:.L3];&quot;51¶&quot;)" office:value-type="float" office:value="1" calcext:value-type="float">
            <text:p>1</text:p>
          </table:table-cell>
          <table:table-cell table:style-name="ce153" table:formula="of:=COUNTIF([.C3:.L3];&quot;52¶&quot;)" office:value-type="float" office:value="1" calcext:value-type="float">
            <text:p>1</text:p>
          </table:table-cell>
          <table:table-cell table:style-name="ce153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153" table:formula="of:=COUNTIF([.C3:.L3];&quot;KVIT&quot;)+COUNTIF([.C3:.L3];&quot;KVIT☻&quot;)+COUNTIF([.C3:.L3];&quot;kvit$&quot;)" office:value-type="float" office:value="3" calcext:value-type="float">
            <text:p>3</text:p>
          </table:table-cell>
          <table:table-cell table:style-name="ce154" table:formula="of:=COUNTBLANK([.C3:.L3])" office:value-type="float" office:value="0" calcext:value-type="float">
            <text:p>0</text:p>
          </table:table-cell>
          <table:table-cell table:style-name="ce155" table:formula="of:=COUNTIF([.C3:.L3];&quot;x&quot;)" office:value-type="float" office:value="0" calcext:value-type="float">
            <text:p>0</text:p>
          </table:table-cell>
          <table:table-cell table:style-name="ce156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03" calcext:value-type="date">
            <text:p>3. XII. 10</text:p>
          </table:table-cell>
          <table:table-cell table:style-name="ce151" table:formula="of:=TEXT([.A4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53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53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153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53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53" table:formula="of:=COUNTIF([.C4:.L4];&quot;51¶&quot;)" office:value-type="float" office:value="1" calcext:value-type="float">
            <text:p>1</text:p>
          </table:table-cell>
          <table:table-cell table:style-name="ce153" table:formula="of:=COUNTIF([.C4:.L4];&quot;52¶&quot;)" office:value-type="float" office:value="0" calcext:value-type="float">
            <text:p>0</text:p>
          </table:table-cell>
          <table:table-cell table:style-name="ce153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153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54" table:formula="of:=COUNTBLANK([.C4:.L4])" office:value-type="float" office:value="0" calcext:value-type="float">
            <text:p>0</text:p>
          </table:table-cell>
          <table:table-cell table:style-name="ce155" table:formula="of:=COUNTIF([.C4:.L4];&quot;x&quot;)" office:value-type="float" office:value="3" calcext:value-type="float">
            <text:p>3</text:p>
          </table:table-cell>
          <table:table-cell table:style-name="ce156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04" calcext:value-type="date">
            <text:p>4. XII. 10</text:p>
          </table:table-cell>
          <table:table-cell table:style-name="ce152" table:formula="of:=TEXT([.A5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5"/>
          <table:table-cell table:style-name="ce37"/>
          <table:table-cell table:style-name="ce35"/>
          <table:table-cell table:style-name="ce31" table:number-columns-repeated="2"/>
          <table:table-cell table:style-name="ce41" office:value-type="string" calcext:value-type="string">
            <text:p>KOS</text:p>
          </table:table-cell>
          <table:table-cell table:style-name="ce41" office:value-type="string" calcext:value-type="string">
            <text:p>PIN</text:p>
          </table:table-cell>
          <table:table-cell table:style-name="ce153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53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53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153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53" table:formula="of:=COUNTIF([.C5:.L5];&quot;51¶&quot;)" office:value-type="float" office:value="0" calcext:value-type="float">
            <text:p>0</text:p>
          </table:table-cell>
          <table:table-cell table:style-name="ce153" table:formula="of:=COUNTIF([.C5:.L5];&quot;52¶&quot;)" office:value-type="float" office:value="0" calcext:value-type="float">
            <text:p>0</text:p>
          </table:table-cell>
          <table:table-cell table:style-name="ce153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53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154" table:formula="of:=COUNTBLANK([.C5:.L5])" office:value-type="float" office:value="8" calcext:value-type="float">
            <text:p>8</text:p>
          </table:table-cell>
          <table:table-cell table:style-name="ce155" table:formula="of:=COUNTIF([.C5:.L5];&quot;x&quot;)" office:value-type="float" office:value="0" calcext:value-type="float">
            <text:p>0</text:p>
          </table:table-cell>
          <table:table-cell table:style-name="ce156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05" calcext:value-type="date">
            <text:p>5. XII. 10</text:p>
          </table:table-cell>
          <table:table-cell table:style-name="ce152" table:formula="of:=TEXT([.A6];&quot;Ddd&quot;)" office:value-type="string" office:string-value="ned" calcext:value-type="string">
            <text:p>ned</text:p>
          </table:table-cell>
          <table:table-cell table:style-name="ce31"/>
          <table:table-cell table:style-name="ce3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37"/>
          <table:table-cell table:style-name="ce35"/>
          <table:table-cell table:style-name="ce31" table:number-columns-repeated="2"/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KOS</text:p>
          </table:table-cell>
          <table:table-cell table:style-name="ce153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53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53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153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53" table:formula="of:=COUNTIF([.C6:.L6];&quot;51¶&quot;)" office:value-type="float" office:value="0" calcext:value-type="float">
            <text:p>0</text:p>
          </table:table-cell>
          <table:table-cell table:style-name="ce153" table:formula="of:=COUNTIF([.C6:.L6];&quot;52¶&quot;)" office:value-type="float" office:value="0" calcext:value-type="float">
            <text:p>0</text:p>
          </table:table-cell>
          <table:table-cell table:style-name="ce153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53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54" table:formula="of:=COUNTBLANK([.C6:.L6])" office:value-type="float" office:value="8" calcext:value-type="float">
            <text:p>8</text:p>
          </table:table-cell>
          <table:table-cell table:style-name="ce155" table:formula="of:=COUNTIF([.C6:.L6];&quot;x&quot;)" office:value-type="float" office:value="0" calcext:value-type="float">
            <text:p>0</text:p>
          </table:table-cell>
          <table:table-cell table:style-name="ce156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06" calcext:value-type="date">
            <text:p>6. XII. 10</text:p>
          </table:table-cell>
          <table:table-cell table:style-name="ce151" table:formula="of:=TEXT([.A7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153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53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53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53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53" table:formula="of:=COUNTIF([.C7:.L7];&quot;51¶&quot;)" office:value-type="float" office:value="1" calcext:value-type="float">
            <text:p>1</text:p>
          </table:table-cell>
          <table:table-cell table:style-name="ce153" table:formula="of:=COUNTIF([.C7:.L7];&quot;52¶&quot;)" office:value-type="float" office:value="1" calcext:value-type="float">
            <text:p>1</text:p>
          </table:table-cell>
          <table:table-cell table:style-name="ce153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153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54" table:formula="of:=COUNTBLANK([.C7:.L7])" office:value-type="float" office:value="0" calcext:value-type="float">
            <text:p>0</text:p>
          </table:table-cell>
          <table:table-cell table:style-name="ce155" table:formula="of:=COUNTIF([.C7:.L7];&quot;x&quot;)" office:value-type="float" office:value="3" calcext:value-type="float">
            <text:p>3</text:p>
          </table:table-cell>
          <table:table-cell table:style-name="ce156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07" calcext:value-type="date">
            <text:p>7. XII. 10</text:p>
          </table:table-cell>
          <table:table-cell table:style-name="ce151" table:formula="of:=TEXT([.A8];&quot;Ddd&quot;)" office:value-type="string" office:string-value="tor" calcext:value-type="string">
            <text:p>tor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office:annotation draw:style-name="gr27" draw:text-style-name="P4" svg:width="2.959cm" svg:height="1.274cm" svg:x="7.256cm" svg:y="3.035cm" draw:caption-point-x="-0.243cm" draw:caption-point-y="1.901cm">
              <dc:date>2022-03-21T00:00:00</dc:date>
              <text:p text:style-name="P3">8,9,13 samo dop.</text:p>
            </office:annotation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ŠTU</text:p>
          </table:table-cell>
          <table:table-cell table:style-name="ce153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53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53" table:formula="of:=COUNTIF([.C8:.L8];&quot;51&quot;)+COUNTIF([.C8:.L8];&quot;51$&quot;)+COUNTIF([.C8:.L8];&quot;51☻&quot;)" office:value-type="float" office:value="2" calcext:value-type="float">
            <text:p>2</text:p>
          </table:table-cell>
          <table:table-cell table:style-name="ce153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53" table:formula="of:=COUNTIF([.C8:.L8];&quot;51¶&quot;)" office:value-type="float" office:value="1" calcext:value-type="float">
            <text:p>1</text:p>
          </table:table-cell>
          <table:table-cell table:style-name="ce153" table:formula="of:=COUNTIF([.C8:.L8];&quot;52¶&quot;)" office:value-type="float" office:value="1" calcext:value-type="float">
            <text:p>1</text:p>
          </table:table-cell>
          <table:table-cell table:style-name="ce153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53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54" table:formula="of:=COUNTBLANK([.C8:.L8])" office:value-type="float" office:value="0" calcext:value-type="float">
            <text:p>0</text:p>
          </table:table-cell>
          <table:table-cell table:style-name="ce155" table:formula="of:=COUNTIF([.C8:.L8];&quot;x&quot;)" office:value-type="float" office:value="2" calcext:value-type="float">
            <text:p>2</text:p>
          </table:table-cell>
          <table:table-cell table:style-name="ce156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3" calcext:value-type="float">
            <text:p>3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08" calcext:value-type="date">
            <text:p>8. XII. 10</text:p>
          </table:table-cell>
          <table:table-cell table:style-name="ce151" table:formula="of:=TEXT([.A9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office:annotation draw:style-name="gr26" draw:text-style-name="P4" svg:width="2.959cm" svg:height="1.275cm" svg:x="7.256cm" svg:y="3.738cm" draw:caption-point-x="-0.243cm" draw:caption-point-y="1.902cm">
              <dc:date>2022-03-21T00:00:00</dc:date>
              <text:p text:style-name="P3">8,9,13 samo dop.</text:p>
            </office:annotation>
            <text:p>KVIT</text:p>
          </table:table-cell>
          <table:table-cell table:style-name="ce36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ŠTU</text:p>
          </table:table-cell>
          <table:table-cell table:style-name="ce153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53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53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53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53" table:formula="of:=COUNTIF([.C9:.L9];&quot;51¶&quot;)" office:value-type="float" office:value="0" calcext:value-type="float">
            <text:p>0</text:p>
          </table:table-cell>
          <table:table-cell table:style-name="ce153" table:formula="of:=COUNTIF([.C9:.L9];&quot;52¶&quot;)" office:value-type="float" office:value="1" calcext:value-type="float">
            <text:p>1</text:p>
          </table:table-cell>
          <table:table-cell table:style-name="ce153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53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54" table:formula="of:=COUNTBLANK([.C9:.L9])" office:value-type="float" office:value="0" calcext:value-type="float">
            <text:p>0</text:p>
          </table:table-cell>
          <table:table-cell table:style-name="ce155" table:formula="of:=COUNTIF([.C9:.L9];&quot;x&quot;)" office:value-type="float" office:value="1" calcext:value-type="float">
            <text:p>1</text:p>
          </table:table-cell>
          <table:table-cell table:style-name="ce156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09" calcext:value-type="date">
            <text:p>9. XII. 10</text:p>
          </table:table-cell>
          <table:table-cell table:style-name="ce151" table:formula="of:=TEXT([.A10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office:annotation draw:style-name="gr30" draw:text-style-name="P4" svg:width="2.959cm" svg:height="1.265cm" svg:x="7.256cm" svg:y="4.442cm" draw:caption-point-x="-0.243cm" draw:caption-point-y="1.902cm">
              <dc:date>2022-03-21T00:00:00</dc:date>
              <text:p text:style-name="P3">8,9,13 samo dop.</text:p>
            </office:annotation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AND</text:p>
          </table:table-cell>
          <table:table-cell table:style-name="ce153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0" calcext:value-type="float">
            <text:p>0</text:p>
          </table:table-cell>
          <table:table-cell table:style-name="ce153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53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53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53" table:formula="of:=COUNTIF([.C10:.L10];&quot;51¶&quot;)" office:value-type="float" office:value="1" calcext:value-type="float">
            <text:p>1</text:p>
          </table:table-cell>
          <table:table-cell table:style-name="ce153" table:formula="of:=COUNTIF([.C10:.L10];&quot;52¶&quot;)" office:value-type="float" office:value="1" calcext:value-type="float">
            <text:p>1</text:p>
          </table:table-cell>
          <table:table-cell table:style-name="ce153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153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54" table:formula="of:=COUNTBLANK([.C10:.L10])" office:value-type="float" office:value="0" calcext:value-type="float">
            <text:p>0</text:p>
          </table:table-cell>
          <table:table-cell table:style-name="ce155" table:formula="of:=COUNTIF([.C10:.L10];&quot;x&quot;)" office:value-type="float" office:value="2" calcext:value-type="float">
            <text:p>2</text:p>
          </table:table-cell>
          <table:table-cell table:style-name="ce156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10" calcext:value-type="date">
            <text:p>10. XII. 10</text:p>
          </table:table-cell>
          <table:table-cell table:style-name="ce151" table:formula="of:=TEXT([.A11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153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53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53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53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53" table:formula="of:=COUNTIF([.C11:.L11];&quot;51¶&quot;)" office:value-type="float" office:value="1" calcext:value-type="float">
            <text:p>1</text:p>
          </table:table-cell>
          <table:table-cell table:style-name="ce153" table:formula="of:=COUNTIF([.C11:.L11];&quot;52¶&quot;)" office:value-type="float" office:value="1" calcext:value-type="float">
            <text:p>1</text:p>
          </table:table-cell>
          <table:table-cell table:style-name="ce153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153" table:formula="of:=COUNTIF([.C11:.L11];&quot;KVIT&quot;)+COUNTIF([.C11:.L11];&quot;KVIT☻&quot;)+COUNTIF([.C11:.L11];&quot;kvit$&quot;)" office:value-type="float" office:value="3" calcext:value-type="float">
            <text:p>3</text:p>
          </table:table-cell>
          <table:table-cell table:style-name="ce154" table:formula="of:=COUNTBLANK([.C11:.L11])" office:value-type="float" office:value="0" calcext:value-type="float">
            <text:p>0</text:p>
          </table:table-cell>
          <table:table-cell table:style-name="ce155" table:formula="of:=COUNTIF([.C11:.L11];&quot;x&quot;)" office:value-type="float" office:value="1" calcext:value-type="float">
            <text:p>1</text:p>
          </table:table-cell>
          <table:table-cell table:style-name="ce156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11" calcext:value-type="date">
            <text:p>11. XII. 10</text:p>
          </table:table-cell>
          <table:table-cell table:style-name="ce152" table:formula="of:=TEXT([.A12];&quot;Ddd&quot;)" office:value-type="string" office:string-value="sob" calcext:value-type="string">
            <text:p>sob</text:p>
          </table:table-cell>
          <table:table-cell table:style-name="ce35"/>
          <table:table-cell table:style-name="ce31"/>
          <table:table-cell table:style-name="ce44"/>
          <table:table-cell table:style-name="ce3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5"/>
          <table:table-cell table:style-name="ce37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 office:value-type="string" calcext:value-type="string">
            <text:p>ORO</text:p>
          </table:table-cell>
          <table:table-cell table:style-name="ce41" office:value-type="string" calcext:value-type="string">
            <text:p>KOS</text:p>
          </table:table-cell>
          <table:table-cell table:style-name="ce153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53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53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153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53" table:formula="of:=COUNTIF([.C12:.L12];&quot;51¶&quot;)" office:value-type="float" office:value="0" calcext:value-type="float">
            <text:p>0</text:p>
          </table:table-cell>
          <table:table-cell table:style-name="ce153" table:formula="of:=COUNTIF([.C12:.L12];&quot;52¶&quot;)" office:value-type="float" office:value="0" calcext:value-type="float">
            <text:p>0</text:p>
          </table:table-cell>
          <table:table-cell table:style-name="ce153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53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154" table:formula="of:=COUNTBLANK([.C12:.L12])" office:value-type="float" office:value="8" calcext:value-type="float">
            <text:p>8</text:p>
          </table:table-cell>
          <table:table-cell table:style-name="ce155" table:formula="of:=COUNTIF([.C12:.L12];&quot;x&quot;)" office:value-type="float" office:value="0" calcext:value-type="float">
            <text:p>0</text:p>
          </table:table-cell>
          <table:table-cell table:style-name="ce156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12" calcext:value-type="date">
            <text:p>12. XII. 10</text:p>
          </table:table-cell>
          <table:table-cell table:style-name="ce152" table:formula="of:=TEXT([.A13];&quot;Ddd&quot;)" office:value-type="string" office:string-value="ned" calcext:value-type="string">
            <text:p>ned</text:p>
          </table:table-cell>
          <table:table-cell table:style-name="ce35" table:number-columns-repeated="2"/>
          <table:table-cell table:style-name="ce31"/>
          <table:table-cell table:style-name="ce35" table:number-columns-repeated="3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 office:value-type="string" calcext:value-type="string">
            <text:p>DAN</text:p>
          </table:table-cell>
          <table:table-cell table:style-name="ce41" office:value-type="string" calcext:value-type="string">
            <text:p>KOS</text:p>
          </table:table-cell>
          <table:table-cell table:style-name="ce153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53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53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153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53" table:formula="of:=COUNTIF([.C13:.L13];&quot;51¶&quot;)" office:value-type="float" office:value="0" calcext:value-type="float">
            <text:p>0</text:p>
          </table:table-cell>
          <table:table-cell table:style-name="ce153" table:formula="of:=COUNTIF([.C13:.L13];&quot;52¶&quot;)" office:value-type="float" office:value="0" calcext:value-type="float">
            <text:p>0</text:p>
          </table:table-cell>
          <table:table-cell table:style-name="ce153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53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154" table:formula="of:=COUNTBLANK([.C13:.L13])" office:value-type="float" office:value="8" calcext:value-type="float">
            <text:p>8</text:p>
          </table:table-cell>
          <table:table-cell table:style-name="ce155" table:formula="of:=COUNTIF([.C13:.L13];&quot;x&quot;)" office:value-type="float" office:value="0" calcext:value-type="float">
            <text:p>0</text:p>
          </table:table-cell>
          <table:table-cell table:style-name="ce156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13" calcext:value-type="date">
            <text:p>13. XII. 10</text:p>
          </table:table-cell>
          <table:table-cell table:style-name="ce151" table:formula="of:=TEXT([.A14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office:annotation draw:style-name="gr30" draw:text-style-name="P4" svg:width="2.959cm" svg:height="1.265cm" svg:x="8.256cm" svg:y="7.257cm" draw:caption-point-x="-0.243cm" draw:caption-point-y="1.902cm">
              <dc:date>2022-03-21T00:00:00</dc:date>
              <text:p text:style-name="P3">7,9,13,15,17,20,22</text:p>
            </office:annotation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53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53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53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53" table:formula="of:=COUNTIF([.C14:.L14];&quot;51¶&quot;)" office:value-type="float" office:value="0" calcext:value-type="float">
            <text:p>0</text:p>
          </table:table-cell>
          <table:table-cell table:style-name="ce153" table:formula="of:=COUNTIF([.C14:.L14];&quot;52¶&quot;)" office:value-type="float" office:value="1" calcext:value-type="float">
            <text:p>1</text:p>
          </table:table-cell>
          <table:table-cell table:style-name="ce153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53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54" table:formula="of:=COUNTBLANK([.C14:.L14])" office:value-type="float" office:value="0" calcext:value-type="float">
            <text:p>0</text:p>
          </table:table-cell>
          <table:table-cell table:style-name="ce155" table:formula="of:=COUNTIF([.C14:.L14];&quot;x&quot;)" office:value-type="float" office:value="2" calcext:value-type="float">
            <text:p>2</text:p>
          </table:table-cell>
          <table:table-cell table:style-name="ce156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14" calcext:value-type="date">
            <text:p>14. XII. 10</text:p>
          </table:table-cell>
          <table:table-cell table:style-name="ce151" table:formula="of:=TEXT([.A15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office:annotation draw:style-name="gr32" draw:text-style-name="P2" svg:width="2.85cm" svg:height="2.915cm" svg:x="14.246cm" svg:y="9.221cm" draw:caption-point-x="-0.232cm" draw:caption-point-y="0.642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53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53" table:formula="of:=COUNTIF([.C15:.L15];&quot;51&quot;)+COUNTIF([.C15:.L15];&quot;51$&quot;)+COUNTIF([.C15:.L15];&quot;51☻&quot;)" office:value-type="float" office:value="2" calcext:value-type="float">
            <text:p>2</text:p>
          </table:table-cell>
          <table:table-cell table:style-name="ce153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53" table:formula="of:=COUNTIF([.C15:.L15];&quot;51¶&quot;)" office:value-type="float" office:value="1" calcext:value-type="float">
            <text:p>1</text:p>
          </table:table-cell>
          <table:table-cell table:style-name="ce153" table:formula="of:=COUNTIF([.C15:.L15];&quot;52¶&quot;)" office:value-type="float" office:value="1" calcext:value-type="float">
            <text:p>1</text:p>
          </table:table-cell>
          <table:table-cell table:style-name="ce153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53" table:formula="of:=COUNTIF([.C15:.L15];&quot;KVIT&quot;)+COUNTIF([.C15:.L15];&quot;KVIT☻&quot;)+COUNTIF([.C15:.L15];&quot;kvit$&quot;)" office:value-type="float" office:value="3" calcext:value-type="float">
            <text:p>3</text:p>
          </table:table-cell>
          <table:table-cell table:style-name="ce154" table:formula="of:=COUNTBLANK([.C15:.L15])" office:value-type="float" office:value="0" calcext:value-type="float">
            <text:p>0</text:p>
          </table:table-cell>
          <table:table-cell table:style-name="ce155" table:formula="of:=COUNTIF([.C15:.L15];&quot;x&quot;)" office:value-type="float" office:value="1" calcext:value-type="float">
            <text:p>1</text:p>
          </table:table-cell>
          <table:table-cell table:style-name="ce156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 calcext:value-type="float">
            <text:p>3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15" calcext:value-type="date">
            <text:p>15. XII. 10</text:p>
          </table:table-cell>
          <table:table-cell table:style-name="ce151" table:formula="of:=TEXT([.A16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6" office:value-type="string" calcext:value-type="string">
            <office:annotation draw:style-name="gr48" draw:text-style-name="P2" svg:width="2.959cm" svg:height="3.538cm" svg:x="8.256cm" svg:y="8.665cm" draw:caption-point-x="-0.243cm" draw:caption-point-y="1.901cm">
              <dc:date>2022-03-21T00:00:00</dc:date>
              <text:p text:style-name="P1">ne bi bila razpisana popoldan ali dežurna: 7,9,13,15,17,20 in 22 december</text:p>
            </office:annotation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text:p>ŠOŠ</text:p>
          </table:table-cell>
          <table:table-cell table:style-name="ce29" office:value-type="string" calcext:value-type="string">
            <text:p>KOS</text:p>
          </table:table-cell>
          <table:table-cell table:style-name="ce153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53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53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53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53" table:formula="of:=COUNTIF([.C16:.L16];&quot;51¶&quot;)" office:value-type="float" office:value="1" calcext:value-type="float">
            <text:p>1</text:p>
          </table:table-cell>
          <table:table-cell table:style-name="ce153" table:formula="of:=COUNTIF([.C16:.L16];&quot;52¶&quot;)" office:value-type="float" office:value="1" calcext:value-type="float">
            <text:p>1</text:p>
          </table:table-cell>
          <table:table-cell table:style-name="ce153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153" table:formula="of:=COUNTIF([.C16:.L16];&quot;KVIT&quot;)+COUNTIF([.C16:.L16];&quot;KVIT☻&quot;)+COUNTIF([.C16:.L16];&quot;kvit$&quot;)" office:value-type="float" office:value="1" calcext:value-type="float">
            <text:p>1</text:p>
          </table:table-cell>
          <table:table-cell table:style-name="ce154" table:formula="of:=COUNTBLANK([.C16:.L16])" office:value-type="float" office:value="0" calcext:value-type="float">
            <text:p>0</text:p>
          </table:table-cell>
          <table:table-cell table:style-name="ce155" table:formula="of:=COUNTIF([.C16:.L16];&quot;x&quot;)" office:value-type="float" office:value="1" calcext:value-type="float">
            <text:p>1</text:p>
          </table:table-cell>
          <table:table-cell table:style-name="ce156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16" calcext:value-type="date">
            <text:p>16. XII. 10</text:p>
          </table:table-cell>
          <table:table-cell table:style-name="ce151" table:formula="of:=TEXT([.A17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53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53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53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53" table:formula="of:=COUNTIF([.C17:.L17];&quot;51¶&quot;)" office:value-type="float" office:value="1" calcext:value-type="float">
            <text:p>1</text:p>
          </table:table-cell>
          <table:table-cell table:style-name="ce153" table:formula="of:=COUNTIF([.C17:.L17];&quot;52¶&quot;)" office:value-type="float" office:value="1" calcext:value-type="float">
            <text:p>1</text:p>
          </table:table-cell>
          <table:table-cell table:style-name="ce153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153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54" table:formula="of:=COUNTBLANK([.C17:.L17])" office:value-type="float" office:value="0" calcext:value-type="float">
            <text:p>0</text:p>
          </table:table-cell>
          <table:table-cell table:style-name="ce155" table:formula="of:=COUNTIF([.C17:.L17];&quot;x&quot;)" office:value-type="float" office:value="1" calcext:value-type="float">
            <text:p>1</text:p>
          </table:table-cell>
          <table:table-cell table:style-name="ce156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17" calcext:value-type="date">
            <text:p>17. XII. 10</text:p>
          </table:table-cell>
          <table:table-cell table:style-name="ce151" table:formula="of:=TEXT([.A18];&quot;Ddd&quot;)" office:value-type="string" office:string-value="pet" calcext:value-type="string">
            <text:p>p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6" office:value-type="string" calcext:value-type="string">
            <office:annotation draw:style-name="gr41" draw:text-style-name="P2" svg:width="2.959cm" svg:height="3.538cm" svg:x="8.256cm" svg:y="10.062cm" draw:caption-point-x="-0.243cm" draw:caption-point-y="1.912cm">
              <dc:date>2022-03-21T00:00:00</dc:date>
              <text:p text:style-name="P1">ne bi bila razpisana popoldan ali dežurna: 7,9,13,15,17,20 in 22 december</text:p>
            </office:annotation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53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53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53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53" table:formula="of:=COUNTIF([.C18:.L18];&quot;51¶&quot;)" office:value-type="float" office:value="1" calcext:value-type="float">
            <text:p>1</text:p>
          </table:table-cell>
          <table:table-cell table:style-name="ce153" table:formula="of:=COUNTIF([.C18:.L18];&quot;52¶&quot;)" office:value-type="float" office:value="1" calcext:value-type="float">
            <text:p>1</text:p>
          </table:table-cell>
          <table:table-cell table:style-name="ce153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53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54" table:formula="of:=COUNTBLANK([.C18:.L18])" office:value-type="float" office:value="0" calcext:value-type="float">
            <text:p>0</text:p>
          </table:table-cell>
          <table:table-cell table:style-name="ce155" table:formula="of:=COUNTIF([.C18:.L18];&quot;x&quot;)" office:value-type="float" office:value="1" calcext:value-type="float">
            <text:p>1</text:p>
          </table:table-cell>
          <table:table-cell table:style-name="ce156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 calcext:value-type="float">
            <text:p>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18" calcext:value-type="date">
            <text:p>18. XII. 10</text:p>
          </table:table-cell>
          <table:table-cell table:style-name="ce152" table:formula="of:=TEXT([.A19];&quot;Ddd&quot;)" office:value-type="string" office:string-value="sob" calcext:value-type="string">
            <text:p>sob</text:p>
          </table:table-cell>
          <table:table-cell table:style-name="ce35">
            <office:annotation draw:style-name="gr46" draw:text-style-name="P4" svg:width="2.958cm" svg:height="0.688cm" svg:x="4.256cm" svg:y="10.765cm" draw:caption-point-x="-0.243cm" draw:caption-point-y="1.913cm">
              <dc:date>2022-03-21T00:00:00</dc:date>
              <text:p text:style-name="P3">artros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5"/>
          <table:table-cell table:style-name="ce31" table:number-columns-repeated="2"/>
          <table:table-cell table:style-name="ce37"/>
          <table:table-cell table:style-name="ce44"/>
          <table:table-cell table:style-name="ce35" table:number-columns-repeated="2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MŠŠ</text:p>
          </table:table-cell>
          <table:table-cell table:style-name="ce153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53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53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53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153" table:formula="of:=COUNTIF([.C19:.L19];&quot;51¶&quot;)" office:value-type="float" office:value="0" calcext:value-type="float">
            <text:p>0</text:p>
          </table:table-cell>
          <table:table-cell table:style-name="ce153" table:formula="of:=COUNTIF([.C19:.L19];&quot;52¶&quot;)" office:value-type="float" office:value="0" calcext:value-type="float">
            <text:p>0</text:p>
          </table:table-cell>
          <table:table-cell table:style-name="ce153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53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154" table:formula="of:=COUNTBLANK([.C19:.L19])" office:value-type="float" office:value="9" calcext:value-type="float">
            <text:p>9</text:p>
          </table:table-cell>
          <table:table-cell table:style-name="ce155" table:formula="of:=COUNTIF([.C19:.L19];&quot;x&quot;)" office:value-type="float" office:value="0" calcext:value-type="float">
            <text:p>0</text:p>
          </table:table-cell>
          <table:table-cell table:style-name="ce156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19" calcext:value-type="date">
            <text:p>19. XII. 10</text:p>
          </table:table-cell>
          <table:table-cell table:style-name="ce152" table:formula="of:=TEXT([.A20];&quot;Ddd&quot;)" office:value-type="string" office:string-value="ned" calcext:value-type="string">
            <text:p>ned</text:p>
          </table:table-cell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3"/>
          <table:table-cell table:style-name="ce35"/>
          <table:table-cell table:style-name="ce37"/>
          <table:table-cell table:style-name="ce35" table:number-columns-repeated="3"/>
          <table:table-cell table:style-name="ce41" office:value-type="string" calcext:value-type="string">
            <text:p>JAN</text:p>
          </table:table-cell>
          <table:table-cell table:style-name="ce41" office:value-type="string" calcext:value-type="string">
            <text:p>MŠŠ</text:p>
          </table:table-cell>
          <table:table-cell table:style-name="ce153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53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53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153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53" table:formula="of:=COUNTIF([.C20:.L20];&quot;51¶&quot;)" office:value-type="float" office:value="0" calcext:value-type="float">
            <text:p>0</text:p>
          </table:table-cell>
          <table:table-cell table:style-name="ce153" table:formula="of:=COUNTIF([.C20:.L20];&quot;52¶&quot;)" office:value-type="float" office:value="0" calcext:value-type="float">
            <text:p>0</text:p>
          </table:table-cell>
          <table:table-cell table:style-name="ce153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53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154" table:formula="of:=COUNTBLANK([.C20:.L20])" office:value-type="float" office:value="9" calcext:value-type="float">
            <text:p>9</text:p>
          </table:table-cell>
          <table:table-cell table:style-name="ce155" table:formula="of:=COUNTIF([.C20:.L20];&quot;x&quot;)" office:value-type="float" office:value="0" calcext:value-type="float">
            <text:p>0</text:p>
          </table:table-cell>
          <table:table-cell table:style-name="ce156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0" calcext:value-type="date">
            <text:p>20. XII. 10</text:p>
          </table:table-cell>
          <table:table-cell table:style-name="ce151" table:formula="of:=TEXT([.A2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PIN</text:p>
          </table:table-cell>
          <table:table-cell table:style-name="ce29" office:value-type="string" calcext:value-type="string">
            <text:p>ŠTU</text:p>
          </table:table-cell>
          <table:table-cell table:style-name="ce153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53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53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53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53" table:formula="of:=COUNTIF([.C21:.L21];&quot;51¶&quot;)" office:value-type="float" office:value="1" calcext:value-type="float">
            <text:p>1</text:p>
          </table:table-cell>
          <table:table-cell table:style-name="ce153" table:formula="of:=COUNTIF([.C21:.L21];&quot;52¶&quot;)" office:value-type="float" office:value="1" calcext:value-type="float">
            <text:p>1</text:p>
          </table:table-cell>
          <table:table-cell table:style-name="ce153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153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54" table:formula="of:=COUNTBLANK([.C21:.L21])" office:value-type="float" office:value="0" calcext:value-type="float">
            <text:p>0</text:p>
          </table:table-cell>
          <table:table-cell table:style-name="ce155" table:formula="of:=COUNTIF([.C21:.L21];&quot;x&quot;)" office:value-type="float" office:value="1" calcext:value-type="float">
            <text:p>1</text:p>
          </table:table-cell>
          <table:table-cell table:style-name="ce156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1" calcext:value-type="date">
            <text:p>21. XII. 10</text:p>
          </table:table-cell>
          <table:table-cell table:style-name="ce151" table:formula="of:=TEXT([.A22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DAN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53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53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53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53" table:formula="of:=COUNTIF([.C22:.L22];&quot;51¶&quot;)" office:value-type="float" office:value="1" calcext:value-type="float">
            <text:p>1</text:p>
          </table:table-cell>
          <table:table-cell table:style-name="ce153" table:formula="of:=COUNTIF([.C22:.L22];&quot;52¶&quot;)" office:value-type="float" office:value="1" calcext:value-type="float">
            <text:p>1</text:p>
          </table:table-cell>
          <table:table-cell table:style-name="ce153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53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154" table:formula="of:=COUNTBLANK([.C22:.L22])" office:value-type="float" office:value="0" calcext:value-type="float">
            <text:p>0</text:p>
          </table:table-cell>
          <table:table-cell table:style-name="ce155" table:formula="of:=COUNTIF([.C22:.L22];&quot;x&quot;)" office:value-type="float" office:value="2" calcext:value-type="float">
            <text:p>2</text:p>
          </table:table-cell>
          <table:table-cell table:style-name="ce156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2" calcext:value-type="date">
            <text:p>22. XII. 10</text:p>
          </table:table-cell>
          <table:table-cell table:style-name="ce151" table:formula="of:=TEXT([.A2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6" office:value-type="string" calcext:value-type="string">
            <office:annotation draw:style-name="gr49" draw:text-style-name="P2" svg:width="2.959cm" svg:height="3.538cm" svg:x="8.256cm" svg:y="13.581cm" draw:caption-point-x="-0.243cm" draw:caption-point-y="1.912cm">
              <dc:date>2022-03-21T00:00:00</dc:date>
              <text:p text:style-name="P1">ne bi bila razpisana popoldan ali dežurna: 7,9,13,15,17,20 in 22 december</text:p>
            </office:annotation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53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53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53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53" table:formula="of:=COUNTIF([.C23:.L23];&quot;51¶&quot;)" office:value-type="float" office:value="1" calcext:value-type="float">
            <text:p>1</text:p>
          </table:table-cell>
          <table:table-cell table:style-name="ce153" table:formula="of:=COUNTIF([.C23:.L23];&quot;52¶&quot;)" office:value-type="float" office:value="1" calcext:value-type="float">
            <text:p>1</text:p>
          </table:table-cell>
          <table:table-cell table:style-name="ce153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153" table:formula="of:=COUNTIF([.C23:.L23];&quot;KVIT&quot;)+COUNTIF([.C23:.L23];&quot;KVIT☻&quot;)+COUNTIF([.C23:.L23];&quot;kvit$&quot;)" office:value-type="float" office:value="1" calcext:value-type="float">
            <text:p>1</text:p>
          </table:table-cell>
          <table:table-cell table:style-name="ce154" table:formula="of:=COUNTBLANK([.C23:.L23])" office:value-type="float" office:value="0" calcext:value-type="float">
            <text:p>0</text:p>
          </table:table-cell>
          <table:table-cell table:style-name="ce155" table:formula="of:=COUNTIF([.C23:.L23];&quot;x&quot;)" office:value-type="float" office:value="2" calcext:value-type="float">
            <text:p>2</text:p>
          </table:table-cell>
          <table:table-cell table:style-name="ce156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3" calcext:value-type="date">
            <text:p>23. XII. 10</text:p>
          </table:table-cell>
          <table:table-cell table:style-name="ce151" table:formula="of:=TEXT([.A24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153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53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53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53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53" table:formula="of:=COUNTIF([.C24:.L24];&quot;51¶&quot;)" office:value-type="float" office:value="1" calcext:value-type="float">
            <text:p>1</text:p>
          </table:table-cell>
          <table:table-cell table:style-name="ce153" table:formula="of:=COUNTIF([.C24:.L24];&quot;52¶&quot;)" office:value-type="float" office:value="1" calcext:value-type="float">
            <text:p>1</text:p>
          </table:table-cell>
          <table:table-cell table:style-name="ce153" table:formula="of:=COUNTIF([.C24:.L24];&quot;U&quot;)+COUNTIF([.C24:.L24];&quot;U☻&quot;)+COUNTIF([.C24:.L24];&quot;U☺&quot;)" office:value-type="float" office:value="1" calcext:value-type="float">
            <text:p>1</text:p>
          </table:table-cell>
          <table:table-cell table:style-name="ce153" table:formula="of:=COUNTIF([.C24:.L24];&quot;KVIT&quot;)+COUNTIF([.C24:.L24];&quot;KVIT☻&quot;)+COUNTIF([.C24:.L24];&quot;kvit$&quot;)" office:value-type="float" office:value="3" calcext:value-type="float">
            <text:p>3</text:p>
          </table:table-cell>
          <table:table-cell table:style-name="ce154" table:formula="of:=COUNTBLANK([.C24:.L24])" office:value-type="float" office:value="0" calcext:value-type="float">
            <text:p>0</text:p>
          </table:table-cell>
          <table:table-cell table:style-name="ce155" table:formula="of:=COUNTIF([.C24:.L24];&quot;x&quot;)" office:value-type="float" office:value="1" calcext:value-type="float">
            <text:p>1</text:p>
          </table:table-cell>
          <table:table-cell table:style-name="ce156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4" calcext:value-type="date">
            <text:p>24. XII. 10</text:p>
          </table:table-cell>
          <table:table-cell table:style-name="ce151" table:formula="of:=TEXT([.A25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6" office:value-type="string" calcext:value-type="string">
            <office:annotation draw:style-name="gr50" draw:text-style-name="P2" svg:width="2.959cm" svg:height="3.538cm" svg:x="8.256cm" svg:y="14.988cm" draw:caption-point-x="-0.243cm" draw:caption-point-y="1.913cm">
              <dc:date>2022-03-21T00:00:00</dc:date>
              <text:p text:style-name="P1">ne bi bila razpisana popoldan ali dežurna: 7,9,13,15,17,20 in 22 december</text:p>
            </office:annotation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53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53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53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53" table:formula="of:=COUNTIF([.C25:.L25];&quot;51¶&quot;)" office:value-type="float" office:value="0" calcext:value-type="float">
            <text:p>0</text:p>
          </table:table-cell>
          <table:table-cell table:style-name="ce153" table:formula="of:=COUNTIF([.C25:.L25];&quot;52¶&quot;)" office:value-type="float" office:value="0" calcext:value-type="float">
            <text:p>0</text:p>
          </table:table-cell>
          <table:table-cell table:style-name="ce153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153" table:formula="of:=COUNTIF([.C25:.L25];&quot;KVIT&quot;)+COUNTIF([.C25:.L25];&quot;KVIT☻&quot;)+COUNTIF([.C25:.L25];&quot;kvit$&quot;)" office:value-type="float" office:value="4" calcext:value-type="float">
            <text:p>4</text:p>
          </table:table-cell>
          <table:table-cell table:style-name="ce154" table:formula="of:=COUNTBLANK([.C25:.L25])" office:value-type="float" office:value="0" calcext:value-type="float">
            <text:p>0</text:p>
          </table:table-cell>
          <table:table-cell table:style-name="ce155" table:formula="of:=COUNTIF([.C25:.L25];&quot;x&quot;)" office:value-type="float" office:value="1" calcext:value-type="float">
            <text:p>1</text:p>
          </table:table-cell>
          <table:table-cell table:style-name="ce156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25" calcext:value-type="date">
            <text:p>25. XII. 10</text:p>
          </table:table-cell>
          <table:table-cell table:style-name="ce152" table:formula="of:=TEXT([.A26];&quot;Ddd&quot;)" office:value-type="string" office:string-value="sob" calcext:value-type="string">
            <text:p>sob</text:p>
          </table:table-cell>
          <table:table-cell table:style-name="ce35"/>
          <table:table-cell table:style-name="ce44"/>
          <table:table-cell table:style-name="ce31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5" table:number-columns-repeated="2"/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ŠOŠ</text:p>
          </table:table-cell>
          <table:table-cell table:style-name="ce153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53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153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53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53" table:formula="of:=COUNTIF([.C26:.L26];&quot;51¶&quot;)" office:value-type="float" office:value="0" calcext:value-type="float">
            <text:p>0</text:p>
          </table:table-cell>
          <table:table-cell table:style-name="ce153" table:formula="of:=COUNTIF([.C26:.L26];&quot;52¶&quot;)" office:value-type="float" office:value="0" calcext:value-type="float">
            <text:p>0</text:p>
          </table:table-cell>
          <table:table-cell table:style-name="ce153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53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54" table:formula="of:=COUNTBLANK([.C26:.L26])" office:value-type="float" office:value="8" calcext:value-type="float">
            <text:p>8</text:p>
          </table:table-cell>
          <table:table-cell table:style-name="ce155" table:formula="of:=COUNTIF([.C26:.L26];&quot;x&quot;)" office:value-type="float" office:value="0" calcext:value-type="float">
            <text:p>0</text:p>
          </table:table-cell>
          <table:table-cell table:style-name="ce156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0-12-26" calcext:value-type="date">
            <text:p>26. XII. 10</text:p>
          </table:table-cell>
          <table:table-cell table:style-name="ce152" table:formula="of:=TEXT([.A27];&quot;Ddd&quot;)" office:value-type="string" office:string-value="ned" calcext:value-type="string">
            <text:p>ned</text:p>
          </table:table-cell>
          <table:table-cell table:style-name="ce31"/>
          <table:table-cell table:style-name="ce70"/>
          <table:table-cell table:style-name="ce31"/>
          <table:table-cell table:style-name="ce35" table:number-columns-repeated="2"/>
          <table:table-cell table:style-name="ce31" table:number-columns-repeated="3"/>
          <table:table-cell table:style-name="ce3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40" office:value-type="string" calcext:value-type="string">
            <text:p>MIO</text:p>
          </table:table-cell>
          <table:table-cell table:style-name="ce41" office:value-type="string" calcext:value-type="string">
            <text:p>ŠOŠ</text:p>
          </table:table-cell>
          <table:table-cell table:style-name="ce153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53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53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153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53" table:formula="of:=COUNTIF([.C27:.L27];&quot;51¶&quot;)" office:value-type="float" office:value="0" calcext:value-type="float">
            <text:p>0</text:p>
          </table:table-cell>
          <table:table-cell table:style-name="ce153" table:formula="of:=COUNTIF([.C27:.L27];&quot;52¶&quot;)" office:value-type="float" office:value="0" calcext:value-type="float">
            <text:p>0</text:p>
          </table:table-cell>
          <table:table-cell table:style-name="ce153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53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54" table:formula="of:=COUNTBLANK([.C27:.L27])" office:value-type="float" office:value="9" calcext:value-type="float">
            <text:p>9</text:p>
          </table:table-cell>
          <table:table-cell table:style-name="ce155" table:formula="of:=COUNTIF([.C27:.L27];&quot;x&quot;)" office:value-type="float" office:value="0" calcext:value-type="float">
            <text:p>0</text:p>
          </table:table-cell>
          <table:table-cell table:style-name="ce156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7" calcext:value-type="date">
            <text:p>27. XII. 10</text:p>
          </table:table-cell>
          <table:table-cell table:style-name="ce151" table:formula="of:=TEXT([.A28];&quot;Ddd&quot;)" office:value-type="string" office:string-value="pon" calcext:value-type="string">
            <text:p>pon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office:annotation draw:style-name="gr43" draw:text-style-name="P2" svg:width="2.85cm" svg:height="2.905cm" svg:x="14.246cm" svg:y="18.359cm" draw:caption-point-x="-0.232cm" draw:caption-point-y="0.653cm">
              <dc:date>2022-03-21T00:00:00</dc:date>
              <text:p text:style-name="P1">14-22.8</text:p>
            </office:annotation>
            <text:p>POT</text:p>
          </table:table-cell>
          <table:table-cell table:style-name="ce29" office:value-type="string" calcext:value-type="string">
            <text:p>AND</text:p>
          </table:table-cell>
          <table:table-cell table:style-name="ce153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53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53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53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53" table:formula="of:=COUNTIF([.C28:.L28];&quot;51¶&quot;)" office:value-type="float" office:value="1" calcext:value-type="float">
            <text:p>1</text:p>
          </table:table-cell>
          <table:table-cell table:style-name="ce153" table:formula="of:=COUNTIF([.C28:.L28];&quot;52¶&quot;)" office:value-type="float" office:value="0" calcext:value-type="float">
            <text:p>0</text:p>
          </table:table-cell>
          <table:table-cell table:style-name="ce153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53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54" table:formula="of:=COUNTBLANK([.C28:.L28])" office:value-type="float" office:value="0" calcext:value-type="float">
            <text:p>0</text:p>
          </table:table-cell>
          <table:table-cell table:style-name="ce155" table:formula="of:=COUNTIF([.C28:.L28];&quot;x&quot;)" office:value-type="float" office:value="1" calcext:value-type="float">
            <text:p>1</text:p>
          </table:table-cell>
          <table:table-cell table:style-name="ce156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8" calcext:value-type="date">
            <text:p>28. XII. 10</text:p>
          </table:table-cell>
          <table:table-cell table:style-name="ce151" table:formula="of:=TEXT([.A29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3" office:value-type="string" calcext:value-type="string">
            <text:p>ŠTU</text:p>
          </table:table-cell>
          <table:table-cell table:style-name="ce29" office:value-type="string" calcext:value-type="string">
            <text:p>AND</text:p>
          </table:table-cell>
          <table:table-cell table:style-name="ce153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53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53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53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53" table:formula="of:=COUNTIF([.C29:.L29];&quot;51¶&quot;)" office:value-type="float" office:value="1" calcext:value-type="float">
            <text:p>1</text:p>
          </table:table-cell>
          <table:table-cell table:style-name="ce153" table:formula="of:=COUNTIF([.C29:.L29];&quot;52¶&quot;)" office:value-type="float" office:value="0" calcext:value-type="float">
            <text:p>0</text:p>
          </table:table-cell>
          <table:table-cell table:style-name="ce153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53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154" table:formula="of:=COUNTBLANK([.C29:.L29])" office:value-type="float" office:value="0" calcext:value-type="float">
            <text:p>0</text:p>
          </table:table-cell>
          <table:table-cell table:style-name="ce155" table:formula="of:=COUNTIF([.C29:.L29];&quot;x&quot;)" office:value-type="float" office:value="0" calcext:value-type="float">
            <text:p>0</text:p>
          </table:table-cell>
          <table:table-cell table:style-name="ce156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0-12-29" calcext:value-type="date">
            <text:p>29. XII. 10</text:p>
          </table:table-cell>
          <table:table-cell table:style-name="ce151" table:formula="of:=TEXT([.A30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53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53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53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53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53" table:formula="of:=COUNTIF([.C30:.L30];&quot;51¶&quot;)" office:value-type="float" office:value="1" calcext:value-type="float">
            <text:p>1</text:p>
          </table:table-cell>
          <table:table-cell table:style-name="ce153" table:formula="of:=COUNTIF([.C30:.L30];&quot;52¶&quot;)" office:value-type="float" office:value="0" calcext:value-type="float">
            <text:p>0</text:p>
          </table:table-cell>
          <table:table-cell table:style-name="ce153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53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54" table:formula="of:=COUNTBLANK([.C30:.L30])" office:value-type="float" office:value="0" calcext:value-type="float">
            <text:p>0</text:p>
          </table:table-cell>
          <table:table-cell table:style-name="ce155" table:formula="of:=COUNTIF([.C30:.L30];&quot;x&quot;)" office:value-type="float" office:value="2" calcext:value-type="float">
            <text:p>2</text:p>
          </table:table-cell>
          <table:table-cell table:style-name="ce156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12-30" calcext:value-type="date">
            <text:p>30. XII. 10</text:p>
          </table:table-cell>
          <table:table-cell table:style-name="ce151" table:formula="of:=TEXT([.A31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text:p>MIO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53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153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53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53" table:formula="of:=COUNTIF([.C31:.L31];&quot;51¶&quot;)" office:value-type="float" office:value="1" calcext:value-type="float">
            <text:p>1</text:p>
          </table:table-cell>
          <table:table-cell table:style-name="ce153" table:formula="of:=COUNTIF([.C31:.L31];&quot;52¶&quot;)" office:value-type="float" office:value="0" calcext:value-type="float">
            <text:p>0</text:p>
          </table:table-cell>
          <table:table-cell table:style-name="ce153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53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54" table:formula="of:=COUNTBLANK([.C31:.L31])" office:value-type="float" office:value="0" calcext:value-type="float">
            <text:p>0</text:p>
          </table:table-cell>
          <table:table-cell table:style-name="ce155" table:formula="of:=COUNTIF([.C31:.L31];&quot;x&quot;)" office:value-type="float" office:value="1" calcext:value-type="float">
            <text:p>1</text:p>
          </table:table-cell>
          <table:table-cell table:style-name="ce156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0-12-31" calcext:value-type="date">
            <text:p>31. XII. 10</text:p>
          </table:table-cell>
          <table:table-cell table:style-name="ce151" table:formula="of:=TEXT([.A32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ŠTI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53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53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153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153" table:formula="of:=COUNTIF([.C32:.L32];&quot;51¶&quot;)" office:value-type="float" office:value="0" calcext:value-type="float">
            <text:p>0</text:p>
          </table:table-cell>
          <table:table-cell table:style-name="ce153" table:formula="of:=COUNTIF([.C32:.L32];&quot;52¶&quot;)" office:value-type="float" office:value="0" calcext:value-type="float">
            <text:p>0</text:p>
          </table:table-cell>
          <table:table-cell table:style-name="ce153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53" table:formula="of:=COUNTIF([.C32:.L32];&quot;KVIT&quot;)+COUNTIF([.C32:.L32];&quot;KVIT☻&quot;)+COUNTIF([.C32:.L32];&quot;kvit$&quot;)" office:value-type="float" office:value="1" calcext:value-type="float">
            <text:p>1</text:p>
          </table:table-cell>
          <table:table-cell table:style-name="ce154" table:formula="of:=COUNTBLANK([.C32:.L32])" office:value-type="float" office:value="0" calcext:value-type="float">
            <text:p>0</text:p>
          </table:table-cell>
          <table:table-cell table:style-name="ce155" table:formula="of:=COUNTIF([.C32:.L32];&quot;x&quot;)" office:value-type="float" office:value="3" calcext:value-type="float">
            <text:p>3</text:p>
          </table:table-cell>
          <table:table-cell table:style-name="ce156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3" calcext:value-type="float">
            <text:p>3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 calcext:value-type="float">
            <text:p>4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 calcext:value-type="float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 calcext:value-type="float">
            <text:p>1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5" calcext:value-type="float">
            <text:p>5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4" calcext:value-type="float">
            <text:p>4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33" table:formula="of:=SUM([.L35:.L36])" office:value-type="float" office:value="6" calcext:value-type="float">
            <text:p>6</text:p>
          </table:table-cell>
          <table:table-cell table:style-name="ce1"/>
          <table:table-cell table:style-name="ce45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 calcext:value-type="float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 calcext:value-type="float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3" calcext:value-type="float">
            <text:p>3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7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5" calcext:value-type="float">
            <text:p>5</text:p>
          </table:table-cell>
          <table:table-cell table:style-name="ce34" table:formula="of:=COUNTIF([.D2:.D32];&quot;D&quot;)" office:value-type="float" office:value="5" calcext:value-type="float">
            <text:p>5</text:p>
          </table:table-cell>
          <table:table-cell table:style-name="ce34" table:formula="of:=COUNTIF([.E2:.E32];&quot;D&quot;)" office:value-type="float" office:value="4" calcext:value-type="float">
            <text:p>4</text:p>
          </table:table-cell>
          <table:table-cell table:style-name="ce34" table:formula="of:=COUNTIF([.F2:.F32];&quot;D&quot;)" office:value-type="float" office:value="6" calcext:value-type="float">
            <text:p>6</text:p>
          </table:table-cell>
          <table:table-cell table:style-name="ce34" table:formula="of:=COUNTIF([.G2:.G32];&quot;D&quot;)" office:value-type="float" office:value="8" calcext:value-type="float">
            <text:p>8</text:p>
          </table:table-cell>
          <table:table-cell table:style-name="ce34" table:formula="of:=COUNTIF([.H2:.H32];&quot;D&quot;)" office:value-type="float" office:value="1" calcext:value-type="float">
            <text:p>1</text:p>
          </table:table-cell>
          <table:table-cell table:style-name="ce34" table:formula="of:=COUNTIF([.I2:.I32];&quot;D&quot;)" office:value-type="float" office:value="5" calcext:value-type="float">
            <text:p>5</text:p>
          </table:table-cell>
          <table:table-cell table:style-name="ce34" table:formula="of:=COUNTIF([.J2:.J32];&quot;D&quot;)" office:value-type="float" office:value="0" calcext:value-type="float">
            <text:p>0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2" calcext:value-type="float">
            <text:p>2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2" calcext:value-type="float">
            <text:p>2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1" calcext:value-type="float">
            <text:p>1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1" calcext:value-type="float">
            <text:p>1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5" calcext:value-type="float">
            <text:p>5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4" calcext:value-type="float">
            <text:p>4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5" calcext:value-type="float">
            <text:p>5</text:p>
          </table:table-cell>
          <table:table-cell table:style-name="ce34" table:formula="of:=COUNTIF([.K2:.K32];&quot;X&quot;)" office:value-type="float" office:value="6" calcext:value-type="float">
            <text:p>6</text:p>
          </table:table-cell>
          <table:table-cell table:style-name="ce34" table:formula="of:=COUNTIF([.L2:.L32];&quot;X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7" calcext:value-type="float">
            <text:p>7</text:p>
          </table:table-cell>
          <table:table-cell table:style-name="ce34" table:formula="of:=COUNTIF([.N2:.N32];&quot;ŠOŠ&quot;)" office:value-type="float" office:value="8" calcext:value-type="float">
            <text:p>8</text:p>
          </table:table-cell>
          <table:table-cell table:style-name="ce34" table:formula="of:=COUNTIF([.N2:.N32];&quot;PIN&quot;)" office:value-type="float" office:value="2" calcext:value-type="float">
            <text:p>2</text:p>
          </table:table-cell>
          <table:table-cell table:style-name="ce34" table:formula="of:=COUNTIF([.N2:.N32];&quot;KON&quot;)" office:value-type="float" office:value="0" calcext:value-type="float">
            <text:p>0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4" calcext:value-type="float">
            <text:p>4</text:p>
          </table:table-cell>
          <table:table-cell table:style-name="ce34" table:formula="of:=COUNTIF([.N2:.N32];&quot;ROD&quot;)" office:value-type="float" office:value="0" calcext:value-type="float">
            <text:p>0</text:p>
          </table:table-cell>
          <table:table-cell table:style-name="ce34" table:formula="of:=COUNTIF([.N2:.N32];&quot;DAN&quot;)" office:value-type="float" office:value="3" calcext:value-type="float">
            <text:p>3</text:p>
          </table:table-cell>
          <table:table-cell table:style-name="ce34" table:formula="of:=COUNTIF([.N2:.N32];&quot;MŠŠ&quot;)" office:value-type="float" office:value="2" calcext:value-type="float">
            <text:p>2</text:p>
          </table:table-cell>
          <table:table-cell table:style-name="ce34" table:formula="of:=COUNTIF([.N2:.N32];&quot;ŠTU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5" calcext:value-type="float">
            <text:p>5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6" calcext:value-type="float">
            <text:p>6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5" calcext:value-type="float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1" calcext:value-type="float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5" calcext:value-type="float">
            <text:p>5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4" calcext:value-type="float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2" calcext:value-type="float">
            <text:p>2</text:p>
          </table:table-cell>
          <table:table-cell table:style-name="ce1" table:formula="of:=COUNTIF([.L2:.L32];&quot;U☺&quot;)+COUNTIF([.L2:.L32];&quot;U☻&quot;)+COUNTIF([.L2:.L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ecember.B2:december.B32">
            <calcext:condition calcext:apply-style-name="ConditionalStyle_128" calcext:value="=&quot;sob&quot;" calcext:base-cell-address="december.B2"/>
            <calcext:condition calcext:apply-style-name="ConditionalStyle_129" calcext:value="=&quot;ned&quot;" calcext:base-cell-address="december.B2"/>
          </calcext:conditional-format>
          <calcext:conditional-format calcext:target-range-address="december.O2:december.V32">
            <calcext:condition calcext:apply-style-name="ConditionalStyle_130" calcext:value="&lt;1" calcext:base-cell-address="december.O2"/>
            <calcext:condition calcext:apply-style-name="ConditionalStyle_131" calcext:value="&gt;1" calcext:base-cell-address="december.O2"/>
          </calcext:conditional-format>
          <calcext:conditional-format calcext:target-range-address="december.W2:december.W32">
            <calcext:condition calcext:apply-style-name="ConditionalStyle_132" calcext:value="!=0" calcext:base-cell-address="december.W2"/>
          </calcext:conditional-format>
          <calcext:conditional-format calcext:target-range-address="december.X2:december.X32">
            <calcext:condition calcext:apply-style-name="ConditionalStyle_133" calcext:value="=1" calcext:base-cell-address="december.X2"/>
            <calcext:condition calcext:apply-style-name="ConditionalStyle_134" calcext:value="&gt;1" calcext:base-cell-address="december.X2"/>
          </calcext:conditional-format>
          <calcext:conditional-format calcext:target-range-address="december.Y2:december.Y32">
            <calcext:condition calcext:apply-style-name="ConditionalStyle_135" calcext:value="&lt;2" calcext:base-cell-address="december.Y2"/>
            <calcext:condition calcext:apply-style-name="ConditionalStyle_136" calcext:value="&gt;2" calcext:base-cell-address="december.Y2"/>
          </calcext:conditional-format>
        </calcext:conditional-formats>
      </table:table>
      <table:table table:name="statistika" table:style-name="ta14">
        <table:table-column table:style-name="co18" table:number-columns-repeated="2" table:default-cell-style-name="Default"/>
        <table:table-column table:style-name="co19" table:number-columns-repeated="9" table:default-cell-style-name="ce17"/>
        <table:table-column table:style-name="co20" table:default-cell-style-name="ce17"/>
        <table:table-column table:style-name="co18" table:number-columns-repeated="1012" table:default-cell-style-name="Default"/>
        <table:table-row table:style-name="ro9">
          <table:table-cell table:style-name="ce16" table:number-columns-repeated="2"/>
          <table:table-cell table:style-name="ce158" office:value-type="string" calcext:value-type="string" table:number-columns-spanned="9" table:number-rows-spanned="1">
            <text:p>Pregled <text:s/>2010</text:p>
          </table:table-cell>
          <table:covered-table-cell table:number-columns-repeated="8" table:style-name="ce158"/>
          <table:table-cell table:style-name="ce16" table:number-columns-repeated="246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245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159" table:formula="of:=SUM([$januar.C35];[$februar.C35];[$marec.C35];[$april.C35];[$maj.C35];[$junij.C35];[$julij.C35];[$avgust.C35];[$september.C35];[$oktober.C35];[$november.C35];[$december.C35])" office:value-type="float" office:value="17" calcext:value-type="float">
            <text:p>17</text:p>
          </table:table-cell>
          <table:table-cell table:style-name="ce159" table:formula="of:=SUM([$januar.D35];[$februar.D35];[$marec.D35];[$april.D35];[$maj.D35];[$junij.D35];[$julij.D35];[$avgust.D35];[$september.D35];[$oktober.D35];[$november.D35];[$december.D35])" office:value-type="float" office:value="15" calcext:value-type="float">
            <text:p>15</text:p>
          </table:table-cell>
          <table:table-cell table:style-name="ce159" table:formula="of:=SUM([$januar.E35];[$februar.E35];[$marec.E35];[$april.E35];[$maj.E35];[$junij.E35];[$julij.E35];[$avgust.E35];[$september.E35];[$oktober.E35];[$november.E35];[$december.E35])" office:value-type="float" office:value="10" calcext:value-type="float">
            <text:p>10</text:p>
          </table:table-cell>
          <table:table-cell table:style-name="ce159" table:formula="of:=SUM([$januar.F35];[$februar.F35];[$marec.F35];[$april.F35];[$maj.F35];[$junij.F35];[$julij.F35];[$avgust.F35];[$september.F35];[$oktober.F35];[$november.F35];[$december.F35])" office:value-type="float" office:value="18" calcext:value-type="float">
            <text:p>18</text:p>
          </table:table-cell>
          <table:table-cell table:style-name="ce159" table:formula="of:=SUM([$maj.G35];[$junij.G35];[$julij.G35];[$avgust.G35];[$september.G35];[$oktober.G35];[$november.G35];[$december.G35])" office:value-type="float" office:value="20" calcext:value-type="float">
            <text:p>20</text:p>
          </table:table-cell>
          <table:table-cell table:style-name="ce159" table:formula="of:=SUM([$januar.H35];[$februar.H35];[$marec.H35];[$april.H35];[$maj.H35];[$junij.H35];[$julij.H35];[$avgust.H35];[$september.H35];[$oktober.H35];[$november.H35];[$december.H35])" office:value-type="float" office:value="17" calcext:value-type="float">
            <text:p>17</text:p>
          </table:table-cell>
          <table:table-cell table:style-name="ce159" table:formula="of:=SUM([$januar.I35];[$februar.I35];[$marec.I35];[$april.I35];[$maj.I35];[$junij.I35];[$julij.I35];[$avgust.I35];[$september.I35];[$oktober.I35];[$november.I35];[$december.I35])" office:value-type="float" office:value="16" calcext:value-type="float">
            <text:p>16</text:p>
          </table:table-cell>
          <table:table-cell table:style-name="ce159" table:formula="of:=SUM([$januar.J35];[$februar.J35];[$marec.J35];[$april.J35];[$maj.J35];[$junij.J35];[$julij.J35];[$avgust.J35];[$september.J35];[$oktober.J35];[$november.J35];[$december.J35])" office:value-type="float" office:value="25" calcext:value-type="float">
            <text:p>25</text:p>
          </table:table-cell>
          <table:table-cell table:style-name="ce159" table:formula="of:=SUM([$januar.K35];[$februar.K35];[$marec.K35];[$april.K35];[$maj.K35];[$junij.K35];[$julij.K35];[$avgust.K35];[$september.K35];[$oktober.K35];[$november.K35];[$december.K35])" office:value-type="float" office:value="29" calcext:value-type="float">
            <text:p>29</text:p>
          </table:table-cell>
          <table:table-cell table:style-name="ce159" table:formula="of:=SUM([$maj.L35];[$junij.L35];[$julij.L35];[$avgust.L35];[$september.L35];[$oktober.L35];[$november.L35];[$december.L35])" office:value-type="float" office:value="12" calcext:value-type="float">
            <text:p>12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59" table:formula="of:=SUM([$januar.C36];[$februar.C36];[$marec.C36];[$april.C36];[$maj.C36];[$junij.C36];[$julij.C36];[$avgust.C36];[$september.C36];[$oktober.C36];[$november.C36];[$december.C36])" office:value-type="float" office:value="45" calcext:value-type="float">
            <text:p>45</text:p>
          </table:table-cell>
          <table:table-cell table:style-name="ce159" table:formula="of:=SUM([$januar.D36];[$februar.D36];[$marec.D36];[$april.D36];[$maj.D36];[$junij.D36];[$julij.D36];[$avgust.D36];[$september.D36];[$oktober.D36];[$november.D36];[$december.D36])" office:value-type="float" office:value="50" calcext:value-type="float">
            <text:p>50</text:p>
          </table:table-cell>
          <table:table-cell table:style-name="ce159" table:formula="of:=SUM([$januar.E36];[$februar.E36];[$marec.E36];[$april.E36];[$maj.E36];[$junij.E36];[$julij.E36];[$avgust.E36];[$september.E36];[$oktober.E36];[$november.E36];[$december.E36])" office:value-type="float" office:value="50" calcext:value-type="float">
            <text:p>50</text:p>
          </table:table-cell>
          <table:table-cell table:style-name="ce159" table:formula="of:=SUM([$januar.F36];[$februar.F36];[$marec.F36];[$april.F36];[$maj.F36];[$junij.F36];[$julij.F36];[$avgust.F36];[$september.F36];[$oktober.F36];[$november.F36];[$december.F36])" office:value-type="float" office:value="36" calcext:value-type="float">
            <text:p>36</text:p>
          </table:table-cell>
          <table:table-cell table:style-name="ce159" table:formula="of:=SUM([$maj.G36];[$junij.G36];[$julij.G36];[$avgust.G36];[$september.G36];[$oktober.G36];[$november.G36];[$december.G36])" office:value-type="float" office:value="0" calcext:value-type="float">
            <text:p>0</text:p>
          </table:table-cell>
          <table:table-cell table:style-name="ce159" table:formula="of:=SUM([$januar.H36];[$februar.H36];[$marec.H36];[$april.H36];[$maj.H36];[$junij.H36];[$julij.H36];[$avgust.H36];[$september.H36];[$oktober.H36];[$november.H36];[$december.H36])" office:value-type="float" office:value="40" calcext:value-type="float">
            <text:p>40</text:p>
          </table:table-cell>
          <table:table-cell table:style-name="ce159" table:formula="of:=SUM([$januar.I36];[$februar.I36];[$marec.I36];[$april.I36];[$maj.I36];[$junij.I36];[$julij.I36];[$avgust.I36];[$september.I36];[$oktober.I36];[$november.I36];[$december.I36])" office:value-type="float" office:value="21" calcext:value-type="float">
            <text:p>21</text:p>
          </table:table-cell>
          <table:table-cell table:style-name="ce159" table:formula="of:=SUM([$januar.J36];[$februar.J36];[$marec.J36];[$april.J36];[$maj.J36];[$junij.J36];[$julij.J36];[$avgust.J36];[$september.J36];[$oktober.J36];[$november.J36];[$december.J36])" office:value-type="float" office:value="55" calcext:value-type="float">
            <text:p>55</text:p>
          </table:table-cell>
          <table:table-cell table:style-name="ce159" table:formula="of:=SUM([$januar.K36];[$februar.K36];[$marec.K36];[$april.K36];[$maj.K36];[$junij.K36];[$julij.K36];[$avgust.K36];[$september.K36];[$oktober.K36];[$november.K36];[$december.K36])" office:value-type="float" office:value="47" calcext:value-type="float">
            <text:p>47</text:p>
          </table:table-cell>
          <table:table-cell table:style-name="ce159" table:formula="of:=SUM([$maj.L36];[$junij.L36];[$julij.L36];[$avgust.L36];[$september.L36];[$oktober.L36];[$november.L36];[$december.L36])" office:value-type="float" office:value="11" calcext:value-type="float">
            <text:p>11</text:p>
          </table:table-cell>
          <table:table-cell table:style-name="ce45"/>
          <table:table-cell table:style-name="ce47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160" table:formula="of:=SUM([$januar.C37];[$februar.C37];[$marec.C37];[$april.C37];[$maj.C37];[$junij.C37];[$julij.C37];[$avgust.C37];[$september.C37];[$oktober.C37];[$november.C37];[$december.C37])" office:value-type="float" office:value="62" calcext:value-type="float">
            <text:p>62</text:p>
          </table:table-cell>
          <table:table-cell table:style-name="ce160" table:formula="of:=SUM([$januar.D37];[$februar.D37];[$marec.D37];[$april.D37];[$maj.D37];[$junij.D37];[$julij.D37];[$avgust.D37];[$september.D37];[$oktober.D37];[$november.D37];[$december.D37])" office:value-type="float" office:value="65" calcext:value-type="float">
            <text:p>65</text:p>
          </table:table-cell>
          <table:table-cell table:style-name="ce160" table:formula="of:=SUM([$januar.E37];[$februar.E37];[$marec.E37];[$april.E37];[$maj.E37];[$junij.E37];[$julij.E37];[$avgust.E37];[$september.E37];[$oktober.E37];[$november.E37];[$december.E37])" office:value-type="float" office:value="60" calcext:value-type="float">
            <text:p>60</text:p>
          </table:table-cell>
          <table:table-cell table:style-name="ce160" table:formula="of:=SUM([$januar.F37];[$februar.F37];[$marec.F37];[$april.F37];[$maj.F37];[$junij.F37];[$julij.F37];[$avgust.F37];[$september.F37];[$oktober.F37];[$november.F37];[$december.F37])" office:value-type="float" office:value="54" calcext:value-type="float">
            <text:p>54</text:p>
          </table:table-cell>
          <table:table-cell table:style-name="ce159" table:formula="of:=SUM([$maj.G37];[$junij.G37];[$julij.G37];[$avgust.G37];[$september.G37];[$oktober.G37];[$november.G37];[$december.G37])" office:value-type="float" office:value="20" calcext:value-type="float">
            <text:p>20</text:p>
          </table:table-cell>
          <table:table-cell table:style-name="ce160" table:formula="of:=SUM([$januar.H37];[$februar.H37];[$marec.H37];[$april.H37];[$maj.H37];[$junij.H37];[$julij.H37];[$avgust.H37];[$september.H37];[$oktober.H37];[$november.H37];[$december.H37])" office:value-type="float" office:value="57" calcext:value-type="float">
            <text:p>57</text:p>
          </table:table-cell>
          <table:table-cell table:style-name="ce160" table:formula="of:=SUM([$januar.I37];[$februar.I37];[$marec.I37];[$april.I37];[$maj.I37];[$junij.I37];[$julij.I37];[$avgust.I37];[$september.I37];[$oktober.I37];[$november.I37];[$december.I37])" office:value-type="float" office:value="37" calcext:value-type="float">
            <text:p>37</text:p>
          </table:table-cell>
          <table:table-cell table:style-name="ce160" table:formula="of:=SUM([$januar.J37];[$februar.J37];[$marec.J37];[$april.J37];[$maj.J37];[$junij.J37];[$julij.J37];[$avgust.J37];[$september.J37];[$oktober.J37];[$november.J37];[$december.J37])" office:value-type="float" office:value="80" calcext:value-type="float">
            <text:p>80</text:p>
          </table:table-cell>
          <table:table-cell table:style-name="ce160" table:formula="of:=SUM([$januar.K37];[$februar.K37];[$marec.K37];[$april.K37];[$maj.K37];[$junij.K37];[$julij.K37];[$avgust.K37];[$september.K37];[$oktober.K37];[$november.K37];[$december.K37])" office:value-type="float" office:value="76" calcext:value-type="float">
            <text:p>76</text:p>
          </table:table-cell>
          <table:table-cell table:style-name="ce160" table:formula="of:=SUM([$maj.L37];[$junij.L37];[$julij.L37];[$avgust.L37];[$september.L37];[$oktober.L37];[$november.L37];[$december.L37])" office:value-type="float" office:value="23" calcext:value-type="float">
            <text:p>23</text:p>
          </table:table-cell>
          <table:table-cell table:style-name="ce45"/>
          <table:table-cell table:style-name="ce47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6">
          <table:table-cell table:style-name="ce21"/>
          <table:table-cell table:style-name="ce157" office:value-type="string" calcext:value-type="string">
            <text:p>KVIT</text:p>
          </table:table-cell>
          <table:table-cell table:style-name="ce159" table:formula="of:=SUM([$januar.C38];[$februar.C38];[$marec.C38];[$april.C38];[$maj.C38];[$junij.C38];[$julij.C38];[$avgust.C38];[$september.C38];[$oktober.C38];[$november.C38];[$december.C38])" office:value-type="float" office:value="27" calcext:value-type="float">
            <text:p>27</text:p>
          </table:table-cell>
          <table:table-cell table:style-name="ce159" table:formula="of:=SUM([$januar.D38];[$februar.D38];[$marec.D38];[$april.D38];[$maj.D38];[$junij.D38];[$julij.D38];[$avgust.D38];[$september.D38];[$oktober.D38];[$november.D38];[$december.D38])" office:value-type="float" office:value="39" calcext:value-type="float">
            <text:p>39</text:p>
          </table:table-cell>
          <table:table-cell table:style-name="ce159" table:formula="of:=SUM([$januar.E38];[$februar.E38];[$marec.E38];[$april.E38];[$maj.E38];[$junij.E38];[$julij.E38];[$avgust.E38];[$september.E38];[$oktober.E38];[$november.E38];[$december.E38])" office:value-type="float" office:value="43" calcext:value-type="float">
            <text:p>43</text:p>
          </table:table-cell>
          <table:table-cell table:style-name="ce159" table:formula="of:=SUM([$januar.F38];[$februar.F38];[$marec.F38];[$april.F38];[$maj.F38];[$junij.F38];[$julij.F38];[$avgust.F38];[$september.F38];[$oktober.F38];[$november.F38];[$december.F38])" office:value-type="float" office:value="43" calcext:value-type="float">
            <text:p>43</text:p>
          </table:table-cell>
          <table:table-cell table:style-name="ce159" table:formula="of:=SUM([$maj.G38];[$junij.G38];[$julij.G38];[$avgust.G38];[$september.G38];[$oktober.G38];[$november.G38];[$december.G38])" office:value-type="float" office:value="0" calcext:value-type="float">
            <text:p>0</text:p>
          </table:table-cell>
          <table:table-cell table:style-name="ce159" table:formula="of:=SUM([$januar.H38];[$februar.H38];[$marec.H38];[$april.H38];[$maj.H38];[$junij.H38];[$julij.H38];[$avgust.H38];[$september.H38];[$oktober.H38];[$november.H38];[$december.H38])" office:value-type="float" office:value="26" calcext:value-type="float">
            <text:p>26</text:p>
          </table:table-cell>
          <table:table-cell table:style-name="ce159" table:formula="of:=SUM([$januar.I38];[$februar.I38];[$marec.I38];[$april.I38];[$maj.I38];[$junij.I38];[$julij.I38];[$avgust.I38];[$september.I38];[$oktober.I38];[$november.I38];[$december.I38])" office:value-type="float" office:value="46" calcext:value-type="float">
            <text:p>46</text:p>
          </table:table-cell>
          <table:table-cell table:style-name="ce159" table:formula="of:=SUM([$januar.J38];[$februar.J38];[$marec.J38];[$april.J38];[$maj.J38];[$junij.J38];[$julij.J38];[$avgust.J38];[$september.J38];[$oktober.J38];[$november.J38];[$december.J38])" office:value-type="float" office:value="12" calcext:value-type="float">
            <text:p>12</text:p>
          </table:table-cell>
          <table:table-cell table:style-name="ce159" table:formula="of:=SUM([$januar.K38];[$februar.K38];[$marec.K38];[$april.K38];[$maj.K38];[$junij.K38];[$julij.K38];[$avgust.K38];[$september.K38];[$oktober.K38];[$november.K38];[$december.K38])" office:value-type="float" office:value="50" calcext:value-type="float">
            <text:p>50</text:p>
          </table:table-cell>
          <table:table-cell table:style-name="ce159" table:formula="of:=SUM([$maj.L38];[$junij.L38];[$julij.L38];[$avgust.L38];[$september.L38];[$oktober.L38];[$november.L38];[$december.L38])" office:value-type="float" office:value="13" calcext:value-type="float">
            <text:p>13</text:p>
          </table:table-cell>
          <table:table-cell table:style-name="ce1"/>
          <table:table-cell table:style-name="ce47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59" table:formula="of:=SUM([$januar.C39];[$februar.C39];[$marec.C39];[$april.C39];[$maj.C39];[$junij.C39];[$julij.C39];[$avgust.C39];[$september.C39];[$oktober.C39];[$november.C39];[$december.C39])" office:value-type="float" office:value="0" calcext:value-type="float">
            <text:p>0</text:p>
          </table:table-cell>
          <table:table-cell table:style-name="ce159" table:formula="of:=SUM([$januar.D39];[$februar.D39];[$marec.D39];[$april.D39];[$maj.D39];[$junij.D39];[$julij.D39];[$avgust.D39];[$september.D39];[$oktober.D39];[$november.D39];[$december.D39])" office:value-type="float" office:value="0" calcext:value-type="float">
            <text:p>0</text:p>
          </table:table-cell>
          <table:table-cell table:style-name="ce159" table:formula="of:=SUM([$januar.E39];[$februar.E39];[$marec.E39];[$april.E39];[$maj.E39];[$junij.E39];[$julij.E39];[$avgust.E39];[$september.E39];[$oktober.E39];[$november.E39];[$december.E39])" office:value-type="float" office:value="0" calcext:value-type="float">
            <text:p>0</text:p>
          </table:table-cell>
          <table:table-cell table:style-name="ce159" table:formula="of:=SUM([$januar.F39];[$februar.F39];[$marec.F39];[$april.F39];[$maj.F39];[$junij.F39];[$julij.F39];[$avgust.F39];[$september.F39];[$oktober.F39];[$november.F39];[$december.F39])" office:value-type="float" office:value="0" calcext:value-type="float">
            <text:p>0</text:p>
          </table:table-cell>
          <table:table-cell table:style-name="ce159" table:formula="of:=SUM([$maj.G39];[$junij.G39];[$julij.G39];[$avgust.G39];[$september.G39];[$oktober.G39];[$november.G39];[$december.G39])" office:value-type="float" office:value="0" calcext:value-type="float">
            <text:p>0</text:p>
          </table:table-cell>
          <table:table-cell table:style-name="ce159" table:formula="of:=SUM([$januar.H39];[$februar.H39];[$marec.H39];[$april.H39];[$maj.H39];[$junij.H39];[$julij.H39];[$avgust.H39];[$september.H39];[$oktober.H39];[$november.H39];[$december.H39])" office:value-type="float" office:value="0" calcext:value-type="float">
            <text:p>0</text:p>
          </table:table-cell>
          <table:table-cell table:style-name="ce159" table:formula="of:=SUM([$januar.I39];[$februar.I39];[$marec.I39];[$april.I39];[$maj.I39];[$junij.I39];[$julij.I39];[$avgust.I39];[$september.I39];[$oktober.I39];[$november.I39];[$december.I39])" office:value-type="float" office:value="0" calcext:value-type="float">
            <text:p>0</text:p>
          </table:table-cell>
          <table:table-cell table:style-name="ce159" table:formula="of:=SUM([$januar.J39];[$februar.J39];[$marec.J39];[$april.J39];[$maj.J39];[$junij.J39];[$julij.J39];[$avgust.J39];[$september.J39];[$oktober.J39];[$november.J39];[$december.J39])" office:value-type="float" office:value="0" calcext:value-type="float">
            <text:p>0</text:p>
          </table:table-cell>
          <table:table-cell table:style-name="ce159" table:formula="of:=SUM([$januar.K39];[$februar.K39];[$marec.K39];[$april.K39];[$maj.K39];[$junij.K39];[$julij.K39];[$avgust.K39];[$september.K39];[$oktober.K39];[$november.K39];[$december.K39])" office:value-type="float" office:value="0" calcext:value-type="float">
            <text:p>0</text:p>
          </table:table-cell>
          <table:table-cell table:style-name="ce159" table:formula="of:=SUM([$maj.L39];[$junij.L39];[$julij.L39];[$avgust.L39];[$september.L39];[$oktober.L39];[$november.L39];[$december.L39])" office:value-type="float" office:value="0" calcext:value-type="float">
            <text:p>0</text:p>
          </table:table-cell>
          <table:table-cell table:style-name="ce1"/>
          <table:table-cell table:style-name="ce47" table:number-columns-repeated="7"/>
          <table:table-cell table:style-name="ce21" table:number-columns-repeated="2"/>
          <table:table-cell table:style-name="ce1"/>
          <table:table-cell table:style-name="ce21"/>
          <table:table-cell table:style-name="ce57" table:number-columns-repeated="1000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9" table:formula="of:=SUM([$januar.C40];[$februar.C40];[$marec.C40];[$april.C40];[$maj.C40];[$junij.C40];[$julij.C40];[$avgust.C40];[$september.C40];[$oktober.C40];[$november.C40];[$december.C40])" office:value-type="float" office:value="53" calcext:value-type="float">
            <text:p>53</text:p>
          </table:table-cell>
          <table:table-cell table:style-name="ce159" table:formula="of:=SUM([$januar.D40];[$februar.D40];[$marec.D40];[$april.D40];[$maj.D40];[$junij.D40];[$julij.D40];[$avgust.D40];[$september.D40];[$oktober.D40];[$november.D40];[$december.D40])" office:value-type="float" office:value="58" calcext:value-type="float">
            <text:p>58</text:p>
          </table:table-cell>
          <table:table-cell table:style-name="ce159" table:formula="of:=SUM([$januar.E40];[$februar.E40];[$marec.E40];[$april.E40];[$maj.E40];[$junij.E40];[$julij.E40];[$avgust.E40];[$september.E40];[$oktober.E40];[$november.E40];[$december.E40])" office:value-type="float" office:value="60" calcext:value-type="float">
            <text:p>60</text:p>
          </table:table-cell>
          <table:table-cell table:style-name="ce159" table:formula="of:=SUM([$januar.F40];[$februar.F40];[$marec.F40];[$april.F40];[$maj.F40];[$junij.F40];[$julij.F40];[$avgust.F40];[$september.F40];[$oktober.F40];[$november.F40];[$december.F40])" office:value-type="float" office:value="50" calcext:value-type="float">
            <text:p>50</text:p>
          </table:table-cell>
          <table:table-cell table:style-name="ce159" table:formula="of:=SUM([$maj.G40];[$junij.G40];[$julij.G40];[$avgust.G40];[$september.G40];[$oktober.G40];[$november.G40];[$december.G40])" office:value-type="float" office:value="42" calcext:value-type="float">
            <text:p>42</text:p>
          </table:table-cell>
          <table:table-cell table:style-name="ce159" table:formula="of:=SUM([$januar.H40];[$februar.H40];[$marec.H40];[$april.H40];[$maj.H40];[$junij.H40];[$julij.H40];[$avgust.H40];[$september.H40];[$oktober.H40];[$november.H40];[$december.H40])" office:value-type="float" office:value="60" calcext:value-type="float">
            <text:p>60</text:p>
          </table:table-cell>
          <table:table-cell table:style-name="ce159" table:formula="of:=SUM([$januar.I40];[$februar.I40];[$marec.I40];[$april.I40];[$maj.I40];[$junij.I40];[$julij.I40];[$avgust.I40];[$september.I40];[$oktober.I40];[$november.I40];[$december.I40])" office:value-type="float" office:value="57" calcext:value-type="float">
            <text:p>57</text:p>
          </table:table-cell>
          <table:table-cell table:style-name="ce159" table:formula="of:=SUM([$januar.J40];[$februar.J40];[$marec.J40];[$april.J40];[$maj.J40];[$junij.J40];[$julij.J40];[$avgust.J40];[$september.J40];[$oktober.J40];[$november.J40];[$december.J40])" office:value-type="float" office:value="50" calcext:value-type="float">
            <text:p>50</text:p>
          </table:table-cell>
          <table:table-cell table:style-name="ce159" table:formula="of:=SUM([$januar.K40];[$februar.K40];[$marec.K40];[$april.K40];[$maj.K40];[$junij.K40];[$julij.K40];[$avgust.K40];[$september.K40];[$oktober.K40];[$november.K40];[$december.K40])" office:value-type="float" office:value="46" calcext:value-type="float">
            <text:p>46</text:p>
          </table:table-cell>
          <table:table-cell table:style-name="ce159" table:formula="of:=SUM([$maj.L40];[$junij.L40];[$julij.L40];[$avgust.L40];[$september.L40];[$oktober.L40];[$november.L40];[$december.L40])" office:value-type="float" office:value="21" calcext:value-type="float">
            <text:p>21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9" table:formula="of:=SUM([$januar.C41];[$februar.C41];[$marec.C41];[$april.C41];[$maj.C41];[$junij.C41];[$julij.C41];[$avgust.C41];[$september.C41];[$oktober.C41];[$november.C41];[$december.C41])" office:value-type="float" office:value="12" calcext:value-type="float">
            <text:p>12</text:p>
          </table:table-cell>
          <table:table-cell table:style-name="ce159" table:formula="of:=SUM([$januar.D41];[$februar.D41];[$marec.D41];[$april.D41];[$maj.D41];[$junij.D41];[$julij.D41];[$avgust.D41];[$september.D41];[$oktober.D41];[$november.D41];[$december.D41])" office:value-type="float" office:value="22" calcext:value-type="float">
            <text:p>22</text:p>
          </table:table-cell>
          <table:table-cell table:style-name="ce159" table:formula="of:=SUM([$januar.E41];[$februar.E41];[$marec.E41];[$april.E41];[$maj.E41];[$junij.E41];[$julij.E41];[$avgust.E41];[$september.E41];[$oktober.E41];[$november.E41];[$december.E41])" office:value-type="float" office:value="15" calcext:value-type="float">
            <text:p>15</text:p>
          </table:table-cell>
          <table:table-cell table:style-name="ce159" table:formula="of:=SUM([$januar.F41];[$februar.F41];[$marec.F41];[$april.F41];[$maj.F41];[$junij.F41];[$julij.F41];[$avgust.F41];[$september.F41];[$oktober.F41];[$november.F41];[$december.F41])" office:value-type="float" office:value="8" calcext:value-type="float">
            <text:p>8</text:p>
          </table:table-cell>
          <table:table-cell table:style-name="ce159" table:formula="of:=SUM([$maj.G41];[$junij.G41];[$julij.G41];[$avgust.G41];[$september.G41];[$oktober.G41];[$november.G41];[$december.G41])" office:value-type="float" office:value="4" calcext:value-type="float">
            <text:p>4</text:p>
          </table:table-cell>
          <table:table-cell table:style-name="ce159" table:formula="of:=SUM([$januar.H41];[$februar.H41];[$marec.H41];[$april.H41];[$maj.H41];[$junij.H41];[$julij.H41];[$avgust.H41];[$september.H41];[$oktober.H41];[$november.H41];[$december.H41])" office:value-type="float" office:value="7" calcext:value-type="float">
            <text:p>7</text:p>
          </table:table-cell>
          <table:table-cell table:style-name="ce159" table:formula="of:=SUM([$januar.I41];[$februar.I41];[$marec.I41];[$april.I41];[$maj.I41];[$junij.I41];[$julij.I41];[$avgust.I41];[$september.I41];[$oktober.I41];[$november.I41];[$december.I41])" office:value-type="float" office:value="10" calcext:value-type="float">
            <text:p>10</text:p>
          </table:table-cell>
          <table:table-cell table:style-name="ce159" table:formula="of:=SUM([$januar.J41];[$februar.J41];[$marec.J41];[$april.J41];[$maj.J41];[$junij.J41];[$julij.J41];[$avgust.J41];[$september.J41];[$oktober.J41];[$november.J41];[$december.J41])" office:value-type="float" office:value="4" calcext:value-type="float">
            <text:p>4</text:p>
          </table:table-cell>
          <table:table-cell table:style-name="ce159" table:formula="of:=SUM([$januar.K41];[$februar.K41];[$marec.K41];[$april.K41];[$maj.K41];[$junij.K41];[$julij.K41];[$avgust.K41];[$september.K41];[$oktober.K41];[$november.K41];[$december.K41])" office:value-type="float" office:value="20" calcext:value-type="float">
            <text:p>20</text:p>
          </table:table-cell>
          <table:table-cell table:style-name="ce159" table:formula="of:=SUM([$maj.L41];[$junij.L41];[$julij.L41];[$avgust.L41];[$september.L41];[$oktober.L41];[$november.L41];[$december.L41])" office:value-type="float" office:value="0" calcext:value-type="float">
            <text:p>0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9" table:formula="of:=SUM([$januar.C42];[$februar.C42];[$marec.C42];[$april.C42];[$maj.C42];[$junij.C42];[$julij.C42];[$avgust.C42];[$september.C42];[$oktober.C42];[$november.C42];[$december.C42])" office:value-type="float" office:value="0" calcext:value-type="float">
            <text:p>0</text:p>
          </table:table-cell>
          <table:table-cell table:style-name="ce159" table:formula="of:=SUM([$januar.D42];[$februar.D42];[$marec.D42];[$april.D42];[$maj.D42];[$junij.D42];[$julij.D42];[$avgust.D42];[$september.D42];[$oktober.D42];[$november.D42];[$december.D42])" office:value-type="float" office:value="0" calcext:value-type="float">
            <text:p>0</text:p>
          </table:table-cell>
          <table:table-cell table:style-name="ce159" table:formula="of:=SUM([$januar.E42];[$februar.E42];[$marec.E42];[$april.E42];[$maj.E42];[$junij.E42];[$julij.E42];[$avgust.E42];[$september.E42];[$oktober.E42];[$november.E42];[$december.E42])" office:value-type="float" office:value="0" calcext:value-type="float">
            <text:p>0</text:p>
          </table:table-cell>
          <table:table-cell table:style-name="ce159" table:formula="of:=SUM([$januar.F42];[$februar.F42];[$marec.F42];[$april.F42];[$maj.F42];[$junij.F42];[$julij.F42];[$avgust.F42];[$september.F42];[$oktober.F42];[$november.F42];[$december.F42])" office:value-type="float" office:value="9" calcext:value-type="float">
            <text:p>9</text:p>
          </table:table-cell>
          <table:table-cell table:style-name="ce159" table:formula="of:=SUM([$maj.G42];[$junij.G42];[$julij.G42];[$avgust.G42];[$september.G42];[$oktober.G42];[$november.G42];[$december.G42])" office:value-type="float" office:value="5" calcext:value-type="float">
            <text:p>5</text:p>
          </table:table-cell>
          <table:table-cell table:style-name="ce159" table:formula="of:=SUM([$januar.H42];[$februar.H42];[$marec.H42];[$april.H42];[$maj.H42];[$junij.H42];[$julij.H42];[$avgust.H42];[$september.H42];[$oktober.H42];[$november.H42];[$december.H42])" office:value-type="float" office:value="0" calcext:value-type="float">
            <text:p>0</text:p>
          </table:table-cell>
          <table:table-cell table:style-name="ce159" table:formula="of:=SUM([$januar.I42];[$februar.I42];[$marec.I42];[$april.I42];[$maj.I42];[$junij.I42];[$julij.I42];[$avgust.I42];[$september.I42];[$oktober.I42];[$november.I42];[$december.I42])" office:value-type="float" office:value="3" calcext:value-type="float">
            <text:p>3</text:p>
          </table:table-cell>
          <table:table-cell table:style-name="ce159" table:formula="of:=SUM([$januar.J42];[$februar.J42];[$marec.J42];[$april.J42];[$maj.J42];[$junij.J42];[$julij.J42];[$avgust.J42];[$september.J42];[$oktober.J42];[$november.J42];[$december.J42])" office:value-type="float" office:value="0" calcext:value-type="float">
            <text:p>0</text:p>
          </table:table-cell>
          <table:table-cell table:style-name="ce159" table:formula="of:=SUM([$januar.K42];[$februar.K42];[$marec.K42];[$april.K42];[$maj.K42];[$junij.K42];[$julij.K42];[$avgust.K42];[$september.K42];[$oktober.K42];[$november.K42];[$december.K42])" office:value-type="float" office:value="0" calcext:value-type="float">
            <text:p>0</text:p>
          </table:table-cell>
          <table:table-cell table:style-name="ce159" table:formula="of:=SUM([$maj.L42];[$junij.L42];[$julij.L42];[$avgust.L42];[$september.L42];[$oktober.L42];[$november.L42];[$december.L42])" office:value-type="float" office:value="0" calcext:value-type="float">
            <text:p>0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9" table:formula="of:=SUM([$januar.C43];[$februar.C43];[$marec.C43];[$april.C43];[$maj.C43];[$junij.C43];[$julij.C43];[$avgust.C43];[$september.C43];[$oktober.C43];[$november.C43];[$december.C43])" office:value-type="float" office:value="30" calcext:value-type="float">
            <text:p>30</text:p>
          </table:table-cell>
          <table:table-cell table:style-name="ce159" table:formula="of:=SUM([$januar.D43];[$februar.D43];[$marec.D43];[$april.D43];[$maj.D43];[$junij.D43];[$julij.D43];[$avgust.D43];[$september.D43];[$oktober.D43];[$november.D43];[$december.D43])" office:value-type="float" office:value="30" calcext:value-type="float">
            <text:p>30</text:p>
          </table:table-cell>
          <table:table-cell table:style-name="ce159" table:formula="of:=SUM([$januar.E43];[$februar.E43];[$marec.E43];[$april.E43];[$maj.E43];[$junij.E43];[$julij.E43];[$avgust.E43];[$september.E43];[$oktober.E43];[$november.E43];[$december.E43])" office:value-type="float" office:value="37" calcext:value-type="float">
            <text:p>37</text:p>
          </table:table-cell>
          <table:table-cell table:style-name="ce159" table:formula="of:=SUM([$januar.F43];[$februar.F43];[$marec.F43];[$april.F43];[$maj.F43];[$junij.F43];[$julij.F43];[$avgust.F43];[$september.F43];[$oktober.F43];[$november.F43];[$december.F43])" office:value-type="float" office:value="33" calcext:value-type="float">
            <text:p>33</text:p>
          </table:table-cell>
          <table:table-cell table:style-name="ce159" table:formula="of:=SUM([$maj.G43];[$junij.G43];[$julij.G43];[$avgust.G43];[$september.G43];[$oktober.G43];[$november.G43];[$december.G43])" office:value-type="float" office:value="4" calcext:value-type="float">
            <text:p>4</text:p>
          </table:table-cell>
          <table:table-cell table:style-name="ce159" table:formula="of:=SUM([$januar.H43];[$februar.H43];[$marec.H43];[$april.H43];[$maj.H43];[$junij.H43];[$julij.H43];[$avgust.H43];[$september.H43];[$oktober.H43];[$november.H43];[$december.H43])" office:value-type="float" office:value="40" calcext:value-type="float">
            <text:p>40</text:p>
          </table:table-cell>
          <table:table-cell table:style-name="ce159" table:formula="of:=SUM([$januar.I43];[$februar.I43];[$marec.I43];[$april.I43];[$maj.I43];[$junij.I43];[$julij.I43];[$avgust.I43];[$september.I43];[$oktober.I43];[$november.I43];[$december.I43])" office:value-type="float" office:value="21" calcext:value-type="float">
            <text:p>21</text:p>
          </table:table-cell>
          <table:table-cell table:style-name="ce159" table:formula="of:=SUM([$januar.J43];[$februar.J43];[$marec.J43];[$april.J43];[$maj.J43];[$junij.J43];[$julij.J43];[$avgust.J43];[$september.J43];[$oktober.J43];[$november.J43];[$december.J43])" office:value-type="float" office:value="43" calcext:value-type="float">
            <text:p>43</text:p>
          </table:table-cell>
          <table:table-cell table:style-name="ce159" table:formula="of:=SUM([$januar.K43];[$februar.K43];[$marec.K43];[$april.K43];[$maj.K43];[$junij.K43];[$julij.K43];[$avgust.K43];[$september.K43];[$oktober.K43];[$november.K43];[$december.K43])" office:value-type="float" office:value="34" calcext:value-type="float">
            <text:p>34</text:p>
          </table:table-cell>
          <table:table-cell table:style-name="ce159" table:formula="of:=SUM([$maj.L43];[$junij.L43];[$julij.L43];[$avgust.L43];[$september.L43];[$oktober.L43];[$november.L43];[$december.L43])" office:value-type="float" office:value="16" calcext:value-type="float">
            <text:p>16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159" table:formula="of:=SUM([$januar.C44];[$februar.C44];[$marec.C44];[$april.C44];[$maj.C44];[$junij.C44];[$julij.C44];[$avgust.C44];[$september.C44];[$oktober.C44];[$november.C44];[$december.C44])" office:value-type="float" office:value="43" calcext:value-type="float">
            <text:p>43</text:p>
          </table:table-cell>
          <table:table-cell table:style-name="ce159" table:formula="of:=SUM([$januar.D44];[$februar.D44];[$marec.D44];[$april.D44];[$maj.D44];[$junij.D44];[$julij.D44];[$avgust.D44];[$september.D44];[$oktober.D44];[$november.D44];[$december.D44])" office:value-type="float" office:value="58" calcext:value-type="float">
            <text:p>58</text:p>
          </table:table-cell>
          <table:table-cell table:style-name="ce159" table:formula="of:=SUM([$januar.E44];[$februar.E44];[$marec.E44];[$april.E44];[$maj.E44];[$junij.E44];[$julij.E44];[$avgust.E44];[$september.E44];[$oktober.E44];[$november.E44];[$december.E44])" office:value-type="float" office:value="45" calcext:value-type="float">
            <text:p>45</text:p>
          </table:table-cell>
          <table:table-cell table:style-name="ce159" table:formula="of:=SUM([$januar.F44];[$februar.F44];[$marec.F44];[$april.F44];[$maj.F44];[$junij.F44];[$julij.F44];[$avgust.F44];[$september.F44];[$oktober.F44];[$november.F44];[$december.F44])" office:value-type="float" office:value="38" calcext:value-type="float">
            <text:p>38</text:p>
          </table:table-cell>
          <table:table-cell table:style-name="ce159" table:formula="of:=SUM([$maj.G44];[$junij.G44];[$julij.G44];[$avgust.G44];[$september.G44];[$oktober.G44];[$november.G44];[$december.G44])" office:value-type="float" office:value="0" calcext:value-type="float">
            <text:p>0</text:p>
          </table:table-cell>
          <table:table-cell table:style-name="ce159" table:formula="of:=SUM([$januar.H44];[$februar.H44];[$marec.H44];[$april.H44];[$maj.H44];[$junij.H44];[$julij.H44];[$avgust.H44];[$september.H44];[$oktober.H44];[$november.H44];[$december.H44])" office:value-type="float" office:value="39" calcext:value-type="float">
            <text:p>39</text:p>
          </table:table-cell>
          <table:table-cell table:style-name="ce159" table:formula="of:=SUM([$januar.I44];[$februar.I44];[$marec.I44];[$april.I44];[$maj.I44];[$junij.I44];[$julij.I44];[$avgust.I44];[$september.I44];[$oktober.I44];[$november.I44];[$december.I44])" office:value-type="float" office:value="43" calcext:value-type="float">
            <text:p>43</text:p>
          </table:table-cell>
          <table:table-cell table:style-name="ce159" table:formula="of:=SUM([$januar.J44];[$februar.J44];[$marec.J44];[$april.J44];[$maj.J44];[$junij.J44];[$julij.J44];[$avgust.J44];[$september.J44];[$oktober.J44];[$november.J44];[$december.J44])" office:value-type="float" office:value="23" calcext:value-type="float">
            <text:p>23</text:p>
          </table:table-cell>
          <table:table-cell table:style-name="ce159" table:formula="of:=SUM([$januar.K44];[$februar.K44];[$marec.K44];[$april.K44];[$maj.K44];[$junij.K44];[$julij.K44];[$avgust.K44];[$september.K44];[$oktober.K44];[$november.K44];[$december.K44])" office:value-type="float" office:value="46" calcext:value-type="float">
            <text:p>46</text:p>
          </table:table-cell>
          <table:table-cell table:style-name="ce159" table:formula="of:=SUM([$maj.L44];[$junij.L44];[$julij.L44];[$avgust.L44];[$september.L44];[$oktober.L44];[$november.L44];[$december.L44])" office:value-type="float" office:value="21" calcext:value-type="float">
            <text:p>21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8">
          <table:table-cell table:style-name="ce16"/>
          <table:table-cell table:style-name="ce5" office:value-type="string" calcext:value-type="string">
            <text:p>¶</text:p>
          </table:table-cell>
          <table:table-cell table:style-name="ce161" table:formula="of:=SUM([$januar.C45];[$februar.C45];[$marec.C45];[$april.C45];[$maj.C45];[$junij.C45];[$julij.C45];[$avgust.C45];[$september.C45];[$oktober.C45];[$november.C45];[$december.C45])" office:value-type="float" office:value="36" calcext:value-type="float">
            <text:p>36</text:p>
          </table:table-cell>
          <table:table-cell table:style-name="ce161" table:formula="of:=SUM([$januar.D45];[$februar.D45];[$marec.D45];[$april.D45];[$maj.D45];[$junij.D45];[$julij.D45];[$avgust.D45];[$september.D45];[$oktober.D45];[$november.D45];[$december.D45])" office:value-type="float" office:value="30" calcext:value-type="float">
            <text:p>30</text:p>
          </table:table-cell>
          <table:table-cell table:style-name="ce161" table:formula="of:=SUM([$januar.E45];[$februar.E45];[$marec.E45];[$april.E45];[$maj.E45];[$junij.E45];[$julij.E45];[$avgust.E45];[$september.E45];[$oktober.E45];[$november.E45];[$december.E45])" office:value-type="float" office:value="38" calcext:value-type="float">
            <text:p>38</text:p>
          </table:table-cell>
          <table:table-cell table:style-name="ce161" table:formula="of:=SUM([$januar.F45];[$februar.F45];[$marec.F45];[$april.F45];[$maj.F45];[$junij.F45];[$julij.F45];[$avgust.F45];[$september.F45];[$oktober.F45];[$november.F45];[$december.F45])" office:value-type="float" office:value="31" calcext:value-type="float">
            <text:p>31</text:p>
          </table:table-cell>
          <table:table-cell table:style-name="ce159" table:formula="of:=SUM([$maj.G45];[$junij.G45];[$julij.G45];[$avgust.G45];[$september.G45];[$oktober.G45];[$november.G45];[$december.G45])" office:value-type="float" office:value="8" calcext:value-type="float">
            <text:p>8</text:p>
          </table:table-cell>
          <table:table-cell table:style-name="ce161" table:formula="of:=SUM([$januar.H45];[$februar.H45];[$marec.H45];[$april.H45];[$maj.H45];[$junij.H45];[$julij.H45];[$avgust.H45];[$september.H45];[$oktober.H45];[$november.H45];[$december.H45])" office:value-type="float" office:value="34" calcext:value-type="float">
            <text:p>34</text:p>
          </table:table-cell>
          <table:table-cell table:style-name="ce161" table:formula="of:=SUM([$januar.I45];[$februar.I45];[$marec.I45];[$april.I45];[$maj.I45];[$junij.I45];[$julij.I45];[$avgust.I45];[$september.I45];[$oktober.I45];[$november.I45];[$december.I45])" office:value-type="float" office:value="34" calcext:value-type="float">
            <text:p>34</text:p>
          </table:table-cell>
          <table:table-cell table:style-name="ce161" table:formula="of:=SUM([$januar.J45];[$februar.J45];[$marec.J45];[$april.J45];[$maj.J45];[$junij.J45];[$julij.J45];[$avgust.J45];[$september.J45];[$oktober.J45];[$november.J45];[$december.J45])" office:value-type="float" office:value="41" calcext:value-type="float">
            <text:p>41</text:p>
          </table:table-cell>
          <table:table-cell table:style-name="ce161" table:formula="of:=SUM([$januar.K45];[$februar.K45];[$marec.K45];[$april.K45];[$maj.K45];[$junij.K45];[$julij.K45];[$avgust.K45];[$september.K45];[$oktober.K45];[$november.K45];[$december.K45])" office:value-type="float" office:value="30" calcext:value-type="float">
            <text:p>30</text:p>
          </table:table-cell>
          <table:table-cell table:style-name="ce161" table:formula="of:=SUM([$maj.L45];[$junij.L45];[$julij.L45];[$avgust.L45];[$september.L45];[$oktober.L45];[$november.L45];[$december.L45])" office:value-type="float" office:value="10" calcext:value-type="float">
            <text:p>10</text:p>
          </table:table-cell>
          <table:table-cell table:style-name="ce16" table:number-columns-repeated="245"/>
          <table:table-cell table:number-columns-repeated="767"/>
        </table:table-row>
        <table:table-row table:style-name="ro8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1" table:formula="of:=SUM([$januar.C46];[$februar.C46];[$marec.C46];[$april.C46];[$maj.C46];[$junij.C46];[$julij.C46];[$avgust.C46];[$september.C46];[$oktober.C46];[$november.C46];[$december.C46])" office:value-type="float" office:value="12" calcext:value-type="float">
            <text:p>12</text:p>
          </table:table-cell>
          <table:table-cell table:style-name="ce161" table:formula="of:=SUM([$januar.D46];[$februar.D46];[$marec.D46];[$april.D46];[$maj.D46];[$junij.D46];[$julij.D46];[$avgust.D46];[$september.D46];[$oktober.D46];[$november.D46];[$december.D46])" office:value-type="float" office:value="11" calcext:value-type="float">
            <text:p>11</text:p>
          </table:table-cell>
          <table:table-cell table:style-name="ce161" table:formula="of:=SUM([$januar.E46];[$februar.E46];[$marec.E46];[$april.E46];[$maj.E46];[$junij.E46];[$julij.E46];[$avgust.E46];[$september.E46];[$oktober.E46];[$november.E46];[$december.E46])" office:value-type="float" office:value="14" calcext:value-type="float">
            <text:p>14</text:p>
          </table:table-cell>
          <table:table-cell table:style-name="ce161" table:formula="of:=SUM([$januar.F46];[$februar.F46];[$marec.F46];[$april.F46];[$maj.F46];[$junij.F46];[$julij.F46];[$avgust.F46];[$september.F46];[$oktober.F46];[$november.F46];[$december.F46])" office:value-type="float" office:value="19" calcext:value-type="float">
            <text:p>19</text:p>
          </table:table-cell>
          <table:table-cell table:style-name="ce161" table:formula="of:=SUM([$januar.G46];[$februar.G46];[$marec.G46];[$april.G46];[$maj.G46];[$junij.G46];[$julij.G46];[$avgust.G46];[$september.G46];[$oktober.G46];[$november.G46];[$december.G46])" office:value-type="float" office:value="29" calcext:value-type="float">
            <text:p>29</text:p>
          </table:table-cell>
          <table:table-cell table:style-name="ce161" table:formula="of:=SUM([$januar.H46];[$februar.H46];[$marec.H46];[$april.H46];[$maj.H46];[$junij.H46];[$julij.H46];[$avgust.H46];[$september.H46];[$oktober.H46];[$november.H46];[$december.H46])" office:value-type="float" office:value="17" calcext:value-type="float">
            <text:p>17</text:p>
          </table:table-cell>
          <table:table-cell table:style-name="ce161" table:formula="of:=SUM([$januar.I46];[$februar.I46];[$marec.I46];[$april.I46];[$maj.I46];[$junij.I46];[$julij.I46];[$avgust.I46];[$september.I46];[$oktober.I46];[$november.I46];[$december.I46])" office:value-type="float" office:value="18" calcext:value-type="float">
            <text:p>18</text:p>
          </table:table-cell>
          <table:table-cell table:style-name="ce161" table:formula="of:=SUM([$januar.J46];[$februar.J46];[$marec.J46];[$april.J46];[$maj.J46];[$junij.J46];[$julij.J46];[$avgust.J46];[$september.J46];[$oktober.J46];[$november.J46];[$december.J46])" office:value-type="float" office:value="15" calcext:value-type="float">
            <text:p>15</text:p>
          </table:table-cell>
          <table:table-cell table:style-name="ce161" table:formula="of:=SUM([$januar.K46];[$februar.K46];[$marec.K46];[$april.K46];[$maj.K46];[$junij.K46];[$julij.K46];[$avgust.K46];[$september.K46];[$oktober.K46];[$november.K46];[$december.K46])" office:value-type="float" office:value="10" calcext:value-type="float">
            <text:p>10</text:p>
          </table:table-cell>
          <table:table-cell table:style-name="ce161" table:formula="of:=SUM([$maj.L46];[$junij.L46];[$julij.L46];[$avgust.L46];[$september.L46];[$oktober.L46];[$november.L46];[$december.L46])" office:value-type="float" office:value="7" calcext:value-type="float">
            <text:p>7</text:p>
          </table:table-cell>
          <table:table-cell table:style-name="ce16" table:number-columns-repeated="245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6"/>
          <table:table-cell table:style-name="ce29" office:value-type="string" calcext:value-type="string">
            <text:p>KNE</text:p>
          </table:table-cell>
          <table:table-cell table:style-name="ce16" table:number-columns-repeated="250"/>
          <table:table-cell table:number-columns-repeated="767"/>
        </table:table-row>
        <table:table-row table:style-name="ro3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16" table:number-columns-repeated="4"/>
          <table:table-cell table:style-name="ce159" table:formula="of:=SUM([$januar.G35];[$februar.G35];[$marec.G35];[$april.G35])" office:value-type="float" office:value="2" calcext:value-type="float">
            <text:p>2</text:p>
          </table:table-cell>
          <table:table-cell table:style-name="ce16" table:number-columns-repeated="250"/>
          <table:table-cell table:number-columns-repeated="767"/>
        </table:table-row>
        <table:table-row table:style-name="ro3">
          <table:table-cell table:style-name="ce16"/>
          <table:table-cell table:style-name="ce7" office:value-type="string" calcext:value-type="string">
            <text:p>☻</text:p>
          </table:table-cell>
          <table:table-cell table:style-name="ce16" table:number-columns-repeated="4"/>
          <table:table-cell table:style-name="ce159" table:formula="of:=SUM([$januar.G36];[$februar.G36];[$marec.G36];[$april.G36])" office:value-type="float" office:value="9" calcext:value-type="float">
            <text:p>9</text:p>
          </table:table-cell>
          <table:table-cell table:style-name="ce16" table:number-columns-repeated="250"/>
          <table:table-cell table:number-columns-repeated="767"/>
        </table:table-row>
        <table:table-row table:style-name="ro3">
          <table:table-cell table:style-name="ce16"/>
          <table:table-cell table:style-name="ce7" office:value-type="string" calcext:value-type="string">
            <text:p>Σ</text:p>
          </table:table-cell>
          <table:table-cell table:style-name="ce16" table:number-columns-repeated="4"/>
          <table:table-cell table:style-name="ce159" table:formula="of:=SUM([$januar.G37];[$februar.G37];[$marec.G37];[$april.G37])" office:value-type="float" office:value="11" calcext:value-type="float">
            <text:p>11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157" office:value-type="string" calcext:value-type="string">
            <text:p>KVIT</text:p>
          </table:table-cell>
          <table:table-cell table:style-name="ce16" table:number-columns-repeated="4"/>
          <table:table-cell table:style-name="ce159" table:formula="of:=SUM([$januar.G38];[$februar.G38];[$marec.G38];[$april.G38])" office:value-type="float" office:value="7" calcext:value-type="float">
            <text:p>7</text:p>
          </table:table-cell>
          <table:table-cell table:style-name="ce16" table:number-columns-repeated="250"/>
          <table:table-cell table:number-columns-repeated="767"/>
        </table:table-row>
        <table:table-row table:style-name="ro8">
          <table:table-cell table:style-name="ce16"/>
          <table:table-cell table:style-name="ce27" office:value-type="string" calcext:value-type="string">
            <text:p>$</text:p>
          </table:table-cell>
          <table:table-cell table:style-name="ce16" table:number-columns-repeated="4"/>
          <table:table-cell table:style-name="ce159" table:formula="of:=SUM([$januar.G39];[$februar.G39];[$marec.G39];[$april.G39])" office:value-type="float" office:value="0" calcext:value-type="float">
            <text:p>0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4"/>
          <table:table-cell table:style-name="ce159" table:formula="of:=SUM([$januar.G40];[$februar.G40];[$marec.G40];[$april.G40])" office:value-type="float" office:value="36" calcext:value-type="float">
            <text:p>36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4"/>
          <table:table-cell table:style-name="ce159" table:formula="of:=SUM([$januar.G41];[$februar.G41];[$marec.G41];[$april.G41])" office:value-type="float" office:value="0" calcext:value-type="float">
            <text:p>0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4"/>
          <table:table-cell table:style-name="ce159" table:formula="of:=SUM([$januar.G42];[$februar.G42];[$marec.G42];[$april.G42])" office:value-type="float" office:value="0" calcext:value-type="float">
            <text:p>0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4"/>
          <table:table-cell table:style-name="ce159" table:formula="of:=SUM([$januar.G43];[$februar.G43];[$marec.G43];[$april.G43])" office:value-type="float" office:value="6" calcext:value-type="float">
            <text:p>6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16" table:number-columns-repeated="4"/>
          <table:table-cell table:style-name="ce159" table:formula="of:=SUM([$januar.G44];[$februar.G44];[$marec.G44];[$april.G44])" office:value-type="float" office:value="9" calcext:value-type="float">
            <text:p>9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6" table:number-columns-repeated="4"/>
          <table:table-cell table:style-name="ce159" table:formula="of:=SUM([$januar.G45];[$februar.G45];[$marec.G45];[$april.G45])" office:value-type="float" office:value="12" calcext:value-type="float">
            <text:p>12</text:p>
          </table:table-cell>
          <table:table-cell table:style-name="ce16" table:number-columns-repeated="250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4"/>
          <table:table-cell table:style-name="ce159" table:formula="of:=SUM([$januar.G46];[$februar.G46];[$marec.G46];[$april.G46])" office:value-type="float" office:value="2" calcext:value-type="float">
            <text:p>2</text:p>
          </table:table-cell>
          <table:table-cell table:style-name="ce16" table:number-columns-repeated="250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99">
          <table:table-cell table:style-name="ce16" table:number-columns-repeated="257"/>
          <table:table-cell table:number-columns-repeated="767"/>
        </table:table-row>
        <table:table-row table:style-name="ro2" table:number-rows-repeated="64505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ConditionalStyle_5f_29" style:display-name="ConditionalStyle_2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0" style:display-name="ConditionalStyle_3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1" style:display-name="ConditionalStyle_3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7" style:display-name="ConditionalStyle_3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9" style:display-name="ConditionalStyle_3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41" style:display-name="ConditionalStyle_4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" style:display-name="ConditionalStyle_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" style:display-name="ConditionalStyle_1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2" style:display-name="ConditionalStyle_10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3" style:display-name="ConditionalStyle_10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19" style:display-name="ConditionalStyle_11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0" style:display-name="ConditionalStyle_12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1" style:display-name="ConditionalStyle_12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2" style:display-name="ConditionalStyle_12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23" style:display-name="ConditionalStyle_123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24" style:display-name="ConditionalStyle_12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25" style:display-name="ConditionalStyle_125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26" style:display-name="ConditionalStyle_12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7" style:display-name="ConditionalStyle_127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83" style:display-name="ConditionalStyle_8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4" style:display-name="ConditionalStyle_8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5" style:display-name="ConditionalStyle_8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5" style:display-name="ConditionalStyle_4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46" style:display-name="ConditionalStyle_4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48" style:display-name="ConditionalStyle_4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9" style:display-name="ConditionalStyle_4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1" style:display-name="ConditionalStyle_5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4" style:display-name="ConditionalStyle_5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55" style:display-name="ConditionalStyle_5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57" style:display-name="ConditionalStyle_5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8" style:display-name="ConditionalStyle_58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1" style:display-name="ConditionalStyle_11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2" style:display-name="ConditionalStyle_11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15" style:display-name="ConditionalStyle_11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16" style:display-name="ConditionalStyle_116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17" style:display-name="ConditionalStyle_11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8" style:display-name="ConditionalStyle_118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5" style:display-name="ConditionalStyle_1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6" style:display-name="ConditionalStyle_1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3" style:display-name="ConditionalStyle_9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4" style:display-name="ConditionalStyle_9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59" style:display-name="ConditionalStyle_5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2" style:display-name="ConditionalStyle_6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6" style:display-name="ConditionalStyle_6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9" style:display-name="ConditionalStyle_69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72" style:display-name="ConditionalStyle_7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3" style:display-name="ConditionalStyle_7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4" style:display-name="ConditionalStyle_7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5" style:display-name="ConditionalStyle_7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6" style:display-name="ConditionalStyle_7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7" style:display-name="ConditionalStyle_7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0" style:display-name="ConditionalStyle_80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81" style:display-name="ConditionalStyle_8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28" style:display-name="ConditionalStyle_128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9" style:display-name="ConditionalStyle_12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30" style:display-name="ConditionalStyle_13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1" style:display-name="ConditionalStyle_13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32" style:display-name="ConditionalStyle_132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34" style:display-name="ConditionalStyle_134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rec" style:display-name="PageStyle_marec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08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er" style:display-name="PageStyle_septembe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1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3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2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3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>
        <style:region-left>
          <text:p><text:span text:style-name="MT2">Zadnja sprememba</text:span></text:p>
        </style:region-left>
        <style:region-center>
          <text:p><text:span text:style-name="MT2"><text:date style:data-style-name="N2" text:date-value="2022-03-21">00.00.0000</text:date></text:span><text:span text:style-name="MT2"><text:s text:c="3"/></text:span><text:span text:style-name="MT2"><text:time style:data-style-name="N2" text:time-value="19:01:40.14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uar" style:display-name="PageStyle_januar" style:page-layout-name="Mpm3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4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ktober" style:display-name="PageStyle_oktober" style:page-layout-name="Mpm3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57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2"/></text:span><text:span text:style-name="MT1"><text:time style:data-style-name="N2" text:time-value="19:01:40.16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77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zorci_20_vnosov" style:display-name="PageStyle_Vzorci vnosov" style:page-layout-name="Mpm4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187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j" style:display-name="PageStyle_junij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202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j" style:display-name="PageStyle_maj" style:page-layout-name="Mpm3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202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er" style:display-name="PageStyle_decembe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1:40.400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Stran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cs-CZ</dc:language>
    <dc:creator>Maja Šoštarič</dc:creator>
    <dc:date>2010-12-20T20:35:27</dc:date>
    <meta:editing-cycles>270</meta:editing-cycles>
    <meta:editing-duration>P2DT14H8M</meta:editing-duration>
    <meta:generator>LibreOffice/7.2.5.2$Windows_X86_64 LibreOffice_project/499f9727c189e6ef3471021d6132d4c694f357e5</meta:generator>
    <meta:document-statistic meta:table-count="14" meta:cell-count="10511" meta:object-count="0"/>
    <meta:user-defined meta:name="AppVersion">15.0000</meta:user-defined>
  </office:meta>
</office:document-meta>
</file>